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Object 20/meta.xml" manifest:media-type="text/xml"/>
  <manifest:file-entry manifest:full-path="Object 20/content.xml" manifest:media-type="text/xml"/>
  <manifest:file-entry manifest:full-path="Object 20/styles.xml" manifest:media-type="text/xml"/>
  <manifest:file-entry manifest:full-path="Object 20/" manifest:media-type="application/vnd.oasis.opendocument.chart"/>
  <manifest:file-entry manifest:full-path="Object 21/meta.xml" manifest:media-type="text/xml"/>
  <manifest:file-entry manifest:full-path="Object 21/content.xml" manifest:media-type="text/xml"/>
  <manifest:file-entry manifest:full-path="Object 21/styles.xml" manifest:media-type="text/xml"/>
  <manifest:file-entry manifest:full-path="Object 21/" manifest:media-type="application/vnd.oasis.opendocument.chart"/>
  <manifest:file-entry manifest:full-path="Object 22/meta.xml" manifest:media-type="text/xml"/>
  <manifest:file-entry manifest:full-path="Object 22/content.xml" manifest:media-type="text/xml"/>
  <manifest:file-entry manifest:full-path="Object 22/styles.xml" manifest:media-type="text/xml"/>
  <manifest:file-entry manifest:full-path="Object 22/" manifest:media-type="application/vnd.oasis.opendocument.chart"/>
  <manifest:file-entry manifest:full-path="content.xml" manifest:media-type="text/xml"/>
  <manifest:file-entry manifest:full-path="Object 23/meta.xml" manifest:media-type="text/xml"/>
  <manifest:file-entry manifest:full-path="Object 23/content.xml" manifest:media-type="text/xml"/>
  <manifest:file-entry manifest:full-path="Object 23/styles.xml" manifest:media-type="text/xml"/>
  <manifest:file-entry manifest:full-path="Object 23/" manifest:media-type="application/vnd.oasis.opendocument.chart"/>
  <manifest:file-entry manifest:full-path="Object 24/meta.xml" manifest:media-type="text/xml"/>
  <manifest:file-entry manifest:full-path="Object 24/content.xml" manifest:media-type="text/xml"/>
  <manifest:file-entry manifest:full-path="Object 24/styles.xml" manifest:media-type="text/xml"/>
  <manifest:file-entry manifest:full-path="Object 24/" manifest:media-type="application/vnd.oasis.opendocument.chart"/>
  <manifest:file-entry manifest:full-path="Object 25/meta.xml" manifest:media-type="text/xml"/>
  <manifest:file-entry manifest:full-path="Object 25/content.xml" manifest:media-type="text/xml"/>
  <manifest:file-entry manifest:full-path="Object 25/styles.xml" manifest:media-type="text/xml"/>
  <manifest:file-entry manifest:full-path="Object 25/" manifest:media-type="application/vnd.oasis.opendocument.chart"/>
  <manifest:file-entry manifest:full-path="Object 26/meta.xml" manifest:media-type="text/xml"/>
  <manifest:file-entry manifest:full-path="Object 26/content.xml" manifest:media-type="text/xml"/>
  <manifest:file-entry manifest:full-path="Object 26/styles.xml" manifest:media-type="text/xml"/>
  <manifest:file-entry manifest:full-path="Object 26/" manifest:media-type="application/vnd.oasis.opendocument.chart"/>
  <manifest:file-entry manifest:full-path="Thumbnails/thumbnail.png" manifest:media-type="image/png"/>
  <manifest:file-entry manifest:full-path="Object 27/meta.xml" manifest:media-type="text/xml"/>
  <manifest:file-entry manifest:full-path="Object 27/content.xml" manifest:media-type="text/xml"/>
  <manifest:file-entry manifest:full-path="Object 27/styles.xml" manifest:media-type="text/xml"/>
  <manifest:file-entry manifest:full-path="Object 27/" manifest:media-type="application/vnd.oasis.opendocument.chart"/>
  <manifest:file-entry manifest:full-path="Object 28/meta.xml" manifest:media-type="text/xml"/>
  <manifest:file-entry manifest:full-path="Object 28/content.xml" manifest:media-type="text/xml"/>
  <manifest:file-entry manifest:full-path="Object 28/styles.xml" manifest:media-type="text/xml"/>
  <manifest:file-entry manifest:full-path="Object 28/" manifest:media-type="application/vnd.oasis.opendocument.chart"/>
  <manifest:file-entry manifest:full-path="Object 29/meta.xml" manifest:media-type="text/xml"/>
  <manifest:file-entry manifest:full-path="Object 29/content.xml" manifest:media-type="text/xml"/>
  <manifest:file-entry manifest:full-path="Object 29/styles.xml" manifest:media-type="text/xml"/>
  <manifest:file-entry manifest:full-path="Object 29/" manifest:media-type="application/vnd.oasis.opendocument.chart"/>
  <manifest:file-entry manifest:full-path="styles.xml" manifest:media-type="text/xml"/>
  <manifest:file-entry manifest:full-path="ObjectReplacements/Object 20"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32" manifest:media-type="application/x-openoffice-gdimetafile;windows_formatname=&quot;GDIMetaFile&quot;"/>
  <manifest:file-entry manifest:full-path="Object 1/meta.xml" manifest:media-type="text/xml"/>
  <manifest:file-entry manifest:full-path="Object 1/content.xml" manifest:media-type="text/xml"/>
  <manifest:file-entry manifest:full-path="Object 1/styles.xml" manifest:media-type="text/xml"/>
  <manifest:file-entry manifest:full-path="Object 1/" manifest:media-type="application/vnd.oasis.opendocument.chart"/>
  <manifest:file-entry manifest:full-path="Object 2/meta.xml" manifest:media-type="text/xml"/>
  <manifest:file-entry manifest:full-path="Object 2/content.xml" manifest:media-type="text/xml"/>
  <manifest:file-entry manifest:full-path="Object 2/styles.xml" manifest:media-type="text/xml"/>
  <manifest:file-entry manifest:full-path="Object 2/" manifest:media-type="application/vnd.oasis.opendocument.chart"/>
  <manifest:file-entry manifest:full-path="Object 10/meta.xml" manifest:media-type="text/xml"/>
  <manifest:file-entry manifest:full-path="Object 10/content.xml" manifest:media-type="text/xml"/>
  <manifest:file-entry manifest:full-path="Object 10/styles.xml" manifest:media-type="text/xml"/>
  <manifest:file-entry manifest:full-path="Object 10/" manifest:media-type="application/vnd.oasis.opendocument.chart"/>
  <manifest:file-entry manifest:full-path="Object 3/meta.xml" manifest:media-type="text/xml"/>
  <manifest:file-entry manifest:full-path="Object 3/content.xml" manifest:media-type="text/xml"/>
  <manifest:file-entry manifest:full-path="Object 3/styles.xml" manifest:media-type="text/xml"/>
  <manifest:file-entry manifest:full-path="Object 3/" manifest:media-type="application/vnd.oasis.opendocument.chart"/>
  <manifest:file-entry manifest:full-path="Object 11/meta.xml" manifest:media-type="text/xml"/>
  <manifest:file-entry manifest:full-path="Object 11/content.xml" manifest:media-type="text/xml"/>
  <manifest:file-entry manifest:full-path="Object 11/styles.xml" manifest:media-type="text/xml"/>
  <manifest:file-entry manifest:full-path="Object 11/" manifest:media-type="application/vnd.oasis.opendocument.chart"/>
  <manifest:file-entry manifest:full-path="Object 4/meta.xml" manifest:media-type="text/xml"/>
  <manifest:file-entry manifest:full-path="Object 4/content.xml" manifest:media-type="text/xml"/>
  <manifest:file-entry manifest:full-path="Object 4/styles.xml" manifest:media-type="text/xml"/>
  <manifest:file-entry manifest:full-path="Object 4/" manifest:media-type="application/vnd.oasis.opendocument.chart"/>
  <manifest:file-entry manifest:full-path="Object 12/meta.xml" manifest:media-type="text/xml"/>
  <manifest:file-entry manifest:full-path="Object 12/content.xml" manifest:media-type="text/xml"/>
  <manifest:file-entry manifest:full-path="Object 12/styles.xml" manifest:media-type="text/xml"/>
  <manifest:file-entry manifest:full-path="Object 12/" manifest:media-type="application/vnd.oasis.opendocument.chart"/>
  <manifest:file-entry manifest:full-path="Object 5/meta.xml" manifest:media-type="text/xml"/>
  <manifest:file-entry manifest:full-path="Object 5/content.xml" manifest:media-type="text/xml"/>
  <manifest:file-entry manifest:full-path="Object 5/styles.xml" manifest:media-type="text/xml"/>
  <manifest:file-entry manifest:full-path="Object 5/" manifest:media-type="application/vnd.oasis.opendocument.chart"/>
  <manifest:file-entry manifest:full-path="Object 13/meta.xml" manifest:media-type="text/xml"/>
  <manifest:file-entry manifest:full-path="Object 13/content.xml" manifest:media-type="text/xml"/>
  <manifest:file-entry manifest:full-path="Object 13/styles.xml" manifest:media-type="text/xml"/>
  <manifest:file-entry manifest:full-path="Object 13/" manifest:media-type="application/vnd.oasis.opendocument.chart"/>
  <manifest:file-entry manifest:full-path="Object 6/meta.xml" manifest:media-type="text/xml"/>
  <manifest:file-entry manifest:full-path="Object 6/content.xml" manifest:media-type="text/xml"/>
  <manifest:file-entry manifest:full-path="Object 6/styles.xml" manifest:media-type="text/xml"/>
  <manifest:file-entry manifest:full-path="Object 6/" manifest:media-type="application/vnd.oasis.opendocument.chart"/>
  <manifest:file-entry manifest:full-path="Object 14/meta.xml" manifest:media-type="text/xml"/>
  <manifest:file-entry manifest:full-path="Object 14/content.xml" manifest:media-type="text/xml"/>
  <manifest:file-entry manifest:full-path="Object 14/styles.xml" manifest:media-type="text/xml"/>
  <manifest:file-entry manifest:full-path="Object 14/" manifest:media-type="application/vnd.oasis.opendocument.chart"/>
  <manifest:file-entry manifest:full-path="Object 7/meta.xml" manifest:media-type="text/xml"/>
  <manifest:file-entry manifest:full-path="Object 7/content.xml" manifest:media-type="text/xml"/>
  <manifest:file-entry manifest:full-path="Object 7/styles.xml" manifest:media-type="text/xml"/>
  <manifest:file-entry manifest:full-path="Object 7/" manifest:media-type="application/vnd.oasis.opendocument.chart"/>
  <manifest:file-entry manifest:full-path="Object 15/meta.xml" manifest:media-type="text/xml"/>
  <manifest:file-entry manifest:full-path="Object 15/content.xml" manifest:media-type="text/xml"/>
  <manifest:file-entry manifest:full-path="Object 15/styles.xml" manifest:media-type="text/xml"/>
  <manifest:file-entry manifest:full-path="Object 15/" manifest:media-type="application/vnd.oasis.opendocument.chart"/>
  <manifest:file-entry manifest:full-path="Object 8/meta.xml" manifest:media-type="text/xml"/>
  <manifest:file-entry manifest:full-path="Object 8/content.xml" manifest:media-type="text/xml"/>
  <manifest:file-entry manifest:full-path="Object 8/styles.xml" manifest:media-type="text/xml"/>
  <manifest:file-entry manifest:full-path="Object 8/" manifest:media-type="application/vnd.oasis.opendocument.chart"/>
  <manifest:file-entry manifest:full-path="Object 16/meta.xml" manifest:media-type="text/xml"/>
  <manifest:file-entry manifest:full-path="Object 16/content.xml" manifest:media-type="text/xml"/>
  <manifest:file-entry manifest:full-path="Object 16/styles.xml" manifest:media-type="text/xml"/>
  <manifest:file-entry manifest:full-path="Object 16/" manifest:media-type="application/vnd.oasis.opendocument.chart"/>
  <manifest:file-entry manifest:full-path="Object 9/meta.xml" manifest:media-type="text/xml"/>
  <manifest:file-entry manifest:full-path="Object 9/content.xml" manifest:media-type="text/xml"/>
  <manifest:file-entry manifest:full-path="Object 9/styles.xml" manifest:media-type="text/xml"/>
  <manifest:file-entry manifest:full-path="Object 9/" manifest:media-type="application/vnd.oasis.opendocument.chart"/>
  <manifest:file-entry manifest:full-path="Object 17/meta.xml" manifest:media-type="text/xml"/>
  <manifest:file-entry manifest:full-path="Object 17/content.xml" manifest:media-type="text/xml"/>
  <manifest:file-entry manifest:full-path="Object 17/styles.xml" manifest:media-type="text/xml"/>
  <manifest:file-entry manifest:full-path="Object 17/" manifest:media-type="application/vnd.oasis.opendocument.chart"/>
  <manifest:file-entry manifest:full-path="Object 18/meta.xml" manifest:media-type="text/xml"/>
  <manifest:file-entry manifest:full-path="Object 18/content.xml" manifest:media-type="text/xml"/>
  <manifest:file-entry manifest:full-path="Object 18/styles.xml" manifest:media-type="text/xml"/>
  <manifest:file-entry manifest:full-path="Object 18/" manifest:media-type="application/vnd.oasis.opendocument.chart"/>
  <manifest:file-entry manifest:full-path="Object 19/meta.xml" manifest:media-type="text/xml"/>
  <manifest:file-entry manifest:full-path="Object 19/content.xml" manifest:media-type="text/xml"/>
  <manifest:file-entry manifest:full-path="Object 19/styles.xml" manifest:media-type="text/xml"/>
  <manifest:file-entry manifest:full-path="Object 19/" manifest:media-type="application/vnd.oasis.opendocument.chart"/>
  <manifest:file-entry manifest:full-path="Object 30/meta.xml" manifest:media-type="text/xml"/>
  <manifest:file-entry manifest:full-path="Object 30/content.xml" manifest:media-type="text/xml"/>
  <manifest:file-entry manifest:full-path="Object 30/styles.xml" manifest:media-type="text/xml"/>
  <manifest:file-entry manifest:full-path="Object 30/" manifest:media-type="application/vnd.oasis.opendocument.chart"/>
  <manifest:file-entry manifest:full-path="Object 31/meta.xml" manifest:media-type="text/xml"/>
  <manifest:file-entry manifest:full-path="Object 31/content.xml" manifest:media-type="text/xml"/>
  <manifest:file-entry manifest:full-path="Object 31/styles.xml" manifest:media-type="text/xml"/>
  <manifest:file-entry manifest:full-path="Object 31/" manifest:media-type="application/vnd.oasis.opendocument.chart"/>
  <manifest:file-entry manifest:full-path="Object 32/meta.xml" manifest:media-type="text/xml"/>
  <manifest:file-entry manifest:full-path="Object 32/content.xml" manifest:media-type="text/xml"/>
  <manifest:file-entry manifest:full-path="Object 32/styles.xml" manifest:media-type="text/xml"/>
  <manifest:file-entry manifest:full-path="Object 32/" manifest:media-type="application/vnd.oasis.opendocument.chart"/>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ymbol" svg:font-family="Symbol" style:font-adornments="Regular" style:font-charset="x-symbol"/>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1.3862in"/>
    </style:style>
    <style:style style:name="co2" style:family="table-column">
      <style:table-column-properties fo:break-before="auto" style:column-width="0.9362in"/>
    </style:style>
    <style:style style:name="co3" style:family="table-column">
      <style:table-column-properties fo:break-before="auto" style:column-width="2.0083in"/>
    </style:style>
    <style:style style:name="co4" style:family="table-column">
      <style:table-column-properties fo:break-before="auto" style:column-width="3.3909in"/>
    </style:style>
    <style:style style:name="co5" style:family="table-column">
      <style:table-column-properties fo:break-before="auto" style:column-width="0.1957in"/>
    </style:style>
    <style:style style:name="co6" style:family="table-column">
      <style:table-column-properties fo:break-before="auto" style:column-width="2.7909in"/>
    </style:style>
    <style:style style:name="co7" style:family="table-column">
      <style:table-column-properties fo:break-before="auto" style:column-width="0.4319in"/>
    </style:style>
    <style:style style:name="co8" style:family="table-column">
      <style:table-column-properties fo:break-before="auto" style:column-width="0.8929in"/>
    </style:style>
    <style:style style:name="co9" style:family="table-column">
      <style:table-column-properties fo:break-before="auto" style:column-width="1.7508in"/>
    </style:style>
    <style:style style:name="co10" style:family="table-column">
      <style:table-column-properties fo:break-before="auto" style:column-width="1.7937in"/>
    </style:style>
    <style:style style:name="co11" style:family="table-column">
      <style:table-column-properties fo:break-before="auto" style:column-width="0.55in"/>
    </style:style>
    <style:style style:name="co12" style:family="table-column">
      <style:table-column-properties fo:break-before="auto" style:column-width="0.8071in"/>
    </style:style>
    <style:style style:name="co13" style:family="table-column">
      <style:table-column-properties fo:break-before="auto" style:column-width="1.1181in"/>
    </style:style>
    <style:style style:name="co14" style:family="table-column">
      <style:table-column-properties fo:break-before="auto" style:column-width="0.8925in"/>
    </style:style>
    <style:style style:name="co15" style:family="table-column">
      <style:table-column-properties fo:break-before="auto" style:column-width="0.4in"/>
    </style:style>
    <style:style style:name="co16" style:family="table-column">
      <style:table-column-properties fo:break-before="auto" style:column-width="2.6835in"/>
    </style:style>
    <style:style style:name="co17" style:family="table-column">
      <style:table-column-properties fo:break-before="auto" style:column-width="2.6409in"/>
    </style:style>
    <style:style style:name="co18" style:family="table-column">
      <style:table-column-properties fo:break-before="auto" style:column-width="0.7646in"/>
    </style:style>
    <style:style style:name="co19" style:family="table-column">
      <style:table-column-properties fo:break-before="auto" style:column-width="1.2043in"/>
    </style:style>
    <style:style style:name="co20" style:family="table-column">
      <style:table-column-properties fo:break-before="auto" style:column-width="2.1047in"/>
    </style:style>
    <style:style style:name="co21" style:family="table-column">
      <style:table-column-properties fo:break-before="auto" style:column-width="2.9945in"/>
    </style:style>
    <style:style style:name="co22" style:family="table-column">
      <style:table-column-properties fo:break-before="auto" style:column-width="2.0618in"/>
    </style:style>
    <style:style style:name="co23" style:family="table-column">
      <style:table-column-properties fo:break-before="auto" style:column-width="2.9516in"/>
    </style:style>
    <style:style style:name="co24"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2071in" fo:break-before="auto" style:use-optimal-row-height="true"/>
    </style:style>
    <style:style style:name="ro3" style:family="table-row">
      <style:table-row-properties style:row-height="0.1681in" fo:break-before="auto" style:use-optimal-row-height="true"/>
    </style:style>
    <style:style style:name="ta1" style:family="table" style:master-page-name="Default">
      <style:table-properties table:display="true" style:writing-mode="lr-tb"/>
    </style:style>
    <number:number-style style:name="N1">
      <number:number number:decimal-places="0" number:min-integer-digits="1"/>
    </number:number-style>
    <number:number-style style:name="N4">
      <number:number number:decimal-places="2" number:min-integer-digits="1" number:grouping="true"/>
    </number:number-style>
    <style:style style:name="ce1" style:family="table-cell" style:parent-style-name="Default">
      <style:table-cell-properties style:text-align-source="fix" style:repeat-content="false" style:vertical-align="middle"/>
      <style:paragraph-properties fo:text-align="start" fo:margin-left="0in"/>
      <style:text-properties fo:color="#ff0000" fo:font-weight="bold" style:font-weight-asian="bold" style:font-weight-complex="bold"/>
    </style:style>
    <style:style style:name="ce2" style:family="table-cell" style:parent-style-name="Default">
      <style:table-cell-properties style:text-align-source="fix" style:repeat-content="false"/>
      <style:paragraph-properties fo:text-align="center" fo:margin-left="0in"/>
    </style:style>
    <style:style style:name="ce3" style:family="table-cell" style:parent-style-name="Default">
      <style:table-cell-properties style:text-align-source="fix" style:repeat-content="false" style:vertical-align="middle"/>
      <style:paragraph-properties fo:text-align="center" fo:margin-left="0in"/>
    </style:style>
    <style:style style:name="ce4" style:family="table-cell" style:parent-style-name="Default" style:data-style-name="N1"/>
    <style:style style:name="ce5" style:family="table-cell" style:parent-style-name="Default" style:data-style-name="N4"/>
    <style:style style:name="ce6" style:family="table-cell" style:parent-style-name="Default" style:data-style-name="N4">
      <style:text-properties style:text-underline-style="none"/>
    </style:style>
    <style:style style:name="ce7" style:family="table-cell" style:parent-style-name="Default">
      <style:table-cell-properties style:text-align-source="fix" style:repeat-content="false" style:vertical-align="middle"/>
      <style:paragraph-properties fo:text-align="center" fo:margin-left="0in"/>
      <style:text-properties fo:color="#ff0000" fo:font-weight="bold" style:font-weight-asian="bold" style:font-weight-complex="bold"/>
    </style:style>
    <style:style style:name="gr1" style:family="graphic">
      <style:graphic-properties draw:ole-draw-aspect="1"/>
    </style:style>
    <style:style style:name="T1" style:family="text">
      <style:text-properties style:font-name="Symbol"/>
    </style:style>
  </office:automatic-styles>
  <office:body>
    <office:spreadsheet>
      <table:table table:name="pruebas" table:style-name="ta1">
        <table:table-column table:style-name="co1" table:number-columns-repeated="2" table:default-cell-style-name="Default"/>
        <table:table-column table:style-name="co2" table:default-cell-style-name="Default"/>
        <table:table-column table:style-name="co3" table:default-cell-style-name="Default"/>
        <table:table-column table:style-name="co4" table:default-cell-style-name="Default"/>
        <table:table-column table:style-name="co2"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row table:style-name="ro1">
          <table:table-cell table:style-name="ce1" office:value-type="string" table:number-columns-spanned="7" table:number-rows-spanned="1">
            <text:p>SOLAMENTE UN NODO DE JBOSS o TOMCAT, EN WORKER1</text:p>
          </table:table-cell>
          <table:covered-table-cell table:number-columns-repeated="6"/>
          <table:table-cell table:number-columns-repeated="12"/>
        </table:table-row>
        <table:table-row table:style-name="ro1">
          <table:table-cell table:number-columns-repeated="19"/>
        </table:table-row>
        <table:table-row table:style-name="ro1">
          <table:table-cell office:value-type="string">
            <text:p>Jmeter 1</text:p>
          </table:table-cell>
          <table:table-cell office:value-type="string">
            <text:p>worker1</text:p>
          </table:table-cell>
          <table:table-cell office:value-type="string">
            <text:p>(rocha)</text:p>
          </table:table-cell>
          <table:table-cell office:value-type="string">
            <text:p>Nodo1 + apache + jmeter1</text:p>
          </table:table-cell>
          <table:table-cell table:number-columns-repeated="15"/>
        </table:table-row>
        <table:table-row table:style-name="ro1">
          <table:table-cell office:value-type="string">
            <text:p>Jmeter 2</text:p>
          </table:table-cell>
          <table:table-cell office:value-type="string">
            <text:p>worker2</text:p>
          </table:table-cell>
          <table:table-cell office:value-type="string">
            <text:p>(martin)</text:p>
          </table:table-cell>
          <table:table-cell office:value-type="string">
            <text:p>Nodo2 + jmeter2</text:p>
          </table:table-cell>
          <table:table-cell table:number-columns-repeated="15"/>
        </table:table-row>
        <table:table-row table:style-name="ro1">
          <table:table-cell office:value-type="string">
            <text:p>Jmeter 3</text:p>
          </table:table-cell>
          <table:table-cell office:value-type="string">
            <text:p>basededatos</text:p>
          </table:table-cell>
          <table:table-cell office:value-type="string">
            <text:p>(montevideo)</text:p>
          </table:table-cell>
          <table:table-cell office:value-type="string">
            <text:p>Basededatos + jmeter3</text:p>
          </table:table-cell>
          <table:table-cell table:number-columns-repeated="15"/>
        </table:table-row>
        <table:table-row table:style-name="ro1">
          <table:table-cell table:number-columns-repeated="19"/>
        </table:table-row>
        <table:table-row table:style-name="ro1">
          <table:table-cell office:value-type="string">
            <text:p>Ramp Up</text:p>
          </table:table-cell>
          <table:table-cell office:value-type="float" office:value="70">
            <text:p>70</text:p>
          </table:table-cell>
          <table:table-cell office:value-type="string">
            <text:p>segundos</text:p>
          </table:table-cell>
          <table:table-cell office:value-type="string">
            <text:p>Ramp Up</text:p>
          </table:table-cell>
          <table:table-cell office:value-type="float" office:value="70">
            <text:p>70</text:p>
          </table:table-cell>
          <table:table-cell office:value-type="string">
            <text:p>segundos</text:p>
          </table:table-cell>
          <table:table-cell table:number-columns-repeated="13"/>
        </table:table-row>
        <table:table-row table:style-name="ro1">
          <table:table-cell office:value-type="string">
            <text:p>Bucles</text:p>
          </table:table-cell>
          <table:table-cell office:value-type="float" office:value="4">
            <text:p>4</text:p>
          </table:table-cell>
          <table:table-cell/>
          <table:table-cell office:value-type="string">
            <text:p>Bucles</text:p>
          </table:table-cell>
          <table:table-cell office:value-type="float" office:value="1">
            <text:p>1</text:p>
          </table:table-cell>
          <table:table-cell/>
          <table:table-cell office:value-type="string">
            <text:p>*</text:p>
          </table:table-cell>
          <table:table-cell table:number-columns-repeated="12"/>
        </table:table-row>
        <table:table-row table:style-name="ro1">
          <table:table-cell office:value-type="string">
            <text:p>Desviación</text:p>
          </table:table-cell>
          <table:table-cell office:value-type="float" office:value="3000">
            <text:p>3000</text:p>
          </table:table-cell>
          <table:table-cell office:value-type="string">
            <text:p>milisegundos</text:p>
          </table:table-cell>
          <table:table-cell office:value-type="string">
            <text:p>Desviación</text:p>
          </table:table-cell>
          <table:table-cell office:value-type="float" office:value="3000">
            <text:p>3000</text:p>
          </table:table-cell>
          <table:table-cell office:value-type="string">
            <text:p>milisegundos</text:p>
          </table:table-cell>
          <table:table-cell table:number-columns-repeated="13"/>
        </table:table-row>
        <table:table-row table:style-name="ro1">
          <table:table-cell office:value-type="string">
            <text:p>Desplazamiento</text:p>
          </table:table-cell>
          <table:table-cell office:value-type="float" office:value="6000">
            <text:p>6000</text:p>
          </table:table-cell>
          <table:table-cell office:value-type="string">
            <text:p>milisegundos</text:p>
          </table:table-cell>
          <table:table-cell office:value-type="string">
            <text:p>Desplazamiento</text:p>
          </table:table-cell>
          <table:table-cell office:value-type="float" office:value="6000">
            <text:p>6000</text:p>
          </table:table-cell>
          <table:table-cell office:value-type="string">
            <text:p>milisegundos</text:p>
          </table:table-cell>
          <table:table-cell table:number-columns-repeated="13"/>
        </table:table-row>
        <table:table-row table:style-name="ro1">
          <table:table-cell table:number-columns-repeated="19"/>
        </table:table-row>
        <table:table-row table:style-name="ro1">
          <table:table-cell office:value-type="string">
            <text:p>Rendimiento</text:p>
          </table:table-cell>
          <table:table-cell office:value-type="string">
            <text:p>[resquests/segundo]</text:p>
          </table:table-cell>
          <table:table-cell table:number-columns-repeated="17"/>
        </table:table-row>
        <table:table-row table:style-name="ro1">
          <table:table-cell office:value-type="string">
            <text:p>Media</text:p>
          </table:table-cell>
          <table:table-cell office:value-type="string">
            <text:p>[milisegundos]</text:p>
          </table:table-cell>
          <table:table-cell table:number-columns-repeated="17"/>
        </table:table-row>
        <table:table-row table:style-name="ro1">
          <table:table-cell office:value-type="string">
            <text:p>Desviación estándar</text:p>
          </table:table-cell>
          <table:table-cell office:value-type="string">
            <text:p>[milisegundos]</text:p>
          </table:table-cell>
          <table:table-cell table:number-columns-repeated="14"/>
          <table:table-cell table:style-name="ce2"/>
          <table:table-cell table:number-columns-repeated="2"/>
        </table:table-row>
        <table:table-row table:style-name="ro1">
          <table:table-cell table:number-columns-repeated="19"/>
        </table:table-row>
        <table:table-row table:style-name="ro1">
          <table:table-cell office:value-type="string">
            <text:p>Grupo de prueba</text:p>
          </table:table-cell>
          <table:table-cell table:style-name="ce2" office:value-type="string">
            <text:p>Prueba #</text:p>
          </table:table-cell>
          <table:table-cell table:style-name="ce2" office:value-type="string">
            <text:p>Nombre</text:p>
          </table:table-cell>
          <table:table-cell table:style-name="ce2" office:value-type="string">
            <text:p>Descripción</text:p>
          </table:table-cell>
          <table:table-cell table:style-name="ce2" office:value-type="string">
            <text:p>Archivo</text:p>
          </table:table-cell>
          <table:table-cell table:number-columns-repeated="14"/>
        </table:table-row>
        <table:table-row table:style-name="ro1">
          <table:table-cell office:value-type="string">
            <text:p>Stress</text:p>
          </table:table-cell>
          <table:table-cell office:value-type="string">
            <text:p>STT (Stress Test)</text:p>
          </table:table-cell>
          <table:table-cell/>
          <table:table-cell office:value-type="string">
            <text:p>Carga: Mucha base de datos</text:p>
          </table:table-cell>
          <table:table-cell office:value-type="string">
            <text:p>HttpProxy - Test Plan - Prueba completa.jmx</text:p>
          </table:table-cell>
          <table:table-cell office:value-type="string">
            <text:p>*</text:p>
          </table:table-cell>
          <table:table-cell office:value-type="float" office:value="1">
            <text:p>1</text:p>
          </table:table-cell>
          <table:table-cell office:value-type="string">
            <text:p>armada para que se equivalente a 2 bucles</text:p>
          </table:table-cell>
          <table:table-cell table:number-columns-repeated="11"/>
        </table:table-row>
        <table:table-row table:style-name="ro1">
          <table:table-cell office:value-type="string">
            <text:p>Load</text:p>
          </table:table-cell>
          <table:table-cell office:value-type="string">
            <text:p>LT (Load Test)</text:p>
          </table:table-cell>
          <table:table-cell/>
          <table:table-cell office:value-type="string">
            <text:p>Poca / Nada de base de datos</text:p>
          </table:table-cell>
          <table:table-cell office:value-type="string">
            <text:p>HttpProxy - Test Plan - Prueba completa Simple.jmx</text:p>
          </table:table-cell>
          <table:table-cell table:number-columns-repeated="14"/>
        </table:table-row>
        <table:table-row table:style-name="ro1">
          <table:table-cell office:value-type="string">
            <text:p>Load</text:p>
          </table:table-cell>
          <table:table-cell office:value-type="string">
            <text:p>ST (Sync Test)</text:p>
          </table:table-cell>
          <table:table-cell/>
          <table:table-cell office:value-type="string">
            <text:p>Solo sincronización</text:p>
          </table:table-cell>
          <table:table-cell office:value-type="string">
            <text:p>HttpProxy - Test Plan - Prueba solo sincronizar.jmx</text:p>
          </table:table-cell>
          <table:table-cell office:value-type="string">
            <text:p>* 2</text:p>
          </table:table-cell>
          <table:table-cell table:number-columns-repeated="13"/>
        </table:table-row>
        <table:table-row table:style-name="ro1">
          <table:table-cell office:value-type="string">
            <text:p>Load</text:p>
          </table:table-cell>
          <table:table-cell office:value-type="string">
            <text:p>NST (No Sync Test)</text:p>
          </table:table-cell>
          <table:table-cell/>
          <table:table-cell office:value-type="string">
            <text:p>Todo menos sincronzación</text:p>
          </table:table-cell>
          <table:table-cell office:value-type="string">
            <text:p>HttpProxy - Test Plan - Prueba SIN sincronizar.jmx</text:p>
          </table:table-cell>
          <table:table-cell table:number-columns-repeated="14"/>
        </table:table-row>
        <table:table-row table:style-name="ro1">
          <table:table-cell table:number-columns-repeated="19"/>
        </table:table-row>
        <table:table-row table:style-name="ro2">
          <table:table-cell office:value-type="string">
            <text:p>Rendimiento <text:span text:style-name="T1">@</text:span> hilos / 10</text:p>
          </table:table-cell>
          <table:table-cell table:number-columns-repeated="18"/>
        </table:table-row>
        <table:table-row table:style-name="ro1">
          <table:table-cell table:number-columns-repeated="19"/>
        </table:table-row>
        <table:table-row table:style-name="ro1">
          <table:table-cell office:value-type="string">
            <text:p>* 2</text:p>
          </table:table-cell>
          <table:table-cell table:number-columns-repeated="18"/>
        </table:table-row>
        <table:table-row table:style-name="ro1">
          <table:table-cell office:value-type="string">
            <text:p>Para la prueba ST, hubo que trabajar con el mismo archivo de usuarios, ya que eso permite que la probabilidad de que el mismo usuario sea atendido por los dos nodos se acreciente; como el usuario tiene hasta tres sesiones distintas, el la limitación de sticky session en este caso podría lograr que las distintas sesiones sean atendidas por distintos nodos; si es el caso, entonces la sincronización funciona en toda su plenitud</text:p>
          </table:table-cell>
          <table:table-cell table:number-columns-repeated="18"/>
        </table:table-row>
        <table:table-row table:style-name="ro1">
          <table:table-cell table:number-columns-repeated="19"/>
        </table:table-row>
        <table:table-row table:style-name="ro1">
          <table:table-cell table:style-name="ce1" office:value-type="string" table:number-columns-spanned="7" table:number-rows-spanned="1">
            <text:p>SOLAMENTE UN NODO DE JBOSS o TOMCAT, EN WORKER1</text:p>
          </table:table-cell>
          <table:covered-table-cell table:number-columns-repeated="6"/>
          <table:table-cell table:number-columns-repeated="12"/>
        </table:table-row>
      </table:table>
      <table:table table:name="resultados - jboss" table:style-name="ta1">
        <table:table-column table:style-name="co15" table:default-cell-style-name="ce2"/>
        <table:table-column table:style-name="co7" table:default-cell-style-name="ce4"/>
        <table:table-column table:style-name="co8" table:default-cell-style-name="ce5"/>
        <table:table-column table:style-name="co10" table:default-cell-style-name="ce5"/>
        <table:table-column table:style-name="co16" table:default-cell-style-name="ce5"/>
        <table:table-column table:style-name="co17" table:default-cell-style-name="ce5"/>
        <table:table-column table:style-name="co16" table:default-cell-style-name="ce5"/>
        <table:table-column table:style-name="co10" table:default-cell-style-name="ce5"/>
        <table:table-column table:style-name="co16" table:default-cell-style-name="ce5"/>
        <table:table-column table:style-name="co9" table:default-cell-style-name="ce5"/>
        <table:table-column table:style-name="co10" table:default-cell-style-name="ce5"/>
        <table:table-column table:style-name="co17" table:default-cell-style-name="ce5"/>
        <table:table-column table:style-name="co16" table:default-cell-style-name="ce5"/>
        <table:table-column table:style-name="co18" table:default-cell-style-name="ce4"/>
        <table:table-column table:style-name="co19" table:default-cell-style-name="ce5"/>
        <table:table-column table:style-name="co20" table:default-cell-style-name="ce5"/>
        <table:table-column table:style-name="co21" table:default-cell-style-name="ce5"/>
        <table:table-column table:style-name="co17" table:default-cell-style-name="Default"/>
        <table:table-column table:style-name="co16" table:default-cell-style-name="Default"/>
        <table:table-column table:style-name="co18" table:default-cell-style-name="Default"/>
        <table:table-column table:style-name="co19" table:default-cell-style-name="Default"/>
        <table:table-column table:style-name="co22" table:default-cell-style-name="Default"/>
        <table:table-column table:style-name="co20" table:default-cell-style-name="Default"/>
        <table:table-column table:style-name="co23" table:default-cell-style-name="Default"/>
        <table:table-column table:style-name="co21" table:default-cell-style-name="Default"/>
        <table:table-column table:style-name="co24" table:number-columns-repeated="24" table:default-cell-style-name="Default"/>
        <table:table-row table:style-name="ro1">
          <table:table-cell table:style-name="ce1" office:value-type="string" table:number-columns-spanned="7" table:number-rows-spanned="1">
            <text:p>PRUEBAS INDIVIDUALES</text:p>
          </table:table-cell>
          <table:covered-table-cell table:style-name="ce3"/>
          <table:covered-table-cell table:number-columns-repeated="3" table:style-name="ce2"/>
          <table:covered-table-cell table:number-columns-repeated="2" table:style-name="Default"/>
          <table:table-cell table:style-name="ce3"/>
          <table:table-cell table:style-name="ce2" table:number-columns-repeated="3"/>
          <table:table-cell table:style-name="Default" table:number-columns-repeated="2"/>
          <table:table-cell table:style-name="ce3"/>
          <table:table-cell table:style-name="ce2" table:number-columns-repeated="3"/>
          <table:table-cell table:number-columns-repeated="2"/>
          <table:table-cell table:style-name="ce2" table:number-columns-repeated="4"/>
          <table:table-cell table:number-columns-repeated="26"/>
        </table:table-row>
        <table:table-row table:style-name="ro1">
          <table:table-cell/>
          <table:table-cell table:style-name="ce3" office:value-type="string" table:number-columns-spanned="6" table:number-rows-spanned="1">
            <text:p>(rocha)</text:p>
          </table:table-cell>
          <table:covered-table-cell table:number-columns-repeated="3" table:style-name="ce2"/>
          <table:covered-table-cell table:number-columns-repeated="2" table:style-name="Default"/>
          <table:table-cell table:style-name="ce3" office:value-type="string" table:number-columns-spanned="6" table:number-rows-spanned="1">
            <text:p>(netbook)</text:p>
          </table:table-cell>
          <table:covered-table-cell table:number-columns-repeated="3" table:style-name="ce2"/>
          <table:covered-table-cell table:number-columns-repeated="2" table:style-name="Default"/>
          <table:table-cell table:style-name="ce3" office:value-type="string" table:number-columns-spanned="4" table:number-rows-spanned="1">
            <text:p>(montevideo)</text:p>
          </table:table-cell>
          <table:covered-table-cell table:number-columns-repeated="3" table:style-name="ce2"/>
          <table:table-cell table:number-columns-repeated="2"/>
          <table:table-cell table:style-name="ce2" table:number-columns-repeated="4"/>
          <table:table-cell table:number-columns-repeated="7"/>
          <table:table-cell table:style-name="ce2"/>
          <table:table-cell table:style-name="ce3" office:value-type="string" table:number-columns-spanned="6" table:number-rows-spanned="1">
            <text:p>(rocha)</text:p>
          </table:table-cell>
          <table:covered-table-cell table:number-columns-repeated="3" table:style-name="ce2"/>
          <table:covered-table-cell table:number-columns-repeated="2"/>
          <table:table-cell table:style-name="ce3" office:value-type="string" table:number-columns-spanned="6" table:number-rows-spanned="1">
            <text:p>(netbook)</text:p>
          </table:table-cell>
          <table:covered-table-cell table:number-columns-repeated="3" table:style-name="ce2"/>
          <table:covered-table-cell table:number-columns-repeated="2"/>
          <table:table-cell table:style-name="ce3" office:value-type="string" table:number-columns-spanned="4" table:number-rows-spanned="1">
            <text:p>(montevideo)</text:p>
          </table:table-cell>
          <table:covered-table-cell table:number-columns-repeated="3" table:style-name="ce2"/>
          <table:table-cell table:number-columns-repeated="2"/>
        </table:table-row>
        <table:table-row table:style-name="ro1">
          <table:table-cell/>
          <table:table-cell table:style-name="ce3" office:value-type="string" table:number-columns-spanned="6" table:number-rows-spanned="1">
            <text:p>worker1</text:p>
          </table:table-cell>
          <table:covered-table-cell table:number-columns-repeated="3" table:style-name="ce2"/>
          <table:covered-table-cell table:number-columns-repeated="2" table:style-name="Default"/>
          <table:table-cell table:style-name="ce3" office:value-type="string" table:number-columns-spanned="6" table:number-rows-spanned="1">
            <text:p>worker2</text:p>
          </table:table-cell>
          <table:covered-table-cell table:number-columns-repeated="3" table:style-name="ce2"/>
          <table:covered-table-cell table:number-columns-repeated="2" table:style-name="Default"/>
          <table:table-cell table:style-name="ce3" office:value-type="string" table:number-columns-spanned="4" table:number-rows-spanned="1">
            <text:p>basededatos</text:p>
          </table:table-cell>
          <table:covered-table-cell table:number-columns-repeated="3" table:style-name="ce2"/>
          <table:table-cell table:number-columns-repeated="2"/>
          <table:table-cell table:style-name="ce2" table:number-columns-repeated="4"/>
          <table:table-cell table:number-columns-repeated="7"/>
          <table:table-cell table:style-name="ce2"/>
          <table:table-cell table:style-name="ce3" office:value-type="string" table:number-columns-spanned="6" table:number-rows-spanned="1">
            <text:p>worker1</text:p>
          </table:table-cell>
          <table:covered-table-cell table:number-columns-repeated="3" table:style-name="ce2"/>
          <table:covered-table-cell table:number-columns-repeated="2"/>
          <table:table-cell table:style-name="ce3" office:value-type="string" table:number-columns-spanned="6" table:number-rows-spanned="1">
            <text:p>worker2</text:p>
          </table:table-cell>
          <table:covered-table-cell table:number-columns-repeated="3" table:style-name="ce2"/>
          <table:covered-table-cell table:number-columns-repeated="2"/>
          <table:table-cell table:style-name="ce3" office:value-type="string" table:number-columns-spanned="4" table:number-rows-spanned="1">
            <text:p>basededatos</text:p>
          </table:table-cell>
          <table:covered-table-cell table:number-columns-repeated="3" table:style-name="ce2"/>
          <table:table-cell table:number-columns-repeated="2"/>
        </table:table-row>
        <table:table-row table:style-name="ro1">
          <table:table-cell/>
          <table:table-cell table:style-name="ce3" office:value-type="string" table:number-columns-spanned="6" table:number-rows-spanned="1">
            <text:p>Jmeter 1</text:p>
          </table:table-cell>
          <table:covered-table-cell table:number-columns-repeated="3" table:style-name="ce2"/>
          <table:covered-table-cell table:number-columns-repeated="2" table:style-name="Default"/>
          <table:table-cell table:style-name="ce3" office:value-type="string" table:number-columns-spanned="6" table:number-rows-spanned="1">
            <text:p>Jmeter 2</text:p>
          </table:table-cell>
          <table:covered-table-cell table:number-columns-repeated="3" table:style-name="ce2"/>
          <table:covered-table-cell table:number-columns-repeated="2" table:style-name="Default"/>
          <table:table-cell table:style-name="ce3" office:value-type="string" table:number-columns-spanned="4" table:number-rows-spanned="1">
            <text:p>Jmeter 3</text:p>
          </table:table-cell>
          <table:covered-table-cell table:number-columns-repeated="3" table:style-name="ce2"/>
          <table:table-cell table:number-columns-repeated="2"/>
          <table:table-cell table:style-name="ce2" table:number-columns-repeated="4"/>
          <table:table-cell table:number-columns-repeated="7"/>
          <table:table-cell table:style-name="ce2"/>
          <table:table-cell table:style-name="ce3" office:value-type="string" table:number-columns-spanned="6" table:number-rows-spanned="1">
            <text:p>Jmeter 1</text:p>
          </table:table-cell>
          <table:covered-table-cell table:number-columns-repeated="3" table:style-name="ce2"/>
          <table:covered-table-cell table:number-columns-repeated="2"/>
          <table:table-cell table:style-name="ce3" office:value-type="string" table:number-columns-spanned="6" table:number-rows-spanned="1">
            <text:p>Jmeter 2</text:p>
          </table:table-cell>
          <table:covered-table-cell table:number-columns-repeated="3" table:style-name="ce2"/>
          <table:covered-table-cell table:number-columns-repeated="2"/>
          <table:table-cell table:style-name="ce3" office:value-type="string" table:number-columns-spanned="4" table:number-rows-spanned="1">
            <text:p>Jmeter 3</text:p>
          </table:table-cell>
          <table:covered-table-cell table:number-columns-repeated="3" table:style-name="ce2"/>
          <table:table-cell table:number-columns-repeated="2"/>
        </table:table-row>
        <table:table-row table:style-name="ro1">
          <table:table-cell office:value-type="string">
            <text:p>-----</text:p>
          </table:table-cell>
          <table:table-cell table:style-name="ce2" office:value-type="string">
            <text:p>Hilos</text:p>
          </table:table-cell>
          <table:table-cell table:style-name="ce2" office:value-type="string">
            <text:p>Rendimiento</text:p>
          </table:table-cell>
          <table:table-cell table:style-name="ce2" office:value-type="string">
            <text:p>Media datos clusterizados</text:p>
          </table:table-cell>
          <table:table-cell table:style-name="ce2" office:value-type="string">
            <text:p>Media datos sin clusterizar</text:p>
          </table:table-cell>
          <table:table-cell table:style-name="Default" office:value-type="string">
            <text:p>Desviación estándar datos clusterizados</text:p>
          </table:table-cell>
          <table:table-cell table:style-name="Default" office:value-type="string">
            <text:p>Desviación estándar datos sin clusterizar</text:p>
          </table:table-cell>
          <table:table-cell table:style-name="ce2" office:value-type="string">
            <text:p>Hilos</text:p>
          </table:table-cell>
          <table:table-cell table:style-name="ce2" office:value-type="string">
            <text:p>Rendimiento</text:p>
          </table:table-cell>
          <table:table-cell table:style-name="ce2" office:value-type="string">
            <text:p>Media datos clusterizados</text:p>
          </table:table-cell>
          <table:table-cell table:style-name="ce2" office:value-type="string">
            <text:p>Media datos sin clusterizar</text:p>
          </table:table-cell>
          <table:table-cell table:style-name="Default" office:value-type="string">
            <text:p>Desviación estándar datos clusterizados</text:p>
          </table:table-cell>
          <table:table-cell table:style-name="Default" office:value-type="string">
            <text:p>Desviación estándar datos sin clusterizar</text:p>
          </table:table-cell>
          <table:table-cell table:style-name="ce2" office:value-type="string">
            <text:p>Hilos</text:p>
          </table:table-cell>
          <table:table-cell table:style-name="ce2" office:value-type="string">
            <text:p>Rendimiento</text:p>
          </table:table-cell>
          <table:table-cell table:style-name="ce2" office:value-type="string">
            <text:p>Media datos clusterizados</text:p>
          </table:table-cell>
          <table:table-cell table:style-name="ce2" office:value-type="string">
            <text:p>Media datos sin clusterizar</text:p>
          </table:table-cell>
          <table:table-cell office:value-type="string">
            <text:p>Desviación estándar datos clusterizados</text:p>
          </table:table-cell>
          <table:table-cell office:value-type="string">
            <text:p>Desviación estándar datos sin clusterizar</text:p>
          </table:table-cell>
          <table:table-cell table:style-name="ce2" office:value-type="string">
            <text:p>Total hilos</text:p>
          </table:table-cell>
          <table:table-cell table:style-name="ce2" office:value-type="string">
            <text:p>Rendimiento total</text:p>
          </table:table-cell>
          <table:table-cell table:style-name="ce2" office:value-type="string">
            <text:p>Media total datos clusterizados</text:p>
          </table:table-cell>
          <table:table-cell table:style-name="ce2" office:value-type="string">
            <text:p>Media total datos sin clusterizar</text:p>
          </table:table-cell>
          <table:table-cell office:value-type="string">
            <text:p>Desviación estándar total datos clusterizados</text:p>
          </table:table-cell>
          <table:table-cell office:value-type="string">
            <text:p>Desviación estándar total datos sin clusterizar</text:p>
          </table:table-cell>
          <table:table-cell table:style-name="ce2" office:value-type="string">
            <text:p>Rendimiento total cache</text:p>
          </table:table-cell>
          <table:table-cell table:style-name="ce2" office:value-type="string">
            <text:p>Media total datos clusterizados cache</text:p>
          </table:table-cell>
          <table:table-cell table:style-name="ce2" office:value-type="string">
            <text:p>Media total datos sin clusterizar cache</text:p>
          </table:table-cell>
          <table:table-cell office:value-type="string">
            <text:p>Desviación estándar total datos clusterizados cache</text:p>
          </table:table-cell>
          <table:table-cell office:value-type="string">
            <text:p>Desviación estándar total datos sin clusterizar cache</text:p>
          </table:table-cell>
          <table:table-cell table:style-name="ce2" office:value-type="string">
            <text:p>-----</text:p>
          </table:table-cell>
          <table:table-cell table:style-name="ce2" office:value-type="string">
            <text:p>Hilos</text:p>
          </table:table-cell>
          <table:table-cell table:style-name="ce2" office:value-type="string">
            <text:p>Rendimiento</text:p>
          </table:table-cell>
          <table:table-cell table:style-name="ce2" office:value-type="string">
            <text:p>Media datos clusterizados</text:p>
          </table:table-cell>
          <table:table-cell table:style-name="ce2" office:value-type="string">
            <text:p>Media datos sin clusterizar</text:p>
          </table:table-cell>
          <table:table-cell office:value-type="string">
            <text:p>Desviación estándar datos clusterizados</text:p>
          </table:table-cell>
          <table:table-cell office:value-type="string">
            <text:p>Desviación estándar datos sin clusterizar</text:p>
          </table:table-cell>
          <table:table-cell table:style-name="ce2" office:value-type="string">
            <text:p>Hilos</text:p>
          </table:table-cell>
          <table:table-cell table:style-name="ce2" office:value-type="string">
            <text:p>Rendimiento</text:p>
          </table:table-cell>
          <table:table-cell table:style-name="ce2" office:value-type="string">
            <text:p>Media datos clusterizados</text:p>
          </table:table-cell>
          <table:table-cell table:style-name="ce2" office:value-type="string">
            <text:p>Media datos sin clusterizar</text:p>
          </table:table-cell>
          <table:table-cell office:value-type="string">
            <text:p>Desviación estándar datos clusterizados</text:p>
          </table:table-cell>
          <table:table-cell office:value-type="string">
            <text:p>Desviación estándar datos sin clusterizar</text:p>
          </table:table-cell>
          <table:table-cell table:style-name="ce2" office:value-type="string">
            <text:p>Hilos</text:p>
          </table:table-cell>
          <table:table-cell table:style-name="ce2" office:value-type="string">
            <text:p>Rendimiento</text:p>
          </table:table-cell>
          <table:table-cell table:style-name="ce2" office:value-type="string">
            <text:p>Media datos clusterizados</text:p>
          </table:table-cell>
          <table:table-cell table:style-name="ce2" office:value-type="string">
            <text:p>Media datos sin clusterizar</text:p>
          </table:table-cell>
          <table:table-cell office:value-type="string">
            <text:p>Desviación estándar datos clusterizados</text:p>
          </table:table-cell>
          <table:table-cell office:value-type="string">
            <text:p>Desviación estándar datos sin clusterizar</text:p>
          </table:table-cell>
        </table:table-row>
        <table:table-row table:style-name="ro1">
          <table:table-cell office:value-type="string">
            <text:p>STT</text:p>
          </table:table-cell>
          <table:table-cell office:value-type="float" office:value="100">
            <text:p>100</text:p>
          </table:table-cell>
          <table:table-cell office:value-type="float" office:value="13.7458934143425">
            <text:p>13.75</text:p>
          </table:table-cell>
          <table:table-cell office:value-type="float" office:value="5">
            <text:p>5.00</text:p>
          </table:table-cell>
          <table:table-cell office:value-type="float" office:value="12.8125">
            <text:p>12.81</text:p>
          </table:table-cell>
          <table:table-cell office:value-type="float" office:value="2.8051814303433">
            <text:p>2.81</text:p>
          </table:table-cell>
          <table:table-cell office:value-type="float" office:value="6.14404462729324">
            <text:p>6.14</text:p>
          </table:table-cell>
          <table:table-cell table:style-name="ce4" office:value-type="float" office:value="100">
            <text:p>100</text:p>
          </table:table-cell>
          <table:table-cell office:value-type="float" office:value="13.3788014377752">
            <text:p>13.38</text:p>
          </table:table-cell>
          <table:table-cell office:value-type="float" office:value="6">
            <text:p>6.00</text:p>
          </table:table-cell>
          <table:table-cell office:value-type="float" office:value="15.6875">
            <text:p>15.69</text:p>
          </table:table-cell>
          <table:table-cell office:value-type="float" office:value="3.86723804569111">
            <text:p>3.87</text:p>
          </table:table-cell>
          <table:table-cell office:value-type="float" office:value="12.3640857234761">
            <text:p>12.36</text:p>
          </table:table-cell>
          <table:table-cell office:value-type="float" office:value="100">
            <text:p>100</text:p>
          </table:table-cell>
          <table:table-cell office:value-type="float" office:value="13.899828568781">
            <text:p>13.90</text:p>
          </table:table-cell>
          <table:table-cell office:value-type="float" office:value="5">
            <text:p>5.00</text:p>
          </table:table-cell>
          <table:table-cell office:value-type="float" office:value="13.625">
            <text:p>13.63</text:p>
          </table:table-cell>
          <table:table-cell table:style-name="ce5" office:value-type="float" office:value="5.30227136542945">
            <text:p>5.30</text:p>
          </table:table-cell>
          <table:table-cell table:style-name="ce5" office:value-type="float" office:value="7.81029547237267">
            <text:p>7.81</text:p>
          </table:table-cell>
          <table:table-cell table:style-name="ce4" table:formula="of:=[.B6]+[.N6]+[.H6]" office:value-type="float" office:value="300">
            <text:p>300</text:p>
          </table:table-cell>
          <table:table-cell table:style-name="ce5" table:formula="of:=[.C6]+[.I6]+[.O6]" office:value-type="float" office:value="41.0245234208987">
            <text:p>41.02</text:p>
          </table:table-cell>
          <table:table-cell table:style-name="ce5" table:formula="of:=AVERAGE([.D6];[.J6];[.P6])" office:value-type="float" office:value="5.33333333333333">
            <text:p>5.33</text:p>
          </table:table-cell>
          <table:table-cell table:style-name="ce5" table:formula="of:=AVERAGE([.E6];[.K6];[.Q6])" office:value-type="float" office:value="14.0416666666667">
            <text:p>14.04</text:p>
          </table:table-cell>
          <table:table-cell table:style-name="ce5" table:formula="of:=AVERAGE([.F6];[.L6];[.R6])" office:value-type="float" office:value="3.99156361382129">
            <text:p>3.99</text:p>
          </table:table-cell>
          <table:table-cell table:style-name="ce5" table:formula="of:=AVERAGE([.G6];[.M6];[.S6])" office:value-type="float" office:value="8.772808607714">
            <text:p>8.77</text:p>
          </table:table-cell>
          <table:table-cell table:style-name="ce5" table:formula="of:=SUM([.AG6]+[.AM6]+[.AS6])" office:value-type="float" office:value="40.8835318673255">
            <text:p>40.88</text:p>
          </table:table-cell>
          <table:table-cell table:style-name="ce5" table:formula="of:=AVERAGE([.AH6];[.AN6];[.AT6])" office:value-type="float" office:value="6.33333333333333">
            <text:p>6.33</text:p>
          </table:table-cell>
          <table:table-cell table:style-name="ce5" table:formula="of:=AVERAGE([.AI6];[.AO6];[.AU6])" office:value-type="float" office:value="16.25">
            <text:p>16.25</text:p>
          </table:table-cell>
          <table:table-cell table:style-name="ce5" table:formula="of:=AVERAGE([.AJ6];[.AP6];[.AV6])" office:value-type="float" office:value="4.74155978007067">
            <text:p>4.74</text:p>
          </table:table-cell>
          <table:table-cell table:style-name="ce5" table:formula="of:=AVERAGE([.AK6];[.AQ6];[.AW6])" office:value-type="float" office:value="18.7886312595571">
            <text:p>18.79</text:p>
          </table:table-cell>
          <table:table-cell table:style-name="ce2" office:value-type="string">
            <text:p>STT</text:p>
          </table:table-cell>
          <table:table-cell table:style-name="ce4" office:value-type="float" office:value="100">
            <text:p>100</text:p>
          </table:table-cell>
          <table:table-cell table:style-name="ce5" office:value-type="float" office:value="13.4021708538523">
            <text:p>13.40</text:p>
          </table:table-cell>
          <table:table-cell table:style-name="ce5" office:value-type="float" office:value="6">
            <text:p>6.00</text:p>
          </table:table-cell>
          <table:table-cell table:style-name="ce5" office:value-type="float" office:value="15.25">
            <text:p>15.25</text:p>
          </table:table-cell>
          <table:table-cell table:style-name="ce5" office:value-type="float" office:value="3.2621201788445">
            <text:p>3.26</text:p>
          </table:table-cell>
          <table:table-cell table:style-name="ce5" office:value-type="float" office:value="15.7853816036643">
            <text:p>15.79</text:p>
          </table:table-cell>
          <table:table-cell table:style-name="ce4" office:value-type="float" office:value="100">
            <text:p>100</text:p>
          </table:table-cell>
          <table:table-cell table:style-name="ce5" office:value-type="float" office:value="13.6938570878644">
            <text:p>13.69</text:p>
          </table:table-cell>
          <table:table-cell table:style-name="ce5" office:value-type="float" office:value="7">
            <text:p>7.00</text:p>
          </table:table-cell>
          <table:table-cell table:style-name="ce5" office:value-type="float" office:value="18">
            <text:p>18.00</text:p>
          </table:table-cell>
          <table:table-cell table:style-name="ce5" office:value-type="float" office:value="4.53390852693482">
            <text:p>4.53</text:p>
          </table:table-cell>
          <table:table-cell table:style-name="ce5" office:value-type="float" office:value="23.4138438180642">
            <text:p>23.41</text:p>
          </table:table-cell>
          <table:table-cell table:style-name="ce4" office:value-type="float" office:value="100">
            <text:p>100</text:p>
          </table:table-cell>
          <table:table-cell table:style-name="ce5" office:value-type="float" office:value="13.7875039256088">
            <text:p>13.79</text:p>
          </table:table-cell>
          <table:table-cell table:style-name="ce5" office:value-type="float" office:value="6">
            <text:p>6.00</text:p>
          </table:table-cell>
          <table:table-cell table:style-name="ce5" office:value-type="float" office:value="15.5">
            <text:p>15.50</text:p>
          </table:table-cell>
          <table:table-cell table:style-name="ce5" office:value-type="float" office:value="6.42865063443269">
            <text:p>6.43</text:p>
          </table:table-cell>
          <table:table-cell table:style-name="ce5" office:value-type="float" office:value="17.1666683569429">
            <text:p>17.17</text:p>
          </table:table-cell>
        </table:table-row>
        <table:table-row table:style-name="ro1">
          <table:table-cell office:value-type="string">
            <text:p>STT</text:p>
          </table:table-cell>
          <table:table-cell office:value-type="float" office:value="200">
            <text:p>200</text:p>
          </table:table-cell>
          <table:table-cell office:value-type="float" office:value="25.8282621453815">
            <text:p>25.83</text:p>
          </table:table-cell>
          <table:table-cell office:value-type="float" office:value="4">
            <text:p>4.00</text:p>
          </table:table-cell>
          <table:table-cell office:value-type="float" office:value="13.3125">
            <text:p>13.31</text:p>
          </table:table-cell>
          <table:table-cell office:value-type="float" office:value="3.32725631208756">
            <text:p>3.33</text:p>
          </table:table-cell>
          <table:table-cell office:value-type="float" office:value="7.52822186618778">
            <text:p>7.53</text:p>
          </table:table-cell>
          <table:table-cell table:style-name="ce4" office:value-type="float" office:value="200">
            <text:p>200</text:p>
          </table:table-cell>
          <table:table-cell office:value-type="float" office:value="26.5969629223561">
            <text:p>26.60</text:p>
          </table:table-cell>
          <table:table-cell office:value-type="float" office:value="5">
            <text:p>5.00</text:p>
          </table:table-cell>
          <table:table-cell office:value-type="float" office:value="15.375">
            <text:p>15.38</text:p>
          </table:table-cell>
          <table:table-cell office:value-type="float" office:value="6.41703532380326">
            <text:p>6.42</text:p>
          </table:table-cell>
          <table:table-cell office:value-type="float" office:value="9.72623096847648">
            <text:p>9.73</text:p>
          </table:table-cell>
          <table:table-cell office:value-type="float" office:value="200">
            <text:p>200</text:p>
          </table:table-cell>
          <table:table-cell office:value-type="float" office:value="26.1578100681411">
            <text:p>26.16</text:p>
          </table:table-cell>
          <table:table-cell office:value-type="float" office:value="4">
            <text:p>4.00</text:p>
          </table:table-cell>
          <table:table-cell office:value-type="float" office:value="14.125">
            <text:p>14.13</text:p>
          </table:table-cell>
          <table:table-cell table:style-name="ce5" office:value-type="float" office:value="3.23053572909181">
            <text:p>3.23</text:p>
          </table:table-cell>
          <table:table-cell table:style-name="ce5" office:value-type="float" office:value="7.87745255983465">
            <text:p>7.88</text:p>
          </table:table-cell>
          <table:table-cell table:style-name="ce4" table:formula="of:=[.B7]+[.N7]+[.H7]" office:value-type="float" office:value="600">
            <text:p>600</text:p>
          </table:table-cell>
          <table:table-cell table:style-name="ce5" table:formula="of:=[.C7]+[.I7]+[.O7]" office:value-type="float" office:value="78.5830351358787">
            <text:p>78.58</text:p>
          </table:table-cell>
          <table:table-cell table:style-name="ce5" table:formula="of:=AVERAGE([.D7];[.J7];[.P7])" office:value-type="float" office:value="4.33333333333333">
            <text:p>4.33</text:p>
          </table:table-cell>
          <table:table-cell table:style-name="ce5" table:formula="of:=AVERAGE([.E7];[.K7];[.Q7])" office:value-type="float" office:value="14.2708333333333">
            <text:p>14.27</text:p>
          </table:table-cell>
          <table:table-cell table:style-name="ce5" table:formula="of:=AVERAGE([.F7];[.L7];[.R7])" office:value-type="float" office:value="4.32494245499421">
            <text:p>4.32</text:p>
          </table:table-cell>
          <table:table-cell table:style-name="ce5" table:formula="of:=AVERAGE([.G7];[.M7];[.S7])" office:value-type="float" office:value="8.3773017981663">
            <text:p>8.38</text:p>
          </table:table-cell>
          <table:table-cell table:style-name="ce5" table:formula="of:=SUM([.AG7]+[.AM7]+[.AS7])" office:value-type="float" office:value="81.7120810296338">
            <text:p>81.71</text:p>
          </table:table-cell>
          <table:table-cell table:style-name="ce5" table:formula="of:=AVERAGE([.AH7];[.AN7];[.AT7])" office:value-type="float" office:value="7">
            <text:p>7.00</text:p>
          </table:table-cell>
          <table:table-cell table:style-name="ce5" table:formula="of:=AVERAGE([.AI7];[.AO7];[.AU7])" office:value-type="float" office:value="22.0833333333333">
            <text:p>22.08</text:p>
          </table:table-cell>
          <table:table-cell table:style-name="ce5" table:formula="of:=AVERAGE([.AJ7];[.AP7];[.AV7])" office:value-type="float" office:value="20.9423764253118">
            <text:p>20.94</text:p>
          </table:table-cell>
          <table:table-cell table:style-name="ce5" table:formula="of:=AVERAGE([.AK7];[.AQ7];[.AW7])" office:value-type="float" office:value="40.4897876795719">
            <text:p>40.49</text:p>
          </table:table-cell>
          <table:table-cell table:style-name="ce2" office:value-type="string">
            <text:p>STT</text:p>
          </table:table-cell>
          <table:table-cell table:style-name="ce4" office:value-type="float" office:value="200">
            <text:p>200</text:p>
          </table:table-cell>
          <table:table-cell table:style-name="ce5" office:value-type="float" office:value="27.1469054789996">
            <text:p>27.15</text:p>
          </table:table-cell>
          <table:table-cell table:style-name="ce5" office:value-type="float" office:value="6">
            <text:p>6.00</text:p>
          </table:table-cell>
          <table:table-cell table:style-name="ce5" office:value-type="float" office:value="19.8125">
            <text:p>19.81</text:p>
          </table:table-cell>
          <table:table-cell table:style-name="ce5" office:value-type="float" office:value="4.71001922739695">
            <text:p>4.71</text:p>
          </table:table-cell>
          <table:table-cell table:style-name="ce5" office:value-type="float" office:value="22.3289711178617">
            <text:p>22.33</text:p>
          </table:table-cell>
          <table:table-cell table:style-name="ce4" office:value-type="float" office:value="200">
            <text:p>200</text:p>
          </table:table-cell>
          <table:table-cell table:style-name="ce5" office:value-type="float" office:value="26.9793068716295">
            <text:p>26.98</text:p>
          </table:table-cell>
          <table:table-cell table:style-name="ce5" office:value-type="float" office:value="7">
            <text:p>7.00</text:p>
          </table:table-cell>
          <table:table-cell table:style-name="ce5" office:value-type="float" office:value="20.375">
            <text:p>20.38</text:p>
          </table:table-cell>
          <table:table-cell table:style-name="ce5" office:value-type="float" office:value="6.34921430741069">
            <text:p>6.35</text:p>
          </table:table-cell>
          <table:table-cell table:style-name="ce5" office:value-type="float" office:value="21.2814317388881">
            <text:p>21.28</text:p>
          </table:table-cell>
          <table:table-cell table:style-name="ce4" office:value-type="float" office:value="200">
            <text:p>200</text:p>
          </table:table-cell>
          <table:table-cell table:style-name="ce5" office:value-type="float" office:value="27.5858686790047">
            <text:p>27.59</text:p>
          </table:table-cell>
          <table:table-cell table:style-name="ce5" office:value-type="float" office:value="8">
            <text:p>8.00</text:p>
          </table:table-cell>
          <table:table-cell table:style-name="ce5" office:value-type="float" office:value="26.0625">
            <text:p>26.06</text:p>
          </table:table-cell>
          <table:table-cell table:style-name="ce5" office:value-type="float" office:value="51.7678957411279">
            <text:p>51.77</text:p>
          </table:table-cell>
          <table:table-cell table:style-name="ce5" office:value-type="float" office:value="77.8589601819659">
            <text:p>77.86</text:p>
          </table:table-cell>
        </table:table-row>
        <table:table-row table:style-name="ro1">
          <table:table-cell office:value-type="string">
            <text:p>STT</text:p>
          </table:table-cell>
          <table:table-cell office:value-type="float" office:value="300">
            <text:p>300</text:p>
          </table:table-cell>
          <table:table-cell office:value-type="float" office:value="40.0238957481281">
            <text:p>40.02</text:p>
          </table:table-cell>
          <table:table-cell office:value-type="float" office:value="5">
            <text:p>5.00</text:p>
          </table:table-cell>
          <table:table-cell office:value-type="float" office:value="18.0625">
            <text:p>18.06</text:p>
          </table:table-cell>
          <table:table-cell office:value-type="float" office:value="5.12495600888149">
            <text:p>5.12</text:p>
          </table:table-cell>
          <table:table-cell office:value-type="float" office:value="13.1398973277023">
            <text:p>13.14</text:p>
          </table:table-cell>
          <table:table-cell table:style-name="ce4" office:value-type="float" office:value="300">
            <text:p>300</text:p>
          </table:table-cell>
          <table:table-cell office:value-type="float" office:value="39.7104373736987">
            <text:p>39.71</text:p>
          </table:table-cell>
          <table:table-cell office:value-type="float" office:value="6">
            <text:p>6.00</text:p>
          </table:table-cell>
          <table:table-cell office:value-type="float" office:value="20.875">
            <text:p>20.88</text:p>
          </table:table-cell>
          <table:table-cell office:value-type="float" office:value="8.07690062789152">
            <text:p>8.08</text:p>
          </table:table-cell>
          <table:table-cell office:value-type="float" office:value="21.2049354604655">
            <text:p>21.20</text:p>
          </table:table-cell>
          <table:table-cell office:value-type="float" office:value="300">
            <text:p>300</text:p>
          </table:table-cell>
          <table:table-cell office:value-type="float" office:value="40.5907609414651">
            <text:p>40.59</text:p>
          </table:table-cell>
          <table:table-cell office:value-type="float" office:value="5">
            <text:p>5.00</text:p>
          </table:table-cell>
          <table:table-cell office:value-type="float" office:value="19.5">
            <text:p>19.50</text:p>
          </table:table-cell>
          <table:table-cell table:style-name="ce5" office:value-type="float" office:value="6.43482689916537">
            <text:p>6.43</text:p>
          </table:table-cell>
          <table:table-cell table:style-name="ce5" office:value-type="float" office:value="24.0488977974944">
            <text:p>24.05</text:p>
          </table:table-cell>
          <table:table-cell table:style-name="ce4" table:formula="of:=[.B8]+[.N8]+[.H8]" office:value-type="float" office:value="900">
            <text:p>900</text:p>
          </table:table-cell>
          <table:table-cell table:style-name="ce5" table:formula="of:=[.C8]+[.I8]+[.O8]" office:value-type="float" office:value="120.325094063292">
            <text:p>120.33</text:p>
          </table:table-cell>
          <table:table-cell table:style-name="ce5" table:formula="of:=AVERAGE([.D8];[.J8];[.P8])" office:value-type="float" office:value="5.33333333333333">
            <text:p>5.33</text:p>
          </table:table-cell>
          <table:table-cell table:style-name="ce5" table:formula="of:=AVERAGE([.E8];[.K8];[.Q8])" office:value-type="float" office:value="19.4791666666667">
            <text:p>19.48</text:p>
          </table:table-cell>
          <table:table-cell table:style-name="ce5" table:formula="of:=AVERAGE([.G8];[.L8];[.R8])" office:value-type="float" office:value="9.21720828491973">
            <text:p>9.22</text:p>
          </table:table-cell>
          <table:table-cell table:style-name="ce5" table:formula="of:=AVERAGE([.G8];[.M8];[.S8])" office:value-type="float" office:value="19.4645768618874">
            <text:p>19.46</text:p>
          </table:table-cell>
          <table:table-cell table:style-name="ce5" table:formula="of:=SUM([.AG8]+[.AM8]+[.AS8])" office:value-type="float" office:value="118.817525421065">
            <text:p>118.82</text:p>
          </table:table-cell>
          <table:table-cell table:style-name="ce5" table:formula="of:=AVERAGE([.AH8];[.AN8];[.AT8])" office:value-type="float" office:value="8.66666666666667">
            <text:p>8.67</text:p>
          </table:table-cell>
          <table:table-cell table:style-name="ce5" table:formula="of:=AVERAGE([.AI8];[.AO8];[.AU8])" office:value-type="float" office:value="19.3014705882353">
            <text:p>19.30</text:p>
          </table:table-cell>
          <table:table-cell table:style-name="ce5" table:formula="of:=AVERAGE([.AJ8];[.AP8];[.AV8])" office:value-type="float" office:value="9.43968485582126">
            <text:p>9.44</text:p>
          </table:table-cell>
          <table:table-cell table:style-name="ce5" table:formula="of:=AVERAGE([.AK8];[.AQ8];[.AW8])" office:value-type="float" office:value="13.539879371867">
            <text:p>13.54</text:p>
          </table:table-cell>
          <table:table-cell table:style-name="ce2" office:value-type="string">
            <text:p>STT</text:p>
          </table:table-cell>
          <table:table-cell table:style-name="ce4" office:value-type="float" office:value="300">
            <text:p>300</text:p>
          </table:table-cell>
          <table:table-cell table:style-name="ce5" office:value-type="float" office:value="39.5330994535647">
            <text:p>39.53</text:p>
          </table:table-cell>
          <table:table-cell table:style-name="ce5" office:value-type="float" office:value="8">
            <text:p>8.00</text:p>
          </table:table-cell>
          <table:table-cell table:style-name="ce5" office:value-type="float" office:value="18.5294117647059">
            <text:p>18.53</text:p>
          </table:table-cell>
          <table:table-cell table:style-name="ce5" office:value-type="float" office:value="8.48369584446578">
            <text:p>8.48</text:p>
          </table:table-cell>
          <table:table-cell table:style-name="ce5" office:value-type="float" office:value="12.9636706386204">
            <text:p>12.96</text:p>
          </table:table-cell>
          <table:table-cell table:style-name="ce4" office:value-type="float" office:value="300">
            <text:p>300</text:p>
          </table:table-cell>
          <table:table-cell table:style-name="ce5" office:value-type="float" office:value="38.7530141233207">
            <text:p>38.75</text:p>
          </table:table-cell>
          <table:table-cell table:style-name="ce5" office:value-type="float" office:value="9">
            <text:p>9.00</text:p>
          </table:table-cell>
          <table:table-cell table:style-name="ce5" office:value-type="float" office:value="20.375">
            <text:p>20.38</text:p>
          </table:table-cell>
          <table:table-cell table:style-name="ce5" office:value-type="float" office:value="9.94959655456639">
            <text:p>9.95</text:p>
          </table:table-cell>
          <table:table-cell table:style-name="ce5" office:value-type="float" office:value="16.0505158916624">
            <text:p>16.05</text:p>
          </table:table-cell>
          <table:table-cell table:style-name="ce4" office:value-type="float" office:value="300">
            <text:p>300</text:p>
          </table:table-cell>
          <table:table-cell table:style-name="ce5" office:value-type="float" office:value="40.5314118441792">
            <text:p>40.53</text:p>
          </table:table-cell>
          <table:table-cell table:style-name="ce5" office:value-type="float" office:value="9">
            <text:p>9.00</text:p>
          </table:table-cell>
          <table:table-cell table:style-name="ce5" office:value-type="float" office:value="19">
            <text:p>19.00</text:p>
          </table:table-cell>
          <table:table-cell table:style-name="ce5" office:value-type="float" office:value="9.88576216843161">
            <text:p>9.89</text:p>
          </table:table-cell>
          <table:table-cell table:style-name="ce5" office:value-type="float" office:value="11.6054515853183">
            <text:p>11.61</text:p>
          </table:table-cell>
        </table:table-row>
        <table:table-row table:style-name="ro1">
          <table:table-cell office:value-type="string">
            <text:p>STT</text:p>
          </table:table-cell>
          <table:table-cell office:value-type="float" office:value="400">
            <text:p>400</text:p>
          </table:table-cell>
          <table:table-cell table:number-columns-repeated="5"/>
          <table:table-cell table:style-name="ce4" office:value-type="float" office:value="300">
            <text:p>300</text:p>
          </table:table-cell>
          <table:table-cell table:number-columns-repeated="5"/>
          <table:table-cell office:value-type="float" office:value="400">
            <text:p>400</text:p>
          </table:table-cell>
          <table:table-cell table:number-columns-repeated="3"/>
          <table:table-cell table:style-name="ce5" table:number-columns-repeated="2"/>
          <table:table-cell table:style-name="ce4"/>
          <table:table-cell table:style-name="ce5" table:number-columns-repeated="5"/>
          <table:table-cell table:number-columns-repeated="5"/>
          <table:table-cell table:style-name="ce2"/>
          <table:table-cell table:style-name="ce4"/>
          <table:table-cell table:style-name="ce5" table:number-columns-repeated="5"/>
          <table:table-cell table:style-name="ce4"/>
          <table:table-cell table:style-name="ce5" table:number-columns-repeated="5"/>
          <table:table-cell table:style-name="ce4"/>
          <table:table-cell table:style-name="ce5" table:number-columns-repeated="5"/>
        </table:table-row>
        <table:table-row table:style-name="ro1">
          <table:table-cell office:value-type="string">
            <text:p>STT</text:p>
          </table:table-cell>
          <table:table-cell table:style-name="Default" office:value-type="float" office:value="450">
            <text:p>450</text:p>
          </table:table-cell>
          <table:table-cell table:number-columns-repeated="5"/>
          <table:table-cell table:style-name="Default" office:value-type="float" office:value="300">
            <text:p>300</text:p>
          </table:table-cell>
          <table:table-cell table:number-columns-repeated="5"/>
          <table:table-cell table:style-name="Default" office:value-type="float" office:value="450">
            <text:p>450</text:p>
          </table:table-cell>
          <table:table-cell table:number-columns-repeated="3"/>
          <table:table-cell table:style-name="ce5" table:number-columns-repeated="2"/>
          <table:table-cell table:style-name="ce4"/>
          <table:table-cell table:style-name="ce5" table:number-columns-repeated="5"/>
          <table:table-cell table:style-name="ce4" table:formula="of:=[.B6]" office:value-type="float" office:value="100">
            <text:p>100</text:p>
          </table:table-cell>
          <table:table-cell table:style-name="ce4" table:formula="of:=[.H6]" office:value-type="float" office:value="100">
            <text:p>100</text:p>
          </table:table-cell>
          <table:table-cell table:formula="of:=[.N6]" office:value-type="float" office:value="100">
            <text:p>100</text:p>
          </table:table-cell>
          <table:table-cell table:number-columns-repeated="2"/>
          <table:table-cell table:style-name="ce2"/>
          <table:table-cell/>
          <table:table-cell table:style-name="ce5" table:number-columns-repeated="5"/>
          <table:table-cell/>
          <table:table-cell table:style-name="ce5" table:number-columns-repeated="5"/>
          <table:table-cell/>
          <table:table-cell table:style-name="ce5" table:number-columns-repeated="5"/>
        </table:table-row>
        <table:table-row table:style-name="ro1">
          <table:table-cell office:value-type="string">
            <text:p>STT</text:p>
          </table:table-cell>
          <table:table-cell office:value-type="float" office:value="500">
            <text:p>500</text:p>
          </table:table-cell>
          <table:table-cell table:number-columns-repeated="5"/>
          <table:table-cell table:style-name="Default" office:value-type="float" office:value="300">
            <text:p>300</text:p>
          </table:table-cell>
          <table:table-cell table:number-columns-repeated="5"/>
          <table:table-cell office:value-type="float" office:value="500">
            <text:p>500</text:p>
          </table:table-cell>
          <table:table-cell table:number-columns-repeated="3"/>
          <table:table-cell table:style-name="ce5" table:number-columns-repeated="2"/>
          <table:table-cell table:style-name="ce4"/>
          <table:table-cell table:style-name="ce5" table:number-columns-repeated="5"/>
          <table:table-cell table:style-name="ce4" table:formula="of:=[.B7]" office:value-type="float" office:value="200">
            <text:p>200</text:p>
          </table:table-cell>
          <table:table-cell table:style-name="ce4" table:formula="of:=[.H7]" office:value-type="float" office:value="200">
            <text:p>200</text:p>
          </table:table-cell>
          <table:table-cell table:formula="of:=[.N7]" office:value-type="float" office:value="200">
            <text:p>200</text:p>
          </table:table-cell>
          <table:table-cell table:number-columns-repeated="2"/>
          <table:table-cell table:style-name="ce2"/>
          <table:table-cell table:style-name="ce4"/>
          <table:table-cell table:style-name="ce5" table:number-columns-repeated="5"/>
          <table:table-cell/>
          <table:table-cell table:style-name="ce5" table:number-columns-repeated="5"/>
          <table:table-cell table:style-name="ce4"/>
          <table:table-cell table:style-name="ce5" table:number-columns-repeated="5"/>
        </table:table-row>
        <table:table-row table:style-name="ro1">
          <table:table-cell office:value-type="string">
            <text:p>STT</text:p>
          </table:table-cell>
          <table:table-cell office:value-type="float" office:value="500">
            <text:p>500</text:p>
          </table:table-cell>
          <table:table-cell table:number-columns-repeated="5"/>
          <table:table-cell table:style-name="ce4" office:value-type="float" office:value="400">
            <text:p>400</text:p>
          </table:table-cell>
          <table:table-cell table:number-columns-repeated="5"/>
          <table:table-cell office:value-type="float" office:value="500">
            <text:p>500</text:p>
          </table:table-cell>
          <table:table-cell table:number-columns-repeated="3"/>
          <table:table-cell table:style-name="ce5" table:number-columns-repeated="2"/>
          <table:table-cell table:style-name="ce4"/>
          <table:table-cell table:style-name="ce5" table:number-columns-repeated="5"/>
          <table:table-cell table:style-name="ce4" table:formula="of:=[.B8]" office:value-type="float" office:value="300">
            <text:p>300</text:p>
          </table:table-cell>
          <table:table-cell table:style-name="ce4" table:formula="of:=[.H8]" office:value-type="float" office:value="300">
            <text:p>300</text:p>
          </table:table-cell>
          <table:table-cell table:formula="of:=[.N8]" office:value-type="float" office:value="300">
            <text:p>300</text:p>
          </table:table-cell>
          <table:table-cell table:number-columns-repeated="2"/>
          <table:table-cell table:style-name="ce2"/>
          <table:table-cell table:style-name="ce4"/>
          <table:table-cell table:style-name="ce5" table:number-columns-repeated="5"/>
          <table:table-cell table:style-name="ce4"/>
          <table:table-cell table:style-name="ce5" table:number-columns-repeated="5"/>
          <table:table-cell table:style-name="ce4"/>
          <table:table-cell table:style-name="ce5" table:number-columns-repeated="5"/>
        </table:table-row>
        <table:table-row table:style-name="ro1">
          <table:table-cell table:number-columns-repeated="7"/>
          <table:table-cell table:style-name="ce4"/>
          <table:table-cell table:number-columns-repeated="9"/>
          <table:table-cell table:style-name="ce5" table:number-columns-repeated="2"/>
          <table:table-cell table:style-name="ce4"/>
          <table:table-cell table:style-name="ce5" table:number-columns-repeated="5"/>
          <table:table-cell table:style-name="ce4" table:number-columns-repeated="2"/>
          <table:table-cell table:number-columns-repeated="22"/>
        </table:table-row>
        <table:table-row table:style-name="ro1">
          <table:table-cell/>
          <table:table-cell table:style-name="ce3" office:value-type="string" table:number-columns-spanned="6" table:number-rows-spanned="1">
            <text:p>(rocha)</text:p>
          </table:table-cell>
          <table:covered-table-cell table:number-columns-repeated="3" table:style-name="ce2"/>
          <table:covered-table-cell table:number-columns-repeated="2" table:style-name="Default"/>
          <table:table-cell table:style-name="ce3" office:value-type="string" table:number-columns-spanned="6" table:number-rows-spanned="1">
            <text:p>(netbook)</text:p>
          </table:table-cell>
          <table:covered-table-cell table:number-columns-repeated="3" table:style-name="ce2"/>
          <table:covered-table-cell table:number-columns-repeated="2" table:style-name="Default"/>
          <table:table-cell table:style-name="ce3" office:value-type="string" table:number-columns-spanned="4" table:number-rows-spanned="1">
            <text:p>(montevideo)</text:p>
          </table:table-cell>
          <table:covered-table-cell table:number-columns-repeated="3" table:style-name="ce2"/>
          <table:table-cell table:number-columns-repeated="2"/>
          <table:table-cell table:style-name="ce2" table:number-columns-repeated="4"/>
          <table:table-cell table:number-columns-repeated="26"/>
        </table:table-row>
        <table:table-row table:style-name="ro1">
          <table:table-cell/>
          <table:table-cell table:style-name="ce3" office:value-type="string" table:number-columns-spanned="6" table:number-rows-spanned="1">
            <text:p>worker1</text:p>
          </table:table-cell>
          <table:covered-table-cell table:number-columns-repeated="3" table:style-name="ce2"/>
          <table:covered-table-cell table:number-columns-repeated="2" table:style-name="Default"/>
          <table:table-cell table:style-name="ce3" office:value-type="string" table:number-columns-spanned="6" table:number-rows-spanned="1">
            <text:p>worker2</text:p>
          </table:table-cell>
          <table:covered-table-cell table:number-columns-repeated="3" table:style-name="ce2"/>
          <table:covered-table-cell table:number-columns-repeated="2" table:style-name="Default"/>
          <table:table-cell table:style-name="ce3" office:value-type="string" table:number-columns-spanned="4" table:number-rows-spanned="1">
            <text:p>basededatos</text:p>
          </table:table-cell>
          <table:covered-table-cell table:number-columns-repeated="3" table:style-name="ce2"/>
          <table:table-cell table:number-columns-repeated="2"/>
          <table:table-cell table:style-name="ce2" table:number-columns-repeated="4"/>
          <table:table-cell table:number-columns-repeated="26"/>
        </table:table-row>
        <table:table-row table:style-name="ro1">
          <table:table-cell/>
          <table:table-cell table:style-name="ce3" office:value-type="string" table:number-columns-spanned="6" table:number-rows-spanned="1">
            <text:p>Jmeter 1</text:p>
          </table:table-cell>
          <table:covered-table-cell table:number-columns-repeated="3" table:style-name="ce2"/>
          <table:covered-table-cell table:number-columns-repeated="2" table:style-name="Default"/>
          <table:table-cell table:style-name="ce3" office:value-type="string" table:number-columns-spanned="6" table:number-rows-spanned="1">
            <text:p>Jmeter 2</text:p>
          </table:table-cell>
          <table:covered-table-cell table:number-columns-repeated="3" table:style-name="ce2"/>
          <table:covered-table-cell table:number-columns-repeated="2" table:style-name="Default"/>
          <table:table-cell table:style-name="ce3" office:value-type="string" table:number-columns-spanned="4" table:number-rows-spanned="1">
            <text:p>Jmeter 3</text:p>
          </table:table-cell>
          <table:covered-table-cell table:number-columns-repeated="3" table:style-name="ce2"/>
          <table:table-cell table:number-columns-repeated="2"/>
          <table:table-cell table:style-name="ce2" table:number-columns-repeated="4"/>
          <table:table-cell table:number-columns-repeated="26"/>
        </table:table-row>
        <table:table-row table:style-name="ro1">
          <table:table-cell office:value-type="string">
            <text:p>-----</text:p>
          </table:table-cell>
          <table:table-cell table:style-name="ce2" office:value-type="string">
            <text:p>Hilos</text:p>
          </table:table-cell>
          <table:table-cell table:style-name="ce2" office:value-type="string">
            <text:p>Rendimiento</text:p>
          </table:table-cell>
          <table:table-cell table:style-name="ce2" office:value-type="string">
            <text:p>Media datos clusterizados</text:p>
          </table:table-cell>
          <table:table-cell table:style-name="ce2" office:value-type="string">
            <text:p>Media datos sin clusterizar</text:p>
          </table:table-cell>
          <table:table-cell table:style-name="Default" office:value-type="string">
            <text:p>Desviación estándar datos clusterizados</text:p>
          </table:table-cell>
          <table:table-cell table:style-name="Default" office:value-type="string">
            <text:p>Desviación estándar datos sin clusterizar</text:p>
          </table:table-cell>
          <table:table-cell table:style-name="ce2" office:value-type="string">
            <text:p>Hilos</text:p>
          </table:table-cell>
          <table:table-cell table:style-name="ce2" office:value-type="string">
            <text:p>Rendimiento</text:p>
          </table:table-cell>
          <table:table-cell table:style-name="ce2" office:value-type="string">
            <text:p>Media datos clusterizados</text:p>
          </table:table-cell>
          <table:table-cell table:style-name="ce2" office:value-type="string">
            <text:p>Media datos sin clusterizar</text:p>
          </table:table-cell>
          <table:table-cell table:style-name="Default" office:value-type="string">
            <text:p>Desviación estándar datos clusterizados</text:p>
          </table:table-cell>
          <table:table-cell table:style-name="Default" office:value-type="string">
            <text:p>Desviación estándar datos sin clusterizar</text:p>
          </table:table-cell>
          <table:table-cell table:style-name="ce2" office:value-type="string">
            <text:p>Hilos</text:p>
          </table:table-cell>
          <table:table-cell table:style-name="ce2" office:value-type="string">
            <text:p>Rendimiento</text:p>
          </table:table-cell>
          <table:table-cell table:style-name="ce2" office:value-type="string">
            <text:p>Media datos clusterizados</text:p>
          </table:table-cell>
          <table:table-cell table:style-name="ce2" office:value-type="string">
            <text:p>Media datos sin clusterizar</text:p>
          </table:table-cell>
          <table:table-cell office:value-type="string">
            <text:p>Desviación estándar datos clusterizados</text:p>
          </table:table-cell>
          <table:table-cell office:value-type="string">
            <text:p>Desviación estándar datos sin clusterizar</text:p>
          </table:table-cell>
          <table:table-cell table:style-name="ce2" office:value-type="string">
            <text:p>Total hilos</text:p>
          </table:table-cell>
          <table:table-cell table:style-name="ce2" office:value-type="string">
            <text:p>Rendimiento total</text:p>
          </table:table-cell>
          <table:table-cell table:style-name="ce2" office:value-type="string">
            <text:p>Media total datos clusterizados</text:p>
          </table:table-cell>
          <table:table-cell table:style-name="ce2" office:value-type="string">
            <text:p>Media total datos sin clusterizar</text:p>
          </table:table-cell>
          <table:table-cell office:value-type="string">
            <text:p>Desviación estándar total datos clusterizados</text:p>
          </table:table-cell>
          <table:table-cell office:value-type="string">
            <text:p>Desviación estándar total datos sin clusterizar</text:p>
          </table:table-cell>
          <table:table-cell table:number-columns-repeated="24"/>
        </table:table-row>
        <table:table-row table:style-name="ro1">
          <table:table-cell office:value-type="string">
            <text:p>LT</text:p>
          </table:table-cell>
          <table:table-cell office:value-type="float" office:value="300">
            <text:p>300</text:p>
          </table:table-cell>
          <table:table-cell office:value-type="float" office:value="38.3427415060177">
            <text:p>38.34</text:p>
          </table:table-cell>
          <table:table-cell office:value-type="float" office:value="5">
            <text:p>5.00</text:p>
          </table:table-cell>
          <table:table-cell office:value-type="float" office:value="16.375">
            <text:p>16.38</text:p>
          </table:table-cell>
          <table:table-cell office:value-type="float" office:value="3.66812849269064">
            <text:p>3.67</text:p>
          </table:table-cell>
          <table:table-cell office:value-type="float" office:value="6.64578706178197">
            <text:p>6.65</text:p>
          </table:table-cell>
          <table:table-cell table:style-name="ce4" office:value-type="float" office:value="300">
            <text:p>300</text:p>
          </table:table-cell>
          <table:table-cell office:value-type="float" office:value="39.4783737103274">
            <text:p>39.48</text:p>
          </table:table-cell>
          <table:table-cell office:value-type="float" office:value="6">
            <text:p>6.00</text:p>
          </table:table-cell>
          <table:table-cell office:value-type="float" office:value="17.5">
            <text:p>17.50</text:p>
          </table:table-cell>
          <table:table-cell office:value-type="float" office:value="4.69203214680661">
            <text:p>4.69</text:p>
          </table:table-cell>
          <table:table-cell office:value-type="float" office:value="7.57750386269892">
            <text:p>7.58</text:p>
          </table:table-cell>
          <table:table-cell office:value-type="float" office:value="300">
            <text:p>300</text:p>
          </table:table-cell>
          <table:table-cell office:value-type="float" office:value="38.9529588920047">
            <text:p>38.95</text:p>
          </table:table-cell>
          <table:table-cell office:value-type="float" office:value="5">
            <text:p>5.00</text:p>
          </table:table-cell>
          <table:table-cell office:value-type="float" office:value="16.875">
            <text:p>16.88</text:p>
          </table:table-cell>
          <table:table-cell table:style-name="ce5" office:value-type="float" office:value="4.20672683528021">
            <text:p>4.21</text:p>
          </table:table-cell>
          <table:table-cell table:style-name="ce5" office:value-type="float" office:value="10.4926751294253">
            <text:p>10.49</text:p>
          </table:table-cell>
          <table:table-cell table:style-name="ce4" table:formula="of:=[.B18]+[.N18]+[.H18]" office:value-type="float" office:value="900">
            <text:p>900</text:p>
          </table:table-cell>
          <table:table-cell table:style-name="ce5" table:formula="of:=[.C18]+[.I18]+[.O18]" office:value-type="float" office:value="116.77407410835">
            <text:p>116.77</text:p>
          </table:table-cell>
          <table:table-cell table:style-name="ce5" table:formula="of:=AVERAGE([.D18];[.J18];[.P18])" office:value-type="float" office:value="5.33333333333333">
            <text:p>5.33</text:p>
          </table:table-cell>
          <table:table-cell table:style-name="ce5" table:formula="of:=AVERAGE([.E18];[.K18];[.Q18])" office:value-type="float" office:value="16.9166666666667">
            <text:p>16.92</text:p>
          </table:table-cell>
          <table:table-cell table:style-name="ce5" table:formula="of:=AVERAGE([.F18];[.L18];[.R18])" office:value-type="float" office:value="4.18896249159249">
            <text:p>4.19</text:p>
          </table:table-cell>
          <table:table-cell table:style-name="ce5" table:formula="of:=AVERAGE([.G18];[.M18];[.S18])" office:value-type="float" office:value="8.23865535130206">
            <text:p>8.24</text:p>
          </table:table-cell>
          <table:table-cell table:style-name="ce4" table:formula="of:=[.B18]" office:value-type="float" office:value="300">
            <text:p>300</text:p>
          </table:table-cell>
          <table:table-cell table:style-name="ce4" table:formula="of:=[.H18]" office:value-type="float" office:value="300">
            <text:p>300</text:p>
          </table:table-cell>
          <table:table-cell table:formula="of:=[.N18]" office:value-type="float" office:value="300">
            <text:p>300</text:p>
          </table:table-cell>
          <table:table-cell table:number-columns-repeated="21"/>
        </table:table-row>
        <table:table-row table:style-name="ro1">
          <table:table-cell office:value-type="string">
            <text:p>LT</text:p>
          </table:table-cell>
          <table:table-cell office:value-type="float" office:value="850">
            <text:p>850</text:p>
          </table:table-cell>
          <table:table-cell office:value-type="float" office:value="109.716941048657">
            <text:p>109.72</text:p>
          </table:table-cell>
          <table:table-cell office:value-type="float" office:value="4">
            <text:p>4.00</text:p>
          </table:table-cell>
          <table:table-cell office:value-type="float" office:value="15">
            <text:p>15.00</text:p>
          </table:table-cell>
          <table:table-cell office:value-type="float" office:value="5.17438207734537">
            <text:p>5.17</text:p>
          </table:table-cell>
          <table:table-cell office:value-type="float" office:value="7.62036096779276">
            <text:p>7.62</text:p>
          </table:table-cell>
          <table:table-cell table:style-name="ce4" office:value-type="float" office:value="300">
            <text:p>300</text:p>
          </table:table-cell>
          <table:table-cell office:value-type="float" office:value="39.2468956795709">
            <text:p>39.25</text:p>
          </table:table-cell>
          <table:table-cell office:value-type="float" office:value="5">
            <text:p>5.00</text:p>
          </table:table-cell>
          <table:table-cell office:value-type="float" office:value="16.625">
            <text:p>16.63</text:p>
          </table:table-cell>
          <table:table-cell office:value-type="float" office:value="5.59282157968786">
            <text:p>5.59</text:p>
          </table:table-cell>
          <table:table-cell office:value-type="float" office:value="10.5489251512395">
            <text:p>10.55</text:p>
          </table:table-cell>
          <table:table-cell office:value-type="float" office:value="850">
            <text:p>850</text:p>
          </table:table-cell>
          <table:table-cell office:value-type="float" office:value="107.953262587492">
            <text:p>107.95</text:p>
          </table:table-cell>
          <table:table-cell office:value-type="float" office:value="4">
            <text:p>4.00</text:p>
          </table:table-cell>
          <table:table-cell office:value-type="float" office:value="15.75">
            <text:p>15.75</text:p>
          </table:table-cell>
          <table:table-cell table:style-name="ce5" office:value-type="float" office:value="4.95647593504061">
            <text:p>4.96</text:p>
          </table:table-cell>
          <table:table-cell table:style-name="ce5" office:value-type="float" office:value="7.23754810772056">
            <text:p>7.24</text:p>
          </table:table-cell>
          <table:table-cell table:style-name="ce4" table:formula="of:=[.B19]+[.N19]+[.H19]" office:value-type="float" office:value="2000">
            <text:p>2000</text:p>
          </table:table-cell>
          <table:table-cell table:style-name="ce5" table:formula="of:=[.C19]+[.I19]+[.O19]" office:value-type="float" office:value="256.91709931572">
            <text:p>256.92</text:p>
          </table:table-cell>
          <table:table-cell table:style-name="ce5" table:formula="of:=AVERAGE([.D19];[.J19];[.P19])" office:value-type="float" office:value="4.33333333333333">
            <text:p>4.33</text:p>
          </table:table-cell>
          <table:table-cell table:style-name="ce5" table:formula="of:=AVERAGE([.E19];[.K19];[.Q19])" office:value-type="float" office:value="15.7916666666667">
            <text:p>15.79</text:p>
          </table:table-cell>
          <table:table-cell table:style-name="ce5" table:formula="of:=AVERAGE([.F19];[.L19];[.R19])" office:value-type="float" office:value="5.24122653069128">
            <text:p>5.24</text:p>
          </table:table-cell>
          <table:table-cell table:style-name="ce5" table:formula="of:=AVERAGE([.G19];[.M19];[.S19])" office:value-type="float" office:value="8.46894474225094">
            <text:p>8.47</text:p>
          </table:table-cell>
          <table:table-cell table:style-name="ce4" table:formula="of:=[.B19]" office:value-type="float" office:value="850">
            <text:p>850</text:p>
          </table:table-cell>
          <table:table-cell table:style-name="ce4" table:formula="of:=[.H19]" office:value-type="float" office:value="300">
            <text:p>300</text:p>
          </table:table-cell>
          <table:table-cell table:formula="of:=[.N19]" office:value-type="float" office:value="850">
            <text:p>850</text:p>
          </table:table-cell>
          <table:table-cell table:number-columns-repeated="21"/>
        </table:table-row>
        <table:table-row table:style-name="ro1">
          <table:table-cell office:value-type="string">
            <text:p>LT</text:p>
          </table:table-cell>
          <table:table-cell table:style-name="Default" office:value-type="float" office:value="1000">
            <text:p>1000</text:p>
          </table:table-cell>
          <table:table-cell office:value-type="float" office:value="125.905382105348">
            <text:p>125.91</text:p>
          </table:table-cell>
          <table:table-cell office:value-type="float" office:value="4">
            <text:p>4.00</text:p>
          </table:table-cell>
          <table:table-cell office:value-type="float" office:value="17">
            <text:p>17.00</text:p>
          </table:table-cell>
          <table:table-cell office:value-type="float" office:value="6.24858541991706">
            <text:p>6.25</text:p>
          </table:table-cell>
          <table:table-cell office:value-type="float" office:value="10.0233958221761">
            <text:p>10.02</text:p>
          </table:table-cell>
          <table:table-cell table:style-name="Default" office:value-type="float" office:value="600">
            <text:p>600</text:p>
          </table:table-cell>
          <table:table-cell office:value-type="float" office:value="76.4780444280788">
            <text:p>76.48</text:p>
          </table:table-cell>
          <table:table-cell office:value-type="float" office:value="5">
            <text:p>5.00</text:p>
          </table:table-cell>
          <table:table-cell office:value-type="float" office:value="18.5">
            <text:p>18.50</text:p>
          </table:table-cell>
          <table:table-cell office:value-type="float" office:value="7.52591948966574">
            <text:p>7.53</text:p>
          </table:table-cell>
          <table:table-cell office:value-type="float" office:value="15.4431314395399">
            <text:p>15.44</text:p>
          </table:table-cell>
          <table:table-cell table:style-name="Default" office:value-type="float" office:value="1000">
            <text:p>1000</text:p>
          </table:table-cell>
          <table:table-cell office:value-type="float" office:value="127.382224518248">
            <text:p>127.38</text:p>
          </table:table-cell>
          <table:table-cell office:value-type="float" office:value="5">
            <text:p>5.00</text:p>
          </table:table-cell>
          <table:table-cell office:value-type="float" office:value="17.5">
            <text:p>17.50</text:p>
          </table:table-cell>
          <table:table-cell table:style-name="ce5" office:value-type="float" office:value="6.66455564235156">
            <text:p>6.66</text:p>
          </table:table-cell>
          <table:table-cell table:style-name="ce5" office:value-type="float" office:value="10.1621122785229">
            <text:p>10.16</text:p>
          </table:table-cell>
          <table:table-cell table:style-name="ce4" table:formula="of:=[.B20]+[.N20]+[.H20]" office:value-type="float" office:value="2600">
            <text:p>2600</text:p>
          </table:table-cell>
          <table:table-cell table:style-name="ce5" table:formula="of:=[.C20]+[.I20]+[.O20]" office:value-type="float" office:value="329.765651051675">
            <text:p>329.77</text:p>
          </table:table-cell>
          <table:table-cell table:style-name="ce5" table:formula="of:=AVERAGE([.D20];[.J20];[.P20])" office:value-type="float" office:value="4.66666666666667">
            <text:p>4.67</text:p>
          </table:table-cell>
          <table:table-cell table:style-name="ce5" table:formula="of:=AVERAGE([.E20];[.K20];[.Q20])" office:value-type="float" office:value="17.6666666666667">
            <text:p>17.67</text:p>
          </table:table-cell>
          <table:table-cell table:style-name="ce5" table:formula="of:=AVERAGE([.F20];[.L20];[.R20])" office:value-type="float" office:value="6.81302018397812">
            <text:p>6.81</text:p>
          </table:table-cell>
          <table:table-cell table:style-name="ce5" table:formula="of:=AVERAGE([.G20];[.M20];[.S20])" office:value-type="float" office:value="11.8762131800796">
            <text:p>11.88</text:p>
          </table:table-cell>
          <table:table-cell table:style-name="ce4" table:formula="of:=[.B20]" office:value-type="float" office:value="1000">
            <text:p>1000</text:p>
          </table:table-cell>
          <table:table-cell table:style-name="ce4" table:formula="of:=[.H20]" office:value-type="float" office:value="600">
            <text:p>600</text:p>
          </table:table-cell>
          <table:table-cell table:formula="of:=[.N20]" office:value-type="float" office:value="1000">
            <text:p>1000</text:p>
          </table:table-cell>
          <table:table-cell table:number-columns-repeated="21"/>
        </table:table-row>
        <table:table-row table:style-name="ro1">
          <table:table-cell office:value-type="string">
            <text:p>LT</text:p>
          </table:table-cell>
          <table:table-cell table:style-name="Default" office:value-type="float" office:value="1100">
            <text:p>1100</text:p>
          </table:table-cell>
          <table:table-cell office:value-type="float" office:value="143.076506187336">
            <text:p>143.08</text:p>
          </table:table-cell>
          <table:table-cell office:value-type="float" office:value="4">
            <text:p>4.00</text:p>
          </table:table-cell>
          <table:table-cell office:value-type="float" office:value="18.75">
            <text:p>18.75</text:p>
          </table:table-cell>
          <table:table-cell office:value-type="float" office:value="7.2004421824948">
            <text:p>7.20</text:p>
          </table:table-cell>
          <table:table-cell office:value-type="float" office:value="12.2994385297191">
            <text:p>12.30</text:p>
          </table:table-cell>
          <table:table-cell table:style-name="ce4" office:value-type="float" office:value="700">
            <text:p>700</text:p>
          </table:table-cell>
          <table:table-cell office:value-type="float" office:value="89.0569505062464">
            <text:p>89.06</text:p>
          </table:table-cell>
          <table:table-cell office:value-type="float" office:value="6">
            <text:p>6.00</text:p>
          </table:table-cell>
          <table:table-cell office:value-type="float" office:value="20.625">
            <text:p>20.63</text:p>
          </table:table-cell>
          <table:table-cell office:value-type="float" office:value="10.0231614528016">
            <text:p>10.02</text:p>
          </table:table-cell>
          <table:table-cell office:value-type="float" office:value="19.1334447336911">
            <text:p>19.13</text:p>
          </table:table-cell>
          <table:table-cell office:value-type="float" office:value="1100">
            <text:p>1100</text:p>
          </table:table-cell>
          <table:table-cell office:value-type="float" office:value="140.297174925069">
            <text:p>140.30</text:p>
          </table:table-cell>
          <table:table-cell office:value-type="float" office:value="5">
            <text:p>5.00</text:p>
          </table:table-cell>
          <table:table-cell office:value-type="float" office:value="19.375">
            <text:p>19.38</text:p>
          </table:table-cell>
          <table:table-cell table:style-name="ce5" office:value-type="float" office:value="7.27513545356845">
            <text:p>7.28</text:p>
          </table:table-cell>
          <table:table-cell table:style-name="ce5" office:value-type="float" office:value="12.7226268168953">
            <text:p>12.72</text:p>
          </table:table-cell>
          <table:table-cell table:style-name="ce4" table:formula="of:=[.B21]+[.N21]+[.H21]" office:value-type="float" office:value="2900">
            <text:p>2900</text:p>
          </table:table-cell>
          <table:table-cell table:style-name="ce5" table:formula="of:=[.C21]+[.I21]+[.O21]" office:value-type="float" office:value="372.430631618651">
            <text:p>372.43</text:p>
          </table:table-cell>
          <table:table-cell table:style-name="ce5" table:formula="of:=AVERAGE([.D21];[.J21];[.P21])" office:value-type="float" office:value="5">
            <text:p>5.00</text:p>
          </table:table-cell>
          <table:table-cell table:style-name="ce5" table:formula="of:=AVERAGE([.E21];[.K21];[.Q21])" office:value-type="float" office:value="19.5833333333333">
            <text:p>19.58</text:p>
          </table:table-cell>
          <table:table-cell table:style-name="ce5" table:formula="of:=AVERAGE([.F21];[.L21];[.R21])" office:value-type="float" office:value="8.16624636295495">
            <text:p>8.17</text:p>
          </table:table-cell>
          <table:table-cell table:style-name="ce5" table:formula="of:=AVERAGE([.G21];[.M21];[.S21])" office:value-type="float" office:value="14.7185033601018">
            <text:p>14.72</text:p>
          </table:table-cell>
          <table:table-cell table:style-name="ce4" table:formula="of:=[.B21]" office:value-type="float" office:value="1100">
            <text:p>1100</text:p>
          </table:table-cell>
          <table:table-cell table:style-name="ce4" table:formula="of:=[.H21]" office:value-type="float" office:value="700">
            <text:p>700</text:p>
          </table:table-cell>
          <table:table-cell table:formula="of:=[.N21]" office:value-type="float" office:value="1100">
            <text:p>1100</text:p>
          </table:table-cell>
          <table:table-cell table:number-columns-repeated="21"/>
        </table:table-row>
        <table:table-row table:style-name="ro1">
          <table:table-cell office:value-type="string">
            <text:p>LT</text:p>
          </table:table-cell>
          <table:table-cell table:style-name="Default" office:value-type="float" office:value="1000">
            <text:p>1000</text:p>
          </table:table-cell>
          <table:table-cell office:value-type="float" office:value="123.126384103016">
            <text:p>123.13</text:p>
          </table:table-cell>
          <table:table-cell office:value-type="float" office:value="6">
            <text:p>6.00</text:p>
          </table:table-cell>
          <table:table-cell office:value-type="float" office:value="22.75">
            <text:p>22.75</text:p>
          </table:table-cell>
          <table:table-cell office:value-type="float" office:value="23.1664696643662">
            <text:p>23.17</text:p>
          </table:table-cell>
          <table:table-cell office:value-type="float" office:value="28.551316179513">
            <text:p>28.55</text:p>
          </table:table-cell>
          <table:table-cell table:style-name="Default" office:value-type="float" office:value="1000">
            <text:p>1000</text:p>
          </table:table-cell>
          <table:table-cell office:value-type="float" office:value="126.052406287914">
            <text:p>126.05</text:p>
          </table:table-cell>
          <table:table-cell office:value-type="float" office:value="8">
            <text:p>8.00</text:p>
          </table:table-cell>
          <table:table-cell office:value-type="float" office:value="26.75">
            <text:p>26.75</text:p>
          </table:table-cell>
          <table:table-cell office:value-type="float" office:value="25.0228937648981">
            <text:p>25.02</text:p>
          </table:table-cell>
          <table:table-cell office:value-type="float" office:value="41.2438259491474">
            <text:p>41.24</text:p>
          </table:table-cell>
          <table:table-cell table:style-name="Default" office:value-type="float" office:value="1000">
            <text:p>1000</text:p>
          </table:table-cell>
          <table:table-cell office:value-type="float" office:value="129.718043419512">
            <text:p>129.72</text:p>
          </table:table-cell>
          <table:table-cell office:value-type="float" office:value="7">
            <text:p>7.00</text:p>
          </table:table-cell>
          <table:table-cell office:value-type="float" office:value="24">
            <text:p>24.00</text:p>
          </table:table-cell>
          <table:table-cell table:style-name="ce5" office:value-type="float" office:value="25.5206314977583">
            <text:p>25.52</text:p>
          </table:table-cell>
          <table:table-cell table:style-name="ce5" office:value-type="float" office:value="27.9299580024008">
            <text:p>27.93</text:p>
          </table:table-cell>
          <table:table-cell table:style-name="ce4" table:formula="of:=[.B22]+[.N22]+[.H22]" office:value-type="float" office:value="3000">
            <text:p>3000</text:p>
          </table:table-cell>
          <table:table-cell table:style-name="ce5" table:formula="of:=[.C22]+[.I22]+[.O22]" office:value-type="float" office:value="378.896833810442">
            <text:p>378.90</text:p>
          </table:table-cell>
          <table:table-cell table:style-name="ce5" table:formula="of:=AVERAGE([.D22];[.J22];[.P22])" office:value-type="float" office:value="7">
            <text:p>7.00</text:p>
          </table:table-cell>
          <table:table-cell table:style-name="ce5" table:formula="of:=AVERAGE([.E22];[.K22];[.Q22])" office:value-type="float" office:value="24.5">
            <text:p>24.50</text:p>
          </table:table-cell>
          <table:table-cell table:style-name="ce5" table:formula="of:=AVERAGE([.F22];[.L22];[.R22])" office:value-type="float" office:value="24.5699983090075">
            <text:p>24.57</text:p>
          </table:table-cell>
          <table:table-cell table:style-name="ce5" table:formula="of:=AVERAGE([.G22];[.M22];[.S22])" office:value-type="float" office:value="32.5750333770204">
            <text:p>32.58</text:p>
          </table:table-cell>
          <table:table-cell table:style-name="ce4" table:formula="of:=[.B22]" office:value-type="float" office:value="1000">
            <text:p>1000</text:p>
          </table:table-cell>
          <table:table-cell table:style-name="ce4" table:formula="of:=[.H22]" office:value-type="float" office:value="1000">
            <text:p>1000</text:p>
          </table:table-cell>
          <table:table-cell table:formula="of:=[.N22]" office:value-type="float" office:value="1000">
            <text:p>1000</text:p>
          </table:table-cell>
          <table:table-cell table:number-columns-repeated="21"/>
        </table:table-row>
        <table:table-row table:style-name="ro1">
          <table:table-cell office:value-type="string">
            <text:p>LT</text:p>
          </table:table-cell>
          <table:table-cell table:style-name="Default" office:value-type="float" office:value="1200">
            <text:p>1200</text:p>
          </table:table-cell>
          <table:table-cell office:value-type="float" office:value="148.233550193527">
            <text:p>148.23</text:p>
          </table:table-cell>
          <table:table-cell office:value-type="float" office:value="7">
            <text:p>7.00</text:p>
          </table:table-cell>
          <table:table-cell office:value-type="float" office:value="29.125">
            <text:p>29.13</text:p>
          </table:table-cell>
          <table:table-cell office:value-type="float" office:value="13.9134362518155">
            <text:p>13.91</text:p>
          </table:table-cell>
          <table:table-cell office:value-type="float" office:value="25.7817834634268">
            <text:p>25.78</text:p>
          </table:table-cell>
          <table:table-cell table:style-name="Default" office:value-type="float" office:value="1200">
            <text:p>1200</text:p>
          </table:table-cell>
          <table:table-cell office:value-type="float" office:value="148.656158649156">
            <text:p>148.66</text:p>
          </table:table-cell>
          <table:table-cell office:value-type="float" office:value="15">
            <text:p>15.00</text:p>
          </table:table-cell>
          <table:table-cell office:value-type="float" office:value="37.75">
            <text:p>37.75</text:p>
          </table:table-cell>
          <table:table-cell office:value-type="float" office:value="107.569390075208">
            <text:p>107.57</text:p>
          </table:table-cell>
          <table:table-cell office:value-type="float" office:value="106.175245932444">
            <text:p>106.18</text:p>
          </table:table-cell>
          <table:table-cell table:style-name="Default" office:value-type="float" office:value="1200">
            <text:p>1200</text:p>
          </table:table-cell>
          <table:table-cell office:value-type="float" office:value="150.235264250615">
            <text:p>150.24</text:p>
          </table:table-cell>
          <table:table-cell office:value-type="float" office:value="8">
            <text:p>8.00</text:p>
          </table:table-cell>
          <table:table-cell office:value-type="float" office:value="30.625">
            <text:p>30.63</text:p>
          </table:table-cell>
          <table:table-cell table:style-name="ce5" office:value-type="float" office:value="14.7876883701578">
            <text:p>14.79</text:p>
          </table:table-cell>
          <table:table-cell table:style-name="ce5" office:value-type="float" office:value="26.3826778364356">
            <text:p>26.38</text:p>
          </table:table-cell>
          <table:table-cell table:style-name="ce4" table:formula="of:=[.B23]+[.N23]+[.H23]" office:value-type="float" office:value="3600">
            <text:p>3600</text:p>
          </table:table-cell>
          <table:table-cell table:style-name="ce5" table:formula="of:=[.C23]+[.I23]+[.O23]" office:value-type="float" office:value="447.124973093298">
            <text:p>447.12</text:p>
          </table:table-cell>
          <table:table-cell table:style-name="ce5" table:formula="of:=AVERAGE([.D23];[.J23];[.P23])" office:value-type="float" office:value="10">
            <text:p>10.00</text:p>
          </table:table-cell>
          <table:table-cell table:style-name="ce5" table:formula="of:=AVERAGE([.E23];[.K23];[.Q23])" office:value-type="float" office:value="32.5">
            <text:p>32.50</text:p>
          </table:table-cell>
          <table:table-cell table:style-name="ce5" table:formula="of:=AVERAGE([.F23];[.L23];[.R23])" office:value-type="float" office:value="45.4235048990604">
            <text:p>45.42</text:p>
          </table:table-cell>
          <table:table-cell table:style-name="ce5" table:formula="of:=AVERAGE([.G23];[.M23];[.S23])" office:value-type="float" office:value="52.7799024107688">
            <text:p>52.78</text:p>
          </table:table-cell>
          <table:table-cell table:style-name="ce4" table:formula="of:=[.B23]" office:value-type="float" office:value="1200">
            <text:p>1200</text:p>
          </table:table-cell>
          <table:table-cell table:style-name="ce4" table:formula="of:=[.H23]" office:value-type="float" office:value="1200">
            <text:p>1200</text:p>
          </table:table-cell>
          <table:table-cell table:formula="of:=[.N23]" office:value-type="float" office:value="1200">
            <text:p>1200</text:p>
          </table:table-cell>
          <table:table-cell table:number-columns-repeated="21"/>
        </table:table-row>
        <table:table-row table:style-name="ro1">
          <table:table-cell office:value-type="string">
            <text:p>LT</text:p>
          </table:table-cell>
          <table:table-cell table:style-name="Default" office:value-type="float" office:value="1400">
            <text:p>1400</text:p>
          </table:table-cell>
          <table:table-cell office:value-type="float" office:value="171.573884003799">
            <text:p>171.57</text:p>
          </table:table-cell>
          <table:table-cell office:value-type="float" office:value="10">
            <text:p>10.00</text:p>
          </table:table-cell>
          <table:table-cell office:value-type="float" office:value="38.75">
            <text:p>38.75</text:p>
          </table:table-cell>
          <table:table-cell office:value-type="float" office:value="24.0880990097339">
            <text:p>24.09</text:p>
          </table:table-cell>
          <table:table-cell office:value-type="float" office:value="45.4269903848089">
            <text:p>45.43</text:p>
          </table:table-cell>
          <table:table-cell table:style-name="Default" office:value-type="float" office:value="1000">
            <text:p>1000</text:p>
          </table:table-cell>
          <table:table-cell office:value-type="float" office:value="128.114106964603">
            <text:p>128.11</text:p>
          </table:table-cell>
          <table:table-cell office:value-type="float" office:value="13">
            <text:p>13.00</text:p>
          </table:table-cell>
          <table:table-cell office:value-type="float" office:value="42.625">
            <text:p>42.63</text:p>
          </table:table-cell>
          <table:table-cell office:value-type="float" office:value="117.695873102673">
            <text:p>117.70</text:p>
          </table:table-cell>
          <table:table-cell office:value-type="float" office:value="101.792438695887">
            <text:p>101.79</text:p>
          </table:table-cell>
          <table:table-cell table:style-name="Default" office:value-type="float" office:value="1400">
            <text:p>1400</text:p>
          </table:table-cell>
          <table:table-cell office:value-type="float" office:value="173.950258509412">
            <text:p>173.95</text:p>
          </table:table-cell>
          <table:table-cell office:value-type="float" office:value="11">
            <text:p>11.00</text:p>
          </table:table-cell>
          <table:table-cell office:value-type="float" office:value="40.75">
            <text:p>40.75</text:p>
          </table:table-cell>
          <table:table-cell table:style-name="ce5" office:value-type="float" office:value="24.458304682584">
            <text:p>24.46</text:p>
          </table:table-cell>
          <table:table-cell table:style-name="ce5" office:value-type="float" office:value="47.2774746851739">
            <text:p>47.28</text:p>
          </table:table-cell>
          <table:table-cell table:style-name="ce4" table:formula="of:=[.B24]+[.N24]+[.H24]" office:value-type="float" office:value="3800">
            <text:p>3800</text:p>
          </table:table-cell>
          <table:table-cell table:style-name="ce5" table:formula="of:=[.C24]+[.I24]+[.O24]" office:value-type="float" office:value="473.638249477814">
            <text:p>473.64</text:p>
          </table:table-cell>
          <table:table-cell table:style-name="ce5" table:formula="of:=AVERAGE([.D24];[.J24];[.P24])" office:value-type="float" office:value="11.3333333333333">
            <text:p>11.33</text:p>
          </table:table-cell>
          <table:table-cell table:style-name="ce5" table:formula="of:=AVERAGE([.E24];[.K24];[.Q24])" office:value-type="float" office:value="40.7083333333333">
            <text:p>40.71</text:p>
          </table:table-cell>
          <table:table-cell table:style-name="ce5" table:formula="of:=AVERAGE([.F24];[.L24];[.R24])" office:value-type="float" office:value="55.414092264997">
            <text:p>55.41</text:p>
          </table:table-cell>
          <table:table-cell table:style-name="ce5" table:formula="of:=AVERAGE([.G24];[.M24];[.S24])" office:value-type="float" office:value="64.8323012552899">
            <text:p>64.83</text:p>
          </table:table-cell>
          <table:table-cell table:style-name="ce4" table:formula="of:=[.B24]" office:value-type="float" office:value="1400">
            <text:p>1400</text:p>
          </table:table-cell>
          <table:table-cell table:style-name="ce4" table:formula="of:=[.H24]" office:value-type="float" office:value="1000">
            <text:p>1000</text:p>
          </table:table-cell>
          <table:table-cell table:formula="of:=[.N24]" office:value-type="float" office:value="1400">
            <text:p>1400</text:p>
          </table:table-cell>
          <table:table-cell table:number-columns-repeated="21"/>
        </table:table-row>
        <table:table-row table:style-name="ro1">
          <table:table-cell/>
          <table:table-cell table:style-name="Default" table:number-columns-repeated="16"/>
          <table:table-cell table:number-columns-repeated="2"/>
          <table:table-cell table:style-name="ce4"/>
          <table:table-cell table:style-name="ce5" table:number-columns-repeated="5"/>
          <table:table-cell table:style-name="ce4" table:number-columns-repeated="2"/>
          <table:table-cell table:number-columns-repeated="22"/>
        </table:table-row>
        <table:table-row table:style-name="ro1">
          <table:table-cell/>
          <table:table-cell table:style-name="ce3" office:value-type="string" table:number-columns-spanned="4" table:number-rows-spanned="1">
            <text:p>(rocha)</text:p>
          </table:table-cell>
          <table:covered-table-cell table:number-columns-repeated="2" table:style-name="ce2"/>
          <table:covered-table-cell table:style-name="Default"/>
          <table:table-cell table:style-name="ce3" office:value-type="string" table:number-columns-spanned="4" table:number-rows-spanned="1">
            <text:p>(netbook)</text:p>
          </table:table-cell>
          <table:covered-table-cell table:number-columns-repeated="2" table:style-name="ce2"/>
          <table:covered-table-cell table:style-name="Default"/>
          <table:table-cell table:style-name="ce3" office:value-type="string" table:number-columns-spanned="4" table:number-rows-spanned="1">
            <text:p>(montevideo)</text:p>
          </table:table-cell>
          <table:covered-table-cell table:number-columns-repeated="2" table:style-name="ce2"/>
          <table:covered-table-cell table:style-name="Default"/>
          <table:table-cell table:style-name="ce2" table:number-columns-repeated="3"/>
          <table:table-cell table:style-name="Default"/>
          <table:table-cell table:number-columns-repeated="32"/>
        </table:table-row>
        <table:table-row table:style-name="ro1">
          <table:table-cell/>
          <table:table-cell table:style-name="ce3" office:value-type="string" table:number-columns-spanned="4" table:number-rows-spanned="1">
            <text:p>worker1</text:p>
          </table:table-cell>
          <table:covered-table-cell table:number-columns-repeated="2" table:style-name="ce2"/>
          <table:covered-table-cell table:style-name="Default"/>
          <table:table-cell table:style-name="ce3" office:value-type="string" table:number-columns-spanned="4" table:number-rows-spanned="1">
            <text:p>worker2</text:p>
          </table:table-cell>
          <table:covered-table-cell table:number-columns-repeated="2" table:style-name="ce2"/>
          <table:covered-table-cell table:style-name="Default"/>
          <table:table-cell table:style-name="ce3" office:value-type="string" table:number-columns-spanned="4" table:number-rows-spanned="1">
            <text:p>basededatos</text:p>
          </table:table-cell>
          <table:covered-table-cell table:number-columns-repeated="2" table:style-name="ce2"/>
          <table:covered-table-cell table:style-name="Default"/>
          <table:table-cell table:style-name="ce2" table:number-columns-repeated="3"/>
          <table:table-cell table:style-name="Default"/>
          <table:table-cell table:number-columns-repeated="32"/>
        </table:table-row>
        <table:table-row table:style-name="ro1">
          <table:table-cell/>
          <table:table-cell table:style-name="ce3" office:value-type="string" table:number-columns-spanned="4" table:number-rows-spanned="1">
            <text:p>Jmeter 1</text:p>
          </table:table-cell>
          <table:covered-table-cell table:number-columns-repeated="2" table:style-name="ce2"/>
          <table:covered-table-cell table:style-name="Default"/>
          <table:table-cell table:style-name="ce3" office:value-type="string" table:number-columns-spanned="4" table:number-rows-spanned="1">
            <text:p>Jmeter 2</text:p>
          </table:table-cell>
          <table:covered-table-cell table:number-columns-repeated="2" table:style-name="ce2"/>
          <table:covered-table-cell table:style-name="Default"/>
          <table:table-cell table:style-name="ce3" office:value-type="string" table:number-columns-spanned="4" table:number-rows-spanned="1">
            <text:p>Jmeter 3</text:p>
          </table:table-cell>
          <table:covered-table-cell table:number-columns-repeated="2" table:style-name="ce2"/>
          <table:covered-table-cell table:style-name="Default"/>
          <table:table-cell table:style-name="ce2" table:number-columns-repeated="3"/>
          <table:table-cell table:style-name="Default"/>
          <table:table-cell table:number-columns-repeated="32"/>
        </table:table-row>
        <table:table-row table:style-name="ro1">
          <table:table-cell office:value-type="string">
            <text:p>-----</text:p>
          </table:table-cell>
          <table:table-cell table:style-name="ce2" office:value-type="string">
            <text:p>Hilos</text:p>
          </table:table-cell>
          <table:table-cell table:style-name="ce2" office:value-type="string">
            <text:p>Rendimiento</text:p>
          </table:table-cell>
          <table:table-cell table:style-name="ce2" office:value-type="string">
            <text:p>Media datos clusterizados</text:p>
          </table:table-cell>
          <table:table-cell table:style-name="Default" office:value-type="string">
            <text:p>Desviación estándar datos clusterizados</text:p>
          </table:table-cell>
          <table:table-cell table:style-name="ce2" office:value-type="string">
            <text:p>Hilos</text:p>
          </table:table-cell>
          <table:table-cell table:style-name="ce2" office:value-type="string">
            <text:p>Rendimiento</text:p>
          </table:table-cell>
          <table:table-cell table:style-name="ce2" office:value-type="string">
            <text:p>Media datos clusterizados</text:p>
          </table:table-cell>
          <table:table-cell table:style-name="Default" office:value-type="string">
            <text:p>Desviación estándar datos clusterizados</text:p>
          </table:table-cell>
          <table:table-cell table:style-name="ce2" office:value-type="string">
            <text:p>Hilos</text:p>
          </table:table-cell>
          <table:table-cell table:style-name="ce2" office:value-type="string">
            <text:p>Rendimiento</text:p>
          </table:table-cell>
          <table:table-cell table:style-name="ce2" office:value-type="string">
            <text:p>Media datos clusterizados</text:p>
          </table:table-cell>
          <table:table-cell table:style-name="Default" office:value-type="string">
            <text:p>Desviación estándar datos clusterizados</text:p>
          </table:table-cell>
          <table:table-cell table:style-name="ce2" office:value-type="string">
            <text:p>Total hilos</text:p>
          </table:table-cell>
          <table:table-cell table:style-name="ce2" office:value-type="string">
            <text:p>Rendimiento total</text:p>
          </table:table-cell>
          <table:table-cell table:style-name="ce2" office:value-type="string">
            <text:p>Media total datos clusterizados</text:p>
          </table:table-cell>
          <table:table-cell table:style-name="Default" office:value-type="string">
            <text:p>Desviación estándar total datos clusterizados</text:p>
          </table:table-cell>
          <table:table-cell table:number-columns-repeated="32"/>
        </table:table-row>
        <table:table-row table:style-name="ro1">
          <table:table-cell office:value-type="string">
            <text:p>ST</text:p>
          </table:table-cell>
          <table:table-cell office:value-type="float" office:value="500">
            <text:p>500</text:p>
          </table:table-cell>
          <table:table-cell office:value-type="float" office:value="54.5387115774777">
            <text:p>54.54</text:p>
          </table:table-cell>
          <table:table-cell office:value-type="float" office:value="234">
            <text:p>234.00</text:p>
          </table:table-cell>
          <table:table-cell office:value-type="float" office:value="276.718363666454">
            <text:p>276.72</text:p>
          </table:table-cell>
          <table:table-cell table:style-name="ce4" office:value-type="float" office:value="500">
            <text:p>500</text:p>
          </table:table-cell>
          <table:table-cell office:value-type="float" office:value="55.1847447291671">
            <text:p>55.18</text:p>
          </table:table-cell>
          <table:table-cell office:value-type="float" office:value="236">
            <text:p>236.00</text:p>
          </table:table-cell>
          <table:table-cell office:value-type="float" office:value="275.492639745779">
            <text:p>275.49</text:p>
          </table:table-cell>
          <table:table-cell table:style-name="ce4" office:value-type="float" office:value="500">
            <text:p>500</text:p>
          </table:table-cell>
          <table:table-cell office:value-type="float" office:value="55.9293500450231">
            <text:p>55.93</text:p>
          </table:table-cell>
          <table:table-cell office:value-type="float" office:value="237">
            <text:p>237.00</text:p>
          </table:table-cell>
          <table:table-cell office:value-type="float" office:value="276.573510761081">
            <text:p>276.57</text:p>
          </table:table-cell>
          <table:table-cell table:formula="of:=[.B30]+[.F30]+[.J30]" office:value-type="float" office:value="1500">
            <text:p>1500</text:p>
          </table:table-cell>
          <table:table-cell table:formula="of:=[.C30]+[.G30]+[.K30]" office:value-type="float" office:value="165.652806351668">
            <text:p>165.65</text:p>
          </table:table-cell>
          <table:table-cell table:formula="of:=AVERAGE([.D30];[.H30];[.L30])" office:value-type="float" office:value="235.666666666667">
            <text:p>235.67</text:p>
          </table:table-cell>
          <table:table-cell table:formula="of:=AVERAGE([.E30];[.I30];[.M30])" office:value-type="float" office:value="276.261504724438">
            <text:p>276.26</text:p>
          </table:table-cell>
          <table:table-cell table:style-name="ce4" table:formula="of:=[.B30]" office:value-type="float" office:value="500">
            <text:p>500</text:p>
          </table:table-cell>
          <table:table-cell table:style-name="ce4" table:formula="of:=[.F30]" office:value-type="float" office:value="500">
            <text:p>500</text:p>
          </table:table-cell>
          <table:table-cell table:formula="of:=[.J30]" office:value-type="float" office:value="500">
            <text:p>500</text:p>
          </table:table-cell>
          <table:table-cell table:number-columns-repeated="29"/>
        </table:table-row>
        <table:table-row table:style-name="ro1">
          <table:table-cell office:value-type="string">
            <text:p>ST</text:p>
          </table:table-cell>
          <table:table-cell office:value-type="float" office:value="600">
            <text:p>600</text:p>
          </table:table-cell>
          <table:table-cell office:value-type="float" office:value="67.0593363361014">
            <text:p>67.06</text:p>
          </table:table-cell>
          <table:table-cell office:value-type="float" office:value="271">
            <text:p>271.00</text:p>
          </table:table-cell>
          <table:table-cell office:value-type="float" office:value="685.270887557369">
            <text:p>685.27</text:p>
          </table:table-cell>
          <table:table-cell table:style-name="ce4" office:value-type="float" office:value="600">
            <text:p>600</text:p>
          </table:table-cell>
          <table:table-cell office:value-type="float" office:value="66.1541557213697">
            <text:p>66.15</text:p>
          </table:table-cell>
          <table:table-cell office:value-type="float" office:value="280">
            <text:p>280.00</text:p>
          </table:table-cell>
          <table:table-cell office:value-type="float" office:value="699.978302765213">
            <text:p>699.98</text:p>
          </table:table-cell>
          <table:table-cell table:style-name="ce4" office:value-type="float" office:value="600">
            <text:p>600</text:p>
          </table:table-cell>
          <table:table-cell office:value-type="float" office:value="67.0589615919797">
            <text:p>67.06</text:p>
          </table:table-cell>
          <table:table-cell office:value-type="float" office:value="270">
            <text:p>270.00</text:p>
          </table:table-cell>
          <table:table-cell office:value-type="float" office:value="680.466453285415">
            <text:p>680.47</text:p>
          </table:table-cell>
          <table:table-cell table:formula="of:=[.B31]+[.F31]+[.J31]" office:value-type="float" office:value="1800">
            <text:p>1800</text:p>
          </table:table-cell>
          <table:table-cell table:formula="of:=[.C31]+[.G31]+[.K31]" office:value-type="float" office:value="200.272453649451">
            <text:p>200.27</text:p>
          </table:table-cell>
          <table:table-cell table:formula="of:=AVERAGE([.D31];[.H31];[.L31])" office:value-type="float" office:value="273.666666666667">
            <text:p>273.67</text:p>
          </table:table-cell>
          <table:table-cell table:formula="of:=AVERAGE([.E31];[.I31];[.M31])" office:value-type="float" office:value="688.571881202666">
            <text:p>688.57</text:p>
          </table:table-cell>
          <table:table-cell table:style-name="ce4" table:formula="of:=[.B31]" office:value-type="float" office:value="600">
            <text:p>600</text:p>
          </table:table-cell>
          <table:table-cell table:style-name="ce4" table:formula="of:=[.F31]" office:value-type="float" office:value="600">
            <text:p>600</text:p>
          </table:table-cell>
          <table:table-cell table:formula="of:=[.J31]" office:value-type="float" office:value="600">
            <text:p>600</text:p>
          </table:table-cell>
          <table:table-cell table:number-columns-repeated="29"/>
        </table:table-row>
        <table:table-row table:style-name="ro1">
          <table:table-cell office:value-type="string">
            <text:p>ST</text:p>
          </table:table-cell>
          <table:table-cell office:value-type="float" office:value="800">
            <text:p>800</text:p>
          </table:table-cell>
          <table:table-cell office:value-type="float" office:value="62.142800271098">
            <text:p>62.14</text:p>
          </table:table-cell>
          <table:table-cell office:value-type="float" office:value="4142">
            <text:p>4,142.00</text:p>
          </table:table-cell>
          <table:table-cell office:value-type="float" office:value="2868.80650773482">
            <text:p>2,868.81</text:p>
          </table:table-cell>
          <table:table-cell table:style-name="ce4" office:value-type="float" office:value="800">
            <text:p>800</text:p>
          </table:table-cell>
          <table:table-cell office:value-type="float" office:value="63.3100471066319">
            <text:p>63.31</text:p>
          </table:table-cell>
          <table:table-cell office:value-type="float" office:value="4144">
            <text:p>4,144.00</text:p>
          </table:table-cell>
          <table:table-cell office:value-type="float" office:value="2868.55909251949">
            <text:p>2,868.56</text:p>
          </table:table-cell>
          <table:table-cell table:style-name="ce4" office:value-type="float" office:value="800">
            <text:p>800</text:p>
          </table:table-cell>
          <table:table-cell office:value-type="float" office:value="63.9666094298776">
            <text:p>63.97</text:p>
          </table:table-cell>
          <table:table-cell office:value-type="float" office:value="4147">
            <text:p>4,147.00</text:p>
          </table:table-cell>
          <table:table-cell office:value-type="float" office:value="2850.2808573743">
            <text:p>2,850.28</text:p>
          </table:table-cell>
          <table:table-cell table:formula="of:=[.B32]+[.F32]+[.J32]" office:value-type="float" office:value="2400">
            <text:p>2400</text:p>
          </table:table-cell>
          <table:table-cell table:formula="of:=[.C32]+[.G32]+[.K32]" office:value-type="float" office:value="189.419456807608">
            <text:p>189.42</text:p>
          </table:table-cell>
          <table:table-cell table:formula="of:=AVERAGE([.D32];[.H32];[.L32])" office:value-type="float" office:value="4144.33333333333">
            <text:p>4,144.33</text:p>
          </table:table-cell>
          <table:table-cell table:formula="of:=AVERAGE([.E32];[.I32];[.M32])" office:value-type="float" office:value="2862.54881920954">
            <text:p>2,862.55</text:p>
          </table:table-cell>
          <table:table-cell table:style-name="ce4" table:formula="of:=[.B32]" office:value-type="float" office:value="800">
            <text:p>800</text:p>
          </table:table-cell>
          <table:table-cell table:style-name="ce4" table:formula="of:=[.F32]" office:value-type="float" office:value="800">
            <text:p>800</text:p>
          </table:table-cell>
          <table:table-cell table:formula="of:=[.J32]" office:value-type="float" office:value="800">
            <text:p>800</text:p>
          </table:table-cell>
          <table:table-cell table:number-columns-repeated="29"/>
        </table:table-row>
        <table:table-row table:style-name="ro1">
          <table:table-cell office:value-type="string">
            <text:p>ST</text:p>
          </table:table-cell>
          <table:table-cell office:value-type="float" office:value="1000">
            <text:p>1000</text:p>
          </table:table-cell>
          <table:table-cell office:value-type="float" office:value="64.5722652434939">
            <text:p>64.57</text:p>
          </table:table-cell>
          <table:table-cell office:value-type="float" office:value="6799">
            <text:p>6,799.00</text:p>
          </table:table-cell>
          <table:table-cell office:value-type="float" office:value="4667.5862080638">
            <text:p>4,667.59</text:p>
          </table:table-cell>
          <table:table-cell table:style-name="ce4" office:value-type="float" office:value="1000">
            <text:p>1000</text:p>
          </table:table-cell>
          <table:table-cell office:value-type="float" office:value="64.4880455285602">
            <text:p>64.49</text:p>
          </table:table-cell>
          <table:table-cell office:value-type="float" office:value="6801">
            <text:p>6,801.00</text:p>
          </table:table-cell>
          <table:table-cell office:value-type="float" office:value="4670.13622665243">
            <text:p>4,670.14</text:p>
          </table:table-cell>
          <table:table-cell table:style-name="ce4" office:value-type="float" office:value="1000">
            <text:p>1000</text:p>
          </table:table-cell>
          <table:table-cell office:value-type="float" office:value="65.0084104631037">
            <text:p>65.01</text:p>
          </table:table-cell>
          <table:table-cell office:value-type="float" office:value="6828">
            <text:p>6,828.00</text:p>
          </table:table-cell>
          <table:table-cell office:value-type="float" office:value="4679.64194175098">
            <text:p>4,679.64</text:p>
          </table:table-cell>
          <table:table-cell table:formula="of:=[.B33]+[.F33]+[.J33]" office:value-type="float" office:value="3000">
            <text:p>3000</text:p>
          </table:table-cell>
          <table:table-cell table:formula="of:=[.C33]+[.G33]+[.K33]" office:value-type="float" office:value="194.068721235158">
            <text:p>194.07</text:p>
          </table:table-cell>
          <table:table-cell table:formula="of:=AVERAGE([.D33];[.H33];[.L33])" office:value-type="float" office:value="6809.33333333333">
            <text:p>6,809.33</text:p>
          </table:table-cell>
          <table:table-cell table:formula="of:=AVERAGE([.E33];[.I33];[.M33])" office:value-type="float" office:value="4672.45479215574">
            <text:p>4,672.45</text:p>
          </table:table-cell>
          <table:table-cell table:style-name="ce4" table:formula="of:=[.B33]" office:value-type="float" office:value="1000">
            <text:p>1000</text:p>
          </table:table-cell>
          <table:table-cell table:style-name="ce4" table:formula="of:=[.F33]" office:value-type="float" office:value="1000">
            <text:p>1000</text:p>
          </table:table-cell>
          <table:table-cell table:formula="of:=[.J33]" office:value-type="float" office:value="1000">
            <text:p>1000</text:p>
          </table:table-cell>
          <table:table-cell table:number-columns-repeated="29"/>
        </table:table-row>
        <table:table-row table:style-name="ro1">
          <table:table-cell office:value-type="string">
            <text:p>ST</text:p>
          </table:table-cell>
          <table:table-cell office:value-type="float" office:value="1200">
            <text:p>1200</text:p>
          </table:table-cell>
          <table:table-cell office:value-type="float" office:value="65.5079940223956">
            <text:p>65.51</text:p>
          </table:table-cell>
          <table:table-cell office:value-type="float" office:value="9393">
            <text:p>9,393.00</text:p>
          </table:table-cell>
          <table:table-cell office:value-type="float" office:value="6253.50713917632">
            <text:p>6,253.51</text:p>
          </table:table-cell>
          <table:table-cell table:style-name="ce4" office:value-type="float" office:value="1200">
            <text:p>1200</text:p>
          </table:table-cell>
          <table:table-cell office:value-type="float" office:value="65.3561843970279">
            <text:p>65.36</text:p>
          </table:table-cell>
          <table:table-cell office:value-type="float" office:value="9445">
            <text:p>9,445.00</text:p>
          </table:table-cell>
          <table:table-cell office:value-type="float" office:value="6293.11811364111">
            <text:p>6,293.12</text:p>
          </table:table-cell>
          <table:table-cell table:style-name="ce4" office:value-type="float" office:value="1200">
            <text:p>1200</text:p>
          </table:table-cell>
          <table:table-cell office:value-type="float" office:value="64.3632662748553">
            <text:p>64.36</text:p>
          </table:table-cell>
          <table:table-cell office:value-type="float" office:value="9417">
            <text:p>9,417.00</text:p>
          </table:table-cell>
          <table:table-cell office:value-type="float" office:value="6233.03156204448">
            <text:p>6,233.03</text:p>
          </table:table-cell>
          <table:table-cell table:formula="of:=[.B34]+[.F34]+[.J34]" office:value-type="float" office:value="3600">
            <text:p>3600</text:p>
          </table:table-cell>
          <table:table-cell table:formula="of:=[.C34]+[.G34]+[.K34]" office:value-type="float" office:value="195.227444694279">
            <text:p>195.23</text:p>
          </table:table-cell>
          <table:table-cell table:formula="of:=AVERAGE([.D34];[.H34];[.L34])" office:value-type="float" office:value="9418.33333333334">
            <text:p>9,418.33</text:p>
          </table:table-cell>
          <table:table-cell table:formula="of:=AVERAGE([.E34];[.I34];[.M34])" office:value-type="float" office:value="6259.88560495397">
            <text:p>6,259.89</text:p>
          </table:table-cell>
          <table:table-cell table:style-name="ce4" table:formula="of:=[.B34]" office:value-type="float" office:value="1200">
            <text:p>1200</text:p>
          </table:table-cell>
          <table:table-cell table:style-name="ce4" table:formula="of:=[.F34]" office:value-type="float" office:value="1200">
            <text:p>1200</text:p>
          </table:table-cell>
          <table:table-cell table:formula="of:=[.J34]" office:value-type="float" office:value="1200">
            <text:p>1200</text:p>
          </table:table-cell>
          <table:table-cell table:number-columns-repeated="29"/>
        </table:table-row>
        <table:table-row table:style-name="ro1">
          <table:table-cell office:value-type="string">
            <text:p>ST</text:p>
          </table:table-cell>
          <table:table-cell office:value-type="float" office:value="1400">
            <text:p>1400</text:p>
          </table:table-cell>
          <table:table-cell office:value-type="float" office:value="67.3195865134826">
            <text:p>67.32</text:p>
          </table:table-cell>
          <table:table-cell office:value-type="float" office:value="12142">
            <text:p>12,142.00</text:p>
          </table:table-cell>
          <table:table-cell office:value-type="float" office:value="7644.46058091">
            <text:p>7,644.46</text:p>
          </table:table-cell>
          <table:table-cell table:style-name="ce4" office:value-type="float" office:value="1400">
            <text:p>1400</text:p>
          </table:table-cell>
          <table:table-cell office:value-type="float" office:value="64.9769563865386">
            <text:p>64.98</text:p>
          </table:table-cell>
          <table:table-cell office:value-type="float" office:value="12509">
            <text:p>12,509.00</text:p>
          </table:table-cell>
          <table:table-cell office:value-type="float" office:value="8870.94131318653">
            <text:p>8,870.94</text:p>
          </table:table-cell>
          <table:table-cell table:style-name="ce4" office:value-type="float" office:value="1400">
            <text:p>1400</text:p>
          </table:table-cell>
          <table:table-cell office:value-type="float" office:value="66.4736556593415">
            <text:p>66.47</text:p>
          </table:table-cell>
          <table:table-cell office:value-type="float" office:value="12147">
            <text:p>12,147.00</text:p>
          </table:table-cell>
          <table:table-cell office:value-type="float" office:value="7598.21694596236">
            <text:p>7,598.22</text:p>
          </table:table-cell>
          <table:table-cell table:formula="of:=[.B35]+[.F35]+[.J35]" office:value-type="float" office:value="4200">
            <text:p>4200</text:p>
          </table:table-cell>
          <table:table-cell table:formula="of:=[.C35]+[.G35]+[.K35]" office:value-type="float" office:value="198.770198559363">
            <text:p>198.77</text:p>
          </table:table-cell>
          <table:table-cell table:formula="of:=AVERAGE([.D35];[.H35];[.L35])" office:value-type="float" office:value="12266">
            <text:p>12,266.00</text:p>
          </table:table-cell>
          <table:table-cell table:formula="of:=AVERAGE([.E35];[.I35];[.M35])" office:value-type="float" office:value="8037.8729466863">
            <text:p>8,037.87</text:p>
          </table:table-cell>
          <table:table-cell table:style-name="ce4" table:formula="of:=[.B35]" office:value-type="float" office:value="1400">
            <text:p>1400</text:p>
          </table:table-cell>
          <table:table-cell table:style-name="ce4" table:formula="of:=[.F35]" office:value-type="float" office:value="1400">
            <text:p>1400</text:p>
          </table:table-cell>
          <table:table-cell table:formula="of:=[.J35]" office:value-type="float" office:value="1400">
            <text:p>1400</text:p>
          </table:table-cell>
          <table:table-cell table:number-columns-repeated="29"/>
        </table:table-row>
        <table:table-row table:style-name="ro1">
          <table:table-cell table:number-columns-repeated="5"/>
          <table:table-cell table:style-name="ce4"/>
          <table:table-cell table:number-columns-repeated="3"/>
          <table:table-cell table:style-name="ce4"/>
          <table:table-cell table:number-columns-repeated="7"/>
          <table:table-cell table:style-name="ce4" table:number-columns-repeated="2"/>
          <table:table-cell table:number-columns-repeated="30"/>
        </table:table-row>
        <table:table-row table:style-name="ro1">
          <table:table-cell/>
          <table:table-cell table:style-name="ce3" office:value-type="string" table:number-columns-spanned="4" table:number-rows-spanned="1">
            <text:p>(rocha)</text:p>
          </table:table-cell>
          <table:covered-table-cell table:number-columns-repeated="2" table:style-name="ce2"/>
          <table:covered-table-cell table:style-name="Default"/>
          <table:table-cell table:style-name="ce3" office:value-type="string" table:number-columns-spanned="4" table:number-rows-spanned="1">
            <text:p>(netbook)</text:p>
          </table:table-cell>
          <table:covered-table-cell table:number-columns-repeated="2" table:style-name="ce2"/>
          <table:covered-table-cell table:style-name="Default"/>
          <table:table-cell table:style-name="ce3" office:value-type="string" table:number-columns-spanned="4" table:number-rows-spanned="1">
            <text:p>(montevideo)</text:p>
          </table:table-cell>
          <table:covered-table-cell table:number-columns-repeated="2" table:style-name="ce2"/>
          <table:covered-table-cell table:style-name="Default"/>
          <table:table-cell table:style-name="ce2" table:number-columns-repeated="3"/>
          <table:table-cell table:style-name="Default"/>
          <table:table-cell table:number-columns-repeated="32"/>
        </table:table-row>
        <table:table-row table:style-name="ro1">
          <table:table-cell/>
          <table:table-cell table:style-name="ce3" office:value-type="string" table:number-columns-spanned="4" table:number-rows-spanned="1">
            <text:p>worker1</text:p>
          </table:table-cell>
          <table:covered-table-cell table:number-columns-repeated="2" table:style-name="ce2"/>
          <table:covered-table-cell table:style-name="Default"/>
          <table:table-cell table:style-name="ce3" office:value-type="string" table:number-columns-spanned="4" table:number-rows-spanned="1">
            <text:p>worker2</text:p>
          </table:table-cell>
          <table:covered-table-cell table:number-columns-repeated="2" table:style-name="ce2"/>
          <table:covered-table-cell table:style-name="Default"/>
          <table:table-cell table:style-name="ce3" office:value-type="string" table:number-columns-spanned="4" table:number-rows-spanned="1">
            <text:p>basededatos</text:p>
          </table:table-cell>
          <table:covered-table-cell table:number-columns-repeated="2" table:style-name="ce2"/>
          <table:covered-table-cell table:style-name="Default"/>
          <table:table-cell table:style-name="ce2" table:number-columns-repeated="3"/>
          <table:table-cell table:style-name="Default"/>
          <table:table-cell table:number-columns-repeated="32"/>
        </table:table-row>
        <table:table-row table:style-name="ro1">
          <table:table-cell/>
          <table:table-cell table:style-name="ce3" office:value-type="string" table:number-columns-spanned="4" table:number-rows-spanned="1">
            <text:p>Jmeter 1</text:p>
          </table:table-cell>
          <table:covered-table-cell table:number-columns-repeated="2" table:style-name="ce2"/>
          <table:covered-table-cell table:style-name="Default"/>
          <table:table-cell table:style-name="ce3" office:value-type="string" table:number-columns-spanned="4" table:number-rows-spanned="1">
            <text:p>Jmeter 2</text:p>
          </table:table-cell>
          <table:covered-table-cell table:number-columns-repeated="2" table:style-name="ce2"/>
          <table:covered-table-cell table:style-name="Default"/>
          <table:table-cell table:style-name="ce3" office:value-type="string" table:number-columns-spanned="4" table:number-rows-spanned="1">
            <text:p>Jmeter 3</text:p>
          </table:table-cell>
          <table:covered-table-cell table:number-columns-repeated="2" table:style-name="ce2"/>
          <table:covered-table-cell table:style-name="Default"/>
          <table:table-cell table:style-name="ce2" table:number-columns-repeated="3"/>
          <table:table-cell table:style-name="Default"/>
          <table:table-cell table:number-columns-repeated="32"/>
        </table:table-row>
        <table:table-row table:style-name="ro1">
          <table:table-cell office:value-type="string">
            <text:p>-----</text:p>
          </table:table-cell>
          <table:table-cell table:style-name="ce2" office:value-type="string">
            <text:p>Hilos</text:p>
          </table:table-cell>
          <table:table-cell table:style-name="ce2" office:value-type="string">
            <text:p>Rendimiento</text:p>
          </table:table-cell>
          <table:table-cell table:style-name="ce2" office:value-type="string">
            <text:p>Media datos sin clusterizar</text:p>
          </table:table-cell>
          <table:table-cell table:style-name="Default" office:value-type="string">
            <text:p>Desviación estándar datos sin clusterizar</text:p>
          </table:table-cell>
          <table:table-cell table:style-name="ce2" office:value-type="string">
            <text:p>Hilos</text:p>
          </table:table-cell>
          <table:table-cell table:style-name="ce2" office:value-type="string">
            <text:p>Rendimiento</text:p>
          </table:table-cell>
          <table:table-cell table:style-name="ce2" office:value-type="string">
            <text:p>Media datos sin clusterizar</text:p>
          </table:table-cell>
          <table:table-cell table:style-name="Default" office:value-type="string">
            <text:p>Desviación estándar datos sin clusterizar</text:p>
          </table:table-cell>
          <table:table-cell table:style-name="ce2" office:value-type="string">
            <text:p>Hilos</text:p>
          </table:table-cell>
          <table:table-cell table:style-name="ce2" office:value-type="string">
            <text:p>Rendimiento</text:p>
          </table:table-cell>
          <table:table-cell table:style-name="ce2" office:value-type="string">
            <text:p>Media datos sin clusterizar</text:p>
          </table:table-cell>
          <table:table-cell table:style-name="Default" office:value-type="string">
            <text:p>Desviación estándar datos sin clusterizar</text:p>
          </table:table-cell>
          <table:table-cell table:style-name="ce2" office:value-type="string">
            <text:p>Total hilos</text:p>
          </table:table-cell>
          <table:table-cell table:style-name="ce2" office:value-type="string">
            <text:p>Rendimiento total</text:p>
          </table:table-cell>
          <table:table-cell table:style-name="ce2" office:value-type="string">
            <text:p>Media total datos sin clusterizar</text:p>
          </table:table-cell>
          <table:table-cell table:style-name="Default" office:value-type="string">
            <text:p>Desviación estándar total datos sin clusterizar</text:p>
          </table:table-cell>
          <table:table-cell table:number-columns-repeated="32"/>
        </table:table-row>
        <table:table-row table:style-name="ro1">
          <table:table-cell office:value-type="string">
            <text:p>NST</text:p>
          </table:table-cell>
          <table:table-cell office:value-type="float" office:value="300">
            <text:p>300</text:p>
          </table:table-cell>
          <table:table-cell office:value-type="float" office:value="32.4533736296056">
            <text:p>32.45</text:p>
          </table:table-cell>
          <table:table-cell office:value-type="float" office:value="12">
            <text:p>12.00</text:p>
          </table:table-cell>
          <table:table-cell office:value-type="float" office:value="15.284181935487">
            <text:p>15.28</text:p>
          </table:table-cell>
          <table:table-cell table:style-name="ce4" office:value-type="float" office:value="300">
            <text:p>300</text:p>
          </table:table-cell>
          <table:table-cell office:value-type="float" office:value="31.2446094912011">
            <text:p>31.24</text:p>
          </table:table-cell>
          <table:table-cell office:value-type="float" office:value="13">
            <text:p>13.00</text:p>
          </table:table-cell>
          <table:table-cell office:value-type="float" office:value="18.9957998361462">
            <text:p>19.00</text:p>
          </table:table-cell>
          <table:table-cell table:style-name="ce4" office:value-type="float" office:value="300">
            <text:p>300</text:p>
          </table:table-cell>
          <table:table-cell office:value-type="float" office:value="31.877907613839">
            <text:p>31.88</text:p>
          </table:table-cell>
          <table:table-cell office:value-type="float" office:value="12">
            <text:p>12.00</text:p>
          </table:table-cell>
          <table:table-cell office:value-type="float" office:value="17.1265804468274">
            <text:p>17.13</text:p>
          </table:table-cell>
          <table:table-cell table:formula="of:=[.B41]+[.J41]+[.F41]" office:value-type="float" office:value="900">
            <text:p>900</text:p>
          </table:table-cell>
          <table:table-cell table:formula="of:=[.C41]+[.G41]+[.K41]" office:value-type="float" office:value="95.5758907346457">
            <text:p>95.58</text:p>
          </table:table-cell>
          <table:table-cell table:formula="of:=AVERAGE([.D41];[.H41];[.L41])" office:value-type="float" office:value="12.3333333333333">
            <text:p>12.33</text:p>
          </table:table-cell>
          <table:table-cell table:formula="of:=AVERAGE([.E41];[.I41];[.M41])" office:value-type="float" office:value="17.1355207394869">
            <text:p>17.14</text:p>
          </table:table-cell>
          <table:table-cell table:style-name="ce4" table:formula="of:=[.B41]" office:value-type="float" office:value="300">
            <text:p>300</text:p>
          </table:table-cell>
          <table:table-cell table:style-name="ce4" table:formula="of:=[.J41]" office:value-type="float" office:value="300">
            <text:p>300</text:p>
          </table:table-cell>
          <table:table-cell table:formula="of:=[.F41]" office:value-type="float" office:value="300">
            <text:p>300</text:p>
          </table:table-cell>
          <table:table-cell table:number-columns-repeated="29"/>
        </table:table-row>
        <table:table-row table:style-name="ro1">
          <table:table-cell office:value-type="string">
            <text:p>NST</text:p>
          </table:table-cell>
          <table:table-cell office:value-type="float" office:value="850">
            <text:p>850</text:p>
          </table:table-cell>
          <table:table-cell office:value-type="float" office:value="89.6500352667418">
            <text:p>89.65</text:p>
          </table:table-cell>
          <table:table-cell office:value-type="float" office:value="79">
            <text:p>79.00</text:p>
          </table:table-cell>
          <table:table-cell office:value-type="float" office:value="480.406838840817">
            <text:p>480.41</text:p>
          </table:table-cell>
          <table:table-cell table:style-name="ce4" office:value-type="float" office:value="300">
            <text:p>300</text:p>
          </table:table-cell>
          <table:table-cell office:value-type="float" office:value="32.3681335724979">
            <text:p>32.37</text:p>
          </table:table-cell>
          <table:table-cell office:value-type="float" office:value="86">
            <text:p>86.00</text:p>
          </table:table-cell>
          <table:table-cell office:value-type="float" office:value="505.921338980099">
            <text:p>505.92</text:p>
          </table:table-cell>
          <table:table-cell table:style-name="ce4" office:value-type="float" office:value="850">
            <text:p>850</text:p>
          </table:table-cell>
          <table:table-cell office:value-type="float" office:value="87.8626758061077">
            <text:p>87.86</text:p>
          </table:table-cell>
          <table:table-cell office:value-type="float" office:value="90">
            <text:p>90.00</text:p>
          </table:table-cell>
          <table:table-cell office:value-type="float" office:value="524.88991430021">
            <text:p>524.89</text:p>
          </table:table-cell>
          <table:table-cell table:formula="of:=[.B42]+[.J42]+[.F42]" office:value-type="float" office:value="2000">
            <text:p>2000</text:p>
          </table:table-cell>
          <table:table-cell table:formula="of:=[.C42]+[.G42]+[.K42]" office:value-type="float" office:value="209.880844645347">
            <text:p>209.88</text:p>
          </table:table-cell>
          <table:table-cell table:formula="of:=AVERAGE([.D42];[.H42];[.L42])" office:value-type="float" office:value="85">
            <text:p>85.00</text:p>
          </table:table-cell>
          <table:table-cell table:formula="of:=AVERAGE([.E42];[.I42];[.M42])" office:value-type="float" office:value="503.739364040375">
            <text:p>503.74</text:p>
          </table:table-cell>
          <table:table-cell table:style-name="ce4" table:formula="of:=[.B42]" office:value-type="float" office:value="850">
            <text:p>850</text:p>
          </table:table-cell>
          <table:table-cell table:style-name="ce4" table:formula="of:=[.J42]" office:value-type="float" office:value="850">
            <text:p>850</text:p>
          </table:table-cell>
          <table:table-cell table:formula="of:=[.F42]" office:value-type="float" office:value="300">
            <text:p>300</text:p>
          </table:table-cell>
          <table:table-cell table:number-columns-repeated="29"/>
        </table:table-row>
        <table:table-row table:style-name="ro1">
          <table:table-cell table:style-name="Default" table:number-columns-repeated="17"/>
          <table:table-cell table:number-columns-repeated="32"/>
        </table:table-row>
        <table:table-row table:style-name="ro1">
          <table:table-cell/>
          <table:table-cell table:style-name="Default"/>
          <table:table-cell table:number-columns-repeated="3"/>
          <table:table-cell table:style-name="Default"/>
          <table:table-cell table:number-columns-repeated="3"/>
          <table:table-cell table:style-name="Default"/>
          <table:table-cell table:number-columns-repeated="2"/>
          <table:table-cell table:style-name="ce6"/>
          <table:table-cell table:number-columns-repeated="4"/>
          <table:table-cell table:style-name="ce4" table:number-columns-repeated="2"/>
          <table:table-cell table:number-columns-repeated="30"/>
        </table:table-row>
        <table:table-row table:style-name="ro1">
          <table:table-cell/>
          <table:table-cell table:style-name="Default"/>
          <table:table-cell table:number-columns-repeated="3"/>
          <table:table-cell table:style-name="ce4"/>
          <table:table-cell table:number-columns-repeated="3"/>
          <table:table-cell table:style-name="ce4"/>
          <table:table-cell table:number-columns-repeated="2"/>
          <table:table-cell table:style-name="ce6"/>
          <table:table-cell table:number-columns-repeated="4"/>
          <table:table-cell table:style-name="ce4" table:number-columns-repeated="2"/>
          <table:table-cell table:number-columns-repeated="30"/>
        </table:table-row>
        <table:table-row table:style-name="ro1" table:number-rows-repeated="3">
          <table:table-cell/>
          <table:table-cell table:style-name="Default"/>
          <table:table-cell table:number-columns-repeated="3"/>
          <table:table-cell table:style-name="Default"/>
          <table:table-cell table:number-columns-repeated="3"/>
          <table:table-cell table:style-name="Default"/>
          <table:table-cell table:number-columns-repeated="2"/>
          <table:table-cell table:style-name="ce6"/>
          <table:table-cell table:number-columns-repeated="4"/>
          <table:table-cell table:style-name="ce4" table:number-columns-repeated="2"/>
          <table:table-cell table:number-columns-repeated="30"/>
        </table:table-row>
        <table:table-row table:style-name="ro1">
          <table:table-cell/>
          <table:table-cell table:style-name="Default"/>
          <table:table-cell table:number-columns-repeated="3"/>
          <table:table-cell table:style-name="Default"/>
          <table:table-cell table:number-columns-repeated="3"/>
          <table:table-cell table:style-name="Default"/>
          <table:table-cell table:number-columns-repeated="7"/>
          <table:table-cell table:style-name="ce4" table:number-columns-repeated="2"/>
          <table:table-cell table:number-columns-repeated="30"/>
        </table:table-row>
        <table:table-row table:style-name="ro1">
          <table:table-cell/>
          <table:table-cell table:style-name="Default" table:number-columns-repeated="12"/>
          <table:table-cell table:number-columns-repeated="4"/>
          <table:table-cell table:style-name="ce4" table:number-columns-repeated="2"/>
          <table:table-cell table:number-columns-repeated="30"/>
        </table:table-row>
      </table:table>
      <table:table table:name="gráficos - jboss" table:style-name="ta1">
        <table:shapes>
          <draw:frame draw:z-index="0" draw:style-name="gr1" svg:width="12.0362in" svg:height="7.3303in" svg:x="0.4449in" svg:y="0.0004in">
            <draw:object draw:notify-on-update-of-ranges="'resultados - jboss'.T6:'resultados - jboss'.T13 'resultados - jboss'.U5:'resultados - jboss'.U5 'resultados - jboss'.U6:'resultados - jboss'.U13 'resultados - jboss'.T6:'resultados - jboss'.T13 'resultados - jboss'.V5:'resultados - jboss'.V5 'resultados - jboss'.V6:'resultados - jboss'.V13 'resultados - jboss'.T6:'resultados - jboss'.T13 'resultados - jboss'.W5:'resultados - jboss'.W5 'resultados - jboss'.W6:'resultados - jboss'.W13 'resultados - jboss'.T6:'resultados - jboss'.T13 'resultados - jboss'.X5:'resultados - jboss'.X5 'resultados - jboss'.X6:'resultados - jboss'.X13 'resultados - jboss'.T6:'resultados - jboss'.T13 'resultados - jboss'.Y5:'resultados - jboss'.Y5 'resultados - jboss'.Y6:'resultados - jboss'.Y13 'resultados - jboss'.T6:'resultados - jboss'.T13 'resultados - jboss'.Z5:'resultados - jboss'.Z5 'resultados - jboss'.Z6:'resultados - jboss'.Z13 'resultados - jboss'.T6:'resultados - jboss'.T13 'resultados - jboss'.AA5:'resultados - jboss'.AA5 'resultados - jboss'.AA6:'resultados - jboss'.AA13 'resultados - jboss'.T6:'resultados - jboss'.T13 'resultados - jboss'.AB5:'resultados - jboss'.AB5 'resultados - jboss'.AB6:'resultados - jboss'.AB13 'resultados - jboss'.T6:'resultados - jboss'.T13 'resultados - jboss'.AC5:'resultados - jboss'.AC5 'resultados - jboss'.AC6:'resultados - jboss'.AC13 'resultados - jboss'.T6:'resultados - jboss'.T13 'resultados - jboss'.AD5:'resultados - jboss'.AD5 'resultados - jboss'.AD6:'resultados - jboss'.AD13" xlink:href="./Object 1" xlink:type="simple" xlink:show="embed" xlink:actuate="onLoad"/>
            <draw:image xlink:href="./ObjectReplacements/Object 1" xlink:type="simple" xlink:show="embed" xlink:actuate="onLoad"/>
          </draw:frame>
          <draw:frame draw:z-index="1" draw:style-name="gr1" svg:width="12.4437in" svg:height="5.1358in" svg:x="0.0004in" svg:y="7.563in">
            <draw:object draw:notify-on-update-of-ranges="'resultados - jboss'.T18:'resultados - jboss'.T24 'resultados - jboss'.U17:'resultados - jboss'.U17 'resultados - jboss'.U18:'resultados - jboss'.U24 'resultados - jboss'.T18:'resultados - jboss'.T24 'resultados - jboss'.V17:'resultados - jboss'.V17 'resultados - jboss'.V18:'resultados - jboss'.V24 'resultados - jboss'.T18:'resultados - jboss'.T24 'resultados - jboss'.W17:'resultados - jboss'.W17 'resultados - jboss'.W18:'resultados - jboss'.W24 'resultados - jboss'.T18:'resultados - jboss'.T24 'resultados - jboss'.X17:'resultados - jboss'.X17 'resultados - jboss'.X18:'resultados - jboss'.X24 'resultados - jboss'.T18:'resultados - jboss'.T24 'resultados - jboss'.Y17:'resultados - jboss'.Y17 'resultados - jboss'.Y18:'resultados - jboss'.Y24" xlink:href="./Object 2" xlink:type="simple" xlink:show="embed" xlink:actuate="onLoad"/>
            <draw:image xlink:href="./ObjectReplacements/Object 2" xlink:type="simple" xlink:show="embed" xlink:actuate="onLoad"/>
          </draw:frame>
          <draw:frame draw:z-index="2" draw:style-name="gr1" svg:width="12.5551in" svg:height="5.4614in" svg:x="0in" svg:y="12.9406in">
            <draw:object draw:notify-on-update-of-ranges="'resultados - jboss'.N30:'resultados - jboss'.N35 'resultados - jboss'.O29:'resultados - jboss'.O29 'resultados - jboss'.O30:'resultados - jboss'.O35 'resultados - jboss'.N30:'resultados - jboss'.N35 'resultados - jboss'.P29:'resultados - jboss'.P29 'resultados - jboss'.P30:'resultados - jboss'.P35 'resultados - jboss'.N30:'resultados - jboss'.N35 'resultados - jboss'.Q29:'resultados - jboss'.Q29 'resultados - jboss'.Q30:'resultados - jboss'.Q35" xlink:href="./Object 4" xlink:type="simple" xlink:show="embed" xlink:actuate="onLoad"/>
            <draw:image xlink:href="./ObjectReplacements/Object 4" xlink:type="simple" xlink:show="embed" xlink:actuate="onLoad"/>
          </draw:frame>
          <draw:frame draw:z-index="3" draw:style-name="gr1" svg:width="12.5921in" svg:height="5.4614in" svg:x="0in" svg:y="18.6543in">
            <draw:object draw:notify-on-update-of-ranges="'resultados - jboss'.N41:'resultados - jboss'.N42 'resultados - jboss'.O40:'resultados - jboss'.O40 'resultados - jboss'.O41:'resultados - jboss'.O42 'resultados - jboss'.N41:'resultados - jboss'.N42 'resultados - jboss'.P40:'resultados - jboss'.P40 'resultados - jboss'.P41:'resultados - jboss'.P42 'resultados - jboss'.N41:'resultados - jboss'.N42 'resultados - jboss'.Q40:'resultados - jboss'.Q40 'resultados - jboss'.Q41:'resultados - jboss'.Q42" xlink:href="./Object 3" xlink:type="simple" xlink:show="embed" xlink:actuate="onLoad"/>
            <draw:image xlink:href="./ObjectReplacements/Object 3" xlink:type="simple" xlink:show="embed" xlink:actuate="onLoad"/>
          </draw:frame>
          <draw:frame draw:z-index="4" draw:style-name="gr1" svg:width="12.0362in" svg:height="7.3303in" svg:x="13.5in" svg:y="0in">
            <draw:object draw:notify-on-update-of-ranges="'resultados - jboss'.T6:'resultados - jboss'.T13 'resultados - jboss'.V5:'resultados - jboss'.V5 'resultados - jboss'.V6:'resultados - jboss'.V13 'resultados - jboss'.T6:'resultados - jboss'.T13 'resultados - jboss'.W5:'resultados - jboss'.W5 'resultados - jboss'.W6:'resultados - jboss'.W13 'resultados - jboss'.T6:'resultados - jboss'.T13 'resultados - jboss'.X5:'resultados - jboss'.X5 'resultados - jboss'.X6:'resultados - jboss'.X13 'resultados - jboss'.T6:'resultados - jboss'.T13 'resultados - jboss'.Y5:'resultados - jboss'.Y5 'resultados - jboss'.Y6:'resultados - jboss'.Y13 'resultados - jboss'.T6:'resultados - jboss'.T13 'resultados - jboss'.AA5:'resultados - jboss'.AA5 'resultados - jboss'.AA6:'resultados - jboss'.AA13 'resultados - jboss'.T6:'resultados - jboss'.T13 'resultados - jboss'.AB5:'resultados - jboss'.AB5 'resultados - jboss'.AB6:'resultados - jboss'.AB13 'resultados - jboss'.T6:'resultados - jboss'.T13 'resultados - jboss'.AC5:'resultados - jboss'.AC5 'resultados - jboss'.AC6:'resultados - jboss'.AC13 'resultados - jboss'.T6:'resultados - jboss'.T13 'resultados - jboss'.AD5:'resultados - jboss'.AD5 'resultados - jboss'.AD6:'resultados - jboss'.AD13" xlink:href="./Object 17" xlink:type="simple" xlink:show="embed" xlink:actuate="onLoad"/>
            <draw:image xlink:href="./ObjectReplacements/Object 17" xlink:type="simple" xlink:show="embed" xlink:actuate="onLoad"/>
          </draw:frame>
          <draw:frame draw:z-index="5" draw:style-name="gr1" svg:width="12.4437in" svg:height="5.1358in" svg:x="13.0555in" svg:y="7.5626in">
            <draw:object draw:notify-on-update-of-ranges="'resultados - jboss'.T18:'resultados - jboss'.T24 'resultados - jboss'.V17:'resultados - jboss'.V17 'resultados - jboss'.V18:'resultados - jboss'.V24 'resultados - jboss'.T18:'resultados - jboss'.T24 'resultados - jboss'.W17:'resultados - jboss'.W17 'resultados - jboss'.W18:'resultados - jboss'.W24 'resultados - jboss'.T18:'resultados - jboss'.T24 'resultados - jboss'.X17:'resultados - jboss'.X17 'resultados - jboss'.X18:'resultados - jboss'.X24 'resultados - jboss'.T18:'resultados - jboss'.T24 'resultados - jboss'.Y17:'resultados - jboss'.Y17 'resultados - jboss'.Y18:'resultados - jboss'.Y24" xlink:href="./Object 18" xlink:type="simple" xlink:show="embed" xlink:actuate="onLoad"/>
            <draw:image xlink:href="./ObjectReplacements/Object 18" xlink:type="simple" xlink:show="embed" xlink:actuate="onLoad"/>
          </draw:frame>
          <draw:frame draw:z-index="6" draw:style-name="gr1" svg:width="12.5551in" svg:height="5.4614in" svg:x="13.0551in" svg:y="12.9402in">
            <draw:object draw:notify-on-update-of-ranges="'resultados - jboss'.N30:'resultados - jboss'.N35 'resultados - jboss'.P29:'resultados - jboss'.P29 'resultados - jboss'.P30:'resultados - jboss'.P35 'resultados - jboss'.N30:'resultados - jboss'.N35 'resultados - jboss'.Q29:'resultados - jboss'.Q29 'resultados - jboss'.Q30:'resultados - jboss'.Q35" xlink:href="./Object 19" xlink:type="simple" xlink:show="embed" xlink:actuate="onLoad"/>
            <draw:image xlink:href="./ObjectReplacements/Object 19" xlink:type="simple" xlink:show="embed" xlink:actuate="onLoad"/>
          </draw:frame>
          <draw:frame draw:z-index="7" draw:style-name="gr1" svg:width="12.5921in" svg:height="5.4614in" svg:x="13.0551in" svg:y="18.6539in">
            <draw:object draw:notify-on-update-of-ranges="'resultados - jboss'.N41:'resultados - jboss'.N42 'resultados - jboss'.P40:'resultados - jboss'.P40 'resultados - jboss'.P41:'resultados - jboss'.P42 'resultados - jboss'.N41:'resultados - jboss'.N42 'resultados - jboss'.Q40:'resultados - jboss'.Q40 'resultados - jboss'.Q41:'resultados - jboss'.Q42" xlink:href="./Object 20" xlink:type="simple" xlink:show="embed" xlink:actuate="onLoad"/>
            <draw:image xlink:href="./ObjectReplacements/Object 20" xlink:type="simple" xlink:show="embed" xlink:actuate="onLoad"/>
          </draw:frame>
          <draw:frame draw:z-index="8" draw:style-name="gr1" svg:width="12.0362in" svg:height="7.3303in" svg:x="26.5547in" svg:y="0in">
            <draw:object draw:notify-on-update-of-ranges="'resultados - jboss'.T6:'resultados - jboss'.T13 'resultados - jboss'.U5:'resultados - jboss'.U5 'resultados - jboss'.U6:'resultados - jboss'.U13 'resultados - jboss'.T6:'resultados - jboss'.T13 'resultados - jboss'.Z5:'resultados - jboss'.Z5 'resultados - jboss'.Z6:'resultados - jboss'.Z13" xlink:href="./Object 21" xlink:type="simple" xlink:show="embed" xlink:actuate="onLoad"/>
            <draw:image xlink:href="./ObjectReplacements/Object 21" xlink:type="simple" xlink:show="embed" xlink:actuate="onLoad"/>
          </draw:frame>
          <draw:frame draw:z-index="9" draw:style-name="gr1" svg:width="12.4437in" svg:height="5.1358in" svg:x="26.1102in" svg:y="7.5626in">
            <draw:object draw:notify-on-update-of-ranges="'resultados - jboss'.T18:'resultados - jboss'.T24 'resultados - jboss'.U17:'resultados - jboss'.U17 'resultados - jboss'.U18:'resultados - jboss'.U24" xlink:href="./Object 22" xlink:type="simple" xlink:show="embed" xlink:actuate="onLoad"/>
            <draw:image xlink:href="./ObjectReplacements/Object 22" xlink:type="simple" xlink:show="embed" xlink:actuate="onLoad"/>
          </draw:frame>
          <draw:frame draw:z-index="10" draw:style-name="gr1" svg:width="12.5551in" svg:height="5.4614in" svg:x="26.1098in" svg:y="12.9402in">
            <draw:object draw:notify-on-update-of-ranges="'resultados - jboss'.N30:'resultados - jboss'.N35 'resultados - jboss'.O29:'resultados - jboss'.O29 'resultados - jboss'.O30:'resultados - jboss'.O35" xlink:href="./Object 23" xlink:type="simple" xlink:show="embed" xlink:actuate="onLoad"/>
            <draw:image xlink:href="./ObjectReplacements/Object 23" xlink:type="simple" xlink:show="embed" xlink:actuate="onLoad"/>
          </draw:frame>
          <draw:frame draw:z-index="11" draw:style-name="gr1" svg:width="12.5921in" svg:height="5.4614in" svg:x="26.1098in" svg:y="18.6539in">
            <draw:object draw:notify-on-update-of-ranges="'resultados - jboss'.N41:'resultados - jboss'.N42 'resultados - jboss'.O40:'resultados - jboss'.O40 'resultados - jboss'.O41:'resultados - jboss'.O42" xlink:href="./Object 24" xlink:type="simple" xlink:show="embed" xlink:actuate="onLoad"/>
            <draw:image xlink:href="./ObjectReplacements/Object 24" xlink:type="simple" xlink:show="embed" xlink:actuate="onLoad"/>
          </draw:frame>
        </table:shapes>
        <table:table-column table:style-name="co24" table:default-cell-style-name="Default"/>
        <table:table-row table:style-name="ro1">
          <table:table-cell/>
        </table:table-row>
      </table:table>
      <table:table table:name="resultados - terracotta" table:style-name="ta1">
        <table:table-column table:style-name="co24" table:default-cell-style-name="ce2"/>
        <table:table-column table:style-name="co24" table:default-cell-style-name="ce4"/>
        <table:table-column table:style-name="co24" table:number-columns-repeated="11" table:default-cell-style-name="ce5"/>
        <table:table-column table:style-name="co24" table:default-cell-style-name="ce4"/>
        <table:table-column table:style-name="co24" table:number-columns-repeated="3" table:default-cell-style-name="ce5"/>
        <table:table-column table:style-name="co24" table:number-columns-repeated="32" table:default-cell-style-name="Default"/>
        <table:table-row table:style-name="ro3">
          <table:table-cell table:style-name="ce7" office:value-type="string" table:number-columns-spanned="2" table:number-rows-spanned="1">
            <text:p>PRUEBAS INDIVIDUALES</text:p>
          </table:table-cell>
          <table:covered-table-cell table:style-name="ce3"/>
          <table:table-cell table:style-name="ce7" office:value-type="string" table:number-columns-spanned="2" table:number-rows-spanned="1">
            <text:p>PRUEBAS INDIVIDUALES</text:p>
          </table:table-cell>
          <table:covered-table-cell table:style-name="ce2"/>
          <table:table-cell table:style-name="ce7" office:value-type="string" table:number-columns-spanned="2" table:number-rows-spanned="1">
            <text:p>PRUEBAS INDIVIDUALES</text:p>
          </table:table-cell>
          <table:covered-table-cell table:style-name="Default"/>
          <table:table-cell table:style-name="ce7" office:value-type="string" table:number-columns-spanned="2" table:number-rows-spanned="1">
            <text:p>PRUEBAS INDIVIDUALES</text:p>
          </table:table-cell>
          <table:covered-table-cell table:style-name="ce3"/>
          <table:table-cell table:style-name="ce7" office:value-type="string" table:number-columns-spanned="2" table:number-rows-spanned="1">
            <text:p>PRUEBAS INDIVIDUALES</text:p>
          </table:table-cell>
          <table:covered-table-cell table:style-name="ce2"/>
          <table:table-cell table:style-name="ce7" office:value-type="string" table:number-columns-spanned="2" table:number-rows-spanned="1">
            <text:p>PRUEBAS INDIVIDUALES</text:p>
          </table:table-cell>
          <table:covered-table-cell table:style-name="Default"/>
          <table:table-cell table:style-name="ce7" office:value-type="string" table:number-columns-spanned="2" table:number-rows-spanned="1">
            <text:p>PRUEBAS INDIVIDUALES</text:p>
          </table:table-cell>
          <table:covered-table-cell table:style-name="ce3"/>
          <table:table-cell table:style-name="ce7" office:value-type="string" table:number-columns-spanned="2" table:number-rows-spanned="1">
            <text:p>PRUEBAS INDIVIDUALES</text:p>
          </table:table-cell>
          <table:covered-table-cell table:style-name="ce2"/>
          <table:table-cell table:style-name="ce7" office:value-type="string" table:number-columns-spanned="2" table:number-rows-spanned="1">
            <text:p>PRUEBAS INDIVIDUALES</text:p>
          </table:table-cell>
          <table:covered-table-cell/>
          <table:table-cell table:style-name="ce7" office:value-type="string" table:number-columns-spanned="2" table:number-rows-spanned="1">
            <text:p>PRUEBAS INDIVIDUALES</text:p>
          </table:table-cell>
          <table:covered-table-cell table:style-name="ce2"/>
          <table:table-cell table:style-name="ce7" office:value-type="string" table:number-columns-spanned="2" table:number-rows-spanned="1">
            <text:p>PRUEBAS INDIVIDUALES</text:p>
          </table:table-cell>
          <table:covered-table-cell table:style-name="ce2"/>
          <table:table-cell table:style-name="ce7" office:value-type="string" table:number-columns-spanned="2" table:number-rows-spanned="1">
            <text:p>PRUEBAS INDIVIDUALES</text:p>
          </table:table-cell>
          <table:covered-table-cell/>
          <table:table-cell table:style-name="ce7" office:value-type="string" table:number-columns-spanned="2" table:number-rows-spanned="1">
            <text:p>PRUEBAS INDIVIDUALES</text:p>
          </table:table-cell>
          <table:covered-table-cell/>
          <table:table-cell table:style-name="ce7" office:value-type="string" table:number-columns-spanned="2" table:number-rows-spanned="1">
            <text:p>PRUEBAS INDIVIDUALES</text:p>
          </table:table-cell>
          <table:covered-table-cell/>
          <table:table-cell table:style-name="ce7" table:number-columns-spanned="2" table:number-rows-spanned="1"/>
          <table:covered-table-cell/>
          <table:table-cell table:number-columns-repeated="19"/>
        </table:table-row>
        <table:table-row table:style-name="ro3">
          <table:table-cell/>
          <table:table-cell table:style-name="ce3" office:value-type="string" table:number-columns-spanned="6" table:number-rows-spanned="1">
            <text:p>(rocha)</text:p>
          </table:table-cell>
          <table:covered-table-cell table:number-columns-repeated="3" table:style-name="ce2"/>
          <table:covered-table-cell table:number-columns-repeated="2" table:style-name="Default"/>
          <table:table-cell table:style-name="ce3" office:value-type="string" table:number-columns-spanned="6" table:number-rows-spanned="1">
            <text:p>(netbook)</text:p>
          </table:table-cell>
          <table:covered-table-cell table:number-columns-repeated="3" table:style-name="ce2"/>
          <table:covered-table-cell table:number-columns-repeated="2" table:style-name="Default"/>
          <table:table-cell table:style-name="ce3" office:value-type="string" table:number-columns-spanned="4" table:number-rows-spanned="1">
            <text:p>(montevideo)</text:p>
          </table:table-cell>
          <table:covered-table-cell table:number-columns-repeated="3" table:style-name="ce2"/>
          <table:table-cell table:number-columns-repeated="2"/>
          <table:table-cell table:style-name="ce2" table:number-columns-repeated="4"/>
          <table:table-cell table:number-columns-repeated="7"/>
          <table:table-cell table:style-name="ce2"/>
          <table:table-cell table:style-name="ce3" table:number-columns-spanned="6" table:number-rows-spanned="1"/>
          <table:covered-table-cell table:number-columns-repeated="3" table:style-name="ce2"/>
          <table:covered-table-cell table:number-columns-repeated="2"/>
          <table:table-cell table:style-name="ce3" table:number-columns-spanned="6" table:number-rows-spanned="1"/>
          <table:covered-table-cell table:number-columns-repeated="3" table:style-name="ce2"/>
          <table:covered-table-cell table:number-columns-repeated="2"/>
          <table:table-cell table:style-name="ce3" table:number-columns-spanned="4" table:number-rows-spanned="1"/>
          <table:covered-table-cell table:number-columns-repeated="3" table:style-name="ce2"/>
          <table:table-cell table:number-columns-repeated="2"/>
        </table:table-row>
        <table:table-row table:style-name="ro3">
          <table:table-cell/>
          <table:table-cell table:style-name="ce3" office:value-type="string" table:number-columns-spanned="6" table:number-rows-spanned="1">
            <text:p>worker1</text:p>
          </table:table-cell>
          <table:covered-table-cell table:number-columns-repeated="3" table:style-name="ce2"/>
          <table:covered-table-cell table:number-columns-repeated="2" table:style-name="Default"/>
          <table:table-cell table:style-name="ce3" office:value-type="string" table:number-columns-spanned="6" table:number-rows-spanned="1">
            <text:p>worker2</text:p>
          </table:table-cell>
          <table:covered-table-cell table:number-columns-repeated="3" table:style-name="ce2"/>
          <table:covered-table-cell table:number-columns-repeated="2" table:style-name="Default"/>
          <table:table-cell table:style-name="ce3" office:value-type="string" table:number-columns-spanned="4" table:number-rows-spanned="1">
            <text:p>basededatos</text:p>
          </table:table-cell>
          <table:covered-table-cell table:number-columns-repeated="3" table:style-name="ce2"/>
          <table:table-cell table:number-columns-repeated="2"/>
          <table:table-cell table:style-name="ce2" table:number-columns-repeated="4"/>
          <table:table-cell table:number-columns-repeated="7"/>
          <table:table-cell table:style-name="ce2"/>
          <table:table-cell table:style-name="ce3" table:number-columns-spanned="6" table:number-rows-spanned="1"/>
          <table:covered-table-cell table:number-columns-repeated="3" table:style-name="ce2"/>
          <table:covered-table-cell table:number-columns-repeated="2"/>
          <table:table-cell table:style-name="ce3" table:number-columns-spanned="6" table:number-rows-spanned="1"/>
          <table:covered-table-cell table:number-columns-repeated="3" table:style-name="ce2"/>
          <table:covered-table-cell table:number-columns-repeated="2"/>
          <table:table-cell table:style-name="ce3" table:number-columns-spanned="4" table:number-rows-spanned="1"/>
          <table:covered-table-cell table:number-columns-repeated="3" table:style-name="ce2"/>
          <table:table-cell table:number-columns-repeated="2"/>
        </table:table-row>
        <table:table-row table:style-name="ro3">
          <table:table-cell office:value-type="string">
            <text:p>10 minutos</text:p>
          </table:table-cell>
          <table:table-cell table:style-name="ce3" office:value-type="string" table:number-columns-spanned="6" table:number-rows-spanned="1">
            <text:p>Jmeter 1</text:p>
          </table:table-cell>
          <table:covered-table-cell table:number-columns-repeated="3" table:style-name="ce2"/>
          <table:covered-table-cell table:number-columns-repeated="2" table:style-name="Default"/>
          <table:table-cell table:style-name="ce3" office:value-type="string" table:number-columns-spanned="6" table:number-rows-spanned="1">
            <text:p>Jmeter 2</text:p>
          </table:table-cell>
          <table:covered-table-cell table:number-columns-repeated="3" table:style-name="ce2"/>
          <table:covered-table-cell table:number-columns-repeated="2" table:style-name="Default"/>
          <table:table-cell table:style-name="ce3" office:value-type="string" table:number-columns-spanned="4" table:number-rows-spanned="1">
            <text:p>Jmeter 3</text:p>
          </table:table-cell>
          <table:covered-table-cell table:number-columns-repeated="3" table:style-name="ce2"/>
          <table:table-cell table:number-columns-repeated="2"/>
          <table:table-cell table:style-name="ce2" table:number-columns-repeated="4"/>
          <table:table-cell table:number-columns-repeated="7"/>
          <table:table-cell table:style-name="ce2"/>
          <table:table-cell table:style-name="ce3" table:number-columns-spanned="6" table:number-rows-spanned="1"/>
          <table:covered-table-cell table:number-columns-repeated="3" table:style-name="ce2"/>
          <table:covered-table-cell table:number-columns-repeated="2"/>
          <table:table-cell table:style-name="ce3" table:number-columns-spanned="6" table:number-rows-spanned="1"/>
          <table:covered-table-cell table:number-columns-repeated="3" table:style-name="ce2"/>
          <table:covered-table-cell table:number-columns-repeated="2"/>
          <table:table-cell table:style-name="ce3" table:number-columns-spanned="4" table:number-rows-spanned="1"/>
          <table:covered-table-cell table:number-columns-repeated="3" table:style-name="ce2"/>
          <table:table-cell table:number-columns-repeated="2"/>
        </table:table-row>
        <table:table-row table:style-name="ro3">
          <table:table-cell office:value-type="string">
            <text:p>-----</text:p>
          </table:table-cell>
          <table:table-cell table:style-name="ce2" office:value-type="string">
            <text:p>Hilos</text:p>
          </table:table-cell>
          <table:table-cell table:style-name="ce2" office:value-type="string">
            <text:p>Rendimiento</text:p>
          </table:table-cell>
          <table:table-cell table:style-name="ce2" office:value-type="string">
            <text:p>Media datos clusterizados</text:p>
          </table:table-cell>
          <table:table-cell table:style-name="ce2" office:value-type="string">
            <text:p>Media datos sin clusterizar</text:p>
          </table:table-cell>
          <table:table-cell table:style-name="Default" office:value-type="string">
            <text:p>Desviación estándar datos clusterizados</text:p>
          </table:table-cell>
          <table:table-cell table:style-name="Default" office:value-type="string">
            <text:p>Desviación estándar datos sin clusterizar</text:p>
          </table:table-cell>
          <table:table-cell table:style-name="ce2" office:value-type="string">
            <text:p>Hilos</text:p>
          </table:table-cell>
          <table:table-cell table:style-name="ce2" office:value-type="string">
            <text:p>Rendimiento</text:p>
          </table:table-cell>
          <table:table-cell table:style-name="ce2" office:value-type="string">
            <text:p>Media datos clusterizados</text:p>
          </table:table-cell>
          <table:table-cell table:style-name="ce2" office:value-type="string">
            <text:p>Media datos sin clusterizar</text:p>
          </table:table-cell>
          <table:table-cell table:style-name="Default" office:value-type="string">
            <text:p>Desviación estándar datos clusterizados</text:p>
          </table:table-cell>
          <table:table-cell table:style-name="Default" office:value-type="string">
            <text:p>Desviación estándar datos sin clusterizar</text:p>
          </table:table-cell>
          <table:table-cell table:style-name="ce2" office:value-type="string">
            <text:p>Hilos</text:p>
          </table:table-cell>
          <table:table-cell table:style-name="ce2" office:value-type="string">
            <text:p>Rendimiento</text:p>
          </table:table-cell>
          <table:table-cell table:style-name="ce2" office:value-type="string">
            <text:p>Media datos clusterizados</text:p>
          </table:table-cell>
          <table:table-cell table:style-name="ce2" office:value-type="string">
            <text:p>Media datos sin clusterizar</text:p>
          </table:table-cell>
          <table:table-cell office:value-type="string">
            <text:p>Desviación estándar datos clusterizados</text:p>
          </table:table-cell>
          <table:table-cell office:value-type="string">
            <text:p>Desviación estándar datos sin clusterizar</text:p>
          </table:table-cell>
          <table:table-cell table:style-name="ce2" office:value-type="string">
            <text:p>Total hilos</text:p>
          </table:table-cell>
          <table:table-cell table:style-name="ce2" office:value-type="string">
            <text:p>Rendimiento total</text:p>
          </table:table-cell>
          <table:table-cell table:style-name="ce2" office:value-type="string">
            <text:p>Media total datos clusterizados</text:p>
          </table:table-cell>
          <table:table-cell table:style-name="ce2" office:value-type="string">
            <text:p>Media total datos sin clusterizar</text:p>
          </table:table-cell>
          <table:table-cell office:value-type="string">
            <text:p>Desviación estándar total datos clusterizados</text:p>
          </table:table-cell>
          <table:table-cell office:value-type="string">
            <text:p>Desviación estándar total datos sin clusterizar</text:p>
          </table:table-cell>
          <table:table-cell table:number-columns-repeated="5"/>
          <table:table-cell table:style-name="ce2" table:number-columns-repeated="5"/>
          <table:table-cell table:number-columns-repeated="2"/>
          <table:table-cell table:style-name="ce2" table:number-columns-repeated="4"/>
          <table:table-cell table:number-columns-repeated="2"/>
          <table:table-cell table:style-name="ce2" table:number-columns-repeated="4"/>
          <table:table-cell table:number-columns-repeated="2"/>
        </table:table-row>
        <table:table-row table:style-name="ro3">
          <table:table-cell office:value-type="string">
            <text:p>STT</text:p>
          </table:table-cell>
          <table:table-cell office:value-type="float" office:value="100">
            <text:p>100</text:p>
          </table:table-cell>
          <table:table-cell office:value-type="float" office:value="13.83189635299">
            <text:p>13.83</text:p>
          </table:table-cell>
          <table:table-cell office:value-type="float" office:value="3">
            <text:p>3.00</text:p>
          </table:table-cell>
          <table:table-cell office:value-type="float" office:value="15.375">
            <text:p>15.38</text:p>
          </table:table-cell>
          <table:table-cell office:value-type="float" office:value="1.83859293471715">
            <text:p>1.84</text:p>
          </table:table-cell>
          <table:table-cell office:value-type="float" office:value="6.41851977693192">
            <text:p>6.42</text:p>
          </table:table-cell>
          <table:table-cell table:style-name="ce4" office:value-type="float" office:value="100">
            <text:p>100</text:p>
          </table:table-cell>
          <table:table-cell office:value-type="float" office:value="13.3523827326986">
            <text:p>13.35</text:p>
          </table:table-cell>
          <table:table-cell office:value-type="float" office:value="3">
            <text:p>3.00</text:p>
          </table:table-cell>
          <table:table-cell office:value-type="float" office:value="14.875">
            <text:p>14.88</text:p>
          </table:table-cell>
          <table:table-cell office:value-type="float" office:value="3.52859311734225">
            <text:p>3.53</text:p>
          </table:table-cell>
          <table:table-cell office:value-type="float" office:value="8.56212664778609">
            <text:p>8.56</text:p>
          </table:table-cell>
          <table:table-cell office:value-type="float" office:value="100">
            <text:p>100</text:p>
          </table:table-cell>
          <table:table-cell office:value-type="float" office:value="13.0592818845995">
            <text:p>13.06</text:p>
          </table:table-cell>
          <table:table-cell office:value-type="float" office:value="4">
            <text:p>4.00</text:p>
          </table:table-cell>
          <table:table-cell office:value-type="float" office:value="16.625">
            <text:p>16.63</text:p>
          </table:table-cell>
          <table:table-cell table:style-name="ce5" office:value-type="float" office:value="3.00962529025709">
            <text:p>3.01</text:p>
          </table:table-cell>
          <table:table-cell table:style-name="ce5" office:value-type="float" office:value="7.79012524807272">
            <text:p>7.79</text:p>
          </table:table-cell>
          <table:table-cell table:style-name="ce4" table:formula="of:=[.B6]+[.N6]+[.H6]" office:value-type="float" office:value="300">
            <text:p>300</text:p>
          </table:table-cell>
          <table:table-cell table:style-name="ce5" table:formula="of:=[.C6]+[.I6]+[.O6]" office:value-type="float" office:value="40.2435609702881">
            <text:p>40.24</text:p>
          </table:table-cell>
          <table:table-cell table:style-name="ce5" table:formula="of:=AVERAGE([.D6];[.J6];[.P6])" office:value-type="float" office:value="3.33333333333333">
            <text:p>3.33</text:p>
          </table:table-cell>
          <table:table-cell table:style-name="ce5" table:formula="of:=AVERAGE([.E6];[.K6];[.Q6])" office:value-type="float" office:value="15.625">
            <text:p>15.63</text:p>
          </table:table-cell>
          <table:table-cell table:style-name="ce5" table:formula="of:=AVERAGE([.F6];[.L6];[.R6])" office:value-type="float" office:value="2.79227044743883">
            <text:p>2.79</text:p>
          </table:table-cell>
          <table:table-cell table:style-name="ce5" table:formula="of:=AVERAGE([.G6];[.M6];[.S6])" office:value-type="float" office:value="7.59025722426358">
            <text:p>7.59</text:p>
          </table:table-cell>
          <table:table-cell table:style-name="ce4" table:formula="of:=[.B6]" office:value-type="float" office:value="100">
            <text:p>100</text:p>
          </table:table-cell>
          <table:table-cell table:style-name="ce4" table:formula="of:=[.H6]" office:value-type="float" office:value="100">
            <text:p>100</text:p>
          </table:table-cell>
          <table:table-cell table:formula="of:=[.N6]" office:value-type="float" office:value="100">
            <text:p>100</text:p>
          </table:table-cell>
          <table:table-cell table:number-columns-repeated="2"/>
          <table:table-cell table:style-name="ce2"/>
          <table:table-cell table:style-name="ce4"/>
          <table:table-cell table:style-name="ce5" table:number-columns-repeated="5"/>
          <table:table-cell table:style-name="ce4"/>
          <table:table-cell table:style-name="ce5" table:number-columns-repeated="5"/>
          <table:table-cell table:style-name="ce4"/>
          <table:table-cell table:style-name="ce5" table:number-columns-repeated="5"/>
        </table:table-row>
        <table:table-row table:style-name="ro3">
          <table:table-cell office:value-type="string">
            <text:p>STT</text:p>
          </table:table-cell>
          <table:table-cell office:value-type="float" office:value="200">
            <text:p>200</text:p>
          </table:table-cell>
          <table:table-cell office:value-type="float" office:value="27.013641889154">
            <text:p>27.01</text:p>
          </table:table-cell>
          <table:table-cell office:value-type="float" office:value="3">
            <text:p>3.00</text:p>
          </table:table-cell>
          <table:table-cell office:value-type="float" office:value="17.6875">
            <text:p>17.69</text:p>
          </table:table-cell>
          <table:table-cell office:value-type="float" office:value="2.4491564561985">
            <text:p>2.45</text:p>
          </table:table-cell>
          <table:table-cell office:value-type="float" office:value="9.38933227522588">
            <text:p>9.39</text:p>
          </table:table-cell>
          <table:table-cell table:style-name="ce4" office:value-type="float" office:value="200">
            <text:p>200</text:p>
          </table:table-cell>
          <table:table-cell office:value-type="float" office:value="26.4763117909313">
            <text:p>26.48</text:p>
          </table:table-cell>
          <table:table-cell office:value-type="float" office:value="2">
            <text:p>2.00</text:p>
          </table:table-cell>
          <table:table-cell office:value-type="float" office:value="16.8125">
            <text:p>16.81</text:p>
          </table:table-cell>
          <table:table-cell office:value-type="float" office:value="2.4163292017489">
            <text:p>2.42</text:p>
          </table:table-cell>
          <table:table-cell office:value-type="float" office:value="9.26272995131778">
            <text:p>9.26</text:p>
          </table:table-cell>
          <table:table-cell office:value-type="float" office:value="200">
            <text:p>200</text:p>
          </table:table-cell>
          <table:table-cell office:value-type="float" office:value="25.7916237403299">
            <text:p>25.79</text:p>
          </table:table-cell>
          <table:table-cell office:value-type="float" office:value="4">
            <text:p>4.00</text:p>
          </table:table-cell>
          <table:table-cell office:value-type="float" office:value="18.875">
            <text:p>18.88</text:p>
          </table:table-cell>
          <table:table-cell table:style-name="ce5" office:value-type="float" office:value="4.80190426459405">
            <text:p>4.80</text:p>
          </table:table-cell>
          <table:table-cell table:style-name="ce5" office:value-type="float" office:value="14.377651039712">
            <text:p>14.38</text:p>
          </table:table-cell>
          <table:table-cell table:style-name="ce4" table:formula="of:=[.B7]+[.N7]+[.H7]" office:value-type="float" office:value="600">
            <text:p>600</text:p>
          </table:table-cell>
          <table:table-cell table:style-name="ce5" table:formula="of:=[.C7]+[.I7]+[.O7]" office:value-type="float" office:value="79.2815774204152">
            <text:p>79.28</text:p>
          </table:table-cell>
          <table:table-cell table:style-name="ce5" table:formula="of:=AVERAGE([.D7];[.J7];[.P7])" office:value-type="float" office:value="3">
            <text:p>3.00</text:p>
          </table:table-cell>
          <table:table-cell table:style-name="ce5" table:formula="of:=AVERAGE([.E7];[.K7];[.Q7])" office:value-type="float" office:value="17.7916666666667">
            <text:p>17.79</text:p>
          </table:table-cell>
          <table:table-cell table:style-name="ce5" table:formula="of:=AVERAGE([.F7];[.L7];[.R7])" office:value-type="float" office:value="3.22246330751382">
            <text:p>3.22</text:p>
          </table:table-cell>
          <table:table-cell table:style-name="ce5" table:formula="of:=AVERAGE([.G7];[.M7];[.S7])" office:value-type="float" office:value="11.0099044220852">
            <text:p>11.01</text:p>
          </table:table-cell>
          <table:table-cell table:style-name="ce4" table:formula="of:=[.B7]" office:value-type="float" office:value="200">
            <text:p>200</text:p>
          </table:table-cell>
          <table:table-cell table:style-name="ce4" table:formula="of:=[.H7]" office:value-type="float" office:value="200">
            <text:p>200</text:p>
          </table:table-cell>
          <table:table-cell table:formula="of:=[.N7]" office:value-type="float" office:value="200">
            <text:p>200</text:p>
          </table:table-cell>
          <table:table-cell table:number-columns-repeated="2"/>
          <table:table-cell table:style-name="ce2"/>
          <table:table-cell table:style-name="ce4"/>
          <table:table-cell table:style-name="ce5" table:number-columns-repeated="5"/>
          <table:table-cell table:style-name="ce4"/>
          <table:table-cell table:style-name="ce5" table:number-columns-repeated="5"/>
          <table:table-cell table:style-name="ce4"/>
          <table:table-cell table:style-name="ce5" table:number-columns-repeated="5"/>
        </table:table-row>
        <table:table-row table:style-name="ro3">
          <table:table-cell office:value-type="string">
            <text:p>STT</text:p>
          </table:table-cell>
          <table:table-cell office:value-type="float" office:value="250">
            <text:p>250</text:p>
          </table:table-cell>
          <table:table-cell office:value-type="float" office:value="33.7415814754219">
            <text:p>33.74</text:p>
          </table:table-cell>
          <table:table-cell office:value-type="float" office:value="4">
            <text:p>4.00</text:p>
          </table:table-cell>
          <table:table-cell office:value-type="float" office:value="25.9375">
            <text:p>25.94</text:p>
          </table:table-cell>
          <table:table-cell office:value-type="float" office:value="4.9787996176441">
            <text:p>4.98</text:p>
          </table:table-cell>
          <table:table-cell office:value-type="float" office:value="27.2676789939299">
            <text:p>27.27</text:p>
          </table:table-cell>
          <table:table-cell table:style-name="ce4" office:value-type="float" office:value="250">
            <text:p>250</text:p>
          </table:table-cell>
          <table:table-cell office:value-type="float" office:value="33.5002389683713">
            <text:p>33.50</text:p>
          </table:table-cell>
          <table:table-cell office:value-type="float" office:value="4">
            <text:p>4.00</text:p>
          </table:table-cell>
          <table:table-cell office:value-type="float" office:value="25.0625">
            <text:p>25.06</text:p>
          </table:table-cell>
          <table:table-cell office:value-type="float" office:value="4.34141859633132">
            <text:p>4.34</text:p>
          </table:table-cell>
          <table:table-cell office:value-type="float" office:value="24.7564825519982">
            <text:p>24.76</text:p>
          </table:table-cell>
          <table:table-cell office:value-type="float" office:value="250">
            <text:p>250</text:p>
          </table:table-cell>
          <table:table-cell office:value-type="float" office:value="33.6250995676559">
            <text:p>33.63</text:p>
          </table:table-cell>
          <table:table-cell office:value-type="float" office:value="5">
            <text:p>5.00</text:p>
          </table:table-cell>
          <table:table-cell office:value-type="float" office:value="26.3125">
            <text:p>26.31</text:p>
          </table:table-cell>
          <table:table-cell table:style-name="ce5" office:value-type="float" office:value="8.6701877012848">
            <text:p>8.67</text:p>
          </table:table-cell>
          <table:table-cell table:style-name="ce5" office:value-type="float" office:value="26.4012694852088">
            <text:p>26.40</text:p>
          </table:table-cell>
          <table:table-cell table:style-name="ce4" table:formula="of:=[.B8]+[.N8]+[.H8]" office:value-type="float" office:value="750">
            <text:p>750</text:p>
          </table:table-cell>
          <table:table-cell table:style-name="ce5" table:formula="of:=[.C8]+[.I8]+[.O8]" office:value-type="float" office:value="100.866920011449">
            <text:p>100.87</text:p>
          </table:table-cell>
          <table:table-cell table:style-name="ce5" table:formula="of:=AVERAGE([.D8];[.J8];[.P8])" office:value-type="float" office:value="4.33333333333333">
            <text:p>4.33</text:p>
          </table:table-cell>
          <table:table-cell table:style-name="ce5" table:formula="of:=AVERAGE([.E8];[.K8];[.Q8])" office:value-type="float" office:value="25.7708333333333">
            <text:p>25.77</text:p>
          </table:table-cell>
          <table:table-cell table:style-name="ce5" table:formula="of:=AVERAGE([.G8];[.L8];[.R8])" office:value-type="float" office:value="13.4264284305153">
            <text:p>13.43</text:p>
          </table:table-cell>
          <table:table-cell table:style-name="ce5" table:formula="of:=AVERAGE([.G8];[.M8];[.S8])" office:value-type="float" office:value="26.1418103437123">
            <text:p>26.14</text:p>
          </table:table-cell>
          <table:table-cell table:style-name="ce4" table:formula="of:=[.B8]" office:value-type="float" office:value="250">
            <text:p>250</text:p>
          </table:table-cell>
          <table:table-cell table:style-name="ce4" table:formula="of:=[.H8]" office:value-type="float" office:value="250">
            <text:p>250</text:p>
          </table:table-cell>
          <table:table-cell table:formula="of:=[.N8]" office:value-type="float" office:value="250">
            <text:p>250</text:p>
          </table:table-cell>
          <table:table-cell table:number-columns-repeated="2"/>
          <table:table-cell table:style-name="ce2"/>
          <table:table-cell table:style-name="ce4"/>
          <table:table-cell table:style-name="ce5" table:number-columns-repeated="5"/>
          <table:table-cell table:style-name="ce4"/>
          <table:table-cell table:style-name="ce5" table:number-columns-repeated="5"/>
          <table:table-cell table:style-name="ce4"/>
          <table:table-cell table:style-name="ce5" table:number-columns-repeated="5"/>
        </table:table-row>
        <table:table-row table:style-name="ro3">
          <table:table-cell office:value-type="string">
            <text:p>STT</text:p>
          </table:table-cell>
          <table:table-cell office:value-type="float" office:value="265">
            <text:p>265</text:p>
          </table:table-cell>
          <table:table-cell office:value-type="float" office:value="36.136089878107">
            <text:p>36.14</text:p>
          </table:table-cell>
          <table:table-cell office:value-type="float" office:value="4">
            <text:p>4.00</text:p>
          </table:table-cell>
          <table:table-cell office:value-type="float" office:value="25.5">
            <text:p>25.50</text:p>
          </table:table-cell>
          <table:table-cell office:value-type="float" office:value="5.91705966604857">
            <text:p>5.92</text:p>
          </table:table-cell>
          <table:table-cell office:value-type="float" office:value="19.415903687362">
            <text:p>19.42</text:p>
          </table:table-cell>
          <table:table-cell table:style-name="ce4" office:value-type="float" office:value="265">
            <text:p>265</text:p>
          </table:table-cell>
          <table:table-cell office:value-type="float" office:value="36.0183217727357">
            <text:p>36.02</text:p>
          </table:table-cell>
          <table:table-cell office:value-type="float" office:value="3">
            <text:p>3.00</text:p>
          </table:table-cell>
          <table:table-cell office:value-type="float" office:value="24.375">
            <text:p>24.38</text:p>
          </table:table-cell>
          <table:table-cell office:value-type="float" office:value="5.20578774276952">
            <text:p>5.21</text:p>
          </table:table-cell>
          <table:table-cell office:value-type="float" office:value="20.2002055863418">
            <text:p>20.20</text:p>
          </table:table-cell>
          <table:table-cell office:value-type="float" office:value="265">
            <text:p>265</text:p>
          </table:table-cell>
          <table:table-cell office:value-type="float" office:value="35.758193648985">
            <text:p>35.76</text:p>
          </table:table-cell>
          <table:table-cell office:value-type="float" office:value="4">
            <text:p>4.00</text:p>
          </table:table-cell>
          <table:table-cell office:value-type="float" office:value="26.8125">
            <text:p>26.81</text:p>
          </table:table-cell>
          <table:table-cell table:style-name="ce5" office:value-type="float" office:value="5.42896903497634">
            <text:p>5.43</text:p>
          </table:table-cell>
          <table:table-cell table:style-name="ce5" office:value-type="float" office:value="27.2644945330676">
            <text:p>27.26</text:p>
          </table:table-cell>
          <table:table-cell table:style-name="ce4" table:formula="of:=[.B9]+[.N9]+[.H9]" office:value-type="float" office:value="795">
            <text:p>795</text:p>
          </table:table-cell>
          <table:table-cell table:style-name="ce5" table:formula="of:=[.C9]+[.I9]+[.O9]" office:value-type="float" office:value="107.912605299828">
            <text:p>107.91</text:p>
          </table:table-cell>
          <table:table-cell table:style-name="ce5" table:formula="of:=AVERAGE([.D9];[.J9];[.P9])" office:value-type="float" office:value="3.66666666666667">
            <text:p>3.67</text:p>
          </table:table-cell>
          <table:table-cell table:style-name="ce5" table:formula="of:=AVERAGE([.E9];[.K9];[.Q9])" office:value-type="float" office:value="25.5625">
            <text:p>25.56</text:p>
          </table:table-cell>
          <table:table-cell table:style-name="ce5" table:formula="of:=AVERAGE([.G9];[.L9];[.R9])" office:value-type="float" office:value="10.0168868217026">
            <text:p>10.02</text:p>
          </table:table-cell>
          <table:table-cell table:style-name="ce5" table:formula="of:=AVERAGE([.G9];[.M9];[.S9])" office:value-type="float" office:value="22.2935346022571">
            <text:p>22.29</text:p>
          </table:table-cell>
          <table:table-cell table:style-name="ce4" table:formula="of:=[.B9]" office:value-type="float" office:value="265">
            <text:p>265</text:p>
          </table:table-cell>
          <table:table-cell table:style-name="ce4" table:formula="of:=[.H9]" office:value-type="float" office:value="265">
            <text:p>265</text:p>
          </table:table-cell>
          <table:table-cell table:formula="of:=[.N9]" office:value-type="float" office:value="265">
            <text:p>265</text:p>
          </table:table-cell>
          <table:table-cell table:number-columns-repeated="2"/>
          <table:table-cell table:style-name="ce2"/>
          <table:table-cell table:style-name="ce4"/>
          <table:table-cell table:style-name="ce5" table:number-columns-repeated="5"/>
          <table:table-cell table:style-name="ce4"/>
          <table:table-cell table:style-name="ce5" table:number-columns-repeated="5"/>
          <table:table-cell table:style-name="ce4"/>
          <table:table-cell table:style-name="ce5" table:number-columns-repeated="5"/>
        </table:table-row>
        <table:table-row table:style-name="ro3">
          <table:table-cell office:value-type="string">
            <text:p>STT</text:p>
          </table:table-cell>
          <table:table-cell table:style-name="Default" office:value-type="float" office:value="285">
            <text:p>285</text:p>
          </table:table-cell>
          <table:table-cell office:value-type="float" office:value="37.8971443430571">
            <text:p>37.90</text:p>
          </table:table-cell>
          <table:table-cell office:value-type="float" office:value="9">
            <text:p>9.00</text:p>
          </table:table-cell>
          <table:table-cell office:value-type="float" office:value="47.875">
            <text:p>47.88</text:p>
          </table:table-cell>
          <table:table-cell office:value-type="float" office:value="34.246508314907">
            <text:p>34.25</text:p>
          </table:table-cell>
          <table:table-cell office:value-type="float" office:value="144.850164453857">
            <text:p>144.85</text:p>
          </table:table-cell>
          <table:table-cell table:style-name="Default" office:value-type="float" office:value="285">
            <text:p>285</text:p>
          </table:table-cell>
          <table:table-cell office:value-type="float" office:value="37.3476064770796">
            <text:p>37.35</text:p>
          </table:table-cell>
          <table:table-cell office:value-type="float" office:value="17">
            <text:p>17.00</text:p>
          </table:table-cell>
          <table:table-cell office:value-type="float" office:value="47.125">
            <text:p>47.13</text:p>
          </table:table-cell>
          <table:table-cell office:value-type="float" office:value="410.055241300819">
            <text:p>410.06</text:p>
          </table:table-cell>
          <table:table-cell office:value-type="float" office:value="171.954889611694">
            <text:p>171.95</text:p>
          </table:table-cell>
          <table:table-cell table:style-name="Default" office:value-type="float" office:value="285">
            <text:p>285</text:p>
          </table:table-cell>
          <table:table-cell office:value-type="float" office:value="35.690780090528">
            <text:p>35.69</text:p>
          </table:table-cell>
          <table:table-cell office:value-type="float" office:value="15">
            <text:p>15.00</text:p>
          </table:table-cell>
          <table:table-cell office:value-type="float" office:value="52.1875">
            <text:p>52.19</text:p>
          </table:table-cell>
          <table:table-cell table:style-name="ce5" office:value-type="float" office:value="230.060221306928">
            <text:p>230.06</text:p>
          </table:table-cell>
          <table:table-cell table:style-name="ce5" office:value-type="float" office:value="235.538177232976">
            <text:p>235.54</text:p>
          </table:table-cell>
          <table:table-cell table:style-name="ce4" table:formula="of:=[.B10]+[.N10]+[.H10]" office:value-type="float" office:value="855">
            <text:p>855</text:p>
          </table:table-cell>
          <table:table-cell table:style-name="ce5" table:formula="of:=[.C10]+[.I10]+[.O10]" office:value-type="float" office:value="110.935530910665">
            <text:p>110.94</text:p>
          </table:table-cell>
          <table:table-cell table:style-name="ce5" table:formula="of:=AVERAGE([.D10];[.J10];[.P10])" office:value-type="float" office:value="13.6666666666667">
            <text:p>13.67</text:p>
          </table:table-cell>
          <table:table-cell table:style-name="ce5" table:formula="of:=AVERAGE([.E10];[.K10];[.Q10])" office:value-type="float" office:value="49.0625">
            <text:p>49.06</text:p>
          </table:table-cell>
          <table:table-cell table:style-name="ce5" table:formula="of:=AVERAGE([.G10];[.L10];[.R10])" office:value-type="float" office:value="261.655209020535">
            <text:p>261.66</text:p>
          </table:table-cell>
          <table:table-cell table:style-name="ce5" table:formula="of:=AVERAGE([.G10];[.M10];[.S10])" office:value-type="float" office:value="184.114410432842">
            <text:p>184.11</text:p>
          </table:table-cell>
          <table:table-cell table:style-name="ce4" table:formula="of:=[.B10]" office:value-type="float" office:value="285">
            <text:p>285</text:p>
          </table:table-cell>
          <table:table-cell table:style-name="ce4" table:formula="of:=[.H10]" office:value-type="float" office:value="285">
            <text:p>285</text:p>
          </table:table-cell>
          <table:table-cell table:formula="of:=[.N10]" office:value-type="float" office:value="285">
            <text:p>285</text:p>
          </table:table-cell>
          <table:table-cell table:number-columns-repeated="2"/>
          <table:table-cell table:style-name="ce2"/>
          <table:table-cell/>
          <table:table-cell table:style-name="ce5" table:number-columns-repeated="5"/>
          <table:table-cell/>
          <table:table-cell table:style-name="ce5" table:number-columns-repeated="5"/>
          <table:table-cell/>
          <table:table-cell table:style-name="ce5" table:number-columns-repeated="5"/>
        </table:table-row>
        <table:table-row table:style-name="ro3">
          <table:table-cell table:style-name="Default" table:number-columns-repeated="17"/>
          <table:table-cell table:number-columns-repeated="13"/>
          <table:table-cell table:style-name="ce2"/>
          <table:table-cell table:style-name="ce4"/>
          <table:table-cell table:style-name="ce5" table:number-columns-repeated="5"/>
          <table:table-cell/>
          <table:table-cell table:style-name="ce5" table:number-columns-repeated="5"/>
          <table:table-cell table:style-name="ce4"/>
          <table:table-cell table:style-name="ce5" table:number-columns-repeated="5"/>
        </table:table-row>
        <table:table-row table:style-name="ro3">
          <table:table-cell/>
          <table:table-cell table:style-name="ce3" office:value-type="string" table:number-columns-spanned="6" table:number-rows-spanned="1">
            <text:p>(rocha)</text:p>
          </table:table-cell>
          <table:covered-table-cell table:number-columns-repeated="3" table:style-name="ce2"/>
          <table:covered-table-cell table:number-columns-repeated="2" table:style-name="Default"/>
          <table:table-cell table:style-name="ce3" office:value-type="string" table:number-columns-spanned="6" table:number-rows-spanned="1">
            <text:p>(netbook)</text:p>
          </table:table-cell>
          <table:covered-table-cell table:number-columns-repeated="3" table:style-name="ce2"/>
          <table:covered-table-cell table:number-columns-repeated="2" table:style-name="Default"/>
          <table:table-cell table:style-name="ce3" office:value-type="string" table:number-columns-spanned="4" table:number-rows-spanned="1">
            <text:p>(montevideo)</text:p>
          </table:table-cell>
          <table:covered-table-cell table:number-columns-repeated="3" table:style-name="ce2"/>
          <table:table-cell table:number-columns-repeated="2"/>
          <table:table-cell table:style-name="ce2" table:number-columns-repeated="4"/>
          <table:table-cell table:number-columns-repeated="7"/>
          <table:table-cell table:style-name="ce2"/>
          <table:table-cell table:style-name="ce4"/>
          <table:table-cell table:style-name="ce5" table:number-columns-repeated="5"/>
          <table:table-cell table:style-name="ce4"/>
          <table:table-cell table:style-name="ce5" table:number-columns-repeated="5"/>
          <table:table-cell table:style-name="ce4"/>
          <table:table-cell table:style-name="ce5" table:number-columns-repeated="5"/>
        </table:table-row>
        <table:table-row table:style-name="ro3">
          <table:table-cell/>
          <table:table-cell table:style-name="ce3" office:value-type="string" table:number-columns-spanned="6" table:number-rows-spanned="1">
            <text:p>worker1</text:p>
          </table:table-cell>
          <table:covered-table-cell table:number-columns-repeated="3" table:style-name="ce2"/>
          <table:covered-table-cell table:number-columns-repeated="2" table:style-name="Default"/>
          <table:table-cell table:style-name="ce3" office:value-type="string" table:number-columns-spanned="6" table:number-rows-spanned="1">
            <text:p>worker2</text:p>
          </table:table-cell>
          <table:covered-table-cell table:number-columns-repeated="3" table:style-name="ce2"/>
          <table:covered-table-cell table:number-columns-repeated="2" table:style-name="Default"/>
          <table:table-cell table:style-name="ce3" office:value-type="string" table:number-columns-spanned="4" table:number-rows-spanned="1">
            <text:p>basededatos</text:p>
          </table:table-cell>
          <table:covered-table-cell table:number-columns-repeated="3" table:style-name="ce2"/>
          <table:table-cell table:number-columns-repeated="2"/>
          <table:table-cell table:style-name="ce2" table:number-columns-repeated="4"/>
          <table:table-cell table:number-columns-repeated="26"/>
        </table:table-row>
        <table:table-row table:style-name="ro3">
          <table:table-cell/>
          <table:table-cell table:style-name="ce3" office:value-type="string" table:number-columns-spanned="6" table:number-rows-spanned="1">
            <text:p>Jmeter 1</text:p>
          </table:table-cell>
          <table:covered-table-cell table:number-columns-repeated="3" table:style-name="ce2"/>
          <table:covered-table-cell table:number-columns-repeated="2" table:style-name="Default"/>
          <table:table-cell table:style-name="ce3" office:value-type="string" table:number-columns-spanned="6" table:number-rows-spanned="1">
            <text:p>Jmeter 2</text:p>
          </table:table-cell>
          <table:covered-table-cell table:number-columns-repeated="3" table:style-name="ce2"/>
          <table:covered-table-cell table:number-columns-repeated="2" table:style-name="Default"/>
          <table:table-cell table:style-name="ce3" office:value-type="string" table:number-columns-spanned="4" table:number-rows-spanned="1">
            <text:p>Jmeter 3</text:p>
          </table:table-cell>
          <table:covered-table-cell table:number-columns-repeated="3" table:style-name="ce2"/>
          <table:table-cell table:number-columns-repeated="2"/>
          <table:table-cell table:style-name="ce2" table:number-columns-repeated="4"/>
          <table:table-cell table:number-columns-repeated="26"/>
        </table:table-row>
        <table:table-row table:style-name="ro3">
          <table:table-cell office:value-type="string">
            <text:p>-----</text:p>
          </table:table-cell>
          <table:table-cell table:style-name="ce2" office:value-type="string">
            <text:p>Hilos</text:p>
          </table:table-cell>
          <table:table-cell table:style-name="ce2" office:value-type="string">
            <text:p>Rendimiento</text:p>
          </table:table-cell>
          <table:table-cell table:style-name="ce2" office:value-type="string">
            <text:p>Media datos clusterizados</text:p>
          </table:table-cell>
          <table:table-cell table:style-name="ce2" office:value-type="string">
            <text:p>Media datos sin clusterizar</text:p>
          </table:table-cell>
          <table:table-cell table:style-name="Default" office:value-type="string">
            <text:p>Desviación estándar datos clusterizados</text:p>
          </table:table-cell>
          <table:table-cell table:style-name="Default" office:value-type="string">
            <text:p>Desviación estándar datos sin clusterizar</text:p>
          </table:table-cell>
          <table:table-cell table:style-name="ce2" office:value-type="string">
            <text:p>Hilos</text:p>
          </table:table-cell>
          <table:table-cell table:style-name="ce2" office:value-type="string">
            <text:p>Rendimiento</text:p>
          </table:table-cell>
          <table:table-cell table:style-name="ce2" office:value-type="string">
            <text:p>Media datos clusterizados</text:p>
          </table:table-cell>
          <table:table-cell table:style-name="ce2" office:value-type="string">
            <text:p>Media datos sin clusterizar</text:p>
          </table:table-cell>
          <table:table-cell table:style-name="Default" office:value-type="string">
            <text:p>Desviación estándar datos clusterizados</text:p>
          </table:table-cell>
          <table:table-cell table:style-name="Default" office:value-type="string">
            <text:p>Desviación estándar datos sin clusterizar</text:p>
          </table:table-cell>
          <table:table-cell table:style-name="ce2" office:value-type="string">
            <text:p>Hilos</text:p>
          </table:table-cell>
          <table:table-cell table:style-name="ce2" office:value-type="string">
            <text:p>Rendimiento</text:p>
          </table:table-cell>
          <table:table-cell table:style-name="ce2" office:value-type="string">
            <text:p>Media datos clusterizados</text:p>
          </table:table-cell>
          <table:table-cell table:style-name="ce2" office:value-type="string">
            <text:p>Media datos sin clusterizar</text:p>
          </table:table-cell>
          <table:table-cell office:value-type="string">
            <text:p>Desviación estándar datos clusterizados</text:p>
          </table:table-cell>
          <table:table-cell office:value-type="string">
            <text:p>Desviación estándar datos sin clusterizar</text:p>
          </table:table-cell>
          <table:table-cell table:style-name="ce2" office:value-type="string">
            <text:p>Total hilos</text:p>
          </table:table-cell>
          <table:table-cell table:style-name="ce2" office:value-type="string">
            <text:p>Rendimiento total</text:p>
          </table:table-cell>
          <table:table-cell table:style-name="ce2" office:value-type="string">
            <text:p>Media total datos clusterizados</text:p>
          </table:table-cell>
          <table:table-cell table:style-name="ce2" office:value-type="string">
            <text:p>Media total datos sin clusterizar</text:p>
          </table:table-cell>
          <table:table-cell office:value-type="string">
            <text:p>Desviación estándar total datos clusterizados</text:p>
          </table:table-cell>
          <table:table-cell office:value-type="string">
            <text:p>Desviación estándar total datos sin clusterizar</text:p>
          </table:table-cell>
          <table:table-cell table:number-columns-repeated="24"/>
        </table:table-row>
        <table:table-row table:style-name="ro3">
          <table:table-cell office:value-type="string">
            <text:p>LT</text:p>
          </table:table-cell>
          <table:table-cell office:value-type="float" office:value="300">
            <text:p>300</text:p>
          </table:table-cell>
          <table:table-cell office:value-type="float" office:value="38.9488147659284">
            <text:p>38.95</text:p>
          </table:table-cell>
          <table:table-cell office:value-type="float" office:value="2">
            <text:p>2.00</text:p>
          </table:table-cell>
          <table:table-cell office:value-type="float" office:value="14">
            <text:p>14.00</text:p>
          </table:table-cell>
          <table:table-cell office:value-type="float" office:value="1.64938351277749">
            <text:p>1.65</text:p>
          </table:table-cell>
          <table:table-cell office:value-type="float" office:value="5.9202382961497">
            <text:p>5.92</text:p>
          </table:table-cell>
          <table:table-cell table:style-name="ce4" office:value-type="float" office:value="300">
            <text:p>300</text:p>
          </table:table-cell>
          <table:table-cell office:value-type="float" office:value="37.3507913698921">
            <text:p>37.35</text:p>
          </table:table-cell>
          <table:table-cell office:value-type="float" office:value="3">
            <text:p>3.00</text:p>
          </table:table-cell>
          <table:table-cell office:value-type="float" office:value="15.75">
            <text:p>15.75</text:p>
          </table:table-cell>
          <table:table-cell office:value-type="float" office:value="5.38327554148546">
            <text:p>5.38</text:p>
          </table:table-cell>
          <table:table-cell office:value-type="float" office:value="11.4112382325282">
            <text:p>11.41</text:p>
          </table:table-cell>
          <table:table-cell office:value-type="float" office:value="300">
            <text:p>300</text:p>
          </table:table-cell>
          <table:table-cell office:value-type="float" office:value="38.7699862869123">
            <text:p>38.77</text:p>
          </table:table-cell>
          <table:table-cell office:value-type="float" office:value="2">
            <text:p>2.00</text:p>
          </table:table-cell>
          <table:table-cell office:value-type="float" office:value="14.5">
            <text:p>14.50</text:p>
          </table:table-cell>
          <table:table-cell table:style-name="ce5" office:value-type="float" office:value="1.72369602687236">
            <text:p>1.72</text:p>
          </table:table-cell>
          <table:table-cell table:style-name="ce5" office:value-type="float" office:value="6.85601649213069">
            <text:p>6.86</text:p>
          </table:table-cell>
          <table:table-cell table:style-name="ce4" table:formula="of:=[.B16]+[.N16]+[.H16]" office:value-type="float" office:value="900">
            <text:p>900</text:p>
          </table:table-cell>
          <table:table-cell table:style-name="ce5" table:formula="of:=[.C16]+[.I16]+[.O16]" office:value-type="float" office:value="115.069592422733">
            <text:p>115.07</text:p>
          </table:table-cell>
          <table:table-cell table:style-name="ce5" table:formula="of:=AVERAGE([.D16];[.J16];[.P16])" office:value-type="float" office:value="2.33333333333333">
            <text:p>2.33</text:p>
          </table:table-cell>
          <table:table-cell table:style-name="ce5" table:formula="of:=AVERAGE([.E16];[.K16];[.Q16])" office:value-type="float" office:value="14.75">
            <text:p>14.75</text:p>
          </table:table-cell>
          <table:table-cell table:style-name="ce5" table:formula="of:=AVERAGE([.F16];[.L16];[.R16])" office:value-type="float" office:value="2.9187850270451">
            <text:p>2.92</text:p>
          </table:table-cell>
          <table:table-cell table:style-name="ce5" table:formula="of:=AVERAGE([.G16];[.M16];[.S16])" office:value-type="float" office:value="8.06249767360286">
            <text:p>8.06</text:p>
          </table:table-cell>
          <table:table-cell table:style-name="ce4" table:formula="of:=[.B16]" office:value-type="float" office:value="300">
            <text:p>300</text:p>
          </table:table-cell>
          <table:table-cell table:style-name="ce4" table:formula="of:=[.H16]" office:value-type="float" office:value="300">
            <text:p>300</text:p>
          </table:table-cell>
          <table:table-cell table:formula="of:=[.N16]" office:value-type="float" office:value="300">
            <text:p>300</text:p>
          </table:table-cell>
          <table:table-cell table:number-columns-repeated="21"/>
        </table:table-row>
        <table:table-row table:style-name="ro3">
          <table:table-cell office:value-type="string">
            <text:p>LT</text:p>
          </table:table-cell>
          <table:table-cell office:value-type="float" office:value="850">
            <text:p>850</text:p>
          </table:table-cell>
          <table:table-cell office:value-type="float" office:value="104.845507061653">
            <text:p>104.85</text:p>
          </table:table-cell>
          <table:table-cell office:value-type="float" office:value="2">
            <text:p>2.00</text:p>
          </table:table-cell>
          <table:table-cell office:value-type="float" office:value="19.375">
            <text:p>19.38</text:p>
          </table:table-cell>
          <table:table-cell office:value-type="float" office:value="3.36543318843916">
            <text:p>3.37</text:p>
          </table:table-cell>
          <table:table-cell office:value-type="float" office:value="10.2630856564718">
            <text:p>10.26</text:p>
          </table:table-cell>
          <table:table-cell table:style-name="ce4" office:value-type="float" office:value="300">
            <text:p>300</text:p>
          </table:table-cell>
          <table:table-cell office:value-type="float" office:value="38.5338580598202">
            <text:p>38.53</text:p>
          </table:table-cell>
          <table:table-cell office:value-type="float" office:value="3">
            <text:p>3.00</text:p>
          </table:table-cell>
          <table:table-cell office:value-type="float" office:value="20.625">
            <text:p>20.63</text:p>
          </table:table-cell>
          <table:table-cell office:value-type="float" office:value="5.82054822673279">
            <text:p>5.82</text:p>
          </table:table-cell>
          <table:table-cell office:value-type="float" office:value="11.748251641352">
            <text:p>11.75</text:p>
          </table:table-cell>
          <table:table-cell office:value-type="float" office:value="850">
            <text:p>850</text:p>
          </table:table-cell>
          <table:table-cell office:value-type="float" office:value="109.93689406718">
            <text:p>109.94</text:p>
          </table:table-cell>
          <table:table-cell office:value-type="float" office:value="3">
            <text:p>3.00</text:p>
          </table:table-cell>
          <table:table-cell office:value-type="float" office:value="20">
            <text:p>20.00</text:p>
          </table:table-cell>
          <table:table-cell table:style-name="ce5" office:value-type="float" office:value="3.54318299501439">
            <text:p>3.54</text:p>
          </table:table-cell>
          <table:table-cell table:style-name="ce5" office:value-type="float" office:value="10.0887930966125">
            <text:p>10.09</text:p>
          </table:table-cell>
          <table:table-cell table:style-name="ce4" table:formula="of:=[.B17]+[.N17]+[.H17]" office:value-type="float" office:value="2000">
            <text:p>2000</text:p>
          </table:table-cell>
          <table:table-cell table:style-name="ce5" table:formula="of:=[.C17]+[.I17]+[.O17]" office:value-type="float" office:value="253.316259188653">
            <text:p>253.32</text:p>
          </table:table-cell>
          <table:table-cell table:style-name="ce5" table:formula="of:=AVERAGE([.D17];[.J17];[.P17])" office:value-type="float" office:value="2.66666666666667">
            <text:p>2.67</text:p>
          </table:table-cell>
          <table:table-cell table:style-name="ce5" table:formula="of:=AVERAGE([.E17];[.K17];[.Q17])" office:value-type="float" office:value="20">
            <text:p>20.00</text:p>
          </table:table-cell>
          <table:table-cell table:style-name="ce5" table:formula="of:=AVERAGE([.F17];[.L17];[.R17])" office:value-type="float" office:value="4.24305480339545">
            <text:p>4.24</text:p>
          </table:table-cell>
          <table:table-cell table:style-name="ce5" table:formula="of:=AVERAGE([.G17];[.M17];[.S17])" office:value-type="float" office:value="10.7000434648121">
            <text:p>10.70</text:p>
          </table:table-cell>
          <table:table-cell table:style-name="ce4" table:formula="of:=[.B17]" office:value-type="float" office:value="850">
            <text:p>850</text:p>
          </table:table-cell>
          <table:table-cell table:style-name="ce4" table:formula="of:=[.H17]" office:value-type="float" office:value="300">
            <text:p>300</text:p>
          </table:table-cell>
          <table:table-cell table:formula="of:=[.N17]" office:value-type="float" office:value="850">
            <text:p>850</text:p>
          </table:table-cell>
          <table:table-cell table:number-columns-repeated="21"/>
        </table:table-row>
        <table:table-row table:style-name="ro3">
          <table:table-cell office:value-type="string">
            <text:p>LT</text:p>
          </table:table-cell>
          <table:table-cell table:style-name="Default" office:value-type="float" office:value="1000">
            <text:p>1000</text:p>
          </table:table-cell>
          <table:table-cell office:value-type="float" office:value="127.997724484898">
            <text:p>128.00</text:p>
          </table:table-cell>
          <table:table-cell office:value-type="float" office:value="3">
            <text:p>3.00</text:p>
          </table:table-cell>
          <table:table-cell office:value-type="float" office:value="25.5">
            <text:p>25.50</text:p>
          </table:table-cell>
          <table:table-cell office:value-type="float" office:value="4.84376540455615">
            <text:p>4.84</text:p>
          </table:table-cell>
          <table:table-cell office:value-type="float" office:value="14.8905229912918">
            <text:p>14.89</text:p>
          </table:table-cell>
          <table:table-cell table:style-name="Default" office:value-type="float" office:value="600">
            <text:p>600</text:p>
          </table:table-cell>
          <table:table-cell office:value-type="float" office:value="76.4647784114442">
            <text:p>76.46</text:p>
          </table:table-cell>
          <table:table-cell office:value-type="float" office:value="4">
            <text:p>4.00</text:p>
          </table:table-cell>
          <table:table-cell office:value-type="float" office:value="27.25">
            <text:p>27.25</text:p>
          </table:table-cell>
          <table:table-cell office:value-type="float" office:value="7.10726134941504">
            <text:p>7.11</text:p>
          </table:table-cell>
          <table:table-cell office:value-type="float" office:value="21.7959822795791">
            <text:p>21.80</text:p>
          </table:table-cell>
          <table:table-cell table:style-name="Default" office:value-type="float" office:value="1000">
            <text:p>1000</text:p>
          </table:table-cell>
          <table:table-cell office:value-type="float" office:value="126.268826331259">
            <text:p>126.27</text:p>
          </table:table-cell>
          <table:table-cell office:value-type="float" office:value="4">
            <text:p>4.00</text:p>
          </table:table-cell>
          <table:table-cell office:value-type="float" office:value="26.125">
            <text:p>26.13</text:p>
          </table:table-cell>
          <table:table-cell table:style-name="ce5" office:value-type="float" office:value="5.02290631781044">
            <text:p>5.02</text:p>
          </table:table-cell>
          <table:table-cell table:style-name="ce5" office:value-type="float" office:value="14.990652282239">
            <text:p>14.99</text:p>
          </table:table-cell>
          <table:table-cell table:style-name="ce4" table:formula="of:=[.B18]+[.N18]+[.H18]" office:value-type="float" office:value="2600">
            <text:p>2600</text:p>
          </table:table-cell>
          <table:table-cell table:style-name="ce5" table:formula="of:=[.C18]+[.I18]+[.O18]" office:value-type="float" office:value="330.731329227601">
            <text:p>330.73</text:p>
          </table:table-cell>
          <table:table-cell table:style-name="ce5" table:formula="of:=AVERAGE([.D18];[.J18];[.P18])" office:value-type="float" office:value="3.66666666666667">
            <text:p>3.67</text:p>
          </table:table-cell>
          <table:table-cell table:style-name="ce5" table:formula="of:=AVERAGE([.E18];[.K18];[.Q18])" office:value-type="float" office:value="26.2916666666667">
            <text:p>26.29</text:p>
          </table:table-cell>
          <table:table-cell table:style-name="ce5" table:formula="of:=AVERAGE([.F18];[.L18];[.R18])" office:value-type="float" office:value="5.65797769059388">
            <text:p>5.66</text:p>
          </table:table-cell>
          <table:table-cell table:style-name="ce5" table:formula="of:=AVERAGE([.G18];[.M18];[.S18])" office:value-type="float" office:value="17.22571918437">
            <text:p>17.23</text:p>
          </table:table-cell>
          <table:table-cell table:style-name="ce4" table:formula="of:=[.B18]" office:value-type="float" office:value="1000">
            <text:p>1000</text:p>
          </table:table-cell>
          <table:table-cell table:style-name="ce4" table:formula="of:=[.H18]" office:value-type="float" office:value="600">
            <text:p>600</text:p>
          </table:table-cell>
          <table:table-cell table:formula="of:=[.N18]" office:value-type="float" office:value="1000">
            <text:p>1000</text:p>
          </table:table-cell>
          <table:table-cell table:number-columns-repeated="21"/>
        </table:table-row>
        <table:table-row table:style-name="ro3">
          <table:table-cell office:value-type="string">
            <text:p>LT</text:p>
          </table:table-cell>
          <table:table-cell table:style-name="Default" office:value-type="float" office:value="1100">
            <text:p>1100</text:p>
          </table:table-cell>
          <table:table-cell office:value-type="float" office:value="141.345278675066">
            <text:p>141.35</text:p>
          </table:table-cell>
          <table:table-cell office:value-type="float" office:value="5">
            <text:p>5.00</text:p>
          </table:table-cell>
          <table:table-cell office:value-type="float" office:value="33.125">
            <text:p>33.13</text:p>
          </table:table-cell>
          <table:table-cell office:value-type="float" office:value="8.93538871913156">
            <text:p>8.94</text:p>
          </table:table-cell>
          <table:table-cell office:value-type="float" office:value="27.6843449001726">
            <text:p>27.68</text:p>
          </table:table-cell>
          <table:table-cell table:style-name="ce4" office:value-type="float" office:value="700">
            <text:p>700</text:p>
          </table:table-cell>
          <table:table-cell office:value-type="float" office:value="84.9447269380965">
            <text:p>84.94</text:p>
          </table:table-cell>
          <table:table-cell office:value-type="float" office:value="6">
            <text:p>6.00</text:p>
          </table:table-cell>
          <table:table-cell office:value-type="float" office:value="35.25">
            <text:p>35.25</text:p>
          </table:table-cell>
          <table:table-cell office:value-type="float" office:value="10.5104942853535">
            <text:p>10.51</text:p>
          </table:table-cell>
          <table:table-cell office:value-type="float" office:value="31.5764515845573">
            <text:p>31.58</text:p>
          </table:table-cell>
          <table:table-cell office:value-type="float" office:value="1100">
            <text:p>1100</text:p>
          </table:table-cell>
          <table:table-cell office:value-type="float" office:value="140.169796594511">
            <text:p>140.17</text:p>
          </table:table-cell>
          <table:table-cell office:value-type="float" office:value="5">
            <text:p>5.00</text:p>
          </table:table-cell>
          <table:table-cell office:value-type="float" office:value="34.125">
            <text:p>34.13</text:p>
          </table:table-cell>
          <table:table-cell table:style-name="ce5" office:value-type="float" office:value="8.57561157346738">
            <text:p>8.58</text:p>
          </table:table-cell>
          <table:table-cell table:style-name="ce5" office:value-type="float" office:value="29.0671185275689">
            <text:p>29.07</text:p>
          </table:table-cell>
          <table:table-cell table:style-name="ce4" table:formula="of:=[.B19]+[.N19]+[.H19]" office:value-type="float" office:value="2900">
            <text:p>2900</text:p>
          </table:table-cell>
          <table:table-cell table:style-name="ce5" table:formula="of:=[.C19]+[.I19]+[.O19]" office:value-type="float" office:value="366.459802207674">
            <text:p>366.46</text:p>
          </table:table-cell>
          <table:table-cell table:style-name="ce5" table:formula="of:=AVERAGE([.D19];[.J19];[.P19])" office:value-type="float" office:value="5.33333333333333">
            <text:p>5.33</text:p>
          </table:table-cell>
          <table:table-cell table:style-name="ce5" table:formula="of:=AVERAGE([.E19];[.K19];[.Q19])" office:value-type="float" office:value="34.1666666666667">
            <text:p>34.17</text:p>
          </table:table-cell>
          <table:table-cell table:style-name="ce5" table:formula="of:=AVERAGE([.F19];[.L19];[.R19])" office:value-type="float" office:value="9.34049819265081">
            <text:p>9.34</text:p>
          </table:table-cell>
          <table:table-cell table:style-name="ce5" table:formula="of:=AVERAGE([.G19];[.M19];[.S19])" office:value-type="float" office:value="29.4426383374329">
            <text:p>29.44</text:p>
          </table:table-cell>
          <table:table-cell table:style-name="ce4" table:formula="of:=[.B19]" office:value-type="float" office:value="1100">
            <text:p>1100</text:p>
          </table:table-cell>
          <table:table-cell table:style-name="ce4" table:formula="of:=[.H19]" office:value-type="float" office:value="700">
            <text:p>700</text:p>
          </table:table-cell>
          <table:table-cell table:formula="of:=[.N19]" office:value-type="float" office:value="1100">
            <text:p>1100</text:p>
          </table:table-cell>
          <table:table-cell table:number-columns-repeated="21"/>
        </table:table-row>
        <table:table-row table:style-name="ro3">
          <table:table-cell office:value-type="string">
            <text:p>LT</text:p>
          </table:table-cell>
          <table:table-cell table:style-name="Default" office:value-type="float" office:value="1000">
            <text:p>1000</text:p>
          </table:table-cell>
          <table:table-cell office:value-type="float" office:value="122.337253222822">
            <text:p>122.34</text:p>
          </table:table-cell>
          <table:table-cell office:value-type="float" office:value="5">
            <text:p>5.00</text:p>
          </table:table-cell>
          <table:table-cell office:value-type="float" office:value="34.625">
            <text:p>34.63</text:p>
          </table:table-cell>
          <table:table-cell office:value-type="float" office:value="18.6587889612208">
            <text:p>18.66</text:p>
          </table:table-cell>
          <table:table-cell office:value-type="float" office:value="38.9192626060254">
            <text:p>38.92</text:p>
          </table:table-cell>
          <table:table-cell table:style-name="Default" office:value-type="float" office:value="1000">
            <text:p>1000</text:p>
          </table:table-cell>
          <table:table-cell office:value-type="float" office:value="126.82978386091">
            <text:p>126.83</text:p>
          </table:table-cell>
          <table:table-cell office:value-type="float" office:value="7">
            <text:p>7.00</text:p>
          </table:table-cell>
          <table:table-cell office:value-type="float" office:value="37.125">
            <text:p>37.13</text:p>
          </table:table-cell>
          <table:table-cell office:value-type="float" office:value="22.9756056204048">
            <text:p>22.98</text:p>
          </table:table-cell>
          <table:table-cell office:value-type="float" office:value="40.6276283205503">
            <text:p>40.63</text:p>
          </table:table-cell>
          <table:table-cell table:style-name="Default" office:value-type="float" office:value="1000">
            <text:p>1000</text:p>
          </table:table-cell>
          <table:table-cell office:value-type="float" office:value="124.50242260964">
            <text:p>124.50</text:p>
          </table:table-cell>
          <table:table-cell office:value-type="float" office:value="6">
            <text:p>6.00</text:p>
          </table:table-cell>
          <table:table-cell office:value-type="float" office:value="35.25">
            <text:p>35.25</text:p>
          </table:table-cell>
          <table:table-cell table:style-name="ce5" office:value-type="float" office:value="8.79463000127777">
            <text:p>8.79</text:p>
          </table:table-cell>
          <table:table-cell table:style-name="ce5" office:value-type="float" office:value="34.3293914463248">
            <text:p>34.33</text:p>
          </table:table-cell>
          <table:table-cell table:style-name="ce4" table:formula="of:=[.B20]+[.N20]+[.H20]" office:value-type="float" office:value="3000">
            <text:p>3000</text:p>
          </table:table-cell>
          <table:table-cell table:style-name="ce5" table:formula="of:=[.C20]+[.I20]+[.O20]" office:value-type="float" office:value="373.669459693372">
            <text:p>373.67</text:p>
          </table:table-cell>
          <table:table-cell table:style-name="ce5" table:formula="of:=AVERAGE([.D20];[.J20];[.P20])" office:value-type="float" office:value="6">
            <text:p>6.00</text:p>
          </table:table-cell>
          <table:table-cell table:style-name="ce5" table:formula="of:=AVERAGE([.E20];[.K20];[.Q20])" office:value-type="float" office:value="35.6666666666667">
            <text:p>35.67</text:p>
          </table:table-cell>
          <table:table-cell table:style-name="ce5" table:formula="of:=AVERAGE([.F20];[.L20];[.R20])" office:value-type="float" office:value="16.8096748609678">
            <text:p>16.81</text:p>
          </table:table-cell>
          <table:table-cell table:style-name="ce5" table:formula="of:=AVERAGE([.G20];[.M20];[.S20])" office:value-type="float" office:value="37.9587607909668">
            <text:p>37.96</text:p>
          </table:table-cell>
          <table:table-cell table:style-name="ce4" table:formula="of:=[.B20]" office:value-type="float" office:value="1000">
            <text:p>1000</text:p>
          </table:table-cell>
          <table:table-cell table:style-name="ce4" table:formula="of:=[.H20]" office:value-type="float" office:value="1000">
            <text:p>1000</text:p>
          </table:table-cell>
          <table:table-cell table:formula="of:=[.N20]" office:value-type="float" office:value="1000">
            <text:p>1000</text:p>
          </table:table-cell>
          <table:table-cell table:number-columns-repeated="21"/>
        </table:table-row>
        <table:table-row table:style-name="ro3">
          <table:table-cell office:value-type="string">
            <text:p>LT</text:p>
          </table:table-cell>
          <table:table-cell table:style-name="Default" office:value-type="float" office:value="1200">
            <text:p>1200</text:p>
          </table:table-cell>
          <table:table-cell office:value-type="float" office:value="145.751446549368">
            <text:p>145.75</text:p>
          </table:table-cell>
          <table:table-cell office:value-type="float" office:value="75">
            <text:p>75.00</text:p>
          </table:table-cell>
          <table:table-cell office:value-type="float" office:value="145.875">
            <text:p>145.88</text:p>
          </table:table-cell>
          <table:table-cell office:value-type="float" office:value="1355.11448553208">
            <text:p>1,355.11</text:p>
          </table:table-cell>
          <table:table-cell office:value-type="float" office:value="1283.80726934614">
            <text:p>1,283.81</text:p>
          </table:table-cell>
          <table:table-cell table:style-name="Default" office:value-type="float" office:value="1200">
            <text:p>1200</text:p>
          </table:table-cell>
          <table:table-cell office:value-type="float" office:value="141.66489039007">
            <text:p>141.66</text:p>
          </table:table-cell>
          <table:table-cell office:value-type="float" office:value="72">
            <text:p>72.00</text:p>
          </table:table-cell>
          <table:table-cell office:value-type="float" office:value="148.875">
            <text:p>148.88</text:p>
          </table:table-cell>
          <table:table-cell office:value-type="float" office:value="1279.19399484385">
            <text:p>1,279.19</text:p>
          </table:table-cell>
          <table:table-cell office:value-type="float" office:value="1299.88915437861">
            <text:p>1,299.89</text:p>
          </table:table-cell>
          <table:table-cell table:style-name="Default" office:value-type="float" office:value="1200">
            <text:p>1200</text:p>
          </table:table-cell>
          <table:table-cell office:value-type="float" office:value="148.629818857408">
            <text:p>148.63</text:p>
          </table:table-cell>
          <table:table-cell office:value-type="float" office:value="66">
            <text:p>66.00</text:p>
          </table:table-cell>
          <table:table-cell office:value-type="float" office:value="150.125">
            <text:p>150.13</text:p>
          </table:table-cell>
          <table:table-cell table:style-name="ce5" office:value-type="float" office:value="1159.65230466338">
            <text:p>1,159.65</text:p>
          </table:table-cell>
          <table:table-cell table:style-name="ce5" office:value-type="float" office:value="1310.84609899123">
            <text:p>1,310.85</text:p>
          </table:table-cell>
          <table:table-cell table:style-name="ce4" table:formula="of:=[.B21]+[.N21]+[.H21]" office:value-type="float" office:value="3600">
            <text:p>3600</text:p>
          </table:table-cell>
          <table:table-cell table:style-name="ce5" table:formula="of:=[.C21]+[.I21]+[.O21]" office:value-type="float" office:value="436.046155796846">
            <text:p>436.05</text:p>
          </table:table-cell>
          <table:table-cell table:style-name="ce5" table:formula="of:=AVERAGE([.D21];[.J21];[.P21])" office:value-type="float" office:value="71">
            <text:p>71.00</text:p>
          </table:table-cell>
          <table:table-cell table:style-name="ce5" table:formula="of:=AVERAGE([.E21];[.K21];[.Q21])" office:value-type="float" office:value="148.291666666667">
            <text:p>148.29</text:p>
          </table:table-cell>
          <table:table-cell table:style-name="ce5" table:formula="of:=AVERAGE([.F21];[.L21];[.R21])" office:value-type="float" office:value="1264.6535950131">
            <text:p>1,264.65</text:p>
          </table:table-cell>
          <table:table-cell table:style-name="ce5" table:formula="of:=AVERAGE([.G21];[.M21];[.S21])" office:value-type="float" office:value="1298.18084090533">
            <text:p>1,298.18</text:p>
          </table:table-cell>
          <table:table-cell table:style-name="ce4" table:formula="of:=[.B21]" office:value-type="float" office:value="1200">
            <text:p>1200</text:p>
          </table:table-cell>
          <table:table-cell table:style-name="ce4" table:formula="of:=[.H21]" office:value-type="float" office:value="1200">
            <text:p>1200</text:p>
          </table:table-cell>
          <table:table-cell table:formula="of:=[.N21]" office:value-type="float" office:value="1200">
            <text:p>1200</text:p>
          </table:table-cell>
          <table:table-cell table:number-columns-repeated="21"/>
        </table:table-row>
        <table:table-row table:style-name="ro3">
          <table:table-cell/>
          <table:table-cell table:style-name="Default"/>
          <table:table-cell table:number-columns-repeated="5"/>
          <table:table-cell table:style-name="Default"/>
          <table:table-cell table:number-columns-repeated="5"/>
          <table:table-cell table:style-name="Default" table:number-columns-repeated="2"/>
          <table:table-cell table:number-columns-repeated="2"/>
          <table:table-cell table:style-name="ce5" table:number-columns-repeated="2"/>
          <table:table-cell table:style-name="ce4"/>
          <table:table-cell table:style-name="ce5" table:number-columns-repeated="5"/>
          <table:table-cell table:style-name="ce4" table:number-columns-repeated="2"/>
          <table:table-cell table:number-columns-repeated="22"/>
        </table:table-row>
        <table:table-row table:style-name="ro3">
          <table:table-cell/>
          <table:table-cell table:style-name="ce3" office:value-type="string" table:number-columns-spanned="4" table:number-rows-spanned="1">
            <text:p>(rocha)</text:p>
          </table:table-cell>
          <table:covered-table-cell table:number-columns-repeated="2" table:style-name="ce2"/>
          <table:covered-table-cell table:style-name="Default"/>
          <table:table-cell table:style-name="ce3" office:value-type="string" table:number-columns-spanned="4" table:number-rows-spanned="1">
            <text:p>(netbook)</text:p>
          </table:table-cell>
          <table:covered-table-cell table:number-columns-repeated="2" table:style-name="ce2"/>
          <table:covered-table-cell table:style-name="Default"/>
          <table:table-cell table:style-name="ce3" office:value-type="string" table:number-columns-spanned="4" table:number-rows-spanned="1">
            <text:p>(montevideo)</text:p>
          </table:table-cell>
          <table:covered-table-cell table:number-columns-repeated="2" table:style-name="ce2"/>
          <table:covered-table-cell table:style-name="Default"/>
          <table:table-cell table:style-name="ce2" table:number-columns-repeated="3"/>
          <table:table-cell table:style-name="Default"/>
          <table:table-cell table:number-columns-repeated="32"/>
        </table:table-row>
        <table:table-row table:style-name="ro3">
          <table:table-cell/>
          <table:table-cell table:style-name="ce3" office:value-type="string" table:number-columns-spanned="4" table:number-rows-spanned="1">
            <text:p>worker1</text:p>
          </table:table-cell>
          <table:covered-table-cell table:number-columns-repeated="2" table:style-name="ce2"/>
          <table:covered-table-cell table:style-name="Default"/>
          <table:table-cell table:style-name="ce3" office:value-type="string" table:number-columns-spanned="4" table:number-rows-spanned="1">
            <text:p>worker2</text:p>
          </table:table-cell>
          <table:covered-table-cell table:number-columns-repeated="2" table:style-name="ce2"/>
          <table:covered-table-cell table:style-name="Default"/>
          <table:table-cell table:style-name="ce3" office:value-type="string" table:number-columns-spanned="4" table:number-rows-spanned="1">
            <text:p>basededatos</text:p>
          </table:table-cell>
          <table:covered-table-cell table:number-columns-repeated="2" table:style-name="ce2"/>
          <table:covered-table-cell table:style-name="Default"/>
          <table:table-cell table:style-name="ce2" table:number-columns-repeated="3"/>
          <table:table-cell table:style-name="Default"/>
          <table:table-cell table:number-columns-repeated="32"/>
        </table:table-row>
        <table:table-row table:style-name="ro3">
          <table:table-cell/>
          <table:table-cell table:style-name="ce3" office:value-type="string" table:number-columns-spanned="4" table:number-rows-spanned="1">
            <text:p>Jmeter 1</text:p>
          </table:table-cell>
          <table:covered-table-cell table:number-columns-repeated="2" table:style-name="ce2"/>
          <table:covered-table-cell table:style-name="Default"/>
          <table:table-cell table:style-name="ce3" office:value-type="string" table:number-columns-spanned="4" table:number-rows-spanned="1">
            <text:p>Jmeter 2</text:p>
          </table:table-cell>
          <table:covered-table-cell table:number-columns-repeated="2" table:style-name="ce2"/>
          <table:covered-table-cell table:style-name="Default"/>
          <table:table-cell table:style-name="ce3" office:value-type="string" table:number-columns-spanned="4" table:number-rows-spanned="1">
            <text:p>Jmeter 3</text:p>
          </table:table-cell>
          <table:covered-table-cell table:number-columns-repeated="2" table:style-name="ce2"/>
          <table:covered-table-cell table:style-name="Default"/>
          <table:table-cell table:style-name="ce2" table:number-columns-repeated="3"/>
          <table:table-cell table:style-name="Default"/>
          <table:table-cell table:number-columns-repeated="32"/>
        </table:table-row>
        <table:table-row table:style-name="ro3">
          <table:table-cell office:value-type="string">
            <text:p>-----</text:p>
          </table:table-cell>
          <table:table-cell table:style-name="ce2" office:value-type="string">
            <text:p>Hilos</text:p>
          </table:table-cell>
          <table:table-cell table:style-name="ce2" office:value-type="string">
            <text:p>Rendimiento</text:p>
          </table:table-cell>
          <table:table-cell table:style-name="ce2" office:value-type="string">
            <text:p>Media datos clusterizados</text:p>
          </table:table-cell>
          <table:table-cell table:style-name="Default" office:value-type="string">
            <text:p>Desviación estándar datos clusterizados</text:p>
          </table:table-cell>
          <table:table-cell table:style-name="ce2" office:value-type="string">
            <text:p>Hilos</text:p>
          </table:table-cell>
          <table:table-cell table:style-name="ce2" office:value-type="string">
            <text:p>Rendimiento</text:p>
          </table:table-cell>
          <table:table-cell table:style-name="ce2" office:value-type="string">
            <text:p>Media datos clusterizados</text:p>
          </table:table-cell>
          <table:table-cell table:style-name="Default" office:value-type="string">
            <text:p>Desviación estándar datos clusterizados</text:p>
          </table:table-cell>
          <table:table-cell table:style-name="ce2" office:value-type="string">
            <text:p>Hilos</text:p>
          </table:table-cell>
          <table:table-cell table:style-name="ce2" office:value-type="string">
            <text:p>Rendimiento</text:p>
          </table:table-cell>
          <table:table-cell table:style-name="ce2" office:value-type="string">
            <text:p>Media datos clusterizados</text:p>
          </table:table-cell>
          <table:table-cell table:style-name="Default" office:value-type="string">
            <text:p>Desviación estándar datos clusterizados</text:p>
          </table:table-cell>
          <table:table-cell table:style-name="ce2" office:value-type="string">
            <text:p>Total hilos</text:p>
          </table:table-cell>
          <table:table-cell table:style-name="ce2" office:value-type="string">
            <text:p>Rendimiento total</text:p>
          </table:table-cell>
          <table:table-cell table:style-name="ce2" office:value-type="string">
            <text:p>Media total datos clusterizados</text:p>
          </table:table-cell>
          <table:table-cell table:style-name="Default" office:value-type="string">
            <text:p>Desviación estándar total datos clusterizados</text:p>
          </table:table-cell>
          <table:table-cell table:number-columns-repeated="32"/>
        </table:table-row>
        <table:table-row table:style-name="ro3">
          <table:table-cell office:value-type="string">
            <text:p>ST</text:p>
          </table:table-cell>
          <table:table-cell office:value-type="float" office:value="500">
            <text:p>500</text:p>
          </table:table-cell>
          <table:table-cell office:value-type="float" office:value="58.266060311199">
            <text:p>58.27</text:p>
          </table:table-cell>
          <table:table-cell office:value-type="float" office:value="2">
            <text:p>2.00</text:p>
          </table:table-cell>
          <table:table-cell office:value-type="float" office:value="1.78060311060607">
            <text:p>1.78</text:p>
          </table:table-cell>
          <table:table-cell table:style-name="ce4" office:value-type="float" office:value="500">
            <text:p>500</text:p>
          </table:table-cell>
          <table:table-cell office:value-type="float" office:value="58.4335712553576">
            <text:p>58.43</text:p>
          </table:table-cell>
          <table:table-cell office:value-type="float" office:value="3">
            <text:p>3.00</text:p>
          </table:table-cell>
          <table:table-cell office:value-type="float" office:value="4.34252899126765">
            <text:p>4.34</text:p>
          </table:table-cell>
          <table:table-cell table:style-name="ce4" office:value-type="float" office:value="500">
            <text:p>500</text:p>
          </table:table-cell>
          <table:table-cell office:value-type="float" office:value="57.4041279308395">
            <text:p>57.40</text:p>
          </table:table-cell>
          <table:table-cell office:value-type="float" office:value="2">
            <text:p>2.00</text:p>
          </table:table-cell>
          <table:table-cell office:value-type="float" office:value="1.9663404689931">
            <text:p>1.97</text:p>
          </table:table-cell>
          <table:table-cell table:formula="of:=[.B27]+[.F27]+[.J27]" office:value-type="float" office:value="1500">
            <text:p>1500</text:p>
          </table:table-cell>
          <table:table-cell table:formula="of:=[.C27]+[.G27]+[.K27]" office:value-type="float" office:value="174.103759497396">
            <text:p>174.10</text:p>
          </table:table-cell>
          <table:table-cell table:formula="of:=AVERAGE([.D27];[.H27];[.L27])" office:value-type="float" office:value="2.33333333333333">
            <text:p>2.33</text:p>
          </table:table-cell>
          <table:table-cell table:formula="of:=AVERAGE([.E27];[.I27];[.M27])" office:value-type="float" office:value="2.69649085695561">
            <text:p>2.70</text:p>
          </table:table-cell>
          <table:table-cell table:style-name="ce4" table:formula="of:=[.B27]" office:value-type="float" office:value="500">
            <text:p>500</text:p>
          </table:table-cell>
          <table:table-cell table:style-name="ce4" table:formula="of:=[.F27]" office:value-type="float" office:value="500">
            <text:p>500</text:p>
          </table:table-cell>
          <table:table-cell table:formula="of:=[.J27]" office:value-type="float" office:value="500">
            <text:p>500</text:p>
          </table:table-cell>
          <table:table-cell table:number-columns-repeated="29"/>
        </table:table-row>
        <table:table-row table:style-name="ro3">
          <table:table-cell office:value-type="string">
            <text:p>ST</text:p>
          </table:table-cell>
          <table:table-cell office:value-type="float" office:value="600">
            <text:p>600</text:p>
          </table:table-cell>
          <table:table-cell office:value-type="float" office:value="67.2319755275609">
            <text:p>67.23</text:p>
          </table:table-cell>
          <table:table-cell office:value-type="float" office:value="2">
            <text:p>2.00</text:p>
          </table:table-cell>
          <table:table-cell office:value-type="float" office:value="1.79266103995336">
            <text:p>1.79</text:p>
          </table:table-cell>
          <table:table-cell table:style-name="ce4" office:value-type="float" office:value="600">
            <text:p>600</text:p>
          </table:table-cell>
          <table:table-cell office:value-type="float" office:value="67.9998413337036">
            <text:p>68.00</text:p>
          </table:table-cell>
          <table:table-cell office:value-type="float" office:value="3">
            <text:p>3.00</text:p>
          </table:table-cell>
          <table:table-cell office:value-type="float" office:value="9.85773223864845">
            <text:p>9.86</text:p>
          </table:table-cell>
          <table:table-cell table:style-name="ce4" office:value-type="float" office:value="600">
            <text:p>600</text:p>
          </table:table-cell>
          <table:table-cell office:value-type="float" office:value="66.504838226981">
            <text:p>66.50</text:p>
          </table:table-cell>
          <table:table-cell office:value-type="float" office:value="2">
            <text:p>2.00</text:p>
          </table:table-cell>
          <table:table-cell office:value-type="float" office:value="1.982383160001">
            <text:p>1.98</text:p>
          </table:table-cell>
          <table:table-cell table:formula="of:=[.B28]+[.F28]+[.J28]" office:value-type="float" office:value="1800">
            <text:p>1800</text:p>
          </table:table-cell>
          <table:table-cell table:formula="of:=[.C28]+[.G28]+[.K28]" office:value-type="float" office:value="201.736655088246">
            <text:p>201.74</text:p>
          </table:table-cell>
          <table:table-cell table:formula="of:=AVERAGE([.D28];[.H28];[.L28])" office:value-type="float" office:value="2.33333333333333">
            <text:p>2.33</text:p>
          </table:table-cell>
          <table:table-cell table:formula="of:=AVERAGE([.E28];[.I28];[.M28])" office:value-type="float" office:value="4.5442588128676">
            <text:p>4.54</text:p>
          </table:table-cell>
          <table:table-cell table:style-name="ce4" table:formula="of:=[.B28]" office:value-type="float" office:value="600">
            <text:p>600</text:p>
          </table:table-cell>
          <table:table-cell table:style-name="ce4" table:formula="of:=[.F28]" office:value-type="float" office:value="600">
            <text:p>600</text:p>
          </table:table-cell>
          <table:table-cell table:formula="of:=[.J28]" office:value-type="float" office:value="600">
            <text:p>600</text:p>
          </table:table-cell>
          <table:table-cell table:number-columns-repeated="29"/>
        </table:table-row>
        <table:table-row table:style-name="ro3">
          <table:table-cell office:value-type="string">
            <text:p>ST</text:p>
          </table:table-cell>
          <table:table-cell office:value-type="float" office:value="800">
            <text:p>800</text:p>
          </table:table-cell>
          <table:table-cell office:value-type="float" office:value="89.1809565214968">
            <text:p>89.18</text:p>
          </table:table-cell>
          <table:table-cell office:value-type="float" office:value="4">
            <text:p>4.00</text:p>
          </table:table-cell>
          <table:table-cell office:value-type="float" office:value="39.016069045318">
            <text:p>39.02</text:p>
          </table:table-cell>
          <table:table-cell table:style-name="ce4" office:value-type="float" office:value="800">
            <text:p>800</text:p>
          </table:table-cell>
          <table:table-cell office:value-type="float" office:value="91.7373330810557">
            <text:p>91.74</text:p>
          </table:table-cell>
          <table:table-cell office:value-type="float" office:value="5">
            <text:p>5.00</text:p>
          </table:table-cell>
          <table:table-cell office:value-type="float" office:value="37.8359981622475">
            <text:p>37.84</text:p>
          </table:table-cell>
          <table:table-cell table:style-name="ce4" office:value-type="float" office:value="800">
            <text:p>800</text:p>
          </table:table-cell>
          <table:table-cell office:value-type="float" office:value="90.3189387524697">
            <text:p>90.32</text:p>
          </table:table-cell>
          <table:table-cell office:value-type="float" office:value="5">
            <text:p>5.00</text:p>
          </table:table-cell>
          <table:table-cell office:value-type="float" office:value="45.6297464884541">
            <text:p>45.63</text:p>
          </table:table-cell>
          <table:table-cell table:formula="of:=[.B29]+[.F29]+[.J29]" office:value-type="float" office:value="2400">
            <text:p>2400</text:p>
          </table:table-cell>
          <table:table-cell table:formula="of:=[.C29]+[.G29]+[.K29]" office:value-type="float" office:value="271.237228355022">
            <text:p>271.24</text:p>
          </table:table-cell>
          <table:table-cell table:formula="of:=AVERAGE([.D29];[.H29];[.L29])" office:value-type="float" office:value="4.66666666666667">
            <text:p>4.67</text:p>
          </table:table-cell>
          <table:table-cell table:formula="of:=AVERAGE([.E29];[.I29];[.M29])" office:value-type="float" office:value="40.8272712320065">
            <text:p>40.83</text:p>
          </table:table-cell>
          <table:table-cell table:style-name="ce4" table:formula="of:=[.B29]" office:value-type="float" office:value="800">
            <text:p>800</text:p>
          </table:table-cell>
          <table:table-cell table:style-name="ce4" table:formula="of:=[.F29]" office:value-type="float" office:value="800">
            <text:p>800</text:p>
          </table:table-cell>
          <table:table-cell table:formula="of:=[.J29]" office:value-type="float" office:value="800">
            <text:p>800</text:p>
          </table:table-cell>
          <table:table-cell table:number-columns-repeated="29"/>
        </table:table-row>
        <table:table-row table:style-name="ro3">
          <table:table-cell office:value-type="string">
            <text:p>ST</text:p>
          </table:table-cell>
          <table:table-cell office:value-type="float" office:value="1000">
            <text:p>1000</text:p>
          </table:table-cell>
          <table:table-cell office:value-type="float" office:value="112.94107017311">
            <text:p>112.94</text:p>
          </table:table-cell>
          <table:table-cell office:value-type="float" office:value="3">
            <text:p>3.00</text:p>
          </table:table-cell>
          <table:table-cell office:value-type="float" office:value="2.81878321222119">
            <text:p>2.82</text:p>
          </table:table-cell>
          <table:table-cell table:style-name="ce4" office:value-type="float" office:value="1000">
            <text:p>1000</text:p>
          </table:table-cell>
          <table:table-cell office:value-type="float" office:value="111.049725290742">
            <text:p>111.05</text:p>
          </table:table-cell>
          <table:table-cell office:value-type="float" office:value="4">
            <text:p>4.00</text:p>
          </table:table-cell>
          <table:table-cell office:value-type="float" office:value="13.106247082117">
            <text:p>13.11</text:p>
          </table:table-cell>
          <table:table-cell table:style-name="ce4" office:value-type="float" office:value="1000">
            <text:p>1000</text:p>
          </table:table-cell>
          <table:table-cell office:value-type="float" office:value="114.281796052707">
            <text:p>114.28</text:p>
          </table:table-cell>
          <table:table-cell office:value-type="float" office:value="3">
            <text:p>3.00</text:p>
          </table:table-cell>
          <table:table-cell office:value-type="float" office:value="2.96571262262546">
            <text:p>2.97</text:p>
          </table:table-cell>
          <table:table-cell table:formula="of:=[.B30]+[.F30]+[.J30]" office:value-type="float" office:value="3000">
            <text:p>3000</text:p>
          </table:table-cell>
          <table:table-cell table:formula="of:=[.C30]+[.G30]+[.K30]" office:value-type="float" office:value="338.272591516559">
            <text:p>338.27</text:p>
          </table:table-cell>
          <table:table-cell table:formula="of:=AVERAGE([.D30];[.H30];[.L30])" office:value-type="float" office:value="3.33333333333333">
            <text:p>3.33</text:p>
          </table:table-cell>
          <table:table-cell table:formula="of:=AVERAGE([.E30];[.I30];[.M30])" office:value-type="float" office:value="6.29691430565455">
            <text:p>6.30</text:p>
          </table:table-cell>
          <table:table-cell table:style-name="ce4" table:formula="of:=[.B30]" office:value-type="float" office:value="1000">
            <text:p>1000</text:p>
          </table:table-cell>
          <table:table-cell table:style-name="ce4" table:formula="of:=[.F30]" office:value-type="float" office:value="1000">
            <text:p>1000</text:p>
          </table:table-cell>
          <table:table-cell table:formula="of:=[.J30]" office:value-type="float" office:value="1000">
            <text:p>1000</text:p>
          </table:table-cell>
          <table:table-cell table:number-columns-repeated="29"/>
        </table:table-row>
        <table:table-row table:style-name="ro3">
          <table:table-cell office:value-type="string">
            <text:p>ST</text:p>
          </table:table-cell>
          <table:table-cell office:value-type="float" office:value="1200">
            <text:p>1200</text:p>
          </table:table-cell>
          <table:table-cell office:value-type="float" office:value="138.659394751742">
            <text:p>138.66</text:p>
          </table:table-cell>
          <table:table-cell office:value-type="float" office:value="3">
            <text:p>3.00</text:p>
          </table:table-cell>
          <table:table-cell office:value-type="float" office:value="3.93172812738983">
            <text:p>3.93</text:p>
          </table:table-cell>
          <table:table-cell table:style-name="ce4" office:value-type="float" office:value="1200">
            <text:p>1200</text:p>
          </table:table-cell>
          <table:table-cell office:value-type="float" office:value="135.788464204181">
            <text:p>135.79</text:p>
          </table:table-cell>
          <table:table-cell office:value-type="float" office:value="5">
            <text:p>5.00</text:p>
          </table:table-cell>
          <table:table-cell office:value-type="float" office:value="7.83209085267568">
            <text:p>7.83</text:p>
          </table:table-cell>
          <table:table-cell table:style-name="ce4" office:value-type="float" office:value="1200">
            <text:p>1200</text:p>
          </table:table-cell>
          <table:table-cell office:value-type="float" office:value="137.807482946324">
            <text:p>137.81</text:p>
          </table:table-cell>
          <table:table-cell office:value-type="float" office:value="4">
            <text:p>4.00</text:p>
          </table:table-cell>
          <table:table-cell office:value-type="float" office:value="4.11572112960374">
            <text:p>4.12</text:p>
          </table:table-cell>
          <table:table-cell table:formula="of:=[.B31]+[.F31]+[.J31]" office:value-type="float" office:value="3600">
            <text:p>3600</text:p>
          </table:table-cell>
          <table:table-cell table:formula="of:=[.C31]+[.G31]+[.K31]" office:value-type="float" office:value="412.255341902247">
            <text:p>412.26</text:p>
          </table:table-cell>
          <table:table-cell table:formula="of:=AVERAGE([.D31];[.H31];[.L31])" office:value-type="float" office:value="4">
            <text:p>4.00</text:p>
          </table:table-cell>
          <table:table-cell table:formula="of:=AVERAGE([.E31];[.I31];[.M31])" office:value-type="float" office:value="5.29318003655642">
            <text:p>5.29</text:p>
          </table:table-cell>
          <table:table-cell table:style-name="ce4" table:formula="of:=[.B31]" office:value-type="float" office:value="1200">
            <text:p>1200</text:p>
          </table:table-cell>
          <table:table-cell table:style-name="ce4" table:formula="of:=[.F31]" office:value-type="float" office:value="1200">
            <text:p>1200</text:p>
          </table:table-cell>
          <table:table-cell table:formula="of:=[.J31]" office:value-type="float" office:value="1200">
            <text:p>1200</text:p>
          </table:table-cell>
          <table:table-cell table:number-columns-repeated="29"/>
        </table:table-row>
        <table:table-row table:style-name="ro3">
          <table:table-cell office:value-type="string">
            <text:p>ST</text:p>
          </table:table-cell>
          <table:table-cell office:value-type="float" office:value="1400">
            <text:p>1400</text:p>
          </table:table-cell>
          <table:table-cell office:value-type="float" office:value="156.227333087833">
            <text:p>156.23</text:p>
          </table:table-cell>
          <table:table-cell office:value-type="float" office:value="4">
            <text:p>4.00</text:p>
          </table:table-cell>
          <table:table-cell office:value-type="float" office:value="5.30983296892138">
            <text:p>5.31</text:p>
          </table:table-cell>
          <table:table-cell table:style-name="ce4" office:value-type="float" office:value="1400">
            <text:p>1400</text:p>
          </table:table-cell>
          <table:table-cell office:value-type="float" office:value="156.781938720659">
            <text:p>156.78</text:p>
          </table:table-cell>
          <table:table-cell office:value-type="float" office:value="7">
            <text:p>7.00</text:p>
          </table:table-cell>
          <table:table-cell office:value-type="float" office:value="15.2027760898046">
            <text:p>15.20</text:p>
          </table:table-cell>
          <table:table-cell table:style-name="ce4" office:value-type="float" office:value="1400">
            <text:p>1400</text:p>
          </table:table-cell>
          <table:table-cell office:value-type="float" office:value="158.23276605003">
            <text:p>158.23</text:p>
          </table:table-cell>
          <table:table-cell office:value-type="float" office:value="5">
            <text:p>5.00</text:p>
          </table:table-cell>
          <table:table-cell office:value-type="float" office:value="5.83094128639583">
            <text:p>5.83</text:p>
          </table:table-cell>
          <table:table-cell table:formula="of:=[.B32]+[.F32]+[.J32]" office:value-type="float" office:value="4200">
            <text:p>4200</text:p>
          </table:table-cell>
          <table:table-cell table:formula="of:=[.C32]+[.G32]+[.K32]" office:value-type="float" office:value="471.242037858522">
            <text:p>471.24</text:p>
          </table:table-cell>
          <table:table-cell table:formula="of:=AVERAGE([.D32];[.H32];[.L32])" office:value-type="float" office:value="5.33333333333333">
            <text:p>5.33</text:p>
          </table:table-cell>
          <table:table-cell table:formula="of:=AVERAGE([.E32];[.I32];[.M32])" office:value-type="float" office:value="8.78118344837394">
            <text:p>8.78</text:p>
          </table:table-cell>
          <table:table-cell table:style-name="ce4" table:formula="of:=[.B32]" office:value-type="float" office:value="1400">
            <text:p>1400</text:p>
          </table:table-cell>
          <table:table-cell table:style-name="ce4" table:formula="of:=[.F32]" office:value-type="float" office:value="1400">
            <text:p>1400</text:p>
          </table:table-cell>
          <table:table-cell table:formula="of:=[.J32]" office:value-type="float" office:value="1400">
            <text:p>1400</text:p>
          </table:table-cell>
          <table:table-cell table:number-columns-repeated="29"/>
        </table:table-row>
        <table:table-row table:style-name="ro3">
          <table:table-cell office:value-type="string">
            <text:p>ST</text:p>
          </table:table-cell>
          <table:table-cell office:value-type="float" office:value="1600">
            <text:p>1600</text:p>
          </table:table-cell>
          <table:table-cell office:value-type="float" office:value="180.807304615106">
            <text:p>180.81</text:p>
          </table:table-cell>
          <table:table-cell office:value-type="float" office:value="5">
            <text:p>5.00</text:p>
          </table:table-cell>
          <table:table-cell office:value-type="float" office:value="7.64839412264257">
            <text:p>7.65</text:p>
          </table:table-cell>
          <table:table-cell table:style-name="ce4" office:value-type="float" office:value="1600">
            <text:p>1600</text:p>
          </table:table-cell>
          <table:table-cell office:value-type="float" office:value="178.168759221625">
            <text:p>178.17</text:p>
          </table:table-cell>
          <table:table-cell office:value-type="float" office:value="8">
            <text:p>8.00</text:p>
          </table:table-cell>
          <table:table-cell office:value-type="float" office:value="16.6971423171842">
            <text:p>16.70</text:p>
          </table:table-cell>
          <table:table-cell table:style-name="ce4" office:value-type="float" office:value="1600">
            <text:p>1600</text:p>
          </table:table-cell>
          <table:table-cell office:value-type="float" office:value="179.635004125992">
            <text:p>179.64</text:p>
          </table:table-cell>
          <table:table-cell office:value-type="float" office:value="6">
            <text:p>6.00</text:p>
          </table:table-cell>
          <table:table-cell office:value-type="float" office:value="7.72450652738107">
            <text:p>7.72</text:p>
          </table:table-cell>
          <table:table-cell table:formula="of:=[.B33]+[.F33]+[.J33]" office:value-type="float" office:value="4800">
            <text:p>4800</text:p>
          </table:table-cell>
          <table:table-cell table:formula="of:=[.C33]+[.G33]+[.K33]" office:value-type="float" office:value="538.611067962723">
            <text:p>538.61</text:p>
          </table:table-cell>
          <table:table-cell table:formula="of:=AVERAGE([.D33];[.H33];[.L33])" office:value-type="float" office:value="6.33333333333333">
            <text:p>6.33</text:p>
          </table:table-cell>
          <table:table-cell table:formula="of:=AVERAGE([.E33];[.I33];[.M33])" office:value-type="float" office:value="10.6900143224026">
            <text:p>10.69</text:p>
          </table:table-cell>
          <table:table-cell table:style-name="ce4" table:formula="of:=[.B33]" office:value-type="float" office:value="1600">
            <text:p>1600</text:p>
          </table:table-cell>
          <table:table-cell table:style-name="ce4" table:formula="of:=[.F33]" office:value-type="float" office:value="1600">
            <text:p>1600</text:p>
          </table:table-cell>
          <table:table-cell table:formula="of:=[.J33]" office:value-type="float" office:value="1600">
            <text:p>1600</text:p>
          </table:table-cell>
          <table:table-cell table:number-columns-repeated="29"/>
        </table:table-row>
        <table:table-row table:style-name="ro3">
          <table:table-cell office:value-type="string">
            <text:p>ST</text:p>
          </table:table-cell>
          <table:table-cell table:style-name="Default" office:value-type="float" office:value="1800">
            <text:p>1800</text:p>
          </table:table-cell>
          <table:table-cell office:value-type="float" office:value="205.798369047925">
            <text:p>205.80</text:p>
          </table:table-cell>
          <table:table-cell office:value-type="float" office:value="7">
            <text:p>7.00</text:p>
          </table:table-cell>
          <table:table-cell office:value-type="float" office:value="10.5741581283459">
            <text:p>10.57</text:p>
          </table:table-cell>
          <table:table-cell table:style-name="Default" office:value-type="float" office:value="1800">
            <text:p>1800</text:p>
          </table:table-cell>
          <table:table-cell office:value-type="float" office:value="197.61272845541">
            <text:p>197.61</text:p>
          </table:table-cell>
          <table:table-cell office:value-type="float" office:value="11">
            <text:p>11.00</text:p>
          </table:table-cell>
          <table:table-cell office:value-type="float" office:value="23.1122286204472">
            <text:p>23.11</text:p>
          </table:table-cell>
          <table:table-cell table:style-name="Default" office:value-type="float" office:value="1800">
            <text:p>1800</text:p>
          </table:table-cell>
          <table:table-cell office:value-type="float" office:value="199.475821868091">
            <text:p>199.48</text:p>
          </table:table-cell>
          <table:table-cell office:value-type="float" office:value="8">
            <text:p>8.00</text:p>
          </table:table-cell>
          <table:table-cell office:value-type="float" office:value="11.0792377560991">
            <text:p>11.08</text:p>
          </table:table-cell>
          <table:table-cell table:formula="of:=[.B34]+[.F34]+[.J34]" office:value-type="float" office:value="5400">
            <text:p>5400</text:p>
          </table:table-cell>
          <table:table-cell table:formula="of:=[.C34]+[.G34]+[.K34]" office:value-type="float" office:value="602.886919371426">
            <text:p>602.89</text:p>
          </table:table-cell>
          <table:table-cell table:formula="of:=AVERAGE([.D34];[.H34];[.L34])" office:value-type="float" office:value="8.66666666666667">
            <text:p>8.67</text:p>
          </table:table-cell>
          <table:table-cell table:formula="of:=AVERAGE([.E34];[.I34];[.M34])" office:value-type="float" office:value="14.9218748349641">
            <text:p>14.92</text:p>
          </table:table-cell>
          <table:table-cell table:style-name="ce4" table:formula="of:=[.B34]" office:value-type="float" office:value="1800">
            <text:p>1800</text:p>
          </table:table-cell>
          <table:table-cell table:style-name="ce4" table:formula="of:=[.F34]" office:value-type="float" office:value="1800">
            <text:p>1800</text:p>
          </table:table-cell>
          <table:table-cell table:formula="of:=[.J34]" office:value-type="float" office:value="1800">
            <text:p>1800</text:p>
          </table:table-cell>
          <table:table-cell table:number-columns-repeated="29"/>
        </table:table-row>
        <table:table-row table:style-name="ro3">
          <table:table-cell office:value-type="string">
            <text:p>ST</text:p>
          </table:table-cell>
          <table:table-cell table:style-name="Default" office:value-type="float" office:value="2000">
            <text:p>2000</text:p>
          </table:table-cell>
          <table:table-cell office:value-type="float" office:value="229.064243930513">
            <text:p>229.06</text:p>
          </table:table-cell>
          <table:table-cell office:value-type="float" office:value="10">
            <text:p>10.00</text:p>
          </table:table-cell>
          <table:table-cell office:value-type="float" office:value="19.3629172950151">
            <text:p>19.36</text:p>
          </table:table-cell>
          <table:table-cell table:style-name="Default" office:value-type="float" office:value="2000">
            <text:p>2000</text:p>
          </table:table-cell>
          <table:table-cell office:value-type="float" office:value="218.869266651163">
            <text:p>218.87</text:p>
          </table:table-cell>
          <table:table-cell office:value-type="float" office:value="15">
            <text:p>15.00</text:p>
          </table:table-cell>
          <table:table-cell office:value-type="float" office:value="32.4577882371642">
            <text:p>32.46</text:p>
          </table:table-cell>
          <table:table-cell table:style-name="Default" office:value-type="float" office:value="2000">
            <text:p>2000</text:p>
          </table:table-cell>
          <table:table-cell office:value-type="float" office:value="219.358376748012">
            <text:p>219.36</text:p>
          </table:table-cell>
          <table:table-cell office:value-type="float" office:value="11">
            <text:p>11.00</text:p>
          </table:table-cell>
          <table:table-cell office:value-type="float" office:value="19.8981805710974">
            <text:p>19.90</text:p>
          </table:table-cell>
          <table:table-cell table:formula="of:=[.B35]+[.F35]+[.J35]" office:value-type="float" office:value="6000">
            <text:p>6000</text:p>
          </table:table-cell>
          <table:table-cell table:formula="of:=[.C35]+[.G35]+[.K35]" office:value-type="float" office:value="667.291887329688">
            <text:p>667.29</text:p>
          </table:table-cell>
          <table:table-cell table:formula="of:=AVERAGE([.D35];[.H35];[.L35])" office:value-type="float" office:value="12">
            <text:p>12.00</text:p>
          </table:table-cell>
          <table:table-cell table:formula="of:=AVERAGE([.E35];[.I35];[.M35])" office:value-type="float" office:value="23.9062953677589">
            <text:p>23.91</text:p>
          </table:table-cell>
          <table:table-cell table:style-name="ce4" table:formula="of:=[.B35]" office:value-type="float" office:value="2000">
            <text:p>2000</text:p>
          </table:table-cell>
          <table:table-cell table:style-name="ce4" table:formula="of:=[.F35]" office:value-type="float" office:value="2000">
            <text:p>2000</text:p>
          </table:table-cell>
          <table:table-cell table:formula="of:=[.J35]" office:value-type="float" office:value="2000">
            <text:p>2000</text:p>
          </table:table-cell>
          <table:table-cell table:number-columns-repeated="29"/>
        </table:table-row>
        <table:table-row table:style-name="ro3">
          <table:table-cell office:value-type="string">
            <text:p>ST</text:p>
          </table:table-cell>
          <table:table-cell table:style-name="Default" office:value-type="float" office:value="2200">
            <text:p>2200</text:p>
          </table:table-cell>
          <table:table-cell office:value-type="float" office:value="247.161157500639">
            <text:p>247.16</text:p>
          </table:table-cell>
          <table:table-cell office:value-type="float" office:value="14">
            <text:p>14.00</text:p>
          </table:table-cell>
          <table:table-cell office:value-type="float" office:value="35.7103953890145">
            <text:p>35.71</text:p>
          </table:table-cell>
          <table:table-cell table:style-name="Default" office:value-type="float" office:value="2200">
            <text:p>2200</text:p>
          </table:table-cell>
          <table:table-cell office:value-type="float" office:value="237.203159114801">
            <text:p>237.20</text:p>
          </table:table-cell>
          <table:table-cell office:value-type="float" office:value="31">
            <text:p>31.00</text:p>
          </table:table-cell>
          <table:table-cell office:value-type="float" office:value="169.397953317252">
            <text:p>169.40</text:p>
          </table:table-cell>
          <table:table-cell table:style-name="Default" office:value-type="float" office:value="2200">
            <text:p>2200</text:p>
          </table:table-cell>
          <table:table-cell office:value-type="float" office:value="240.833942260062">
            <text:p>240.83</text:p>
          </table:table-cell>
          <table:table-cell office:value-type="float" office:value="16">
            <text:p>16.00</text:p>
          </table:table-cell>
          <table:table-cell office:value-type="float" office:value="40.9486463974569">
            <text:p>40.95</text:p>
          </table:table-cell>
          <table:table-cell table:formula="of:=[.B36]+[.F36]+[.J36]" office:value-type="float" office:value="6600">
            <text:p>6600</text:p>
          </table:table-cell>
          <table:table-cell table:formula="of:=[.C36]+[.G36]+[.K36]" office:value-type="float" office:value="725.198258875502">
            <text:p>725.20</text:p>
          </table:table-cell>
          <table:table-cell table:formula="of:=AVERAGE([.D36];[.H36];[.L36])" office:value-type="float" office:value="20.3333333333333">
            <text:p>20.33</text:p>
          </table:table-cell>
          <table:table-cell table:formula="of:=AVERAGE([.E36];[.I36];[.M36])" office:value-type="float" office:value="82.0189983679078">
            <text:p>82.02</text:p>
          </table:table-cell>
          <table:table-cell table:style-name="ce4" table:formula="of:=[.B36]" office:value-type="float" office:value="2200">
            <text:p>2200</text:p>
          </table:table-cell>
          <table:table-cell table:style-name="ce4" table:formula="of:=[.F36]" office:value-type="float" office:value="2200">
            <text:p>2200</text:p>
          </table:table-cell>
          <table:table-cell table:formula="of:=[.J36]" office:value-type="float" office:value="2200">
            <text:p>2200</text:p>
          </table:table-cell>
          <table:table-cell table:number-columns-repeated="29"/>
        </table:table-row>
        <table:table-row table:style-name="ro3">
          <table:table-cell office:value-type="string">
            <text:p>ST</text:p>
          </table:table-cell>
          <table:table-cell table:style-name="Default" office:value-type="float" office:value="2450">
            <text:p>2450</text:p>
          </table:table-cell>
          <table:table-cell office:value-type="float" office:value="267.15517899397">
            <text:p>267.16</text:p>
          </table:table-cell>
          <table:table-cell office:value-type="float" office:value="37">
            <text:p>37.00</text:p>
          </table:table-cell>
          <table:table-cell office:value-type="float" office:value="627.921252987533">
            <text:p>627.92</text:p>
          </table:table-cell>
          <table:table-cell table:style-name="Default" office:value-type="float" office:value="2450">
            <text:p>2450</text:p>
          </table:table-cell>
          <table:table-cell office:value-type="float" office:value="266.184998574009">
            <text:p>266.18</text:p>
          </table:table-cell>
          <table:table-cell office:value-type="float" office:value="53">
            <text:p>53.00</text:p>
          </table:table-cell>
          <table:table-cell office:value-type="float" office:value="642.019005613154">
            <text:p>642.02</text:p>
          </table:table-cell>
          <table:table-cell table:style-name="Default" office:value-type="float" office:value="2450">
            <text:p>2450</text:p>
          </table:table-cell>
          <table:table-cell office:value-type="float" office:value="257.987748214488">
            <text:p>257.99</text:p>
          </table:table-cell>
          <table:table-cell office:value-type="float" office:value="40">
            <text:p>40.00</text:p>
          </table:table-cell>
          <table:table-cell office:value-type="float" office:value="621.967707588077">
            <text:p>621.97</text:p>
          </table:table-cell>
          <table:table-cell table:formula="of:=[.B37]+[.F37]+[.J37]" office:value-type="float" office:value="7350">
            <text:p>7350</text:p>
          </table:table-cell>
          <table:table-cell table:formula="of:=[.K37]+[.G37]+[.K37]" office:value-type="float" office:value="782.160495002985">
            <text:p>782.16</text:p>
          </table:table-cell>
          <table:table-cell table:formula="of:=AVERAGE([.L37];[.H37];[.L37])" office:value-type="float" office:value="44.3333333333333">
            <text:p>44.33</text:p>
          </table:table-cell>
          <table:table-cell table:formula="of:=AVERAGE([.M37];[.I37];[.M37])" office:value-type="float" office:value="628.651473596436">
            <text:p>628.65</text:p>
          </table:table-cell>
          <table:table-cell table:style-name="ce4" table:formula="of:=[.B37]" office:value-type="float" office:value="2450">
            <text:p>2450</text:p>
          </table:table-cell>
          <table:table-cell table:style-name="ce4" table:formula="of:=[.F37]" office:value-type="float" office:value="2450">
            <text:p>2450</text:p>
          </table:table-cell>
          <table:table-cell table:formula="of:=[.J37]" office:value-type="float" office:value="2450">
            <text:p>2450</text:p>
          </table:table-cell>
          <table:table-cell table:number-columns-repeated="29"/>
        </table:table-row>
        <table:table-row table:style-name="ro3">
          <table:table-cell table:style-name="Default" table:number-columns-repeated="17"/>
          <table:table-cell table:number-columns-repeated="32"/>
        </table:table-row>
        <table:table-row table:style-name="ro3">
          <table:table-cell/>
          <table:table-cell table:style-name="ce3" office:value-type="string" table:number-columns-spanned="4" table:number-rows-spanned="1">
            <text:p>(rocha)</text:p>
          </table:table-cell>
          <table:covered-table-cell table:number-columns-repeated="2" table:style-name="ce2"/>
          <table:covered-table-cell table:style-name="Default"/>
          <table:table-cell table:style-name="ce3" office:value-type="string" table:number-columns-spanned="4" table:number-rows-spanned="1">
            <text:p>(netbook)</text:p>
          </table:table-cell>
          <table:covered-table-cell table:number-columns-repeated="2" table:style-name="ce2"/>
          <table:covered-table-cell table:style-name="Default"/>
          <table:table-cell table:style-name="ce3" office:value-type="string" table:number-columns-spanned="4" table:number-rows-spanned="1">
            <text:p>(montevideo)</text:p>
          </table:table-cell>
          <table:covered-table-cell table:number-columns-repeated="2" table:style-name="ce2"/>
          <table:covered-table-cell table:style-name="Default"/>
          <table:table-cell table:style-name="ce2" table:number-columns-repeated="3"/>
          <table:table-cell table:style-name="Default"/>
          <table:table-cell table:number-columns-repeated="32"/>
        </table:table-row>
        <table:table-row table:style-name="ro3">
          <table:table-cell/>
          <table:table-cell table:style-name="ce3" office:value-type="string" table:number-columns-spanned="4" table:number-rows-spanned="1">
            <text:p>worker1</text:p>
          </table:table-cell>
          <table:covered-table-cell table:number-columns-repeated="2" table:style-name="ce2"/>
          <table:covered-table-cell table:style-name="Default"/>
          <table:table-cell table:style-name="ce3" office:value-type="string" table:number-columns-spanned="4" table:number-rows-spanned="1">
            <text:p>worker2</text:p>
          </table:table-cell>
          <table:covered-table-cell table:number-columns-repeated="2" table:style-name="ce2"/>
          <table:covered-table-cell table:style-name="Default"/>
          <table:table-cell table:style-name="ce3" office:value-type="string" table:number-columns-spanned="4" table:number-rows-spanned="1">
            <text:p>basededatos</text:p>
          </table:table-cell>
          <table:covered-table-cell table:number-columns-repeated="2" table:style-name="ce2"/>
          <table:covered-table-cell table:style-name="Default"/>
          <table:table-cell table:style-name="ce2" table:number-columns-repeated="3"/>
          <table:table-cell table:style-name="Default"/>
          <table:table-cell table:number-columns-repeated="32"/>
        </table:table-row>
        <table:table-row table:style-name="ro3">
          <table:table-cell/>
          <table:table-cell table:style-name="ce3" office:value-type="string" table:number-columns-spanned="4" table:number-rows-spanned="1">
            <text:p>Jmeter 1</text:p>
          </table:table-cell>
          <table:covered-table-cell table:number-columns-repeated="2" table:style-name="ce2"/>
          <table:covered-table-cell table:style-name="Default"/>
          <table:table-cell table:style-name="ce3" office:value-type="string" table:number-columns-spanned="4" table:number-rows-spanned="1">
            <text:p>Jmeter 2</text:p>
          </table:table-cell>
          <table:covered-table-cell table:number-columns-repeated="2" table:style-name="ce2"/>
          <table:covered-table-cell table:style-name="Default"/>
          <table:table-cell table:style-name="ce3" office:value-type="string" table:number-columns-spanned="4" table:number-rows-spanned="1">
            <text:p>Jmeter 3</text:p>
          </table:table-cell>
          <table:covered-table-cell table:number-columns-repeated="2" table:style-name="ce2"/>
          <table:covered-table-cell table:style-name="Default"/>
          <table:table-cell table:style-name="ce2" table:number-columns-repeated="3"/>
          <table:table-cell table:style-name="Default"/>
          <table:table-cell table:number-columns-repeated="32"/>
        </table:table-row>
        <table:table-row table:style-name="ro3">
          <table:table-cell office:value-type="string">
            <text:p>-----</text:p>
          </table:table-cell>
          <table:table-cell table:style-name="ce2" office:value-type="string">
            <text:p>Hilos</text:p>
          </table:table-cell>
          <table:table-cell table:style-name="ce2" office:value-type="string">
            <text:p>Rendimiento</text:p>
          </table:table-cell>
          <table:table-cell table:style-name="ce2" office:value-type="string">
            <text:p>Media datos sin clusterizar</text:p>
          </table:table-cell>
          <table:table-cell table:style-name="Default" office:value-type="string">
            <text:p>Desviación estándar datos sin clusterizar</text:p>
          </table:table-cell>
          <table:table-cell table:style-name="ce2" office:value-type="string">
            <text:p>Hilos</text:p>
          </table:table-cell>
          <table:table-cell table:style-name="ce2" office:value-type="string">
            <text:p>Rendimiento</text:p>
          </table:table-cell>
          <table:table-cell table:style-name="ce2" office:value-type="string">
            <text:p>Media datos sin clusterizar</text:p>
          </table:table-cell>
          <table:table-cell table:style-name="Default" office:value-type="string">
            <text:p>Desviación estándar datos sin clusterizar</text:p>
          </table:table-cell>
          <table:table-cell table:style-name="ce2" office:value-type="string">
            <text:p>Hilos</text:p>
          </table:table-cell>
          <table:table-cell table:style-name="ce2" office:value-type="string">
            <text:p>Rendimiento</text:p>
          </table:table-cell>
          <table:table-cell table:style-name="ce2" office:value-type="string">
            <text:p>Media datos sin clusterizar</text:p>
          </table:table-cell>
          <table:table-cell table:style-name="Default" office:value-type="string">
            <text:p>Desviación estándar datos sin clusterizar</text:p>
          </table:table-cell>
          <table:table-cell table:style-name="ce2" office:value-type="string">
            <text:p>Total hilos</text:p>
          </table:table-cell>
          <table:table-cell table:style-name="ce2" office:value-type="string">
            <text:p>Rendimiento total</text:p>
          </table:table-cell>
          <table:table-cell table:style-name="ce2" office:value-type="string">
            <text:p>Media total datos sin clusterizar</text:p>
          </table:table-cell>
          <table:table-cell table:style-name="Default" office:value-type="string">
            <text:p>Desviación estándar total datos sin clusterizar</text:p>
          </table:table-cell>
          <table:table-cell table:number-columns-repeated="32"/>
        </table:table-row>
        <table:table-row table:style-name="ro3">
          <table:table-cell office:value-type="string">
            <text:p>NST</text:p>
          </table:table-cell>
          <table:table-cell office:value-type="float" office:value="300">
            <text:p>300</text:p>
          </table:table-cell>
          <table:table-cell office:value-type="float" office:value="34.2354615189846">
            <text:p>34.24</text:p>
          </table:table-cell>
          <table:table-cell office:value-type="float" office:value="14">
            <text:p>14.00</text:p>
          </table:table-cell>
          <table:table-cell office:value-type="float" office:value="16.6658113061758">
            <text:p>16.67</text:p>
          </table:table-cell>
          <table:table-cell table:style-name="ce4" office:value-type="float" office:value="300">
            <text:p>300</text:p>
          </table:table-cell>
          <table:table-cell office:value-type="float" office:value="31.9109683981691">
            <text:p>31.91</text:p>
          </table:table-cell>
          <table:table-cell office:value-type="float" office:value="15">
            <text:p>15.00</text:p>
          </table:table-cell>
          <table:table-cell office:value-type="float" office:value="18.1027556025544">
            <text:p>18.10</text:p>
          </table:table-cell>
          <table:table-cell table:style-name="ce4" office:value-type="float" office:value="300">
            <text:p>300</text:p>
          </table:table-cell>
          <table:table-cell office:value-type="float" office:value="33.1051606117558">
            <text:p>33.11</text:p>
          </table:table-cell>
          <table:table-cell office:value-type="float" office:value="15">
            <text:p>15.00</text:p>
          </table:table-cell>
          <table:table-cell office:value-type="float" office:value="17.2792078095624">
            <text:p>17.28</text:p>
          </table:table-cell>
          <table:table-cell table:formula="of:=[.B43]+[.J43]+[.F43]" office:value-type="float" office:value="900">
            <text:p>900</text:p>
          </table:table-cell>
          <table:table-cell table:formula="of:=[.C43]+[.G43]+[.K43]" office:value-type="float" office:value="99.2515905289095">
            <text:p>99.25</text:p>
          </table:table-cell>
          <table:table-cell table:formula="of:=AVERAGE([.D43];[.H43];[.L43])" office:value-type="float" office:value="14.6666666666667">
            <text:p>14.67</text:p>
          </table:table-cell>
          <table:table-cell table:formula="of:=AVERAGE([.E43];[.I43];[.M43])" office:value-type="float" office:value="17.3492582394309">
            <text:p>17.35</text:p>
          </table:table-cell>
          <table:table-cell table:style-name="ce4" table:formula="of:=[.B43]" office:value-type="float" office:value="300">
            <text:p>300</text:p>
          </table:table-cell>
          <table:table-cell table:style-name="ce4" table:formula="of:=[.J43]" office:value-type="float" office:value="300">
            <text:p>300</text:p>
          </table:table-cell>
          <table:table-cell table:formula="of:=[.F43]" office:value-type="float" office:value="300">
            <text:p>300</text:p>
          </table:table-cell>
          <table:table-cell table:number-columns-repeated="29"/>
        </table:table-row>
        <table:table-row table:style-name="ro3">
          <table:table-cell office:value-type="string">
            <text:p>NST</text:p>
          </table:table-cell>
          <table:table-cell office:value-type="float" office:value="500">
            <text:p>500</text:p>
          </table:table-cell>
          <table:table-cell office:value-type="float" office:value="51.3871313776248">
            <text:p>51.39</text:p>
          </table:table-cell>
          <table:table-cell office:value-type="float" office:value="17">
            <text:p>17.00</text:p>
          </table:table-cell>
          <table:table-cell office:value-type="float" office:value="21.1971899302124">
            <text:p>21.20</text:p>
          </table:table-cell>
          <table:table-cell table:style-name="ce4" office:value-type="float" office:value="300">
            <text:p>300</text:p>
          </table:table-cell>
          <table:table-cell office:value-type="float" office:value="31.9791069834375">
            <text:p>31.98</text:p>
          </table:table-cell>
          <table:table-cell office:value-type="float" office:value="19">
            <text:p>19.00</text:p>
          </table:table-cell>
          <table:table-cell office:value-type="float" office:value="23.220403186015">
            <text:p>23.22</text:p>
          </table:table-cell>
          <table:table-cell table:style-name="ce4" office:value-type="float" office:value="500">
            <text:p>500</text:p>
          </table:table-cell>
          <table:table-cell office:value-type="float" office:value="50.6861639443973">
            <text:p>50.69</text:p>
          </table:table-cell>
          <table:table-cell office:value-type="float" office:value="18">
            <text:p>18.00</text:p>
          </table:table-cell>
          <table:table-cell office:value-type="float" office:value="21.3412551759351">
            <text:p>21.34</text:p>
          </table:table-cell>
          <table:table-cell table:formula="of:=[.B44]+[.J44]+[.F44]" office:value-type="float" office:value="1300">
            <text:p>1300</text:p>
          </table:table-cell>
          <table:table-cell table:formula="of:=[.C44]+[.G44]+[.K44]" office:value-type="float" office:value="134.05240230546">
            <text:p>134.05</text:p>
          </table:table-cell>
          <table:table-cell table:formula="of:=AVERAGE([.D44];[.H44];[.L44])" office:value-type="float" office:value="18">
            <text:p>18.00</text:p>
          </table:table-cell>
          <table:table-cell table:formula="of:=AVERAGE([.E44];[.I44];[.M44])" office:value-type="float" office:value="21.9196160973875">
            <text:p>21.92</text:p>
          </table:table-cell>
          <table:table-cell table:style-name="ce4" table:formula="of:=[.B44]" office:value-type="float" office:value="500">
            <text:p>500</text:p>
          </table:table-cell>
          <table:table-cell table:style-name="ce4" table:formula="of:=[.J44]" office:value-type="float" office:value="500">
            <text:p>500</text:p>
          </table:table-cell>
          <table:table-cell table:formula="of:=[.F44]" office:value-type="float" office:value="300">
            <text:p>300</text:p>
          </table:table-cell>
          <table:table-cell table:number-columns-repeated="29"/>
        </table:table-row>
        <table:table-row table:style-name="ro3">
          <table:table-cell office:value-type="string">
            <text:p>NST</text:p>
          </table:table-cell>
          <table:table-cell table:style-name="Default" office:value-type="float" office:value="700">
            <text:p>700</text:p>
          </table:table-cell>
          <table:table-cell office:value-type="float" office:value="73.7567541759823">
            <text:p>73.76</text:p>
          </table:table-cell>
          <table:table-cell office:value-type="float" office:value="26">
            <text:p>26.00</text:p>
          </table:table-cell>
          <table:table-cell office:value-type="float" office:value="45.8198567273816">
            <text:p>45.82</text:p>
          </table:table-cell>
          <table:table-cell table:style-name="Default" office:value-type="float" office:value="300">
            <text:p>300</text:p>
          </table:table-cell>
          <table:table-cell office:value-type="float" office:value="32.4622626197046">
            <text:p>32.46</text:p>
          </table:table-cell>
          <table:table-cell office:value-type="float" office:value="28">
            <text:p>28.00</text:p>
          </table:table-cell>
          <table:table-cell office:value-type="float" office:value="46.3221590775272">
            <text:p>46.32</text:p>
          </table:table-cell>
          <table:table-cell table:style-name="Default" office:value-type="float" office:value="700">
            <text:p>700</text:p>
          </table:table-cell>
          <table:table-cell office:value-type="float" office:value="73.9271487552846">
            <text:p>73.93</text:p>
          </table:table-cell>
          <table:table-cell office:value-type="float" office:value="27">
            <text:p>27.00</text:p>
          </table:table-cell>
          <table:table-cell office:value-type="float" office:value="49.6647205115313">
            <text:p>49.66</text:p>
          </table:table-cell>
          <table:table-cell table:formula="of:=[.B45]+[.J45]+[.F45]" office:value-type="float" office:value="1700">
            <text:p>1700</text:p>
          </table:table-cell>
          <table:table-cell table:formula="of:=[.C45]+[.G45]+[.K45]" office:value-type="float" office:value="180.146165550972">
            <text:p>180.15</text:p>
          </table:table-cell>
          <table:table-cell table:formula="of:=AVERAGE([.D45];[.H45];[.L45])" office:value-type="float" office:value="27">
            <text:p>27.00</text:p>
          </table:table-cell>
          <table:table-cell table:formula="of:=AVERAGE([.E45];[.I45];[.M45])" office:value-type="float" office:value="47.26891210548">
            <text:p>47.27</text:p>
          </table:table-cell>
          <table:table-cell table:style-name="ce4" table:formula="of:=[.B45]" office:value-type="float" office:value="700">
            <text:p>700</text:p>
          </table:table-cell>
          <table:table-cell table:style-name="ce4" table:formula="of:=[.J45]" office:value-type="float" office:value="700">
            <text:p>700</text:p>
          </table:table-cell>
          <table:table-cell table:formula="of:=[.F45]" office:value-type="float" office:value="300">
            <text:p>300</text:p>
          </table:table-cell>
          <table:table-cell table:number-columns-repeated="29"/>
        </table:table-row>
        <table:table-row table:style-name="ro3">
          <table:table-cell office:value-type="string">
            <text:p>NST</text:p>
          </table:table-cell>
          <table:table-cell office:value-type="float" office:value="850">
            <text:p>850</text:p>
          </table:table-cell>
          <table:table-cell office:value-type="float" office:value="88.6487261634331">
            <text:p>88.65</text:p>
          </table:table-cell>
          <table:table-cell office:value-type="float" office:value="133">
            <text:p>133.00</text:p>
          </table:table-cell>
          <table:table-cell office:value-type="float" office:value="516.464024251447">
            <text:p>516.46</text:p>
          </table:table-cell>
          <table:table-cell table:style-name="ce4" office:value-type="float" office:value="300">
            <text:p>300</text:p>
          </table:table-cell>
          <table:table-cell office:value-type="float" office:value="32.4488761196552">
            <text:p>32.45</text:p>
          </table:table-cell>
          <table:table-cell office:value-type="float" office:value="129">
            <text:p>129.00</text:p>
          </table:table-cell>
          <table:table-cell office:value-type="float" office:value="498.053617130607">
            <text:p>498.05</text:p>
          </table:table-cell>
          <table:table-cell table:style-name="ce4" office:value-type="float" office:value="850">
            <text:p>850</text:p>
          </table:table-cell>
          <table:table-cell office:value-type="float" office:value="92.2462296049352">
            <text:p>92.25</text:p>
          </table:table-cell>
          <table:table-cell office:value-type="float" office:value="134">
            <text:p>134.00</text:p>
          </table:table-cell>
          <table:table-cell office:value-type="float" office:value="505.865281344718">
            <text:p>505.87</text:p>
          </table:table-cell>
          <table:table-cell table:formula="of:=[.B46]+[.J46]+[.F46]" office:value-type="float" office:value="2000">
            <text:p>2000</text:p>
          </table:table-cell>
          <table:table-cell table:formula="of:=[.C46]+[.G46]+[.K46]" office:value-type="float" office:value="213.343831888023">
            <text:p>213.34</text:p>
          </table:table-cell>
          <table:table-cell table:formula="of:=AVERAGE([.D46];[.H46];[.L46])" office:value-type="float" office:value="132">
            <text:p>132.00</text:p>
          </table:table-cell>
          <table:table-cell table:formula="of:=AVERAGE([.E46];[.I46];[.M46])" office:value-type="float" office:value="506.794307575591">
            <text:p>506.79</text:p>
          </table:table-cell>
          <table:table-cell table:style-name="ce4" table:formula="of:=[.B46]" office:value-type="float" office:value="850">
            <text:p>850</text:p>
          </table:table-cell>
          <table:table-cell table:style-name="ce4" table:formula="of:=[.J46]" office:value-type="float" office:value="850">
            <text:p>850</text:p>
          </table:table-cell>
          <table:table-cell table:formula="of:=[.F46]" office:value-type="float" office:value="300">
            <text:p>300</text:p>
          </table:table-cell>
          <table:table-cell table:number-columns-repeated="29"/>
        </table:table-row>
        <table:table-row table:style-name="ro3">
          <table:table-cell/>
          <table:table-cell table:style-name="Default" table:number-columns-repeated="12"/>
          <table:table-cell table:number-columns-repeated="4"/>
          <table:table-cell table:style-name="ce4" table:number-columns-repeated="2"/>
          <table:table-cell table:number-columns-repeated="30"/>
        </table:table-row>
        <table:table-row table:style-name="ro3">
          <table:table-cell table:style-name="ce7" office:value-type="string" table:number-columns-spanned="2" table:number-rows-spanned="1">
            <text:p>PRUEBAS INDIVIDUALES</text:p>
          </table:table-cell>
          <table:covered-table-cell table:style-name="Default"/>
          <table:table-cell table:style-name="ce7" office:value-type="string" table:number-columns-spanned="2" table:number-rows-spanned="1">
            <text:p>PRUEBAS INDIVIDUALES</text:p>
          </table:table-cell>
          <table:covered-table-cell table:style-name="Default"/>
          <table:table-cell table:style-name="ce7" office:value-type="string" table:number-columns-spanned="2" table:number-rows-spanned="1">
            <text:p>PRUEBAS INDIVIDUALES</text:p>
          </table:table-cell>
          <table:covered-table-cell table:style-name="Default"/>
          <table:table-cell table:style-name="ce7" office:value-type="string" table:number-columns-spanned="2" table:number-rows-spanned="1">
            <text:p>PRUEBAS INDIVIDUALES</text:p>
          </table:table-cell>
          <table:covered-table-cell table:style-name="Default"/>
          <table:table-cell table:style-name="ce7" office:value-type="string" table:number-columns-spanned="2" table:number-rows-spanned="1">
            <text:p>PRUEBAS INDIVIDUALES</text:p>
          </table:table-cell>
          <table:covered-table-cell table:style-name="Default"/>
          <table:table-cell table:style-name="ce7" office:value-type="string" table:number-columns-spanned="2" table:number-rows-spanned="1">
            <text:p>PRUEBAS INDIVIDUALES</text:p>
          </table:table-cell>
          <table:covered-table-cell table:style-name="Default"/>
          <table:table-cell table:style-name="ce7" office:value-type="string" table:number-columns-spanned="2" table:number-rows-spanned="1">
            <text:p>PRUEBAS INDIVIDUALES</text:p>
          </table:table-cell>
          <table:covered-table-cell table:style-name="Default"/>
          <table:table-cell table:style-name="ce7" office:value-type="string" table:number-columns-spanned="2" table:number-rows-spanned="1">
            <text:p>PRUEBAS INDIVIDUALES</text:p>
          </table:table-cell>
          <table:covered-table-cell table:style-name="Default"/>
          <table:table-cell table:style-name="ce7" office:value-type="string" table:number-columns-spanned="2" table:number-rows-spanned="1">
            <text:p>PRUEBAS INDIVIDUALES</text:p>
          </table:table-cell>
          <table:covered-table-cell/>
          <table:table-cell table:style-name="ce7" office:value-type="string" table:number-columns-spanned="2" table:number-rows-spanned="1">
            <text:p>PRUEBAS INDIVIDUALES</text:p>
          </table:table-cell>
          <table:covered-table-cell/>
          <table:table-cell table:style-name="ce7" office:value-type="string" table:number-columns-spanned="2" table:number-rows-spanned="1">
            <text:p>PRUEBAS INDIVIDUALES</text:p>
          </table:table-cell>
          <table:covered-table-cell/>
          <table:table-cell table:style-name="ce7" office:value-type="string" table:number-columns-spanned="2" table:number-rows-spanned="1">
            <text:p>PRUEBAS INDIVIDUALES</text:p>
          </table:table-cell>
          <table:covered-table-cell/>
          <table:table-cell table:style-name="ce7" office:value-type="string" table:number-columns-spanned="2" table:number-rows-spanned="1">
            <text:p>PRUEBAS INDIVIDUALES</text:p>
          </table:table-cell>
          <table:covered-table-cell/>
          <table:table-cell table:style-name="ce7" office:value-type="string" table:number-columns-spanned="2" table:number-rows-spanned="1">
            <text:p>PRUEBAS INDIVIDUALES</text:p>
          </table:table-cell>
          <table:covered-table-cell/>
          <table:table-cell table:number-columns-repeated="21"/>
        </table:table-row>
        <table:table-row table:style-name="ro1">
          <table:table-cell/>
          <table:table-cell table:style-name="Default" table:number-columns-repeated="12"/>
          <table:table-cell table:number-columns-repeated="4"/>
          <table:table-cell table:style-name="ce4" table:number-columns-repeated="2"/>
          <table:table-cell table:number-columns-repeated="30"/>
        </table:table-row>
      </table:table>
      <table:table table:name="graficos - terracotta" table:style-name="ta1">
        <table:shapes>
          <draw:frame draw:z-index="0" draw:style-name="gr1" svg:width="11.8343in" svg:height="7.7197in" svg:x="0.0004in" svg:y="0.0004in">
            <draw:object draw:notify-on-update-of-ranges="'resultados - terracotta'.T6:'resultados - terracotta'.T10 'resultados - terracotta'.U5:'resultados - terracotta'.U5 'resultados - terracotta'.U6:'resultados - terracotta'.U10 'resultados - terracotta'.T6:'resultados - terracotta'.T10 'resultados - terracotta'.V5:'resultados - terracotta'.V5 'resultados - terracotta'.V6:'resultados - terracotta'.V10 'resultados - terracotta'.T6:'resultados - terracotta'.T10 'resultados - terracotta'.W5:'resultados - terracotta'.W5 'resultados - terracotta'.W6:'resultados - terracotta'.W10 'resultados - terracotta'.T6:'resultados - terracotta'.T10 'resultados - terracotta'.X5:'resultados - terracotta'.X5 'resultados - terracotta'.X6:'resultados - terracotta'.X10 'resultados - terracotta'.T6:'resultados - terracotta'.T10 'resultados - terracotta'.Y5:'resultados - terracotta'.Y5 'resultados - terracotta'.Y6:'resultados - terracotta'.Y10" xlink:href="./Object 11" xlink:type="simple" xlink:show="embed" xlink:actuate="onLoad"/>
            <draw:image xlink:href="./ObjectReplacements/Object 11" xlink:type="simple" xlink:show="embed" xlink:actuate="onLoad"/>
          </draw:frame>
          <draw:frame draw:z-index="1" draw:style-name="gr1" svg:width="11.9303in" svg:height="8.0244in" svg:x="0in" svg:y="7.8984in">
            <draw:object draw:notify-on-update-of-ranges="'resultados - terracotta'.T16:'resultados - terracotta'.T21 'resultados - terracotta'.U15:'resultados - terracotta'.U15 'resultados - terracotta'.U16:'resultados - terracotta'.U21 'resultados - terracotta'.T16:'resultados - terracotta'.T21 'resultados - terracotta'.V15:'resultados - terracotta'.V15 'resultados - terracotta'.V16:'resultados - terracotta'.V21 'resultados - terracotta'.T16:'resultados - terracotta'.T21 'resultados - terracotta'.W15:'resultados - terracotta'.W15 'resultados - terracotta'.W16:'resultados - terracotta'.W21 'resultados - terracotta'.T16:'resultados - terracotta'.T21 'resultados - terracotta'.X15:'resultados - terracotta'.X15 'resultados - terracotta'.X16:'resultados - terracotta'.X21 'resultados - terracotta'.T16:'resultados - terracotta'.T21 'resultados - terracotta'.Y15:'resultados - terracotta'.Y15 'resultados - terracotta'.Y16:'resultados - terracotta'.Y21" xlink:href="./Object 5" xlink:type="simple" xlink:show="embed" xlink:actuate="onLoad"/>
            <draw:image xlink:href="./ObjectReplacements/Object 5" xlink:type="simple" xlink:show="embed" xlink:actuate="onLoad"/>
          </draw:frame>
          <draw:frame draw:z-index="2" draw:style-name="gr1" svg:width="12.0551in" svg:height="7.3626in" svg:x="0in" svg:y="16.1335in">
            <draw:object draw:notify-on-update-of-ranges="'resultados - terracotta'.N27:'resultados - terracotta'.N37 'resultados - terracotta'.O26:'resultados - terracotta'.O26 'resultados - terracotta'.O27:'resultados - terracotta'.O37 'resultados - terracotta'.N27:'resultados - terracotta'.N37 'resultados - terracotta'.P26:'resultados - terracotta'.P26 'resultados - terracotta'.P27:'resultados - terracotta'.P37 'resultados - terracotta'.N27:'resultados - terracotta'.N37 'resultados - terracotta'.Q26:'resultados - terracotta'.Q26 'resultados - terracotta'.Q27:'resultados - terracotta'.Q37" xlink:href="./Object 13" xlink:type="simple" xlink:show="embed" xlink:actuate="onLoad"/>
            <draw:image xlink:href="./ObjectReplacements/Object 13" xlink:type="simple" xlink:show="embed" xlink:actuate="onLoad"/>
          </draw:frame>
          <draw:frame draw:z-index="3" draw:style-name="gr1" svg:width="11.9992in" svg:height="5.472in" svg:x="0.0004in" svg:y="23.6961in">
            <draw:object draw:notify-on-update-of-ranges="'resultados - terracotta'.N43:'resultados - terracotta'.N46 'resultados - terracotta'.O42:'resultados - terracotta'.O42 'resultados - terracotta'.O43:'resultados - terracotta'.O46 'resultados - terracotta'.N43:'resultados - terracotta'.N46 'resultados - terracotta'.P42:'resultados - terracotta'.P42 'resultados - terracotta'.P43:'resultados - terracotta'.P46 'resultados - terracotta'.N43:'resultados - terracotta'.N46 'resultados - terracotta'.Q42:'resultados - terracotta'.Q42 'resultados - terracotta'.Q43:'resultados - terracotta'.Q46" xlink:href="./Object 15" xlink:type="simple" xlink:show="embed" xlink:actuate="onLoad"/>
            <draw:image xlink:href="./ObjectReplacements/Object 15" xlink:type="simple" xlink:show="embed" xlink:actuate="onLoad"/>
          </draw:frame>
          <draw:frame draw:z-index="4" draw:style-name="gr1" svg:width="11.8343in" svg:height="7.7197in" svg:x="12.9445in" svg:y="0in">
            <draw:object draw:notify-on-update-of-ranges="'resultados - terracotta'.T6:'resultados - terracotta'.T10 'resultados - terracotta'.V5:'resultados - terracotta'.V5 'resultados - terracotta'.V6:'resultados - terracotta'.V10 'resultados - terracotta'.T6:'resultados - terracotta'.T10 'resultados - terracotta'.W5:'resultados - terracotta'.W5 'resultados - terracotta'.W6:'resultados - terracotta'.W10 'resultados - terracotta'.T6:'resultados - terracotta'.T10 'resultados - terracotta'.X5:'resultados - terracotta'.X5 'resultados - terracotta'.X6:'resultados - terracotta'.X10 'resultados - terracotta'.T6:'resultados - terracotta'.T10 'resultados - terracotta'.Y5:'resultados - terracotta'.Y5 'resultados - terracotta'.Y6:'resultados - terracotta'.Y10" xlink:href="./Object 25" xlink:type="simple" xlink:show="embed" xlink:actuate="onLoad"/>
            <draw:image xlink:href="./ObjectReplacements/Object 25" xlink:type="simple" xlink:show="embed" xlink:actuate="onLoad"/>
          </draw:frame>
          <draw:frame draw:z-index="5" draw:style-name="gr1" svg:width="11.9303in" svg:height="8.0244in" svg:x="12.9441in" svg:y="7.898in">
            <draw:object draw:notify-on-update-of-ranges="'resultados - terracotta'.T16:'resultados - terracotta'.T21 'resultados - terracotta'.V15:'resultados - terracotta'.V15 'resultados - terracotta'.V16:'resultados - terracotta'.V21 'resultados - terracotta'.T16:'resultados - terracotta'.T21 'resultados - terracotta'.W15:'resultados - terracotta'.W15 'resultados - terracotta'.W16:'resultados - terracotta'.W21 'resultados - terracotta'.T16:'resultados - terracotta'.T21 'resultados - terracotta'.X15:'resultados - terracotta'.X15 'resultados - terracotta'.X16:'resultados - terracotta'.X21 'resultados - terracotta'.T16:'resultados - terracotta'.T21 'resultados - terracotta'.Y15:'resultados - terracotta'.Y15 'resultados - terracotta'.Y16:'resultados - terracotta'.Y21" xlink:href="./Object 26" xlink:type="simple" xlink:show="embed" xlink:actuate="onLoad"/>
            <draw:image xlink:href="./ObjectReplacements/Object 26" xlink:type="simple" xlink:show="embed" xlink:actuate="onLoad"/>
          </draw:frame>
          <draw:frame draw:z-index="6" draw:style-name="gr1" svg:width="12.0551in" svg:height="7.3626in" svg:x="12.9441in" svg:y="16.1331in">
            <draw:object draw:notify-on-update-of-ranges="'resultados - terracotta'.N27:'resultados - terracotta'.N37 'resultados - terracotta'.P26:'resultados - terracotta'.P26 'resultados - terracotta'.P27:'resultados - terracotta'.P37 'resultados - terracotta'.N27:'resultados - terracotta'.N37 'resultados - terracotta'.Q26:'resultados - terracotta'.Q26 'resultados - terracotta'.Q27:'resultados - terracotta'.Q37" xlink:href="./Object 27" xlink:type="simple" xlink:show="embed" xlink:actuate="onLoad"/>
            <draw:image xlink:href="./ObjectReplacements/Object 27" xlink:type="simple" xlink:show="embed" xlink:actuate="onLoad"/>
          </draw:frame>
          <draw:frame draw:z-index="7" draw:style-name="gr1" svg:width="11.9992in" svg:height="5.472in" svg:x="12.9445in" svg:y="23.6957in">
            <draw:object draw:notify-on-update-of-ranges="'resultados - terracotta'.N43:'resultados - terracotta'.N46 'resultados - terracotta'.P42:'resultados - terracotta'.P42 'resultados - terracotta'.P43:'resultados - terracotta'.P46 'resultados - terracotta'.N43:'resultados - terracotta'.N46 'resultados - terracotta'.Q42:'resultados - terracotta'.Q42 'resultados - terracotta'.Q43:'resultados - terracotta'.Q46" xlink:href="./Object 28" xlink:type="simple" xlink:show="embed" xlink:actuate="onLoad"/>
            <draw:image xlink:href="./ObjectReplacements/Object 28" xlink:type="simple" xlink:show="embed" xlink:actuate="onLoad"/>
          </draw:frame>
          <draw:frame draw:z-index="8" draw:style-name="gr1" svg:width="11.6378in" svg:height="7.248in" svg:x="25.7213in" svg:y="0in">
            <draw:object draw:notify-on-update-of-ranges="'resultados - terracotta'.T6:'resultados - terracotta'.T10 'resultados - terracotta'.U5:'resultados - terracotta'.U5 'resultados - terracotta'.U6:'resultados - terracotta'.U10" xlink:href="./Object 29" xlink:type="simple" xlink:show="embed" xlink:actuate="onLoad"/>
            <draw:image xlink:href="./ObjectReplacements/Object 29" xlink:type="simple" xlink:show="embed" xlink:actuate="onLoad"/>
          </draw:frame>
          <draw:frame draw:z-index="9" draw:style-name="gr1" svg:width="11.9728in" svg:height="7.7386in" svg:x="25.7228in" svg:y="7.902in">
            <draw:object draw:notify-on-update-of-ranges="'resultados - terracotta'.T16:'resultados - terracotta'.T21 'resultados - terracotta'.U15:'resultados - terracotta'.U15 'resultados - terracotta'.U16:'resultados - terracotta'.U21" xlink:href="./Object 30" xlink:type="simple" xlink:show="embed" xlink:actuate="onLoad"/>
            <draw:image xlink:href="./ObjectReplacements/Object 30" xlink:type="simple" xlink:show="embed" xlink:actuate="onLoad"/>
          </draw:frame>
          <draw:frame draw:z-index="10" draw:style-name="gr1" svg:width="12.0551in" svg:height="7.3626in" svg:x="25.7209in" svg:y="16.1331in">
            <draw:object draw:notify-on-update-of-ranges="'resultados - terracotta'.N27:'resultados - terracotta'.N37 'resultados - terracotta'.O26:'resultados - terracotta'.O26 'resultados - terracotta'.O27:'resultados - terracotta'.O37" xlink:href="./Object 31" xlink:type="simple" xlink:show="embed" xlink:actuate="onLoad"/>
            <draw:image xlink:href="./ObjectReplacements/Object 31" xlink:type="simple" xlink:show="embed" xlink:actuate="onLoad"/>
          </draw:frame>
          <draw:frame draw:z-index="11" draw:style-name="gr1" svg:width="11.9996in" svg:height="5.4906in" svg:x="25.6102in" svg:y="23.674in">
            <draw:object draw:notify-on-update-of-ranges="'resultados - terracotta'.N43:'resultados - terracotta'.N46 'resultados - terracotta'.O42:'resultados - terracotta'.O42 'resultados - terracotta'.O43:'resultados - terracotta'.O46" xlink:href="./Object 32" xlink:type="simple" xlink:show="embed" xlink:actuate="onLoad"/>
            <draw:image xlink:href="./ObjectReplacements/Object 32" xlink:type="simple" xlink:show="embed" xlink:actuate="onLoad"/>
          </draw:frame>
        </table:shapes>
        <table:table-column table:style-name="co24" table:default-cell-style-name="Default"/>
        <table:table-row table:style-name="ro1">
          <table:table-cell/>
        </table:table-row>
      </table:table>
      <table:table table:name="graficos - unificado" table:style-name="ta1">
        <table:shapes>
          <draw:frame draw:z-index="0" draw:style-name="gr1" svg:width="8.8559in" svg:height="5.5827in" svg:x="0in" svg:y="0.0004in">
            <draw:object draw:notify-on-update-of-ranges="'resultados - jboss'.T5:'resultados - jboss'.T5 'resultados - jboss'.T6:'resultados - jboss'.T13 'resultados - jboss'.U5:'resultados - jboss'.U5 'resultados - jboss'.U6:'resultados - jboss'.U13 'resultados - jboss'.T5:'resultados - jboss'.T5 'resultados - jboss'.T6:'resultados - jboss'.T13 'resultados - jboss'.V5:'resultados - jboss'.V5 'resultados - jboss'.V6:'resultados - jboss'.V13 'resultados - jboss'.T5:'resultados - jboss'.T5 'resultados - jboss'.T6:'resultados - jboss'.T13 'resultados - jboss'.W5:'resultados - jboss'.W5 'resultados - jboss'.W6:'resultados - jboss'.W13 'resultados - jboss'.T5:'resultados - jboss'.T5 'resultados - jboss'.T6:'resultados - jboss'.T13 'resultados - jboss'.X5:'resultados - jboss'.X5 'resultados - jboss'.X6:'resultados - jboss'.X13 'resultados - jboss'.T5:'resultados - jboss'.T5 'resultados - jboss'.T6:'resultados - jboss'.T13 'resultados - jboss'.Y5:'resultados - jboss'.Y5 'resultados - jboss'.Y6:'resultados - jboss'.Y13" xlink:href="./Object 8" xlink:type="simple" xlink:show="embed" xlink:actuate="onLoad"/>
            <draw:image xlink:href="./ObjectReplacements/Object 8" xlink:type="simple" xlink:show="embed" xlink:actuate="onLoad"/>
          </draw:frame>
          <draw:frame draw:z-index="1" draw:style-name="gr1" svg:width="8.8748in" svg:height="5.1358in" svg:x="0in" svg:y="4.8878in">
            <draw:object draw:notify-on-update-of-ranges="'resultados - jboss'.T18:'resultados - jboss'.T24 'resultados - jboss'.U17:'resultados - jboss'.U17 'resultados - jboss'.U18:'resultados - jboss'.U24 'resultados - jboss'.T18:'resultados - jboss'.T24 'resultados - jboss'.V17:'resultados - jboss'.V17 'resultados - jboss'.V18:'resultados - jboss'.V24 'resultados - jboss'.T18:'resultados - jboss'.T24 'resultados - jboss'.W17:'resultados - jboss'.W17 'resultados - jboss'.W18:'resultados - jboss'.W24 'resultados - jboss'.T18:'resultados - jboss'.T24 'resultados - jboss'.X17:'resultados - jboss'.X17 'resultados - jboss'.X18:'resultados - jboss'.X24 'resultados - jboss'.T18:'resultados - jboss'.T24 'resultados - jboss'.Y17:'resultados - jboss'.Y17 'resultados - jboss'.Y18:'resultados - jboss'.Y24" xlink:href="./Object 7" xlink:type="simple" xlink:show="embed" xlink:actuate="onLoad"/>
            <draw:image xlink:href="./ObjectReplacements/Object 7" xlink:type="simple" xlink:show="embed" xlink:actuate="onLoad"/>
          </draw:frame>
          <draw:frame draw:z-index="2" draw:style-name="gr1" svg:width="8.8748in" svg:height="5.126in" svg:x="0in" svg:y="9.9571in">
            <draw:object draw:notify-on-update-of-ranges="'resultados - jboss'.N41:'resultados - jboss'.N42 'resultados - jboss'.O40:'resultados - jboss'.O40 'resultados - jboss'.O41:'resultados - jboss'.O42 'resultados - jboss'.N41:'resultados - jboss'.N42 'resultados - jboss'.P40:'resultados - jboss'.P40 'resultados - jboss'.P41:'resultados - jboss'.P42 'resultados - jboss'.N41:'resultados - jboss'.N42 'resultados - jboss'.Q40:'resultados - jboss'.Q40 'resultados - jboss'.Q41:'resultados - jboss'.Q42" xlink:href="./Object 9" xlink:type="simple" xlink:show="embed" xlink:actuate="onLoad"/>
            <draw:image xlink:href="./ObjectReplacements/Object 9" xlink:type="simple" xlink:show="embed" xlink:actuate="onLoad"/>
          </draw:frame>
          <draw:frame draw:z-index="3" draw:style-name="gr1" svg:width="8.8602in" svg:height="4.9854in" svg:x="0in" svg:y="15.1669in">
            <draw:object draw:notify-on-update-of-ranges="'resultados - jboss'.N30:'resultados - jboss'.N35 'resultados - jboss'.O29:'resultados - jboss'.O29 'resultados - jboss'.O30:'resultados - jboss'.O35 'resultados - jboss'.N30:'resultados - jboss'.N35 'resultados - jboss'.P29:'resultados - jboss'.P29 'resultados - jboss'.P30:'resultados - jboss'.P35 'resultados - jboss'.N30:'resultados - jboss'.N35 'resultados - jboss'.Q29:'resultados - jboss'.Q29 'resultados - jboss'.Q30:'resultados - jboss'.Q35" xlink:href="./Object 10" xlink:type="simple" xlink:show="embed" xlink:actuate="onLoad"/>
            <draw:image xlink:href="./ObjectReplacements/Object 10" xlink:type="simple" xlink:show="embed" xlink:actuate="onLoad"/>
          </draw:frame>
          <draw:frame draw:z-index="4" draw:style-name="gr1" svg:width="8.878in" svg:height="5.6614in" svg:x="8.824in" svg:y="0in">
            <draw:object draw:notify-on-update-of-ranges="'resultados - terracotta'.T6:'resultados - terracotta'.T10 'resultados - terracotta'.U5:'resultados - terracotta'.U5 'resultados - terracotta'.U6:'resultados - terracotta'.U10 'resultados - terracotta'.T6:'resultados - terracotta'.T10 'resultados - terracotta'.V5:'resultados - terracotta'.V5 'resultados - terracotta'.V6:'resultados - terracotta'.V10 'resultados - terracotta'.T6:'resultados - terracotta'.T10 'resultados - terracotta'.W5:'resultados - terracotta'.W5 'resultados - terracotta'.W6:'resultados - terracotta'.W10 'resultados - terracotta'.T6:'resultados - terracotta'.T10 'resultados - terracotta'.X5:'resultados - terracotta'.X5 'resultados - terracotta'.X6:'resultados - terracotta'.X10 'resultados - terracotta'.T6:'resultados - terracotta'.T10 'resultados - terracotta'.Y5:'resultados - terracotta'.Y5 'resultados - terracotta'.Y6:'resultados - terracotta'.Y10" xlink:href="./Object 12" xlink:type="simple" xlink:show="embed" xlink:actuate="onLoad"/>
            <draw:image xlink:href="./ObjectReplacements/Object 12" xlink:type="simple" xlink:show="embed" xlink:actuate="onLoad"/>
          </draw:frame>
          <draw:frame draw:z-index="5" draw:style-name="gr1" svg:width="8.9039in" svg:height="5.013in" svg:x="8.8598in" svg:y="15.1114in">
            <draw:object draw:notify-on-update-of-ranges="'resultados - terracotta'.N27:'resultados - terracotta'.N37 'resultados - terracotta'.O26:'resultados - terracotta'.O26 'resultados - terracotta'.O27:'resultados - terracotta'.O37 'resultados - terracotta'.N27:'resultados - terracotta'.N37 'resultados - terracotta'.P26:'resultados - terracotta'.P26 'resultados - terracotta'.P27:'resultados - terracotta'.P37 'resultados - terracotta'.N27:'resultados - terracotta'.N37 'resultados - terracotta'.Q26:'resultados - terracotta'.Q26 'resultados - terracotta'.Q27:'resultados - terracotta'.Q37" xlink:href="./Object 14" xlink:type="simple" xlink:show="embed" xlink:actuate="onLoad"/>
            <draw:image xlink:href="./ObjectReplacements/Object 14" xlink:type="simple" xlink:show="embed" xlink:actuate="onLoad"/>
          </draw:frame>
          <draw:frame draw:z-index="6" draw:style-name="gr1" svg:width="8.9028in" svg:height="5.1256in" svg:x="8.8752in" svg:y="9.9717in">
            <draw:object draw:notify-on-update-of-ranges="'resultados - terracotta'.N43:'resultados - terracotta'.N46 'resultados - terracotta'.O42:'resultados - terracotta'.O42 'resultados - terracotta'.O43:'resultados - terracotta'.O46 'resultados - terracotta'.N43:'resultados - terracotta'.N46 'resultados - terracotta'.P42:'resultados - terracotta'.P42 'resultados - terracotta'.P43:'resultados - terracotta'.P46 'resultados - terracotta'.N43:'resultados - terracotta'.N46 'resultados - terracotta'.Q42:'resultados - terracotta'.Q42 'resultados - terracotta'.Q43:'resultados - terracotta'.Q46" xlink:href="./Object 16" xlink:type="simple" xlink:show="embed" xlink:actuate="onLoad"/>
            <draw:image xlink:href="./ObjectReplacements/Object 16" xlink:type="simple" xlink:show="embed" xlink:actuate="onLoad"/>
          </draw:frame>
          <draw:frame draw:z-index="7" draw:style-name="gr1" svg:width="8.889in" svg:height="5.1449in" svg:x="8.8748in" svg:y="4.8319in">
            <draw:object draw:notify-on-update-of-ranges="'resultados - terracotta'.T16:'resultados - terracotta'.T21 'resultados - terracotta'.U15:'resultados - terracotta'.U15 'resultados - terracotta'.U16:'resultados - terracotta'.U21 'resultados - terracotta'.T16:'resultados - terracotta'.T21 'resultados - terracotta'.V15:'resultados - terracotta'.V15 'resultados - terracotta'.V16:'resultados - terracotta'.V21 'resultados - terracotta'.T16:'resultados - terracotta'.T21 'resultados - terracotta'.W15:'resultados - terracotta'.W15 'resultados - terracotta'.W16:'resultados - terracotta'.W21 'resultados - terracotta'.T16:'resultados - terracotta'.T21 'resultados - terracotta'.X15:'resultados - terracotta'.X15 'resultados - terracotta'.X16:'resultados - terracotta'.X21 'resultados - terracotta'.T16:'resultados - terracotta'.T21 'resultados - terracotta'.Y15:'resultados - terracotta'.Y15 'resultados - terracotta'.Y16:'resultados - terracotta'.Y21" xlink:href="./Object 6" xlink:type="simple" xlink:show="embed" xlink:actuate="onLoad"/>
            <draw:image xlink:href="./ObjectReplacements/Object 6" xlink:type="simple" xlink:show="embed" xlink:actuate="onLoad"/>
          </draw:frame>
        </table:shapes>
        <table:table-column table:style-name="co24" table:default-cell-style-name="Default"/>
        <table:table-row table:style-name="ro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ymbol" svg:font-family="Symbol" style:font-adornments="Regular" style:font-charset="x-symbol"/>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0.4921in"/>
      <style:text-properties style:font-name="Arial" fo:language="es" fo:country="AR" style:font-name-asian="DejaVu Sans" style:language-asian="zh" style:country-asian="CN" style:font-name-complex="DejaVu Sans" style:language-complex="hi" style:country-complex="IN"/>
    </style:default-style>
    <style:default-style style:family="graphic">
      <style:graphic-properties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s" fo:country="AR" style:font-size-asian="24pt" style:language-asian="zh" style:country-asian="CN" style:font-size-complex="24pt" style:language-complex="hi" style:country-complex="IN"/>
    </style:default-style>
    <number:number-style style:name="N0">
      <number:number number:min-integer-digits="1"/>
    </number:number-style>
    <number:currency-style style:name="N121P0" style:volatile="true">
      <number:currency-symbol number:language="es" number:country="AR">$</number:currency-symbol>
      <number:number number:decimal-places="2" number:min-integer-digits="1" number:grouping="true"/>
    </number:currency-style>
    <number:currency-style style:name="N121">
      <style:text-properties fo:color="#ff0000"/>
      <number:text>(</number:text>
      <number:currency-symbol number:language="es" number:country="AR">$</number:currency-symbol>
      <number:number number:decimal-places="2" number:min-integer-digits="1" number:grouping="true"/>
      <number:text>)</number:text>
      <style:map style:condition="value()&gt;=0" style:apply-style-name="N121P0"/>
    </number:currency-style>
    <style:style style:name="Default" style:family="table-cell">
      <style:text-properties style:font-name-asian="Droid Sans Fallback"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10-14">10/14/2012</text:date>, <text:time>18:29:53</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iego </meta:initial-creator>
    <meta:creation-date>2012-07-21T12:52:48</meta:creation-date>
    <meta:generator>LibreOffice/3.4$Unix LibreOffice_project/340m1$Build-402</meta:generator>
    <dc:date>2012-10-14T18:29:53</dc:date>
    <meta:editing-duration>PT8H27M5S</meta:editing-duration>
    <meta:editing-cycles>216</meta:editing-cycles>
    <dc:creator>martin </dc:creator>
    <meta:document-statistic meta:table-count="6" meta:cell-count="1510" meta:object-count="32"/>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sort-by-x-values="true" chart:right-angled-axes="tru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4">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8" style:family="chart">
      <style:graphic-properties svg:stroke-color="#b3b3b3"/>
    </style:style>
    <style:style style:name="ch9" style:family="chart" style:data-style-name="N4">
      <style:chart-properties chart:symbol-type="named-symbol" chart:symbol-name="square" chart:symbol-width="0.25cm" chart:symbol-height="0.25cm"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10" style:family="chart" style:data-style-name="N4">
      <style:chart-properties chart:symbol-type="named-symbol" chart:symbol-name="diamond" chart:symbol-width="0.25cm" chart:symbol-height="0.25cm"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1" style:family="chart" style:data-style-name="N4">
      <style:chart-properties chart:symbol-type="named-symbol" chart:symbol-name="arrow-down" chart:symbol-width="0.25cm" chart:symbol-height="0.25cm"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2" style:family="chart" style:data-style-name="N4">
      <style:chart-properties chart:symbol-type="named-symbol" chart:symbol-name="arrow-up" chart:symbol-width="0.25cm" chart:symbol-height="0.25cm" chart:data-label-number="value" chart:data-label-text="false" chart:data-label-symbol="false"/>
      <style:graphic-properties svg:stroke-width="0.08cm" svg:stroke-color="#579d1c" draw:fill-color="#579d1c"/>
      <style:text-properties fo:font-size="10pt" style:font-size-asian="10pt" style:font-size-complex="10pt"/>
    </style:style>
    <style:style style:name="ch13" style:family="chart" style:data-style-name="N4">
      <style:chart-properties chart:symbol-type="named-symbol" chart:symbol-name="arrow-right" chart:symbol-width="0.25cm" chart:symbol-height="0.25cm" chart:data-label-number="value" chart:data-label-text="false" chart:data-label-symbol="false"/>
      <style:graphic-properties svg:stroke-width="0.08cm" svg:stroke-color="#7e0021" draw:fill-color="#7e0021"/>
      <style:text-properties fo:font-size="10pt" style:font-size-asian="10pt" style:font-size-complex="10pt"/>
    </style:style>
    <style:style style:name="ch14" style:family="chart" style:data-style-name="N4">
      <style:chart-properties chart:symbol-type="named-symbol" chart:symbol-name="arrow-left" chart:symbol-width="0.25cm" chart:symbol-height="0.25cm" chart:data-label-number="value" chart:data-label-text="false" chart:data-label-symbol="false"/>
      <style:graphic-properties svg:stroke-width="0.08cm" svg:stroke-color="#83caff" draw:fill-color="#83caff"/>
      <style:text-properties fo:font-size="10pt" style:font-size-asian="10pt" style:font-size-complex="10pt"/>
    </style:style>
    <style:style style:name="ch15" style:family="chart" style:data-style-name="N4">
      <style:chart-properties chart:symbol-type="named-symbol" chart:symbol-name="bow-tie" chart:symbol-width="0.25cm" chart:symbol-height="0.25cm"/>
      <style:graphic-properties svg:stroke-width="0.08cm" svg:stroke-color="#314004" draw:fill-color="#314004"/>
      <style:text-properties fo:font-size="10pt" style:font-size-asian="10pt" style:font-size-complex="10pt"/>
    </style:style>
    <style:style style:name="ch16" style:family="chart" style:data-style-name="N4">
      <style:chart-properties chart:symbol-type="named-symbol" chart:symbol-name="hourglass" chart:symbol-width="0.25cm" chart:symbol-height="0.25cm" chart:data-label-number="value" chart:data-label-text="false" chart:data-label-symbol="false"/>
      <style:graphic-properties svg:stroke-width="0.08cm" svg:stroke-color="#aecf00" draw:fill-color="#aecf00"/>
      <style:text-properties fo:font-size="10pt" style:font-size-asian="10pt" style:font-size-complex="10pt"/>
    </style:style>
    <style:style style:name="ch17" style:family="chart" style:data-style-name="N4">
      <style:chart-properties chart:symbol-type="automatic" chart:symbol-width="0.25cm" chart:symbol-height="0.25cm"/>
      <style:graphic-properties svg:stroke-width="0.08cm" svg:stroke-color="#4b1f6f" draw:fill-color="#4b1f6f"/>
      <style:text-properties fo:font-size="10pt" style:font-size-asian="10pt" style:font-size-complex="10pt"/>
    </style:style>
    <style:style style:name="ch18" style:family="chart" style:data-style-name="N4">
      <style:chart-properties chart:symbol-type="automatic" chart:symbol-width="0.25cm" chart:symbol-height="0.25cm" chart:data-label-number="value" chart:data-label-text="false" chart:data-label-symbol="false"/>
      <style:graphic-properties svg:stroke-width="0.08cm" svg:stroke-color="#ff950e" draw:fill-color="#ff950e"/>
      <style:text-properties fo:font-size="10pt" style:font-size-asian="10pt" style:font-size-complex="10pt"/>
    </style:style>
    <style:style style:name="ch19" style:family="chart">
      <style:graphic-properties draw:stroke="solid" svg:stroke-color="#b3b3b3" draw:fill="none" draw:fill-color="#e6e6e6"/>
    </style:style>
    <style:style style:name="ch20" style:family="chart">
      <style:graphic-properties svg:stroke-color="#b3b3b3" draw:fill-color="#cccccc"/>
    </style:style>
  </office:automatic-styles>
  <office:body>
    <office:chart>
      <chart:chart svg:width="33.123cm" svg:height="18.62cm" xlink:href=".." xlink:type="simple" chart:class="chart:scatter" chart:style-name="ch1">
        <chart:title svg:x="14.083cm" svg:y="0.508cm" chart:style-name="ch2">
          <text:p>STT - JBoss - Individual</text:p>
        </chart:title>
        <chart:legend chart:legend-position="end" svg:x="23.656cm" svg:y="6.77cm" style:legend-expansion="high" chart:style-name="ch3"/>
        <chart:plot-area chart:style-name="ch4" table:cell-range-address="'resultados - jboss'.T6:'resultados - jboss'.AD13 'resultados - jboss'.U5:'resultados - jboss'.AD5" chart:data-source-has-labels="row" svg:x="1.112cm" svg:y="2.403cm" svg:width="21.22cm" svg:height="14.864cm">
          <chartooo:coordinate-region svg:x="2.396cm" svg:y="2.602cm" svg:width="19.565cm" svg:height="14.018cm"/>
          <chart:axis chart:dimension="x" chart:name="primary-x" chart:style-name="ch5">
            <chart:title svg:x="10.09cm" svg:y="17.639cm" chart:style-name="ch6">
              <text:p>Cantidad de Usuarios</text:p>
            </chart:title>
          </chart:axis>
          <chart:axis chart:dimension="y" chart:name="primary-y" chart:style-name="ch7">
            <chart:grid chart:style-name="ch8" chart:class="major"/>
          </chart:axis>
          <chart:series chart:style-name="ch9" chart:values-cell-range-address="'resultados - jboss'.U6:'resultados - jboss'.U13" chart:label-cell-address="'resultados - jboss'.U5:'resultados - jboss'.U5" chart:class="chart:scatter">
            <chart:domain table:cell-range-address="'resultados - jboss'.T6:'resultados - jboss'.T13"/>
            <chart:data-point chart:repeated="8"/>
          </chart:series>
          <chart:series chart:style-name="ch10" chart:values-cell-range-address="'resultados - jboss'.V6:'resultados - jboss'.V13" chart:label-cell-address="'resultados - jboss'.V5:'resultados - jboss'.V5" chart:class="chart:scatter">
            <chart:data-point chart:repeated="8"/>
          </chart:series>
          <chart:series chart:style-name="ch11" chart:values-cell-range-address="'resultados - jboss'.W6:'resultados - jboss'.W13" chart:label-cell-address="'resultados - jboss'.W5:'resultados - jboss'.W5" chart:class="chart:scatter">
            <chart:data-point chart:repeated="8"/>
          </chart:series>
          <chart:series chart:style-name="ch12" chart:values-cell-range-address="'resultados - jboss'.X6:'resultados - jboss'.X13" chart:label-cell-address="'resultados - jboss'.X5:'resultados - jboss'.X5" chart:class="chart:scatter">
            <chart:data-point chart:repeated="8"/>
          </chart:series>
          <chart:series chart:style-name="ch13" chart:values-cell-range-address="'resultados - jboss'.Y6:'resultados - jboss'.Y13" chart:label-cell-address="'resultados - jboss'.Y5:'resultados - jboss'.Y5" chart:class="chart:scatter">
            <chart:data-point chart:repeated="8"/>
          </chart:series>
          <chart:series chart:style-name="ch14" chart:values-cell-range-address="'resultados - jboss'.Z6:'resultados - jboss'.Z13" chart:label-cell-address="'resultados - jboss'.Z5:'resultados - jboss'.Z5" chart:class="chart:scatter">
            <chart:data-point chart:repeated="8"/>
          </chart:series>
          <chart:series chart:style-name="ch15" chart:values-cell-range-address="'resultados - jboss'.AA6:'resultados - jboss'.AA13" chart:label-cell-address="'resultados - jboss'.AA5:'resultados - jboss'.AA5" chart:class="chart:scatter">
            <chart:data-point chart:repeated="8"/>
          </chart:series>
          <chart:series chart:style-name="ch16" chart:values-cell-range-address="'resultados - jboss'.AB6:'resultados - jboss'.AB13" chart:label-cell-address="'resultados - jboss'.AB5:'resultados - jboss'.AB5" chart:class="chart:scatter">
            <chart:data-point chart:repeated="8"/>
          </chart:series>
          <chart:series chart:style-name="ch17" chart:values-cell-range-address="'resultados - jboss'.AC6:'resultados - jboss'.AC13" chart:label-cell-address="'resultados - jboss'.AC5:'resultados - jboss'.AC5" chart:class="chart:scatter">
            <chart:data-point chart:repeated="8"/>
          </chart:series>
          <chart:series chart:style-name="ch18" chart:values-cell-range-address="'resultados - jboss'.AD6:'resultados - jboss'.AD13" chart:label-cell-address="'resultados - jboss'.AD5:'resultados - jboss'.AD5" chart:class="chart:scatter">
            <chart:data-point chart:repeated="8"/>
          </chart:series>
          <chart:wall chart:style-name="ch19"/>
          <chart:floor chart:style-name="ch20"/>
        </chart:plot-area>
        <table:table table:name="local-table">
          <table:table-header-columns>
            <table:table-column/>
          </table:table-header-columns>
          <table:table-columns>
            <table:table-column table:number-columns-repeated="11"/>
          </table:table-columns>
          <table:table-header-rows>
            <table:table-row>
              <table:table-cell>
                <text:p/>
              </table:table-cell>
              <table:table-cell office:value-type="string">
                <text:p>Column T</text:p>
              </table:table-cell>
              <table:table-cell office:value-type="string">
                <text:p>Rendimiento total</text:p>
                <draw:g>
                  <svg:desc>'resultados - jboss'.U5:'resultados - jboss'.U5</svg:desc>
                </draw:g>
              </table:table-cell>
              <table:table-cell office:value-type="string">
                <text:p>Media total datos clusterizados</text:p>
                <draw:g>
                  <svg:desc>'resultados - jboss'.V5:'resultados - jboss'.V5</svg:desc>
                </draw:g>
              </table:table-cell>
              <table:table-cell office:value-type="string">
                <text:p>Media total datos sin clusterizar</text:p>
                <draw:g>
                  <svg:desc>'resultados - jboss'.W5:'resultados - jboss'.W5</svg:desc>
                </draw:g>
              </table:table-cell>
              <table:table-cell office:value-type="string">
                <text:p>Desviación estándar total datos clusterizados</text:p>
                <draw:g>
                  <svg:desc>'resultados - jboss'.X5:'resultados - jboss'.X5</svg:desc>
                </draw:g>
              </table:table-cell>
              <table:table-cell office:value-type="string">
                <text:p>Desviación estándar total datos sin clusterizar</text:p>
                <draw:g>
                  <svg:desc>'resultados - jboss'.Y5:'resultados - jboss'.Y5</svg:desc>
                </draw:g>
              </table:table-cell>
              <table:table-cell office:value-type="string">
                <text:p>Rendimiento total cache</text:p>
                <draw:g>
                  <svg:desc>'resultados - jboss'.Z5:'resultados - jboss'.Z5</svg:desc>
                </draw:g>
              </table:table-cell>
              <table:table-cell office:value-type="string">
                <text:p>Media total datos clusterizados cache</text:p>
                <draw:g>
                  <svg:desc>'resultados - jboss'.AA5:'resultados - jboss'.AA5</svg:desc>
                </draw:g>
              </table:table-cell>
              <table:table-cell office:value-type="string">
                <text:p>Media total datos sin clusterizar cache</text:p>
                <draw:g>
                  <svg:desc>'resultados - jboss'.AB5:'resultados - jboss'.AB5</svg:desc>
                </draw:g>
              </table:table-cell>
              <table:table-cell office:value-type="string">
                <text:p>Desviación estándar total datos clusterizados cache</text:p>
                <draw:g>
                  <svg:desc>'resultados - jboss'.AC5:'resultados - jboss'.AC5</svg:desc>
                </draw:g>
              </table:table-cell>
              <table:table-cell office:value-type="string">
                <text:p>Desviación estándar total datos sin clusterizar cache</text:p>
                <draw:g>
                  <svg:desc>'resultados - jboss'.AD5:'resultados - jboss'.AD5</svg:desc>
                </draw:g>
              </table:table-cell>
            </table:table-row>
          </table:table-header-rows>
          <table:table-rows>
            <table:table-row>
              <table:table-cell office:value-type="string">
                <text:p>1</text:p>
              </table:table-cell>
              <table:table-cell office:value-type="float" office:value="300">
                <text:p>300</text:p>
                <draw:g>
                  <svg:desc>'resultados - jboss'.T6:'resultados - jboss'.T13</svg:desc>
                </draw:g>
              </table:table-cell>
              <table:table-cell office:value-type="float" office:value="41.0245234208987">
                <text:p>41.0245234208987</text:p>
                <draw:g>
                  <svg:desc>'resultados - jboss'.U6:'resultados - jboss'.U13</svg:desc>
                </draw:g>
              </table:table-cell>
              <table:table-cell office:value-type="float" office:value="5.33333333333333">
                <text:p>5.33333333333333</text:p>
                <draw:g>
                  <svg:desc>'resultados - jboss'.V6:'resultados - jboss'.V13</svg:desc>
                </draw:g>
              </table:table-cell>
              <table:table-cell office:value-type="float" office:value="14.0416666666667">
                <text:p>14.0416666666667</text:p>
                <draw:g>
                  <svg:desc>'resultados - jboss'.W6:'resultados - jboss'.W13</svg:desc>
                </draw:g>
              </table:table-cell>
              <table:table-cell office:value-type="float" office:value="3.99156361382129">
                <text:p>3.99156361382129</text:p>
                <draw:g>
                  <svg:desc>'resultados - jboss'.X6:'resultados - jboss'.X13</svg:desc>
                </draw:g>
              </table:table-cell>
              <table:table-cell office:value-type="float" office:value="8.772808607714">
                <text:p>8.772808607714</text:p>
                <draw:g>
                  <svg:desc>'resultados - jboss'.Y6:'resultados - jboss'.Y13</svg:desc>
                </draw:g>
              </table:table-cell>
              <table:table-cell office:value-type="float" office:value="40.8835318673255">
                <text:p>40.8835318673255</text:p>
                <draw:g>
                  <svg:desc>'resultados - jboss'.Z6:'resultados - jboss'.Z13</svg:desc>
                </draw:g>
              </table:table-cell>
              <table:table-cell office:value-type="float" office:value="6.33333333333333">
                <text:p>6.33333333333333</text:p>
                <draw:g>
                  <svg:desc>'resultados - jboss'.AA6:'resultados - jboss'.AA13</svg:desc>
                </draw:g>
              </table:table-cell>
              <table:table-cell office:value-type="float" office:value="16.25">
                <text:p>16.25</text:p>
                <draw:g>
                  <svg:desc>'resultados - jboss'.AB6:'resultados - jboss'.AB13</svg:desc>
                </draw:g>
              </table:table-cell>
              <table:table-cell office:value-type="float" office:value="4.74155978007067">
                <text:p>4.74155978007067</text:p>
                <draw:g>
                  <svg:desc>'resultados - jboss'.AC6:'resultados - jboss'.AC13</svg:desc>
                </draw:g>
              </table:table-cell>
              <table:table-cell office:value-type="float" office:value="18.7886312595571">
                <text:p>18.7886312595571</text:p>
                <draw:g>
                  <svg:desc>'resultados - jboss'.AD6:'resultados - jboss'.AD13</svg:desc>
                </draw:g>
              </table:table-cell>
            </table:table-row>
            <table:table-row>
              <table:table-cell office:value-type="string">
                <text:p>2</text:p>
              </table:table-cell>
              <table:table-cell office:value-type="float" office:value="600">
                <text:p>600</text:p>
              </table:table-cell>
              <table:table-cell office:value-type="float" office:value="78.5830351358787">
                <text:p>78.5830351358787</text:p>
              </table:table-cell>
              <table:table-cell office:value-type="float" office:value="4.33333333333333">
                <text:p>4.33333333333333</text:p>
              </table:table-cell>
              <table:table-cell office:value-type="float" office:value="14.2708333333333">
                <text:p>14.2708333333333</text:p>
              </table:table-cell>
              <table:table-cell office:value-type="float" office:value="4.32494245499421">
                <text:p>4.32494245499421</text:p>
              </table:table-cell>
              <table:table-cell office:value-type="float" office:value="8.3773017981663">
                <text:p>8.3773017981663</text:p>
              </table:table-cell>
              <table:table-cell office:value-type="float" office:value="81.7120810296338">
                <text:p>81.7120810296338</text:p>
              </table:table-cell>
              <table:table-cell office:value-type="float" office:value="7">
                <text:p>7</text:p>
              </table:table-cell>
              <table:table-cell office:value-type="float" office:value="22.0833333333333">
                <text:p>22.0833333333333</text:p>
              </table:table-cell>
              <table:table-cell office:value-type="float" office:value="20.9423764253118">
                <text:p>20.9423764253118</text:p>
              </table:table-cell>
              <table:table-cell office:value-type="float" office:value="40.4897876795719">
                <text:p>40.4897876795719</text:p>
              </table:table-cell>
            </table:table-row>
            <table:table-row>
              <table:table-cell office:value-type="string">
                <text:p>3</text:p>
              </table:table-cell>
              <table:table-cell office:value-type="float" office:value="900">
                <text:p>900</text:p>
              </table:table-cell>
              <table:table-cell office:value-type="float" office:value="120.325094063292">
                <text:p>120.325094063292</text:p>
              </table:table-cell>
              <table:table-cell office:value-type="float" office:value="5.33333333333333">
                <text:p>5.33333333333333</text:p>
              </table:table-cell>
              <table:table-cell office:value-type="float" office:value="19.4791666666667">
                <text:p>19.4791666666667</text:p>
              </table:table-cell>
              <table:table-cell office:value-type="float" office:value="9.21720828491973">
                <text:p>9.21720828491973</text:p>
              </table:table-cell>
              <table:table-cell office:value-type="float" office:value="19.4645768618874">
                <text:p>19.4645768618874</text:p>
              </table:table-cell>
              <table:table-cell office:value-type="float" office:value="118.817525421065">
                <text:p>118.817525421065</text:p>
              </table:table-cell>
              <table:table-cell office:value-type="float" office:value="8.66666666666667">
                <text:p>8.66666666666667</text:p>
              </table:table-cell>
              <table:table-cell office:value-type="float" office:value="19.3014705882353">
                <text:p>19.3014705882353</text:p>
              </table:table-cell>
              <table:table-cell office:value-type="float" office:value="9.43968485582126">
                <text:p>9.43968485582126</text:p>
              </table:table-cell>
              <table:table-cell office:value-type="float" office:value="13.539879371867">
                <text:p>13.539879371867</text:p>
              </table:table-cell>
            </table:table-row>
            <table:table-row>
              <table:table-cell office:value-type="string">
                <text:p>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00">
                <text:p>100</text:p>
              </table:table-cell>
              <table:table-cell office:value-type="float" office:value="100">
                <text:p>100</text:p>
              </table:table-cell>
              <table:table-cell office:value-type="float" office:value="100">
                <text:p>100</text:p>
              </table:table-cell>
              <table:table-cell office:value-type="float" office:value="NaN">
                <text:p>NaN</text:p>
              </table:table-cell>
              <table:table-cell office:value-type="float" office:value="NaN">
                <text:p>NaN</text:p>
              </table:table-cell>
            </table:table-row>
            <table:table-row>
              <table:table-cell office:value-type="string">
                <text:p>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200">
                <text:p>200</text:p>
              </table:table-cell>
              <table:table-cell office:value-type="float" office:value="200">
                <text:p>200</text:p>
              </table:table-cell>
              <table:table-cell office:value-type="float" office:value="200">
                <text:p>200</text:p>
              </table:table-cell>
              <table:table-cell office:value-type="float" office:value="NaN">
                <text:p>NaN</text:p>
              </table:table-cell>
              <table:table-cell office:value-type="float" office:value="NaN">
                <text:p>NaN</text:p>
              </table:table-cell>
            </table:table-row>
            <table:table-row>
              <table:table-cell office:value-type="string">
                <text:p>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300">
                <text:p>300</text:p>
              </table:table-cell>
              <table:table-cell office:value-type="float" office:value="300">
                <text:p>300</text:p>
              </table:table-cell>
              <table:table-cell office:value-type="float" office:value="300">
                <text:p>300</text:p>
              </table:table-cell>
              <table:table-cell office:value-type="float" office:value="NaN">
                <text:p>NaN</text:p>
              </table:table-cell>
              <table:table-cell office:value-type="float" office:value="NaN">
                <text:p>NaN</text:p>
              </table:table-cell>
            </table:table-row>
            <table:table-row>
              <table:table-cell office:value-type="string">
                <text:p>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4$Unix LibreOffice_project/340m1$Build-40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chart:data-label-number="value" chart:data-label-text="false" chart:data-label-symbol="false"/>
    </style:style>
    <style:style style:name="ch5" style:family="chart" style:data-style-name="N1">
      <style:chart-properties chart:display-label="true" chart:logarithmic="false" chart:maximum="7000" chart:reverse-direction="false" text:line-break="false" chart:axis-position="0"/>
      <style:graphic-properties svg:stroke-color="#b3b3b3"/>
      <style:text-properties fo:font-size="10pt" style:font-size-asian="10pt" style:font-size-complex="10pt"/>
    </style:style>
    <style:style style:name="ch6" style:family="chart" style:data-style-name="N4">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4">
      <style:chart-properties chart:symbol-type="named-symbol" chart:symbol-name="square" chart:symbol-width="0.25cm" chart:symbol-height="0.25cm"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9" style:family="chart" style:data-style-name="N4">
      <style:chart-properties chart:symbol-type="named-symbol" chart:symbol-name="diamond" chart:symbol-width="0.25cm" chart:symbol-height="0.25cm"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0" style:family="chart" style:data-style-name="N4">
      <style:chart-properties chart:symbol-type="named-symbol" chart:symbol-name="arrow-down" chart:symbol-width="0.25cm" chart:symbol-height="0.25cm"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22.506cm" svg:height="12.664cm" xlink:href=".." xlink:type="simple" chart:class="chart:scatter" chart:style-name="ch1">
        <chart:title svg:x="8.908cm" svg:y="0.389cm" chart:style-name="ch2">
          <text:p>ST - JBoss - Individual</text:p>
        </chart:title>
        <chart:legend chart:legend-position="end" svg:x="16.32cm" svg:y="5.336cm" style:legend-expansion="high" chart:style-name="ch3"/>
        <chart:plot-area chart:style-name="ch4" table:cell-range-address="'resultados - jboss'.N30:'resultados - jboss'.Q35 'resultados - jboss'.O29:'resultados - jboss'.Q29" chart:data-source-has-labels="row" svg:x="0.9cm" svg:y="1.927cm" svg:width="14.52cm" svg:height="10.064cm">
          <chartooo:coordinate-region svg:x="2.659cm" svg:y="2.126cm" svg:width="12.389cm" svg:height="9.218cm"/>
          <chart:axis chart:dimension="x" chart:name="primary-x" chart:style-name="ch5"/>
          <chart:axis chart:dimension="y" chart:name="primary-y" chart:style-name="ch6">
            <chart:grid chart:style-name="ch7" chart:class="major"/>
          </chart:axis>
          <chart:series chart:style-name="ch8" chart:values-cell-range-address="'resultados - jboss'.O30:'resultados - jboss'.O35" chart:label-cell-address="'resultados - jboss'.O29:'resultados - jboss'.O29" chart:class="chart:scatter">
            <chart:domain table:cell-range-address="'resultados - jboss'.N30:'resultados - jboss'.N35"/>
            <chart:data-point chart:repeated="6"/>
          </chart:series>
          <chart:series chart:style-name="ch9" chart:values-cell-range-address="'resultados - jboss'.P30:'resultados - jboss'.P35" chart:label-cell-address="'resultados - jboss'.P29:'resultados - jboss'.P29" chart:class="chart:scatter">
            <chart:data-point chart:repeated="6"/>
          </chart:series>
          <chart:series chart:style-name="ch10" chart:values-cell-range-address="'resultados - jboss'.Q30:'resultados - jboss'.Q35" chart:label-cell-address="'resultados - jboss'.Q29:'resultados - jboss'.Q29" chart:class="chart:scatter">
            <chart:data-point chart:repeated="6"/>
          </chart:series>
          <chart:wall chart:style-name="ch11"/>
          <chart:floor chart:style-name="ch12"/>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Columna N</text:p>
              </table:table-cell>
              <table:table-cell office:value-type="string">
                <text:p>Rendimiento total</text:p>
                <draw:g>
                  <svg:desc>'resultados - jboss'.O29:'resultados - jboss'.O29</svg:desc>
                </draw:g>
              </table:table-cell>
              <table:table-cell office:value-type="string">
                <text:p>Media total datos clusterizados</text:p>
                <draw:g>
                  <svg:desc>'resultados - jboss'.P29:'resultados - jboss'.P29</svg:desc>
                </draw:g>
              </table:table-cell>
              <table:table-cell office:value-type="string">
                <text:p>Desviación estándar total datos clusterizados</text:p>
                <draw:g>
                  <svg:desc>'resultados - jboss'.Q29:'resultados - jboss'.Q29</svg:desc>
                </draw:g>
              </table:table-cell>
            </table:table-row>
          </table:table-header-rows>
          <table:table-rows>
            <table:table-row>
              <table:table-cell office:value-type="string">
                <text:p>1</text:p>
              </table:table-cell>
              <table:table-cell office:value-type="float" office:value="1500">
                <text:p>1500</text:p>
                <draw:g>
                  <svg:desc>'resultados - jboss'.N30:'resultados - jboss'.N35</svg:desc>
                </draw:g>
              </table:table-cell>
              <table:table-cell office:value-type="float" office:value="165.652806351668">
                <text:p>165.652806351668</text:p>
                <draw:g>
                  <svg:desc>'resultados - jboss'.O30:'resultados - jboss'.O35</svg:desc>
                </draw:g>
              </table:table-cell>
              <table:table-cell office:value-type="float" office:value="235.666666666667">
                <text:p>235.666666666667</text:p>
                <draw:g>
                  <svg:desc>'resultados - jboss'.P30:'resultados - jboss'.P35</svg:desc>
                </draw:g>
              </table:table-cell>
              <table:table-cell office:value-type="float" office:value="276.261504724438">
                <text:p>276.261504724438</text:p>
                <draw:g>
                  <svg:desc>'resultados - jboss'.Q30:'resultados - jboss'.Q35</svg:desc>
                </draw:g>
              </table:table-cell>
            </table:table-row>
            <table:table-row>
              <table:table-cell office:value-type="string">
                <text:p>2</text:p>
              </table:table-cell>
              <table:table-cell office:value-type="float" office:value="1800">
                <text:p>1800</text:p>
              </table:table-cell>
              <table:table-cell office:value-type="float" office:value="200.272453649451">
                <text:p>200.272453649451</text:p>
              </table:table-cell>
              <table:table-cell office:value-type="float" office:value="273.666666666667">
                <text:p>273.666666666667</text:p>
              </table:table-cell>
              <table:table-cell office:value-type="float" office:value="688.571881202666">
                <text:p>688.571881202666</text:p>
              </table:table-cell>
            </table:table-row>
            <table:table-row>
              <table:table-cell office:value-type="string">
                <text:p>3</text:p>
              </table:table-cell>
              <table:table-cell office:value-type="float" office:value="2400">
                <text:p>2400</text:p>
              </table:table-cell>
              <table:table-cell office:value-type="float" office:value="189.419456807608">
                <text:p>189.419456807608</text:p>
              </table:table-cell>
              <table:table-cell office:value-type="float" office:value="4144.33333333333">
                <text:p>4144.33333333333</text:p>
              </table:table-cell>
              <table:table-cell office:value-type="float" office:value="2862.54881920954">
                <text:p>2862.54881920954</text:p>
              </table:table-cell>
            </table:table-row>
            <table:table-row>
              <table:table-cell office:value-type="string">
                <text:p>4</text:p>
              </table:table-cell>
              <table:table-cell office:value-type="float" office:value="3000">
                <text:p>3000</text:p>
              </table:table-cell>
              <table:table-cell office:value-type="float" office:value="194.068721235158">
                <text:p>194.068721235158</text:p>
              </table:table-cell>
              <table:table-cell office:value-type="float" office:value="6809.33333333333">
                <text:p>6809.33333333333</text:p>
              </table:table-cell>
              <table:table-cell office:value-type="float" office:value="4672.45479215574">
                <text:p>4672.45479215574</text:p>
              </table:table-cell>
            </table:table-row>
            <table:table-row>
              <table:table-cell office:value-type="string">
                <text:p>5</text:p>
              </table:table-cell>
              <table:table-cell office:value-type="float" office:value="3600">
                <text:p>3600</text:p>
              </table:table-cell>
              <table:table-cell office:value-type="float" office:value="195.227444694279">
                <text:p>195.227444694279</text:p>
              </table:table-cell>
              <table:table-cell office:value-type="float" office:value="9418.33333333334">
                <text:p>9418.33333333334</text:p>
              </table:table-cell>
              <table:table-cell office:value-type="float" office:value="6259.88560495397">
                <text:p>6259.88560495397</text:p>
              </table:table-cell>
            </table:table-row>
            <table:table-row>
              <table:table-cell office:value-type="string">
                <text:p>6</text:p>
              </table:table-cell>
              <table:table-cell office:value-type="float" office:value="4200">
                <text:p>4200</text:p>
              </table:table-cell>
              <table:table-cell office:value-type="float" office:value="198.770198559363">
                <text:p>198.770198559363</text:p>
              </table:table-cell>
              <table:table-cell office:value-type="float" office:value="12266">
                <text:p>12266</text:p>
              </table:table-cell>
              <table:table-cell office:value-type="float" office:value="8037.8729466863">
                <text:p>8037.8729466863</text:p>
              </table:table-cell>
            </table:table-row>
          </table:table-rows>
        </table:table>
      </chart:chart>
    </office:chart>
  </office:body>
</office:document-content>
</file>

<file path=Object 10/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chart:data-label-number="value" chart:data-label-text="false" chart:data-label-symbol="fals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4">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8" style:family="chart">
      <style:graphic-properties svg:stroke-color="#b3b3b3"/>
    </style:style>
    <style:style style:name="ch9" style:family="chart" style:data-style-name="N4">
      <style:chart-properties chart:symbol-type="named-symbol" chart:symbol-name="square" chart:symbol-width="0.25cm" chart:symbol-height="0.25cm"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10" style:family="chart" style:data-style-name="N4">
      <style:chart-properties chart:symbol-type="named-symbol" chart:symbol-name="diamond" chart:symbol-width="0.25cm" chart:symbol-height="0.25cm"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1" style:family="chart" style:data-style-name="N4">
      <style:chart-properties chart:symbol-type="named-symbol" chart:symbol-name="arrow-down" chart:symbol-width="0.25cm" chart:symbol-height="0.25cm"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2" style:family="chart" style:data-style-name="N4">
      <style:chart-properties chart:symbol-type="named-symbol" chart:symbol-name="arrow-up" chart:symbol-width="0.25cm" chart:symbol-height="0.25cm" chart:data-label-number="value" chart:data-label-text="false" chart:data-label-symbol="false"/>
      <style:graphic-properties svg:stroke-width="0.08cm" svg:stroke-color="#579d1c" draw:fill-color="#579d1c"/>
      <style:text-properties fo:font-size="10pt" style:font-size-asian="10pt" style:font-size-complex="10pt"/>
    </style:style>
    <style:style style:name="ch13" style:family="chart" style:data-style-name="N4">
      <style:chart-properties chart:symbol-type="named-symbol" chart:symbol-name="arrow-right" chart:symbol-width="0.25cm" chart:symbol-height="0.25cm" chart:data-label-number="value" chart:data-label-text="false" chart:data-label-symbol="false"/>
      <style:graphic-properties svg:stroke-width="0.08cm" svg:stroke-color="#7e0021" draw:fill-color="#7e0021"/>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30.06cm" svg:height="19.609cm" xlink:href=".." xlink:type="simple" chart:class="chart:scatter" chart:style-name="ch1">
        <chart:title svg:x="12.155cm" svg:y="0.528cm" chart:style-name="ch2">
          <text:p>STT - Terracotta - Individual</text:p>
        </chart:title>
        <chart:legend chart:legend-position="end" svg:x="21.625cm" svg:y="8.509cm" style:legend-expansion="high" chart:style-name="ch3"/>
        <chart:plot-area chart:style-name="ch4" table:cell-range-address="'resultados - terracotta'.T6:'resultados - terracotta'.Y10 'resultados - terracotta'.U5:'resultados - terracotta'.Y5" chart:data-source-has-labels="row" svg:x="1.051cm" svg:y="2.483cm" svg:width="19.372cm" svg:height="15.753cm">
          <chartooo:coordinate-region svg:x="2.335cm" svg:y="2.683cm" svg:width="17.808cm" svg:height="14.906cm"/>
          <chart:axis chart:dimension="x" chart:name="primary-x" chart:style-name="ch5">
            <chart:title svg:x="9.105cm" svg:y="18.628cm" chart:style-name="ch6">
              <text:p>Cantidad de Usuarios</text:p>
            </chart:title>
          </chart:axis>
          <chart:axis chart:dimension="y" chart:name="primary-y" chart:style-name="ch7">
            <chart:grid chart:style-name="ch8" chart:class="major"/>
          </chart:axis>
          <chart:series chart:style-name="ch9" chart:values-cell-range-address="'resultados - terracotta'.U6:'resultados - terracotta'.U10" chart:label-cell-address="'resultados - terracotta'.U5:'resultados - terracotta'.U5" chart:class="chart:scatter">
            <chart:domain table:cell-range-address="'resultados - terracotta'.T6:'resultados - terracotta'.T10"/>
            <chart:data-point chart:repeated="5"/>
          </chart:series>
          <chart:series chart:style-name="ch10" chart:values-cell-range-address="'resultados - terracotta'.V6:'resultados - terracotta'.V10" chart:label-cell-address="'resultados - terracotta'.V5:'resultados - terracotta'.V5" chart:class="chart:scatter">
            <chart:data-point chart:repeated="5"/>
          </chart:series>
          <chart:series chart:style-name="ch11" chart:values-cell-range-address="'resultados - terracotta'.W6:'resultados - terracotta'.W10" chart:label-cell-address="'resultados - terracotta'.W5:'resultados - terracotta'.W5" chart:class="chart:scatter">
            <chart:data-point chart:repeated="5"/>
          </chart:series>
          <chart:series chart:style-name="ch12" chart:values-cell-range-address="'resultados - terracotta'.X6:'resultados - terracotta'.X10" chart:label-cell-address="'resultados - terracotta'.X5:'resultados - terracotta'.X5" chart:class="chart:scatter">
            <chart:data-point chart:repeated="5"/>
          </chart:series>
          <chart:series chart:style-name="ch13" chart:values-cell-range-address="'resultados - terracotta'.Y6:'resultados - terracotta'.Y10" chart:label-cell-address="'resultados - terracotta'.Y5:'resultados - terracotta'.Y5" chart:class="chart:scatter">
            <chart:data-point chart:repeated="5"/>
          </chart:series>
          <chart:wall chart:style-name="ch14"/>
          <chart:floor chart:style-name="ch15"/>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Column T</text:p>
              </table:table-cell>
              <table:table-cell office:value-type="string">
                <text:p>Rendimiento total</text:p>
                <draw:g>
                  <svg:desc>'resultados - terracotta'.U5:'resultados - terracotta'.U5</svg:desc>
                </draw:g>
              </table:table-cell>
              <table:table-cell office:value-type="string">
                <text:p>Media total datos clusterizados</text:p>
                <draw:g>
                  <svg:desc>'resultados - terracotta'.V5:'resultados - terracotta'.V5</svg:desc>
                </draw:g>
              </table:table-cell>
              <table:table-cell office:value-type="string">
                <text:p>Media total datos sin clusterizar</text:p>
                <draw:g>
                  <svg:desc>'resultados - terracotta'.W5:'resultados - terracotta'.W5</svg:desc>
                </draw:g>
              </table:table-cell>
              <table:table-cell office:value-type="string">
                <text:p>Desviación estándar total datos clusterizados</text:p>
                <draw:g>
                  <svg:desc>'resultados - terracotta'.X5:'resultados - terracotta'.X5</svg:desc>
                </draw:g>
              </table:table-cell>
              <table:table-cell office:value-type="string">
                <text:p>Desviación estándar total datos sin clusterizar</text:p>
                <draw:g>
                  <svg:desc>'resultados - terracotta'.Y5:'resultados - terracotta'.Y5</svg:desc>
                </draw:g>
              </table:table-cell>
            </table:table-row>
          </table:table-header-rows>
          <table:table-rows>
            <table:table-row>
              <table:table-cell office:value-type="string">
                <text:p>1</text:p>
              </table:table-cell>
              <table:table-cell office:value-type="float" office:value="300">
                <text:p>300</text:p>
                <draw:g>
                  <svg:desc>'resultados - terracotta'.T6:'resultados - terracotta'.T10</svg:desc>
                </draw:g>
              </table:table-cell>
              <table:table-cell office:value-type="float" office:value="40.2435609702881">
                <text:p>40.2435609702881</text:p>
                <draw:g>
                  <svg:desc>'resultados - terracotta'.U6:'resultados - terracotta'.U10</svg:desc>
                </draw:g>
              </table:table-cell>
              <table:table-cell office:value-type="float" office:value="3.33333333333333">
                <text:p>3.33333333333333</text:p>
                <draw:g>
                  <svg:desc>'resultados - terracotta'.V6:'resultados - terracotta'.V10</svg:desc>
                </draw:g>
              </table:table-cell>
              <table:table-cell office:value-type="float" office:value="15.625">
                <text:p>15.625</text:p>
                <draw:g>
                  <svg:desc>'resultados - terracotta'.W6:'resultados - terracotta'.W10</svg:desc>
                </draw:g>
              </table:table-cell>
              <table:table-cell office:value-type="float" office:value="2.79227044743883">
                <text:p>2.79227044743883</text:p>
                <draw:g>
                  <svg:desc>'resultados - terracotta'.X6:'resultados - terracotta'.X10</svg:desc>
                </draw:g>
              </table:table-cell>
              <table:table-cell office:value-type="float" office:value="7.59025722426358">
                <text:p>7.59025722426358</text:p>
                <draw:g>
                  <svg:desc>'resultados - terracotta'.Y6:'resultados - terracotta'.Y10</svg:desc>
                </draw:g>
              </table:table-cell>
            </table:table-row>
            <table:table-row>
              <table:table-cell office:value-type="string">
                <text:p>2</text:p>
              </table:table-cell>
              <table:table-cell office:value-type="float" office:value="600">
                <text:p>600</text:p>
              </table:table-cell>
              <table:table-cell office:value-type="float" office:value="79.2815774204152">
                <text:p>79.2815774204152</text:p>
              </table:table-cell>
              <table:table-cell office:value-type="float" office:value="3">
                <text:p>3</text:p>
              </table:table-cell>
              <table:table-cell office:value-type="float" office:value="17.7916666666667">
                <text:p>17.7916666666667</text:p>
              </table:table-cell>
              <table:table-cell office:value-type="float" office:value="3.22246330751382">
                <text:p>3.22246330751382</text:p>
              </table:table-cell>
              <table:table-cell office:value-type="float" office:value="11.0099044220852">
                <text:p>11.0099044220852</text:p>
              </table:table-cell>
            </table:table-row>
            <table:table-row>
              <table:table-cell office:value-type="string">
                <text:p>3</text:p>
              </table:table-cell>
              <table:table-cell office:value-type="float" office:value="750">
                <text:p>750</text:p>
              </table:table-cell>
              <table:table-cell office:value-type="float" office:value="100.866920011449">
                <text:p>100.866920011449</text:p>
              </table:table-cell>
              <table:table-cell office:value-type="float" office:value="4.33333333333333">
                <text:p>4.33333333333333</text:p>
              </table:table-cell>
              <table:table-cell office:value-type="float" office:value="25.7708333333333">
                <text:p>25.7708333333333</text:p>
              </table:table-cell>
              <table:table-cell office:value-type="float" office:value="13.4264284305153">
                <text:p>13.4264284305153</text:p>
              </table:table-cell>
              <table:table-cell office:value-type="float" office:value="26.1418103437123">
                <text:p>26.1418103437123</text:p>
              </table:table-cell>
            </table:table-row>
            <table:table-row>
              <table:table-cell office:value-type="string">
                <text:p>4</text:p>
              </table:table-cell>
              <table:table-cell office:value-type="float" office:value="795">
                <text:p>795</text:p>
              </table:table-cell>
              <table:table-cell office:value-type="float" office:value="107.912605299828">
                <text:p>107.912605299828</text:p>
              </table:table-cell>
              <table:table-cell office:value-type="float" office:value="3.66666666666667">
                <text:p>3.66666666666667</text:p>
              </table:table-cell>
              <table:table-cell office:value-type="float" office:value="25.5625">
                <text:p>25.5625</text:p>
              </table:table-cell>
              <table:table-cell office:value-type="float" office:value="10.0168868217026">
                <text:p>10.0168868217026</text:p>
              </table:table-cell>
              <table:table-cell office:value-type="float" office:value="22.2935346022571">
                <text:p>22.2935346022571</text:p>
              </table:table-cell>
            </table:table-row>
            <table:table-row>
              <table:table-cell office:value-type="string">
                <text:p>5</text:p>
              </table:table-cell>
              <table:table-cell office:value-type="float" office:value="855">
                <text:p>855</text:p>
              </table:table-cell>
              <table:table-cell office:value-type="float" office:value="110.935530910665">
                <text:p>110.935530910665</text:p>
              </table:table-cell>
              <table:table-cell office:value-type="float" office:value="13.6666666666667">
                <text:p>13.6666666666667</text:p>
              </table:table-cell>
              <table:table-cell office:value-type="float" office:value="49.0625">
                <text:p>49.0625</text:p>
              </table:table-cell>
              <table:table-cell office:value-type="float" office:value="261.655209020535">
                <text:p>261.655209020535</text:p>
              </table:table-cell>
              <table:table-cell office:value-type="float" office:value="184.114410432842">
                <text:p>184.114410432842</text:p>
              </table:table-cell>
            </table:table-row>
          </table:table-rows>
        </table:table>
      </chart:chart>
    </office:chart>
  </office:body>
</office:document-content>
</file>

<file path=Object 1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4$Unix LibreOffice_project/340m1$Build-402</meta:generator>
  </office:meta>
</office:document-meta>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chart:data-label-number="value" chart:data-label-text="false" chart:data-label-symbol="fals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data-style-name="N4">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4">
      <style:chart-properties chart:symbol-type="named-symbol" chart:symbol-name="square" chart:symbol-width="0.25cm" chart:symbol-height="0.25cm"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9" style:family="chart" style:data-style-name="N4">
      <style:chart-properties chart:symbol-type="named-symbol" chart:symbol-name="diamond" chart:symbol-width="0.25cm" chart:symbol-height="0.25cm"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0" style:family="chart" style:data-style-name="N4">
      <style:chart-properties chart:symbol-type="named-symbol" chart:symbol-name="arrow-down" chart:symbol-width="0.25cm" chart:symbol-height="0.25cm"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1" style:family="chart" style:data-style-name="N4">
      <style:chart-properties chart:symbol-type="named-symbol" chart:symbol-name="arrow-up" chart:symbol-width="0.25cm" chart:symbol-height="0.25cm" chart:data-label-number="value" chart:data-label-text="false" chart:data-label-symbol="false"/>
      <style:graphic-properties svg:stroke-width="0.08cm" svg:stroke-color="#579d1c" draw:fill-color="#579d1c"/>
      <style:text-properties fo:font-size="10pt" style:font-size-asian="10pt" style:font-size-complex="10pt"/>
    </style:style>
    <style:style style:name="ch12" style:family="chart" style:data-style-name="N4">
      <style:chart-properties chart:symbol-type="named-symbol" chart:symbol-name="arrow-right" chart:symbol-width="0.25cm" chart:symbol-height="0.25cm" chart:data-label-number="value" chart:data-label-text="false" chart:data-label-symbol="false"/>
      <style:graphic-properties svg:stroke-width="0.08cm" svg:stroke-color="#7e0021" draw:fill-color="#7e0021"/>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22.551cm" svg:height="14.381cm" xlink:href=".." xlink:type="simple" chart:class="chart:scatter" chart:style-name="ch1">
        <chart:title svg:x="8.4cm" svg:y="0.423cm" chart:style-name="ch2">
          <text:p>STT - Terracotta - Individual</text:p>
        </chart:title>
        <chart:legend chart:legend-position="end" svg:x="15.809cm" svg:y="5.498cm" style:legend-expansion="high" chart:style-name="ch3"/>
        <chart:plot-area chart:style-name="ch4" table:cell-range-address="'resultados - terracotta'.T6:'resultados - terracotta'.Y10 'resultados - terracotta'.U5:'resultados - terracotta'.Y5" chart:data-source-has-labels="row" svg:x="0.901cm" svg:y="2.063cm" svg:width="14.006cm" svg:height="11.611cm">
          <chartooo:coordinate-region svg:x="2.184cm" svg:y="2.262cm" svg:width="12.443cm" svg:height="10.765cm"/>
          <chart:axis chart:dimension="x" chart:name="primary-x" chart:style-name="ch5"/>
          <chart:axis chart:dimension="y" chart:name="primary-y" chart:style-name="ch6">
            <chart:grid chart:style-name="ch7" chart:class="major"/>
          </chart:axis>
          <chart:series chart:style-name="ch8" chart:values-cell-range-address="'resultados - terracotta'.U6:'resultados - terracotta'.U10" chart:label-cell-address="'resultados - terracotta'.U5:'resultados - terracotta'.U5" chart:class="chart:scatter">
            <chart:domain table:cell-range-address="'resultados - terracotta'.T6:'resultados - terracotta'.T10"/>
            <chart:data-point chart:repeated="5"/>
          </chart:series>
          <chart:series chart:style-name="ch9" chart:values-cell-range-address="'resultados - terracotta'.V6:'resultados - terracotta'.V10" chart:label-cell-address="'resultados - terracotta'.V5:'resultados - terracotta'.V5" chart:class="chart:scatter">
            <chart:data-point chart:repeated="5"/>
          </chart:series>
          <chart:series chart:style-name="ch10" chart:values-cell-range-address="'resultados - terracotta'.W6:'resultados - terracotta'.W10" chart:label-cell-address="'resultados - terracotta'.W5:'resultados - terracotta'.W5" chart:class="chart:scatter">
            <chart:data-point chart:repeated="5"/>
          </chart:series>
          <chart:series chart:style-name="ch11" chart:values-cell-range-address="'resultados - terracotta'.X6:'resultados - terracotta'.X10" chart:label-cell-address="'resultados - terracotta'.X5:'resultados - terracotta'.X5" chart:class="chart:scatter">
            <chart:data-point chart:repeated="5"/>
          </chart:series>
          <chart:series chart:style-name="ch12" chart:values-cell-range-address="'resultados - terracotta'.Y6:'resultados - terracotta'.Y10" chart:label-cell-address="'resultados - terracotta'.Y5:'resultados - terracotta'.Y5" chart:class="chart:scatter">
            <chart:data-point chart:repeated="5"/>
          </chart:series>
          <chart:wall chart:style-name="ch13"/>
          <chart:floor chart:style-name="ch14"/>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Columna T</text:p>
              </table:table-cell>
              <table:table-cell office:value-type="string">
                <text:p>Rendimiento total</text:p>
                <draw:g>
                  <svg:desc>'resultados - terracotta'.U5:'resultados - terracotta'.U5</svg:desc>
                </draw:g>
              </table:table-cell>
              <table:table-cell office:value-type="string">
                <text:p>Media total datos clusterizados</text:p>
                <draw:g>
                  <svg:desc>'resultados - terracotta'.V5:'resultados - terracotta'.V5</svg:desc>
                </draw:g>
              </table:table-cell>
              <table:table-cell office:value-type="string">
                <text:p>Media total datos sin clusterizar</text:p>
                <draw:g>
                  <svg:desc>'resultados - terracotta'.W5:'resultados - terracotta'.W5</svg:desc>
                </draw:g>
              </table:table-cell>
              <table:table-cell office:value-type="string">
                <text:p>Desviación estándar total datos clusterizados</text:p>
                <draw:g>
                  <svg:desc>'resultados - terracotta'.X5:'resultados - terracotta'.X5</svg:desc>
                </draw:g>
              </table:table-cell>
              <table:table-cell office:value-type="string">
                <text:p>Desviación estándar total datos sin clusterizar</text:p>
                <draw:g>
                  <svg:desc>'resultados - terracotta'.Y5:'resultados - terracotta'.Y5</svg:desc>
                </draw:g>
              </table:table-cell>
            </table:table-row>
          </table:table-header-rows>
          <table:table-rows>
            <table:table-row>
              <table:table-cell office:value-type="string">
                <text:p>1</text:p>
              </table:table-cell>
              <table:table-cell office:value-type="float" office:value="300">
                <text:p>300</text:p>
                <draw:g>
                  <svg:desc>'resultados - terracotta'.T6:'resultados - terracotta'.T10</svg:desc>
                </draw:g>
              </table:table-cell>
              <table:table-cell office:value-type="float" office:value="40.2435609702881">
                <text:p>40.2435609702881</text:p>
                <draw:g>
                  <svg:desc>'resultados - terracotta'.U6:'resultados - terracotta'.U10</svg:desc>
                </draw:g>
              </table:table-cell>
              <table:table-cell office:value-type="float" office:value="3.33333333333333">
                <text:p>3.33333333333333</text:p>
                <draw:g>
                  <svg:desc>'resultados - terracotta'.V6:'resultados - terracotta'.V10</svg:desc>
                </draw:g>
              </table:table-cell>
              <table:table-cell office:value-type="float" office:value="15.625">
                <text:p>15.625</text:p>
                <draw:g>
                  <svg:desc>'resultados - terracotta'.W6:'resultados - terracotta'.W10</svg:desc>
                </draw:g>
              </table:table-cell>
              <table:table-cell office:value-type="float" office:value="2.79227044743883">
                <text:p>2.79227044743883</text:p>
                <draw:g>
                  <svg:desc>'resultados - terracotta'.X6:'resultados - terracotta'.X10</svg:desc>
                </draw:g>
              </table:table-cell>
              <table:table-cell office:value-type="float" office:value="7.59025722426358">
                <text:p>7.59025722426358</text:p>
                <draw:g>
                  <svg:desc>'resultados - terracotta'.Y6:'resultados - terracotta'.Y10</svg:desc>
                </draw:g>
              </table:table-cell>
            </table:table-row>
            <table:table-row>
              <table:table-cell office:value-type="string">
                <text:p>2</text:p>
              </table:table-cell>
              <table:table-cell office:value-type="float" office:value="600">
                <text:p>600</text:p>
              </table:table-cell>
              <table:table-cell office:value-type="float" office:value="79.2815774204152">
                <text:p>79.2815774204152</text:p>
              </table:table-cell>
              <table:table-cell office:value-type="float" office:value="3">
                <text:p>3</text:p>
              </table:table-cell>
              <table:table-cell office:value-type="float" office:value="17.7916666666667">
                <text:p>17.7916666666667</text:p>
              </table:table-cell>
              <table:table-cell office:value-type="float" office:value="3.22246330751382">
                <text:p>3.22246330751382</text:p>
              </table:table-cell>
              <table:table-cell office:value-type="float" office:value="11.0099044220852">
                <text:p>11.0099044220852</text:p>
              </table:table-cell>
            </table:table-row>
            <table:table-row>
              <table:table-cell office:value-type="string">
                <text:p>3</text:p>
              </table:table-cell>
              <table:table-cell office:value-type="float" office:value="750">
                <text:p>750</text:p>
              </table:table-cell>
              <table:table-cell office:value-type="float" office:value="100.866920011449">
                <text:p>100.866920011449</text:p>
              </table:table-cell>
              <table:table-cell office:value-type="float" office:value="4.33333333333333">
                <text:p>4.33333333333333</text:p>
              </table:table-cell>
              <table:table-cell office:value-type="float" office:value="25.7708333333333">
                <text:p>25.7708333333333</text:p>
              </table:table-cell>
              <table:table-cell office:value-type="float" office:value="13.4264284305153">
                <text:p>13.4264284305153</text:p>
              </table:table-cell>
              <table:table-cell office:value-type="float" office:value="26.1418103437123">
                <text:p>26.1418103437123</text:p>
              </table:table-cell>
            </table:table-row>
            <table:table-row>
              <table:table-cell office:value-type="string">
                <text:p>4</text:p>
              </table:table-cell>
              <table:table-cell office:value-type="float" office:value="795">
                <text:p>795</text:p>
              </table:table-cell>
              <table:table-cell office:value-type="float" office:value="107.912605299828">
                <text:p>107.912605299828</text:p>
              </table:table-cell>
              <table:table-cell office:value-type="float" office:value="3.66666666666667">
                <text:p>3.66666666666667</text:p>
              </table:table-cell>
              <table:table-cell office:value-type="float" office:value="25.5625">
                <text:p>25.5625</text:p>
              </table:table-cell>
              <table:table-cell office:value-type="float" office:value="10.0168868217026">
                <text:p>10.0168868217026</text:p>
              </table:table-cell>
              <table:table-cell office:value-type="float" office:value="22.2935346022571">
                <text:p>22.2935346022571</text:p>
              </table:table-cell>
            </table:table-row>
            <table:table-row>
              <table:table-cell office:value-type="string">
                <text:p>5</text:p>
              </table:table-cell>
              <table:table-cell office:value-type="float" office:value="855">
                <text:p>855</text:p>
              </table:table-cell>
              <table:table-cell office:value-type="float" office:value="110.935530910665">
                <text:p>110.935530910665</text:p>
              </table:table-cell>
              <table:table-cell office:value-type="float" office:value="13.6666666666667">
                <text:p>13.6666666666667</text:p>
              </table:table-cell>
              <table:table-cell office:value-type="float" office:value="49.0625">
                <text:p>49.0625</text:p>
              </table:table-cell>
              <table:table-cell office:value-type="float" office:value="261.655209020535">
                <text:p>261.655209020535</text:p>
              </table:table-cell>
              <table:table-cell office:value-type="float" office:value="184.114410432842">
                <text:p>184.114410432842</text:p>
              </table:table-cell>
            </table:table-row>
          </table:table-rows>
        </table:table>
      </chart:chart>
    </office:chart>
  </office:body>
</office:document-content>
</file>

<file path=Object 1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1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chart:data-label-number="value" chart:data-label-text="false" chart:data-label-symbol="fals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4">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8" style:family="chart">
      <style:graphic-properties svg:stroke-color="#b3b3b3"/>
    </style:style>
    <style:style style:name="ch9" style:family="chart" style:data-style-name="N4">
      <style:chart-properties chart:symbol-type="named-symbol" chart:symbol-name="square" chart:symbol-width="0.25cm" chart:symbol-height="0.25cm"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10" style:family="chart" style:data-style-name="N4">
      <style:chart-properties chart:symbol-type="named-symbol" chart:symbol-name="diamond" chart:symbol-width="0.25cm" chart:symbol-height="0.25cm"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1" style:family="chart" style:data-style-name="N4">
      <style:chart-properties chart:symbol-type="named-symbol" chart:symbol-name="arrow-down" chart:symbol-width="0.25cm" chart:symbol-height="0.25cm"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30.621cm" svg:height="18.702cm" xlink:href=".." xlink:type="simple" chart:class="chart:scatter" chart:style-name="ch1">
        <chart:title svg:x="12.568cm" svg:y="0.51cm" chart:style-name="ch2">
          <text:p>ST - Terracotta - Individual</text:p>
        </chart:title>
        <chart:legend chart:legend-position="end" svg:x="22.292cm" svg:y="8.554cm" style:legend-expansion="high" chart:style-name="ch3"/>
        <chart:plot-area chart:style-name="ch4" table:cell-range-address="'resultados - terracotta'.N27:'resultados - terracotta'.Q37 'resultados - terracotta'.O26:'resultados - terracotta'.Q26" chart:data-source-has-labels="row" svg:x="1.062cm" svg:y="2.411cm" svg:width="20.006cm" svg:height="14.936cm">
          <chartooo:coordinate-region svg:x="2.346cm" svg:y="2.61cm" svg:width="18.35cm" svg:height="14.09cm"/>
          <chart:axis chart:dimension="x" chart:name="primary-x" chart:style-name="ch5">
            <chart:title svg:x="9.433cm" svg:y="17.721cm" chart:style-name="ch6">
              <text:p>Cantidad de Usuarios</text:p>
            </chart:title>
          </chart:axis>
          <chart:axis chart:dimension="y" chart:name="primary-y" chart:style-name="ch7">
            <chart:grid chart:style-name="ch8" chart:class="major"/>
          </chart:axis>
          <chart:series chart:style-name="ch9" chart:values-cell-range-address="'resultados - terracotta'.O27:'resultados - terracotta'.O37" chart:label-cell-address="'resultados - terracotta'.O26:'resultados - terracotta'.O26" chart:class="chart:scatter">
            <chart:domain table:cell-range-address="'resultados - terracotta'.N27:'resultados - terracotta'.N37"/>
            <chart:data-point chart:repeated="11"/>
          </chart:series>
          <chart:series chart:style-name="ch10" chart:values-cell-range-address="'resultados - terracotta'.P27:'resultados - terracotta'.P37" chart:label-cell-address="'resultados - terracotta'.P26:'resultados - terracotta'.P26" chart:class="chart:scatter">
            <chart:data-point chart:repeated="11"/>
          </chart:series>
          <chart:series chart:style-name="ch11" chart:values-cell-range-address="'resultados - terracotta'.Q27:'resultados - terracotta'.Q37" chart:label-cell-address="'resultados - terracotta'.Q26:'resultados - terracotta'.Q26" chart:class="chart:scatter">
            <chart:data-point chart:repeated="11"/>
          </chart:series>
          <chart:wall chart:style-name="ch12"/>
          <chart:floor chart:style-name="ch13"/>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Column N</text:p>
              </table:table-cell>
              <table:table-cell office:value-type="string">
                <text:p>Rendimiento total</text:p>
                <draw:g>
                  <svg:desc>'resultados - terracotta'.O26:'resultados - terracotta'.O26</svg:desc>
                </draw:g>
              </table:table-cell>
              <table:table-cell office:value-type="string">
                <text:p>Media total datos clusterizados</text:p>
                <draw:g>
                  <svg:desc>'resultados - terracotta'.P26:'resultados - terracotta'.P26</svg:desc>
                </draw:g>
              </table:table-cell>
              <table:table-cell office:value-type="string">
                <text:p>Desviación estándar total datos clusterizados</text:p>
                <draw:g>
                  <svg:desc>'resultados - terracotta'.Q26:'resultados - terracotta'.Q26</svg:desc>
                </draw:g>
              </table:table-cell>
            </table:table-row>
          </table:table-header-rows>
          <table:table-rows>
            <table:table-row>
              <table:table-cell office:value-type="string">
                <text:p>1</text:p>
              </table:table-cell>
              <table:table-cell office:value-type="float" office:value="1500">
                <text:p>1500</text:p>
                <draw:g>
                  <svg:desc>'resultados - terracotta'.N27:'resultados - terracotta'.N37</svg:desc>
                </draw:g>
              </table:table-cell>
              <table:table-cell office:value-type="float" office:value="174.103759497396">
                <text:p>174.103759497396</text:p>
                <draw:g>
                  <svg:desc>'resultados - terracotta'.O27:'resultados - terracotta'.O37</svg:desc>
                </draw:g>
              </table:table-cell>
              <table:table-cell office:value-type="float" office:value="2.33333333333333">
                <text:p>2.33333333333333</text:p>
                <draw:g>
                  <svg:desc>'resultados - terracotta'.P27:'resultados - terracotta'.P37</svg:desc>
                </draw:g>
              </table:table-cell>
              <table:table-cell office:value-type="float" office:value="2.69649085695561">
                <text:p>2.69649085695561</text:p>
                <draw:g>
                  <svg:desc>'resultados - terracotta'.Q27:'resultados - terracotta'.Q37</svg:desc>
                </draw:g>
              </table:table-cell>
            </table:table-row>
            <table:table-row>
              <table:table-cell office:value-type="string">
                <text:p>2</text:p>
              </table:table-cell>
              <table:table-cell office:value-type="float" office:value="1800">
                <text:p>1800</text:p>
              </table:table-cell>
              <table:table-cell office:value-type="float" office:value="201.736655088246">
                <text:p>201.736655088246</text:p>
              </table:table-cell>
              <table:table-cell office:value-type="float" office:value="2.33333333333333">
                <text:p>2.33333333333333</text:p>
              </table:table-cell>
              <table:table-cell office:value-type="float" office:value="4.5442588128676">
                <text:p>4.5442588128676</text:p>
              </table:table-cell>
            </table:table-row>
            <table:table-row>
              <table:table-cell office:value-type="string">
                <text:p>3</text:p>
              </table:table-cell>
              <table:table-cell office:value-type="float" office:value="2400">
                <text:p>2400</text:p>
              </table:table-cell>
              <table:table-cell office:value-type="float" office:value="271.237228355022">
                <text:p>271.237228355022</text:p>
              </table:table-cell>
              <table:table-cell office:value-type="float" office:value="4.66666666666667">
                <text:p>4.66666666666667</text:p>
              </table:table-cell>
              <table:table-cell office:value-type="float" office:value="40.8272712320065">
                <text:p>40.8272712320065</text:p>
              </table:table-cell>
            </table:table-row>
            <table:table-row>
              <table:table-cell office:value-type="string">
                <text:p>4</text:p>
              </table:table-cell>
              <table:table-cell office:value-type="float" office:value="3000">
                <text:p>3000</text:p>
              </table:table-cell>
              <table:table-cell office:value-type="float" office:value="338.272591516559">
                <text:p>338.272591516559</text:p>
              </table:table-cell>
              <table:table-cell office:value-type="float" office:value="3.33333333333333">
                <text:p>3.33333333333333</text:p>
              </table:table-cell>
              <table:table-cell office:value-type="float" office:value="6.29691430565455">
                <text:p>6.29691430565455</text:p>
              </table:table-cell>
            </table:table-row>
            <table:table-row>
              <table:table-cell office:value-type="string">
                <text:p>5</text:p>
              </table:table-cell>
              <table:table-cell office:value-type="float" office:value="3600">
                <text:p>3600</text:p>
              </table:table-cell>
              <table:table-cell office:value-type="float" office:value="412.255341902247">
                <text:p>412.255341902247</text:p>
              </table:table-cell>
              <table:table-cell office:value-type="float" office:value="4">
                <text:p>4</text:p>
              </table:table-cell>
              <table:table-cell office:value-type="float" office:value="5.29318003655642">
                <text:p>5.29318003655642</text:p>
              </table:table-cell>
            </table:table-row>
            <table:table-row>
              <table:table-cell office:value-type="string">
                <text:p>6</text:p>
              </table:table-cell>
              <table:table-cell office:value-type="float" office:value="4200">
                <text:p>4200</text:p>
              </table:table-cell>
              <table:table-cell office:value-type="float" office:value="471.242037858522">
                <text:p>471.242037858522</text:p>
              </table:table-cell>
              <table:table-cell office:value-type="float" office:value="5.33333333333333">
                <text:p>5.33333333333333</text:p>
              </table:table-cell>
              <table:table-cell office:value-type="float" office:value="8.78118344837394">
                <text:p>8.78118344837394</text:p>
              </table:table-cell>
            </table:table-row>
            <table:table-row>
              <table:table-cell office:value-type="string">
                <text:p>7</text:p>
              </table:table-cell>
              <table:table-cell office:value-type="float" office:value="4800">
                <text:p>4800</text:p>
              </table:table-cell>
              <table:table-cell office:value-type="float" office:value="538.611067962723">
                <text:p>538.611067962723</text:p>
              </table:table-cell>
              <table:table-cell office:value-type="float" office:value="6.33333333333333">
                <text:p>6.33333333333333</text:p>
              </table:table-cell>
              <table:table-cell office:value-type="float" office:value="10.6900143224026">
                <text:p>10.6900143224026</text:p>
              </table:table-cell>
            </table:table-row>
            <table:table-row>
              <table:table-cell office:value-type="string">
                <text:p>8</text:p>
              </table:table-cell>
              <table:table-cell office:value-type="float" office:value="5400">
                <text:p>5400</text:p>
              </table:table-cell>
              <table:table-cell office:value-type="float" office:value="602.886919371426">
                <text:p>602.886919371426</text:p>
              </table:table-cell>
              <table:table-cell office:value-type="float" office:value="8.66666666666667">
                <text:p>8.66666666666667</text:p>
              </table:table-cell>
              <table:table-cell office:value-type="float" office:value="14.9218748349641">
                <text:p>14.9218748349641</text:p>
              </table:table-cell>
            </table:table-row>
            <table:table-row>
              <table:table-cell office:value-type="string">
                <text:p>9</text:p>
              </table:table-cell>
              <table:table-cell office:value-type="float" office:value="6000">
                <text:p>6000</text:p>
              </table:table-cell>
              <table:table-cell office:value-type="float" office:value="667.291887329688">
                <text:p>667.291887329688</text:p>
              </table:table-cell>
              <table:table-cell office:value-type="float" office:value="12">
                <text:p>12</text:p>
              </table:table-cell>
              <table:table-cell office:value-type="float" office:value="23.9062953677589">
                <text:p>23.9062953677589</text:p>
              </table:table-cell>
            </table:table-row>
            <table:table-row>
              <table:table-cell office:value-type="string">
                <text:p>10</text:p>
              </table:table-cell>
              <table:table-cell office:value-type="float" office:value="6600">
                <text:p>6600</text:p>
              </table:table-cell>
              <table:table-cell office:value-type="float" office:value="725.198258875502">
                <text:p>725.198258875502</text:p>
              </table:table-cell>
              <table:table-cell office:value-type="float" office:value="20.3333333333333">
                <text:p>20.3333333333333</text:p>
              </table:table-cell>
              <table:table-cell office:value-type="float" office:value="82.0189983679078">
                <text:p>82.0189983679078</text:p>
              </table:table-cell>
            </table:table-row>
            <table:table-row>
              <table:table-cell office:value-type="string">
                <text:p>11</text:p>
              </table:table-cell>
              <table:table-cell office:value-type="float" office:value="7350">
                <text:p>7350</text:p>
              </table:table-cell>
              <table:table-cell office:value-type="float" office:value="782.160495002985">
                <text:p>782.160495002985</text:p>
              </table:table-cell>
              <table:table-cell office:value-type="float" office:value="44.3333333333333">
                <text:p>44.3333333333333</text:p>
              </table:table-cell>
              <table:table-cell office:value-type="float" office:value="628.651473596436">
                <text:p>628.651473596436</text:p>
              </table:table-cell>
            </table:table-row>
          </table:table-rows>
        </table:table>
      </chart:chart>
    </office:chart>
  </office:body>
</office:document-content>
</file>

<file path=Object 1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4$Unix LibreOffice_project/340m1$Build-402</meta:generator>
  </office:meta>
</office:document-meta>
</file>

<file path=Object 1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1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chart:data-label-number="value" chart:data-label-text="false" chart:data-label-symbol="fals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data-style-name="N4">
      <style:chart-properties chart:display-label="true" chart:logarithmic="false" chart:maximum="14000" chart:reverse-direction="false" text:line-break="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4">
      <style:chart-properties chart:symbol-type="named-symbol" chart:symbol-name="square" chart:symbol-width="0.25cm" chart:symbol-height="0.25cm"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9" style:family="chart" style:data-style-name="N4">
      <style:chart-properties chart:symbol-type="named-symbol" chart:symbol-name="diamond" chart:symbol-width="0.25cm" chart:symbol-height="0.25cm"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0" style:family="chart" style:data-style-name="N4">
      <style:chart-properties chart:symbol-type="named-symbol" chart:symbol-name="arrow-down" chart:symbol-width="0.25cm" chart:symbol-height="0.25cm"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22.617cm" svg:height="12.734cm" xlink:href=".." xlink:type="simple" chart:class="chart:scatter" chart:style-name="ch1">
        <chart:title svg:x="8.566cm" svg:y="0.39cm" chart:style-name="ch2">
          <text:p>ST - Terracotta - Individual</text:p>
        </chart:title>
        <chart:legend chart:legend-position="end" svg:x="16.431cm" svg:y="5.371cm" style:legend-expansion="high" chart:style-name="ch3"/>
        <chart:plot-area chart:style-name="ch4" table:cell-range-address="'resultados - terracotta'.N27:'resultados - terracotta'.Q37 'resultados - terracotta'.O26:'resultados - terracotta'.Q26" chart:data-source-has-labels="row" svg:x="0.902cm" svg:y="1.931cm" svg:width="14.625cm" svg:height="10.129cm">
          <chartooo:coordinate-region svg:x="2.661cm" svg:y="2.13cm" svg:width="12.494cm" svg:height="9.283cm"/>
          <chart:axis chart:dimension="x" chart:name="primary-x" chart:style-name="ch5"/>
          <chart:axis chart:dimension="y" chart:name="primary-y" chart:style-name="ch6">
            <chart:grid chart:style-name="ch7" chart:class="major"/>
          </chart:axis>
          <chart:series chart:style-name="ch8" chart:values-cell-range-address="'resultados - terracotta'.O27:'resultados - terracotta'.O37" chart:label-cell-address="'resultados - terracotta'.O26:'resultados - terracotta'.O26" chart:class="chart:scatter">
            <chart:domain table:cell-range-address="'resultados - terracotta'.N27:'resultados - terracotta'.N37"/>
            <chart:data-point chart:repeated="11"/>
          </chart:series>
          <chart:series chart:style-name="ch9" chart:values-cell-range-address="'resultados - terracotta'.P27:'resultados - terracotta'.P37" chart:label-cell-address="'resultados - terracotta'.P26:'resultados - terracotta'.P26" chart:class="chart:scatter">
            <chart:data-point chart:repeated="11"/>
          </chart:series>
          <chart:series chart:style-name="ch10" chart:values-cell-range-address="'resultados - terracotta'.Q27:'resultados - terracotta'.Q37" chart:label-cell-address="'resultados - terracotta'.Q26:'resultados - terracotta'.Q26" chart:class="chart:scatter">
            <chart:data-point chart:repeated="11"/>
          </chart:series>
          <chart:wall chart:style-name="ch11"/>
          <chart:floor chart:style-name="ch12"/>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Columna N</text:p>
              </table:table-cell>
              <table:table-cell office:value-type="string">
                <text:p>Rendimiento total</text:p>
                <draw:g>
                  <svg:desc>'resultados - terracotta'.O26:'resultados - terracotta'.O26</svg:desc>
                </draw:g>
              </table:table-cell>
              <table:table-cell office:value-type="string">
                <text:p>Media total datos clusterizados</text:p>
                <draw:g>
                  <svg:desc>'resultados - terracotta'.P26:'resultados - terracotta'.P26</svg:desc>
                </draw:g>
              </table:table-cell>
              <table:table-cell office:value-type="string">
                <text:p>Desviación estándar total datos clusterizados</text:p>
                <draw:g>
                  <svg:desc>'resultados - terracotta'.Q26:'resultados - terracotta'.Q26</svg:desc>
                </draw:g>
              </table:table-cell>
            </table:table-row>
          </table:table-header-rows>
          <table:table-rows>
            <table:table-row>
              <table:table-cell office:value-type="string">
                <text:p>1</text:p>
              </table:table-cell>
              <table:table-cell office:value-type="float" office:value="1500">
                <text:p>1500</text:p>
                <draw:g>
                  <svg:desc>'resultados - terracotta'.N27:'resultados - terracotta'.N37</svg:desc>
                </draw:g>
              </table:table-cell>
              <table:table-cell office:value-type="float" office:value="174.103759497396">
                <text:p>174.103759497396</text:p>
                <draw:g>
                  <svg:desc>'resultados - terracotta'.O27:'resultados - terracotta'.O37</svg:desc>
                </draw:g>
              </table:table-cell>
              <table:table-cell office:value-type="float" office:value="2.33333333333333">
                <text:p>2.33333333333333</text:p>
                <draw:g>
                  <svg:desc>'resultados - terracotta'.P27:'resultados - terracotta'.P37</svg:desc>
                </draw:g>
              </table:table-cell>
              <table:table-cell office:value-type="float" office:value="2.69649085695561">
                <text:p>2.69649085695561</text:p>
                <draw:g>
                  <svg:desc>'resultados - terracotta'.Q27:'resultados - terracotta'.Q37</svg:desc>
                </draw:g>
              </table:table-cell>
            </table:table-row>
            <table:table-row>
              <table:table-cell office:value-type="string">
                <text:p>2</text:p>
              </table:table-cell>
              <table:table-cell office:value-type="float" office:value="1800">
                <text:p>1800</text:p>
              </table:table-cell>
              <table:table-cell office:value-type="float" office:value="201.736655088246">
                <text:p>201.736655088246</text:p>
              </table:table-cell>
              <table:table-cell office:value-type="float" office:value="2.33333333333333">
                <text:p>2.33333333333333</text:p>
              </table:table-cell>
              <table:table-cell office:value-type="float" office:value="4.5442588128676">
                <text:p>4.5442588128676</text:p>
              </table:table-cell>
            </table:table-row>
            <table:table-row>
              <table:table-cell office:value-type="string">
                <text:p>3</text:p>
              </table:table-cell>
              <table:table-cell office:value-type="float" office:value="2400">
                <text:p>2400</text:p>
              </table:table-cell>
              <table:table-cell office:value-type="float" office:value="271.237228355022">
                <text:p>271.237228355022</text:p>
              </table:table-cell>
              <table:table-cell office:value-type="float" office:value="4.66666666666667">
                <text:p>4.66666666666667</text:p>
              </table:table-cell>
              <table:table-cell office:value-type="float" office:value="40.8272712320065">
                <text:p>40.8272712320065</text:p>
              </table:table-cell>
            </table:table-row>
            <table:table-row>
              <table:table-cell office:value-type="string">
                <text:p>4</text:p>
              </table:table-cell>
              <table:table-cell office:value-type="float" office:value="3000">
                <text:p>3000</text:p>
              </table:table-cell>
              <table:table-cell office:value-type="float" office:value="338.272591516559">
                <text:p>338.272591516559</text:p>
              </table:table-cell>
              <table:table-cell office:value-type="float" office:value="3.33333333333333">
                <text:p>3.33333333333333</text:p>
              </table:table-cell>
              <table:table-cell office:value-type="float" office:value="6.29691430565455">
                <text:p>6.29691430565455</text:p>
              </table:table-cell>
            </table:table-row>
            <table:table-row>
              <table:table-cell office:value-type="string">
                <text:p>5</text:p>
              </table:table-cell>
              <table:table-cell office:value-type="float" office:value="3600">
                <text:p>3600</text:p>
              </table:table-cell>
              <table:table-cell office:value-type="float" office:value="412.255341902247">
                <text:p>412.255341902247</text:p>
              </table:table-cell>
              <table:table-cell office:value-type="float" office:value="4">
                <text:p>4</text:p>
              </table:table-cell>
              <table:table-cell office:value-type="float" office:value="5.29318003655642">
                <text:p>5.29318003655642</text:p>
              </table:table-cell>
            </table:table-row>
            <table:table-row>
              <table:table-cell office:value-type="string">
                <text:p>6</text:p>
              </table:table-cell>
              <table:table-cell office:value-type="float" office:value="4200">
                <text:p>4200</text:p>
              </table:table-cell>
              <table:table-cell office:value-type="float" office:value="471.242037858522">
                <text:p>471.242037858522</text:p>
              </table:table-cell>
              <table:table-cell office:value-type="float" office:value="5.33333333333333">
                <text:p>5.33333333333333</text:p>
              </table:table-cell>
              <table:table-cell office:value-type="float" office:value="8.78118344837394">
                <text:p>8.78118344837394</text:p>
              </table:table-cell>
            </table:table-row>
            <table:table-row>
              <table:table-cell office:value-type="string">
                <text:p>7</text:p>
              </table:table-cell>
              <table:table-cell office:value-type="float" office:value="4800">
                <text:p>4800</text:p>
              </table:table-cell>
              <table:table-cell office:value-type="float" office:value="538.611067962723">
                <text:p>538.611067962723</text:p>
              </table:table-cell>
              <table:table-cell office:value-type="float" office:value="6.33333333333333">
                <text:p>6.33333333333333</text:p>
              </table:table-cell>
              <table:table-cell office:value-type="float" office:value="10.6900143224026">
                <text:p>10.6900143224026</text:p>
              </table:table-cell>
            </table:table-row>
            <table:table-row>
              <table:table-cell office:value-type="string">
                <text:p>8</text:p>
              </table:table-cell>
              <table:table-cell office:value-type="float" office:value="5400">
                <text:p>5400</text:p>
              </table:table-cell>
              <table:table-cell office:value-type="float" office:value="602.886919371426">
                <text:p>602.886919371426</text:p>
              </table:table-cell>
              <table:table-cell office:value-type="float" office:value="8.66666666666667">
                <text:p>8.66666666666667</text:p>
              </table:table-cell>
              <table:table-cell office:value-type="float" office:value="14.9218748349641">
                <text:p>14.9218748349641</text:p>
              </table:table-cell>
            </table:table-row>
            <table:table-row>
              <table:table-cell office:value-type="string">
                <text:p>9</text:p>
              </table:table-cell>
              <table:table-cell office:value-type="float" office:value="6000">
                <text:p>6000</text:p>
              </table:table-cell>
              <table:table-cell office:value-type="float" office:value="667.291887329688">
                <text:p>667.291887329688</text:p>
              </table:table-cell>
              <table:table-cell office:value-type="float" office:value="12">
                <text:p>12</text:p>
              </table:table-cell>
              <table:table-cell office:value-type="float" office:value="23.9062953677589">
                <text:p>23.9062953677589</text:p>
              </table:table-cell>
            </table:table-row>
            <table:table-row>
              <table:table-cell office:value-type="string">
                <text:p>10</text:p>
              </table:table-cell>
              <table:table-cell office:value-type="float" office:value="6600">
                <text:p>6600</text:p>
              </table:table-cell>
              <table:table-cell office:value-type="float" office:value="725.198258875502">
                <text:p>725.198258875502</text:p>
              </table:table-cell>
              <table:table-cell office:value-type="float" office:value="20.3333333333333">
                <text:p>20.3333333333333</text:p>
              </table:table-cell>
              <table:table-cell office:value-type="float" office:value="82.0189983679078">
                <text:p>82.0189983679078</text:p>
              </table:table-cell>
            </table:table-row>
            <table:table-row>
              <table:table-cell office:value-type="string">
                <text:p>11</text:p>
              </table:table-cell>
              <table:table-cell office:value-type="float" office:value="7350">
                <text:p>7350</text:p>
              </table:table-cell>
              <table:table-cell office:value-type="float" office:value="782.160495002985">
                <text:p>782.160495002985</text:p>
              </table:table-cell>
              <table:table-cell office:value-type="float" office:value="44.3333333333333">
                <text:p>44.3333333333333</text:p>
              </table:table-cell>
              <table:table-cell office:value-type="float" office:value="628.651473596436">
                <text:p>628.651473596436</text:p>
              </table:table-cell>
            </table:table-row>
          </table:table-rows>
        </table:table>
      </chart:chart>
    </office:chart>
  </office:body>
</office:document-content>
</file>

<file path=Object 1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1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1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chart:data-label-number="value" chart:data-label-text="false" chart:data-label-symbol="fals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4">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8" style:family="chart">
      <style:graphic-properties svg:stroke-color="#b3b3b3"/>
    </style:style>
    <style:style style:name="ch9" style:family="chart" style:data-style-name="N4">
      <style:chart-properties chart:symbol-type="named-symbol" chart:symbol-name="square" chart:symbol-width="0.25cm" chart:symbol-height="0.25cm"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10" style:family="chart" style:data-style-name="N4">
      <style:chart-properties chart:symbol-type="named-symbol" chart:symbol-name="diamond" chart:symbol-width="0.25cm" chart:symbol-height="0.25cm"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1" style:family="chart" style:data-style-name="N4">
      <style:chart-properties chart:symbol-type="named-symbol" chart:symbol-name="arrow-down" chart:symbol-width="0.25cm" chart:symbol-height="0.25cm"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30.479cm" svg:height="13.9cm" xlink:href=".." xlink:type="simple" chart:class="chart:scatter" chart:style-name="ch1">
        <chart:title svg:x="12.338cm" svg:y="0.414cm" chart:style-name="ch2">
          <text:p>NST - Terracotta - Individual</text:p>
        </chart:title>
        <chart:legend chart:legend-position="end" svg:x="22.044cm" svg:y="6.153cm" style:legend-expansion="high" chart:style-name="ch3"/>
        <chart:plot-area chart:style-name="ch4" table:cell-range-address="'resultados - terracotta'.N43:'resultados - terracotta'.Q46 'resultados - terracotta'.O42:'resultados - terracotta'.Q42" chart:data-source-has-labels="row" svg:x="1.059cm" svg:y="2.027cm" svg:width="19.767cm" svg:height="10.614cm">
          <chartooo:coordinate-region svg:x="2.342cm" svg:y="2.227cm" svg:width="18.112cm" svg:height="9.767cm"/>
          <chart:axis chart:dimension="x" chart:name="primary-x" chart:style-name="ch5">
            <chart:title svg:x="9.31cm" svg:y="12.919cm" chart:style-name="ch6">
              <text:p>Cantidad de Usuarios</text:p>
            </chart:title>
          </chart:axis>
          <chart:axis chart:dimension="y" chart:name="primary-y" chart:style-name="ch7">
            <chart:grid chart:style-name="ch8" chart:class="major"/>
          </chart:axis>
          <chart:series chart:style-name="ch9" chart:values-cell-range-address="'resultados - terracotta'.O43:'resultados - terracotta'.O46" chart:label-cell-address="'resultados - terracotta'.O42:'resultados - terracotta'.O42" chart:class="chart:scatter">
            <chart:domain table:cell-range-address="'resultados - terracotta'.N43:'resultados - terracotta'.N46"/>
            <chart:data-point chart:repeated="4"/>
          </chart:series>
          <chart:series chart:style-name="ch10" chart:values-cell-range-address="'resultados - terracotta'.P43:'resultados - terracotta'.P46" chart:label-cell-address="'resultados - terracotta'.P42:'resultados - terracotta'.P42" chart:class="chart:scatter">
            <chart:data-point chart:repeated="4"/>
          </chart:series>
          <chart:series chart:style-name="ch11" chart:values-cell-range-address="'resultados - terracotta'.Q43:'resultados - terracotta'.Q46" chart:label-cell-address="'resultados - terracotta'.Q42:'resultados - terracotta'.Q42" chart:class="chart:scatter">
            <chart:data-point chart:repeated="4"/>
          </chart:series>
          <chart:wall chart:style-name="ch12"/>
          <chart:floor chart:style-name="ch13"/>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Column N</text:p>
              </table:table-cell>
              <table:table-cell office:value-type="string">
                <text:p>Rendimiento total</text:p>
                <draw:g>
                  <svg:desc>'resultados - terracotta'.O42:'resultados - terracotta'.O42</svg:desc>
                </draw:g>
              </table:table-cell>
              <table:table-cell office:value-type="string">
                <text:p>Media total datos sin clusterizar</text:p>
                <draw:g>
                  <svg:desc>'resultados - terracotta'.P42:'resultados - terracotta'.P42</svg:desc>
                </draw:g>
              </table:table-cell>
              <table:table-cell office:value-type="string">
                <text:p>Desviación estándar total datos sin clusterizar</text:p>
                <draw:g>
                  <svg:desc>'resultados - terracotta'.Q42:'resultados - terracotta'.Q42</svg:desc>
                </draw:g>
              </table:table-cell>
            </table:table-row>
          </table:table-header-rows>
          <table:table-rows>
            <table:table-row>
              <table:table-cell office:value-type="string">
                <text:p>1</text:p>
              </table:table-cell>
              <table:table-cell office:value-type="float" office:value="900">
                <text:p>900</text:p>
                <draw:g>
                  <svg:desc>'resultados - terracotta'.N43:'resultados - terracotta'.N46</svg:desc>
                </draw:g>
              </table:table-cell>
              <table:table-cell office:value-type="float" office:value="99.2515905289095">
                <text:p>99.2515905289095</text:p>
                <draw:g>
                  <svg:desc>'resultados - terracotta'.O43:'resultados - terracotta'.O46</svg:desc>
                </draw:g>
              </table:table-cell>
              <table:table-cell office:value-type="float" office:value="14.6666666666667">
                <text:p>14.6666666666667</text:p>
                <draw:g>
                  <svg:desc>'resultados - terracotta'.P43:'resultados - terracotta'.P46</svg:desc>
                </draw:g>
              </table:table-cell>
              <table:table-cell office:value-type="float" office:value="17.3492582394309">
                <text:p>17.3492582394309</text:p>
                <draw:g>
                  <svg:desc>'resultados - terracotta'.Q43:'resultados - terracotta'.Q46</svg:desc>
                </draw:g>
              </table:table-cell>
            </table:table-row>
            <table:table-row>
              <table:table-cell office:value-type="string">
                <text:p>2</text:p>
              </table:table-cell>
              <table:table-cell office:value-type="float" office:value="1300">
                <text:p>1300</text:p>
              </table:table-cell>
              <table:table-cell office:value-type="float" office:value="134.05240230546">
                <text:p>134.05240230546</text:p>
              </table:table-cell>
              <table:table-cell office:value-type="float" office:value="18">
                <text:p>18</text:p>
              </table:table-cell>
              <table:table-cell office:value-type="float" office:value="21.9196160973875">
                <text:p>21.9196160973875</text:p>
              </table:table-cell>
            </table:table-row>
            <table:table-row>
              <table:table-cell office:value-type="string">
                <text:p>3</text:p>
              </table:table-cell>
              <table:table-cell office:value-type="float" office:value="1700">
                <text:p>1700</text:p>
              </table:table-cell>
              <table:table-cell office:value-type="float" office:value="180.146165550972">
                <text:p>180.146165550972</text:p>
              </table:table-cell>
              <table:table-cell office:value-type="float" office:value="27">
                <text:p>27</text:p>
              </table:table-cell>
              <table:table-cell office:value-type="float" office:value="47.26891210548">
                <text:p>47.26891210548</text:p>
              </table:table-cell>
            </table:table-row>
            <table:table-row>
              <table:table-cell office:value-type="string">
                <text:p>4</text:p>
              </table:table-cell>
              <table:table-cell office:value-type="float" office:value="2000">
                <text:p>2000</text:p>
              </table:table-cell>
              <table:table-cell office:value-type="float" office:value="213.343831888023">
                <text:p>213.343831888023</text:p>
              </table:table-cell>
              <table:table-cell office:value-type="float" office:value="132">
                <text:p>132</text:p>
              </table:table-cell>
              <table:table-cell office:value-type="float" office:value="506.794307575591">
                <text:p>506.794307575591</text:p>
              </table:table-cell>
            </table:table-row>
          </table:table-rows>
        </table:table>
      </chart:chart>
    </office:chart>
  </office:body>
</office:document-content>
</file>

<file path=Object 1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4$Unix LibreOffice_project/340m1$Build-402</meta:generator>
  </office:meta>
</office:document-meta>
</file>

<file path=Object 1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1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chart:data-label-number="value" chart:data-label-text="false" chart:data-label-symbol="fals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data-style-name="N4">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4">
      <style:chart-properties chart:symbol-type="named-symbol" chart:symbol-name="square" chart:symbol-width="0.25cm" chart:symbol-height="0.25cm"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9" style:family="chart" style:data-style-name="N4">
      <style:chart-properties chart:symbol-type="named-symbol" chart:symbol-name="diamond" chart:symbol-width="0.25cm" chart:symbol-height="0.25cm"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0" style:family="chart" style:data-style-name="N4">
      <style:chart-properties chart:symbol-type="named-symbol" chart:symbol-name="arrow-down" chart:symbol-width="0.25cm" chart:symbol-height="0.25cm"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22.614cm" svg:height="13.02cm" xlink:href=".." xlink:type="simple" chart:class="chart:scatter" chart:style-name="ch1">
        <chart:title svg:x="8.406cm" svg:y="0.396cm" chart:style-name="ch2">
          <text:p>NST - Terracotta - Individual</text:p>
        </chart:title>
        <chart:legend chart:legend-position="end" svg:x="15.872cm" svg:y="5.514cm" style:legend-expansion="high" chart:style-name="ch3"/>
        <chart:plot-area chart:style-name="ch4" table:cell-range-address="'resultados - terracotta'.N43:'resultados - terracotta'.Q46 'resultados - terracotta'.O42:'resultados - terracotta'.Q42" chart:data-source-has-labels="row" svg:x="0.902cm" svg:y="1.955cm" svg:width="14.066cm" svg:height="10.385cm">
          <chartooo:coordinate-region svg:x="2.185cm" svg:y="2.154cm" svg:width="12.411cm" svg:height="9.539cm"/>
          <chart:axis chart:dimension="x" chart:name="primary-x" chart:style-name="ch5"/>
          <chart:axis chart:dimension="y" chart:name="primary-y" chart:style-name="ch6">
            <chart:grid chart:style-name="ch7" chart:class="major"/>
          </chart:axis>
          <chart:series chart:style-name="ch8" chart:values-cell-range-address="'resultados - terracotta'.O43:'resultados - terracotta'.O46" chart:label-cell-address="'resultados - terracotta'.O42:'resultados - terracotta'.O42" chart:class="chart:scatter">
            <chart:domain table:cell-range-address="'resultados - terracotta'.N43:'resultados - terracotta'.N46"/>
            <chart:data-point chart:repeated="4"/>
          </chart:series>
          <chart:series chart:style-name="ch9" chart:values-cell-range-address="'resultados - terracotta'.P43:'resultados - terracotta'.P46" chart:label-cell-address="'resultados - terracotta'.P42:'resultados - terracotta'.P42" chart:class="chart:scatter">
            <chart:data-point chart:repeated="4"/>
          </chart:series>
          <chart:series chart:style-name="ch10" chart:values-cell-range-address="'resultados - terracotta'.Q43:'resultados - terracotta'.Q46" chart:label-cell-address="'resultados - terracotta'.Q42:'resultados - terracotta'.Q42" chart:class="chart:scatter">
            <chart:data-point chart:repeated="4"/>
          </chart:series>
          <chart:wall chart:style-name="ch11"/>
          <chart:floor chart:style-name="ch12"/>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Columna N</text:p>
              </table:table-cell>
              <table:table-cell office:value-type="string">
                <text:p>Rendimiento total</text:p>
                <draw:g>
                  <svg:desc>'resultados - terracotta'.O42:'resultados - terracotta'.O42</svg:desc>
                </draw:g>
              </table:table-cell>
              <table:table-cell office:value-type="string">
                <text:p>Media total datos sin clusterizar</text:p>
                <draw:g>
                  <svg:desc>'resultados - terracotta'.P42:'resultados - terracotta'.P42</svg:desc>
                </draw:g>
              </table:table-cell>
              <table:table-cell office:value-type="string">
                <text:p>Desviación estándar total datos sin clusterizar</text:p>
                <draw:g>
                  <svg:desc>'resultados - terracotta'.Q42:'resultados - terracotta'.Q42</svg:desc>
                </draw:g>
              </table:table-cell>
            </table:table-row>
          </table:table-header-rows>
          <table:table-rows>
            <table:table-row>
              <table:table-cell office:value-type="string">
                <text:p>1</text:p>
              </table:table-cell>
              <table:table-cell office:value-type="float" office:value="900">
                <text:p>900</text:p>
                <draw:g>
                  <svg:desc>'resultados - terracotta'.N43:'resultados - terracotta'.N46</svg:desc>
                </draw:g>
              </table:table-cell>
              <table:table-cell office:value-type="float" office:value="99.2515905289095">
                <text:p>99.2515905289095</text:p>
                <draw:g>
                  <svg:desc>'resultados - terracotta'.O43:'resultados - terracotta'.O46</svg:desc>
                </draw:g>
              </table:table-cell>
              <table:table-cell office:value-type="float" office:value="14.6666666666667">
                <text:p>14.6666666666667</text:p>
                <draw:g>
                  <svg:desc>'resultados - terracotta'.P43:'resultados - terracotta'.P46</svg:desc>
                </draw:g>
              </table:table-cell>
              <table:table-cell office:value-type="float" office:value="17.3492582394309">
                <text:p>17.3492582394309</text:p>
                <draw:g>
                  <svg:desc>'resultados - terracotta'.Q43:'resultados - terracotta'.Q46</svg:desc>
                </draw:g>
              </table:table-cell>
            </table:table-row>
            <table:table-row>
              <table:table-cell office:value-type="string">
                <text:p>2</text:p>
              </table:table-cell>
              <table:table-cell office:value-type="float" office:value="1300">
                <text:p>1300</text:p>
              </table:table-cell>
              <table:table-cell office:value-type="float" office:value="134.05240230546">
                <text:p>134.05240230546</text:p>
              </table:table-cell>
              <table:table-cell office:value-type="float" office:value="18">
                <text:p>18</text:p>
              </table:table-cell>
              <table:table-cell office:value-type="float" office:value="21.9196160973875">
                <text:p>21.9196160973875</text:p>
              </table:table-cell>
            </table:table-row>
            <table:table-row>
              <table:table-cell office:value-type="string">
                <text:p>3</text:p>
              </table:table-cell>
              <table:table-cell office:value-type="float" office:value="1700">
                <text:p>1700</text:p>
              </table:table-cell>
              <table:table-cell office:value-type="float" office:value="180.146165550972">
                <text:p>180.146165550972</text:p>
              </table:table-cell>
              <table:table-cell office:value-type="float" office:value="27">
                <text:p>27</text:p>
              </table:table-cell>
              <table:table-cell office:value-type="float" office:value="47.26891210548">
                <text:p>47.26891210548</text:p>
              </table:table-cell>
            </table:table-row>
            <table:table-row>
              <table:table-cell office:value-type="string">
                <text:p>4</text:p>
              </table:table-cell>
              <table:table-cell office:value-type="float" office:value="2000">
                <text:p>2000</text:p>
              </table:table-cell>
              <table:table-cell office:value-type="float" office:value="213.343831888023">
                <text:p>213.343831888023</text:p>
              </table:table-cell>
              <table:table-cell office:value-type="float" office:value="132">
                <text:p>132</text:p>
              </table:table-cell>
              <table:table-cell office:value-type="float" office:value="506.794307575591">
                <text:p>506.794307575591</text:p>
              </table:table-cell>
            </table:table-row>
          </table:table-rows>
        </table:table>
      </chart:chart>
    </office:chart>
  </office:body>
</office:document-content>
</file>

<file path=Object 1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1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1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sort-by-x-values="true" chart:right-angled-axes="tru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4">
      <style:chart-properties chart:display-label="true" chart:logarithmic="false" chart:maximum="700" chart:reverse-direction="false" text:line-break="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4">
      <style:chart-properties chart:symbol-type="named-symbol" chart:symbol-name="diamond" chart:symbol-width="0.25cm" chart:symbol-height="0.25cm"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1" style:family="chart" style:data-style-name="N4">
      <style:chart-properties chart:symbol-type="named-symbol" chart:symbol-name="arrow-down" chart:symbol-width="0.25cm" chart:symbol-height="0.25cm"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2" style:family="chart" style:data-style-name="N4">
      <style:chart-properties chart:symbol-type="named-symbol" chart:symbol-name="arrow-up" chart:symbol-width="0.25cm" chart:symbol-height="0.25cm" chart:data-label-number="value" chart:data-label-text="false" chart:data-label-symbol="false"/>
      <style:graphic-properties svg:stroke-width="0.08cm" svg:stroke-color="#579d1c" draw:fill-color="#579d1c"/>
      <style:text-properties fo:font-size="10pt" style:font-size-asian="10pt" style:font-size-complex="10pt"/>
    </style:style>
    <style:style style:name="ch13" style:family="chart" style:data-style-name="N4">
      <style:chart-properties chart:symbol-type="named-symbol" chart:symbol-name="arrow-right" chart:symbol-width="0.25cm" chart:symbol-height="0.25cm" chart:data-label-number="value" chart:data-label-text="false" chart:data-label-symbol="false"/>
      <style:graphic-properties svg:stroke-width="0.08cm" svg:stroke-color="#7e0021" draw:fill-color="#7e0021"/>
      <style:text-properties fo:font-size="10pt" style:font-size-asian="10pt" style:font-size-complex="10pt"/>
    </style:style>
    <style:style style:name="ch14" style:family="chart" style:data-style-name="N4">
      <style:chart-properties chart:symbol-type="named-symbol" chart:symbol-name="bow-tie" chart:symbol-width="0.25cm" chart:symbol-height="0.25cm"/>
      <style:graphic-properties svg:stroke-width="0.08cm" svg:stroke-color="#314004" draw:fill-color="#314004"/>
      <style:text-properties fo:font-size="10pt" style:font-size-asian="10pt" style:font-size-complex="10pt"/>
    </style:style>
    <style:style style:name="ch15" style:family="chart" style:data-style-name="N4">
      <style:chart-properties chart:symbol-type="named-symbol" chart:symbol-name="hourglass" chart:symbol-width="0.25cm" chart:symbol-height="0.25cm" chart:data-label-number="value" chart:data-label-text="false" chart:data-label-symbol="false"/>
      <style:graphic-properties svg:stroke-width="0.08cm" svg:stroke-color="#aecf00" draw:fill-color="#aecf00"/>
      <style:text-properties fo:font-size="10pt" style:font-size-asian="10pt" style:font-size-complex="10pt"/>
    </style:style>
    <style:style style:name="ch16" style:family="chart" style:data-style-name="N4">
      <style:chart-properties chart:symbol-type="automatic" chart:symbol-width="0.25cm" chart:symbol-height="0.25cm"/>
      <style:graphic-properties svg:stroke-width="0.08cm" svg:stroke-color="#4b1f6f" draw:fill-color="#4b1f6f"/>
      <style:text-properties fo:font-size="10pt" style:font-size-asian="10pt" style:font-size-complex="10pt"/>
    </style:style>
    <style:style style:name="ch17" style:family="chart" style:data-style-name="N4">
      <style:chart-properties chart:symbol-type="automatic" chart:symbol-width="0.25cm" chart:symbol-height="0.25cm" chart:data-label-number="value" chart:data-label-text="false" chart:data-label-symbol="false"/>
      <style:graphic-properties svg:stroke-width="0.08cm" svg:stroke-color="#ff950e" draw:fill-color="#ff950e"/>
      <style:text-properties fo:font-size="10pt" style:font-size-asian="10pt" style:font-size-complex="10pt"/>
    </style:style>
    <style:style style:name="ch18" style:family="chart">
      <style:graphic-properties draw:stroke="solid" svg:stroke-color="#b3b3b3" draw:fill="none" draw:fill-color="#e6e6e6"/>
    </style:style>
    <style:style style:name="ch19" style:family="chart">
      <style:graphic-properties svg:stroke-color="#b3b3b3" draw:fill-color="#cccccc"/>
    </style:style>
  </office:automatic-styles>
  <office:body>
    <office:chart>
      <chart:chart svg:width="30.573cm" svg:height="18.62cm" xlink:href=".." xlink:type="simple" chart:class="chart:scatter" chart:style-name="ch1">
        <chart:title svg:x="12.808cm" svg:y="0.508cm" chart:style-name="ch2">
          <text:p>STT - JBoss - Individual</text:p>
        </chart:title>
        <chart:legend chart:legend-position="end" svg:x="21.106cm" svg:y="7.268cm" style:legend-expansion="high" chart:style-name="ch3"/>
        <chart:plot-area chart:style-name="ch4" table:cell-range-address="'resultados - jboss'.T6:'resultados - jboss'.T13 'resultados - jboss'.V5:'resultados - jboss'.Y13 'resultados - jboss'.AA5:'resultados - jboss'.AD13" chart:data-source-has-labels="row" svg:x="1.622cm" svg:y="2.403cm" svg:width="18.262cm" svg:height="14.864cm">
          <chartooo:coordinate-region svg:x="2.905cm" svg:y="2.603cm" svg:width="16.607cm" svg:height="14.017cm"/>
          <chart:axis chart:dimension="x" chart:name="primary-x" chart:style-name="ch5">
            <chart:title svg:x="9.121cm" svg:y="17.639cm" chart:style-name="ch6">
              <text:p>Cantidad de Usuarios</text:p>
            </chart:title>
          </chart:axis>
          <chart:axis chart:dimension="y" chart:name="primary-y" chart:style-name="ch7">
            <chart:title svg:x="0.451cm" svg:y="11.824cm" chart:style-name="ch8">
              <text:p>Tiempos de respuesta [ms]</text:p>
            </chart:title>
            <chart:grid chart:style-name="ch9" chart:class="major"/>
          </chart:axis>
          <chart:series chart:style-name="ch10" chart:values-cell-range-address="'resultados - jboss'.V6:'resultados - jboss'.V13" chart:label-cell-address="'resultados - jboss'.V5:'resultados - jboss'.V5" chart:class="chart:scatter">
            <chart:domain table:cell-range-address="'resultados - jboss'.T6:'resultados - jboss'.T13"/>
            <chart:data-point chart:repeated="8"/>
          </chart:series>
          <chart:series chart:style-name="ch11" chart:values-cell-range-address="'resultados - jboss'.W6:'resultados - jboss'.W13" chart:label-cell-address="'resultados - jboss'.W5:'resultados - jboss'.W5" chart:class="chart:scatter">
            <chart:data-point chart:repeated="8"/>
          </chart:series>
          <chart:series chart:style-name="ch12" chart:values-cell-range-address="'resultados - jboss'.X6:'resultados - jboss'.X13" chart:label-cell-address="'resultados - jboss'.X5:'resultados - jboss'.X5" chart:class="chart:scatter">
            <chart:data-point chart:repeated="8"/>
          </chart:series>
          <chart:series chart:style-name="ch13" chart:values-cell-range-address="'resultados - jboss'.Y6:'resultados - jboss'.Y13" chart:label-cell-address="'resultados - jboss'.Y5:'resultados - jboss'.Y5" chart:class="chart:scatter">
            <chart:data-point chart:repeated="8"/>
          </chart:series>
          <chart:series chart:style-name="ch14" chart:values-cell-range-address="'resultados - jboss'.AA6:'resultados - jboss'.AA13" chart:label-cell-address="'resultados - jboss'.AA5:'resultados - jboss'.AA5" chart:class="chart:scatter">
            <chart:data-point chart:repeated="8"/>
          </chart:series>
          <chart:series chart:style-name="ch15" chart:values-cell-range-address="'resultados - jboss'.AB6:'resultados - jboss'.AB13" chart:label-cell-address="'resultados - jboss'.AB5:'resultados - jboss'.AB5" chart:class="chart:scatter">
            <chart:data-point chart:repeated="8"/>
          </chart:series>
          <chart:series chart:style-name="ch16" chart:values-cell-range-address="'resultados - jboss'.AC6:'resultados - jboss'.AC13" chart:label-cell-address="'resultados - jboss'.AC5:'resultados - jboss'.AC5" chart:class="chart:scatter">
            <chart:data-point chart:repeated="8"/>
          </chart:series>
          <chart:series chart:style-name="ch17" chart:values-cell-range-address="'resultados - jboss'.AD6:'resultados - jboss'.AD13" chart:label-cell-address="'resultados - jboss'.AD5:'resultados - jboss'.AD5" chart:class="chart:scatter">
            <chart:data-point chart:repeated="8"/>
          </chart:series>
          <chart:wall chart:style-name="ch18"/>
          <chart:floor chart:style-name="ch19"/>
        </chart:plot-area>
        <table:table table:name="local-table">
          <table:table-header-columns>
            <table:table-column/>
          </table:table-header-columns>
          <table:table-columns>
            <table:table-column table:number-columns-repeated="9"/>
          </table:table-columns>
          <table:table-header-rows>
            <table:table-row>
              <table:table-cell>
                <text:p/>
              </table:table-cell>
              <table:table-cell office:value-type="string">
                <text:p>Column T</text:p>
              </table:table-cell>
              <table:table-cell office:value-type="string">
                <text:p>Media total datos clusterizados</text:p>
                <draw:g>
                  <svg:desc>'resultados - jboss'.V5:'resultados - jboss'.V5</svg:desc>
                </draw:g>
              </table:table-cell>
              <table:table-cell office:value-type="string">
                <text:p>Media total datos sin clusterizar</text:p>
                <draw:g>
                  <svg:desc>'resultados - jboss'.W5:'resultados - jboss'.W5</svg:desc>
                </draw:g>
              </table:table-cell>
              <table:table-cell office:value-type="string">
                <text:p>Desviación estándar total datos clusterizados</text:p>
                <draw:g>
                  <svg:desc>'resultados - jboss'.X5:'resultados - jboss'.X5</svg:desc>
                </draw:g>
              </table:table-cell>
              <table:table-cell office:value-type="string">
                <text:p>Desviación estándar total datos sin clusterizar</text:p>
                <draw:g>
                  <svg:desc>'resultados - jboss'.Y5:'resultados - jboss'.Y5</svg:desc>
                </draw:g>
              </table:table-cell>
              <table:table-cell office:value-type="string">
                <text:p>Media total datos clusterizados cache</text:p>
                <draw:g>
                  <svg:desc>'resultados - jboss'.AA5:'resultados - jboss'.AA5</svg:desc>
                </draw:g>
              </table:table-cell>
              <table:table-cell office:value-type="string">
                <text:p>Media total datos sin clusterizar cache</text:p>
                <draw:g>
                  <svg:desc>'resultados - jboss'.AB5:'resultados - jboss'.AB5</svg:desc>
                </draw:g>
              </table:table-cell>
              <table:table-cell office:value-type="string">
                <text:p>Desviación estándar total datos clusterizados cache</text:p>
                <draw:g>
                  <svg:desc>'resultados - jboss'.AC5:'resultados - jboss'.AC5</svg:desc>
                </draw:g>
              </table:table-cell>
              <table:table-cell office:value-type="string">
                <text:p>Desviación estándar total datos sin clusterizar cache</text:p>
                <draw:g>
                  <svg:desc>'resultados - jboss'.AD5:'resultados - jboss'.AD5</svg:desc>
                </draw:g>
              </table:table-cell>
            </table:table-row>
          </table:table-header-rows>
          <table:table-rows>
            <table:table-row>
              <table:table-cell office:value-type="string">
                <text:p>1</text:p>
              </table:table-cell>
              <table:table-cell office:value-type="float" office:value="300">
                <text:p>300</text:p>
                <draw:g>
                  <svg:desc>'resultados - jboss'.T6:'resultados - jboss'.T13</svg:desc>
                </draw:g>
              </table:table-cell>
              <table:table-cell office:value-type="float" office:value="5.33333333333333">
                <text:p>5.33333333333333</text:p>
                <draw:g>
                  <svg:desc>'resultados - jboss'.V6:'resultados - jboss'.V13</svg:desc>
                </draw:g>
              </table:table-cell>
              <table:table-cell office:value-type="float" office:value="14.0416666666667">
                <text:p>14.0416666666667</text:p>
                <draw:g>
                  <svg:desc>'resultados - jboss'.W6:'resultados - jboss'.W13</svg:desc>
                </draw:g>
              </table:table-cell>
              <table:table-cell office:value-type="float" office:value="3.99156361382129">
                <text:p>3.99156361382129</text:p>
                <draw:g>
                  <svg:desc>'resultados - jboss'.X6:'resultados - jboss'.X13</svg:desc>
                </draw:g>
              </table:table-cell>
              <table:table-cell office:value-type="float" office:value="8.772808607714">
                <text:p>8.772808607714</text:p>
                <draw:g>
                  <svg:desc>'resultados - jboss'.Y6:'resultados - jboss'.Y13</svg:desc>
                </draw:g>
              </table:table-cell>
              <table:table-cell office:value-type="float" office:value="6.33333333333333">
                <text:p>6.33333333333333</text:p>
                <draw:g>
                  <svg:desc>'resultados - jboss'.AA6:'resultados - jboss'.AA13</svg:desc>
                </draw:g>
              </table:table-cell>
              <table:table-cell office:value-type="float" office:value="16.25">
                <text:p>16.25</text:p>
                <draw:g>
                  <svg:desc>'resultados - jboss'.AB6:'resultados - jboss'.AB13</svg:desc>
                </draw:g>
              </table:table-cell>
              <table:table-cell office:value-type="float" office:value="4.74155978007067">
                <text:p>4.74155978007067</text:p>
                <draw:g>
                  <svg:desc>'resultados - jboss'.AC6:'resultados - jboss'.AC13</svg:desc>
                </draw:g>
              </table:table-cell>
              <table:table-cell office:value-type="float" office:value="18.7886312595571">
                <text:p>18.7886312595571</text:p>
                <draw:g>
                  <svg:desc>'resultados - jboss'.AD6:'resultados - jboss'.AD13</svg:desc>
                </draw:g>
              </table:table-cell>
            </table:table-row>
            <table:table-row>
              <table:table-cell office:value-type="string">
                <text:p>2</text:p>
              </table:table-cell>
              <table:table-cell office:value-type="float" office:value="600">
                <text:p>600</text:p>
              </table:table-cell>
              <table:table-cell office:value-type="float" office:value="4.33333333333333">
                <text:p>4.33333333333333</text:p>
              </table:table-cell>
              <table:table-cell office:value-type="float" office:value="14.2708333333333">
                <text:p>14.2708333333333</text:p>
              </table:table-cell>
              <table:table-cell office:value-type="float" office:value="4.32494245499421">
                <text:p>4.32494245499421</text:p>
              </table:table-cell>
              <table:table-cell office:value-type="float" office:value="8.3773017981663">
                <text:p>8.3773017981663</text:p>
              </table:table-cell>
              <table:table-cell office:value-type="float" office:value="7">
                <text:p>7</text:p>
              </table:table-cell>
              <table:table-cell office:value-type="float" office:value="22.0833333333333">
                <text:p>22.0833333333333</text:p>
              </table:table-cell>
              <table:table-cell office:value-type="float" office:value="20.9423764253118">
                <text:p>20.9423764253118</text:p>
              </table:table-cell>
              <table:table-cell office:value-type="float" office:value="40.4897876795719">
                <text:p>40.4897876795719</text:p>
              </table:table-cell>
            </table:table-row>
            <table:table-row>
              <table:table-cell office:value-type="string">
                <text:p>3</text:p>
              </table:table-cell>
              <table:table-cell office:value-type="float" office:value="900">
                <text:p>900</text:p>
              </table:table-cell>
              <table:table-cell office:value-type="float" office:value="5.33333333333333">
                <text:p>5.33333333333333</text:p>
              </table:table-cell>
              <table:table-cell office:value-type="float" office:value="19.4791666666667">
                <text:p>19.4791666666667</text:p>
              </table:table-cell>
              <table:table-cell office:value-type="float" office:value="9.21720828491973">
                <text:p>9.21720828491973</text:p>
              </table:table-cell>
              <table:table-cell office:value-type="float" office:value="19.4645768618874">
                <text:p>19.4645768618874</text:p>
              </table:table-cell>
              <table:table-cell office:value-type="float" office:value="8.66666666666667">
                <text:p>8.66666666666667</text:p>
              </table:table-cell>
              <table:table-cell office:value-type="float" office:value="19.3014705882353">
                <text:p>19.3014705882353</text:p>
              </table:table-cell>
              <table:table-cell office:value-type="float" office:value="9.43968485582126">
                <text:p>9.43968485582126</text:p>
              </table:table-cell>
              <table:table-cell office:value-type="float" office:value="13.539879371867">
                <text:p>13.539879371867</text:p>
              </table:table-cell>
            </table:table-row>
            <table:table-row>
              <table:table-cell office:value-type="string">
                <text:p>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00">
                <text:p>100</text:p>
              </table:table-cell>
              <table:table-cell office:value-type="float" office:value="100">
                <text:p>100</text:p>
              </table:table-cell>
              <table:table-cell office:value-type="float" office:value="NaN">
                <text:p>NaN</text:p>
              </table:table-cell>
              <table:table-cell office:value-type="float" office:value="NaN">
                <text:p>NaN</text:p>
              </table:table-cell>
            </table:table-row>
            <table:table-row>
              <table:table-cell office:value-type="string">
                <text:p>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200">
                <text:p>200</text:p>
              </table:table-cell>
              <table:table-cell office:value-type="float" office:value="200">
                <text:p>200</text:p>
              </table:table-cell>
              <table:table-cell office:value-type="float" office:value="NaN">
                <text:p>NaN</text:p>
              </table:table-cell>
              <table:table-cell office:value-type="float" office:value="NaN">
                <text:p>NaN</text:p>
              </table:table-cell>
            </table:table-row>
            <table:table-row>
              <table:table-cell office:value-type="string">
                <text:p>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300">
                <text:p>300</text:p>
              </table:table-cell>
              <table:table-cell office:value-type="float" office:value="300">
                <text:p>300</text:p>
              </table:table-cell>
              <table:table-cell office:value-type="float" office:value="NaN">
                <text:p>NaN</text:p>
              </table:table-cell>
              <table:table-cell office:value-type="float" office:value="NaN">
                <text:p>NaN</text:p>
              </table:table-cell>
            </table:table-row>
            <table:table-row>
              <table:table-cell office:value-type="string">
                <text:p>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1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4$Unix LibreOffice_project/340m1$Build-402</meta:generator>
  </office:meta>
</office:document-meta>
</file>

<file path=Object 1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1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sort-by-x-values="true" chart:right-angled-axes="true" chart:data-label-number="value" chart:data-label-text="false" chart:data-label-symbol="fals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4">
      <style:chart-properties chart:display-label="true" chart:logarithmic="false" chart:maximum="700" chart:reverse-direction="false" text:line-break="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4">
      <style:chart-properties chart:symbol-type="named-symbol" chart:symbol-name="diamond" chart:symbol-width="0.25cm" chart:symbol-height="0.25cm"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1" style:family="chart" style:data-style-name="N4">
      <style:chart-properties chart:symbol-type="named-symbol" chart:symbol-name="arrow-down" chart:symbol-width="0.25cm" chart:symbol-height="0.25cm"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2" style:family="chart" style:data-style-name="N4">
      <style:chart-properties chart:symbol-type="named-symbol" chart:symbol-name="arrow-up" chart:symbol-width="0.25cm" chart:symbol-height="0.25cm" chart:data-label-number="value" chart:data-label-text="false" chart:data-label-symbol="false"/>
      <style:graphic-properties svg:stroke-width="0.08cm" svg:stroke-color="#579d1c" draw:fill-color="#579d1c"/>
      <style:text-properties fo:font-size="10pt" style:font-size-asian="10pt" style:font-size-complex="10pt"/>
    </style:style>
    <style:style style:name="ch13" style:family="chart" style:data-style-name="N4">
      <style:chart-properties chart:symbol-type="named-symbol" chart:symbol-name="arrow-right" chart:symbol-width="0.25cm" chart:symbol-height="0.25cm" chart:data-label-number="value" chart:data-label-text="false" chart:data-label-symbol="false"/>
      <style:graphic-properties svg:stroke-width="0.08cm" svg:stroke-color="#7e0021" draw:fill-color="#7e0021"/>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31.608cm" svg:height="13.046cm" xlink:href=".." xlink:type="simple" chart:class="chart:scatter" chart:style-name="ch1">
        <chart:title svg:x="13.485cm" svg:y="0.396cm" chart:style-name="ch2">
          <text:p>LT - JBoss - Individual</text:p>
        </chart:title>
        <chart:legend chart:legend-position="end" svg:x="23.173cm" svg:y="5.477cm" style:legend-expansion="high" chart:style-name="ch3"/>
        <chart:plot-area chart:style-name="ch4" table:cell-range-address="'resultados - jboss'.T18:'resultados - jboss'.T24 'resultados - jboss'.V17:'resultados - jboss'.Y24" chart:data-source-has-labels="row" svg:x="1.643cm" svg:y="1.955cm" svg:width="20.266cm" svg:height="9.85cm">
          <chartooo:coordinate-region svg:x="2.926cm" svg:y="2.154cm" svg:width="18.611cm" svg:height="9.004cm"/>
          <chart:axis chart:dimension="x" chart:name="primary-x" chart:style-name="ch5">
            <chart:title svg:x="10.144cm" svg:y="12.065cm" chart:style-name="ch6">
              <text:p>Cantidad de Usuarios</text:p>
            </chart:title>
          </chart:axis>
          <chart:axis chart:dimension="y" chart:name="primary-y" chart:style-name="ch7">
            <chart:title svg:x="0.451cm" svg:y="8.869cm" chart:style-name="ch8">
              <text:p>Tiempos de respuesta [ms]</text:p>
            </chart:title>
            <chart:grid chart:style-name="ch9" chart:class="major"/>
          </chart:axis>
          <chart:series chart:style-name="ch10" chart:values-cell-range-address="'resultados - jboss'.V18:'resultados - jboss'.V24" chart:label-cell-address="'resultados - jboss'.V17:'resultados - jboss'.V17" chart:class="chart:scatter">
            <chart:domain table:cell-range-address="'resultados - jboss'.T18:'resultados - jboss'.T24"/>
            <chart:data-point chart:repeated="7"/>
          </chart:series>
          <chart:series chart:style-name="ch11" chart:values-cell-range-address="'resultados - jboss'.W18:'resultados - jboss'.W24" chart:label-cell-address="'resultados - jboss'.W17:'resultados - jboss'.W17" chart:class="chart:scatter">
            <chart:data-point chart:repeated="7"/>
          </chart:series>
          <chart:series chart:style-name="ch12" chart:values-cell-range-address="'resultados - jboss'.X18:'resultados - jboss'.X24" chart:label-cell-address="'resultados - jboss'.X17:'resultados - jboss'.X17" chart:class="chart:scatter">
            <chart:data-point chart:repeated="7"/>
          </chart:series>
          <chart:series chart:style-name="ch13" chart:values-cell-range-address="'resultados - jboss'.Y18:'resultados - jboss'.Y24" chart:label-cell-address="'resultados - jboss'.Y17:'resultados - jboss'.Y17" chart:class="chart:scatter">
            <chart:data-point chart:repeated="7"/>
          </chart:series>
          <chart:wall chart:style-name="ch14"/>
          <chart:floor chart:style-name="ch15"/>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Column T</text:p>
              </table:table-cell>
              <table:table-cell office:value-type="string">
                <text:p>Media total datos clusterizados</text:p>
                <draw:g>
                  <svg:desc>'resultados - jboss'.V17:'resultados - jboss'.V17</svg:desc>
                </draw:g>
              </table:table-cell>
              <table:table-cell office:value-type="string">
                <text:p>Media total datos sin clusterizar</text:p>
                <draw:g>
                  <svg:desc>'resultados - jboss'.W17:'resultados - jboss'.W17</svg:desc>
                </draw:g>
              </table:table-cell>
              <table:table-cell office:value-type="string">
                <text:p>Desviación estándar total datos clusterizados</text:p>
                <draw:g>
                  <svg:desc>'resultados - jboss'.X17:'resultados - jboss'.X17</svg:desc>
                </draw:g>
              </table:table-cell>
              <table:table-cell office:value-type="string">
                <text:p>Desviación estándar total datos sin clusterizar</text:p>
                <draw:g>
                  <svg:desc>'resultados - jboss'.Y17:'resultados - jboss'.Y17</svg:desc>
                </draw:g>
              </table:table-cell>
            </table:table-row>
          </table:table-header-rows>
          <table:table-rows>
            <table:table-row>
              <table:table-cell office:value-type="string">
                <text:p>1</text:p>
              </table:table-cell>
              <table:table-cell office:value-type="float" office:value="900">
                <text:p>900</text:p>
                <draw:g>
                  <svg:desc>'resultados - jboss'.T18:'resultados - jboss'.T24</svg:desc>
                </draw:g>
              </table:table-cell>
              <table:table-cell office:value-type="float" office:value="5.33333333333333">
                <text:p>5.33333333333333</text:p>
                <draw:g>
                  <svg:desc>'resultados - jboss'.V18:'resultados - jboss'.V24</svg:desc>
                </draw:g>
              </table:table-cell>
              <table:table-cell office:value-type="float" office:value="16.9166666666667">
                <text:p>16.9166666666667</text:p>
                <draw:g>
                  <svg:desc>'resultados - jboss'.W18:'resultados - jboss'.W24</svg:desc>
                </draw:g>
              </table:table-cell>
              <table:table-cell office:value-type="float" office:value="4.18896249159249">
                <text:p>4.18896249159249</text:p>
                <draw:g>
                  <svg:desc>'resultados - jboss'.X18:'resultados - jboss'.X24</svg:desc>
                </draw:g>
              </table:table-cell>
              <table:table-cell office:value-type="float" office:value="8.23865535130206">
                <text:p>8.23865535130206</text:p>
                <draw:g>
                  <svg:desc>'resultados - jboss'.Y18:'resultados - jboss'.Y24</svg:desc>
                </draw:g>
              </table:table-cell>
            </table:table-row>
            <table:table-row>
              <table:table-cell office:value-type="string">
                <text:p>2</text:p>
              </table:table-cell>
              <table:table-cell office:value-type="float" office:value="2000">
                <text:p>2000</text:p>
              </table:table-cell>
              <table:table-cell office:value-type="float" office:value="4.33333333333333">
                <text:p>4.33333333333333</text:p>
              </table:table-cell>
              <table:table-cell office:value-type="float" office:value="15.7916666666667">
                <text:p>15.7916666666667</text:p>
              </table:table-cell>
              <table:table-cell office:value-type="float" office:value="5.24122653069128">
                <text:p>5.24122653069128</text:p>
              </table:table-cell>
              <table:table-cell office:value-type="float" office:value="8.46894474225094">
                <text:p>8.46894474225094</text:p>
              </table:table-cell>
            </table:table-row>
            <table:table-row>
              <table:table-cell office:value-type="string">
                <text:p>3</text:p>
              </table:table-cell>
              <table:table-cell office:value-type="float" office:value="2600">
                <text:p>2600</text:p>
              </table:table-cell>
              <table:table-cell office:value-type="float" office:value="4.66666666666667">
                <text:p>4.66666666666667</text:p>
              </table:table-cell>
              <table:table-cell office:value-type="float" office:value="17.6666666666667">
                <text:p>17.6666666666667</text:p>
              </table:table-cell>
              <table:table-cell office:value-type="float" office:value="6.81302018397812">
                <text:p>6.81302018397812</text:p>
              </table:table-cell>
              <table:table-cell office:value-type="float" office:value="11.8762131800796">
                <text:p>11.8762131800796</text:p>
              </table:table-cell>
            </table:table-row>
            <table:table-row>
              <table:table-cell office:value-type="string">
                <text:p>4</text:p>
              </table:table-cell>
              <table:table-cell office:value-type="float" office:value="2900">
                <text:p>2900</text:p>
              </table:table-cell>
              <table:table-cell office:value-type="float" office:value="5">
                <text:p>5</text:p>
              </table:table-cell>
              <table:table-cell office:value-type="float" office:value="19.5833333333333">
                <text:p>19.5833333333333</text:p>
              </table:table-cell>
              <table:table-cell office:value-type="float" office:value="8.16624636295495">
                <text:p>8.16624636295495</text:p>
              </table:table-cell>
              <table:table-cell office:value-type="float" office:value="14.7185033601018">
                <text:p>14.7185033601018</text:p>
              </table:table-cell>
            </table:table-row>
            <table:table-row>
              <table:table-cell office:value-type="string">
                <text:p>5</text:p>
              </table:table-cell>
              <table:table-cell office:value-type="float" office:value="3000">
                <text:p>3000</text:p>
              </table:table-cell>
              <table:table-cell office:value-type="float" office:value="7">
                <text:p>7</text:p>
              </table:table-cell>
              <table:table-cell office:value-type="float" office:value="24.5">
                <text:p>24.5</text:p>
              </table:table-cell>
              <table:table-cell office:value-type="float" office:value="24.5699983090075">
                <text:p>24.5699983090075</text:p>
              </table:table-cell>
              <table:table-cell office:value-type="float" office:value="32.5750333770204">
                <text:p>32.5750333770204</text:p>
              </table:table-cell>
            </table:table-row>
            <table:table-row>
              <table:table-cell office:value-type="string">
                <text:p>6</text:p>
              </table:table-cell>
              <table:table-cell office:value-type="float" office:value="3600">
                <text:p>3600</text:p>
              </table:table-cell>
              <table:table-cell office:value-type="float" office:value="10">
                <text:p>10</text:p>
              </table:table-cell>
              <table:table-cell office:value-type="float" office:value="32.5">
                <text:p>32.5</text:p>
              </table:table-cell>
              <table:table-cell office:value-type="float" office:value="45.4235048990604">
                <text:p>45.4235048990604</text:p>
              </table:table-cell>
              <table:table-cell office:value-type="float" office:value="52.7799024107688">
                <text:p>52.7799024107688</text:p>
              </table:table-cell>
            </table:table-row>
            <table:table-row>
              <table:table-cell office:value-type="string">
                <text:p>7</text:p>
              </table:table-cell>
              <table:table-cell office:value-type="float" office:value="3800">
                <text:p>3800</text:p>
              </table:table-cell>
              <table:table-cell office:value-type="float" office:value="11.3333333333333">
                <text:p>11.3333333333333</text:p>
              </table:table-cell>
              <table:table-cell office:value-type="float" office:value="40.7083333333333">
                <text:p>40.7083333333333</text:p>
              </table:table-cell>
              <table:table-cell office:value-type="float" office:value="55.414092264997">
                <text:p>55.414092264997</text:p>
              </table:table-cell>
              <table:table-cell office:value-type="float" office:value="64.8323012552899">
                <text:p>64.8323012552899</text:p>
              </table:table-cell>
            </table:table-row>
          </table:table-rows>
        </table:table>
      </chart:chart>
    </office:chart>
  </office:body>
</office:document-content>
</file>

<file path=Object 1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4$Unix LibreOffice_project/340m1$Build-402</meta:generator>
  </office:meta>
</office:document-meta>
</file>

<file path=Object 1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1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chart:data-label-number="value" chart:data-label-text="false" chart:data-label-symbol="fals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4">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4">
      <style:chart-properties chart:symbol-type="named-symbol" chart:symbol-name="diamond" chart:symbol-width="0.25cm" chart:symbol-height="0.25cm"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1" style:family="chart" style:data-style-name="N4">
      <style:chart-properties chart:symbol-type="named-symbol" chart:symbol-name="arrow-down" chart:symbol-width="0.25cm" chart:symbol-height="0.25cm"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31.891cm" svg:height="13.873cm" xlink:href=".." xlink:type="simple" chart:class="chart:scatter" chart:style-name="ch1">
        <chart:title svg:x="13.6cm" svg:y="0.413cm" chart:style-name="ch2">
          <text:p>ST - JBoss - Individual</text:p>
        </chart:title>
        <chart:legend chart:legend-position="end" svg:x="23.562cm" svg:y="6.388cm" style:legend-expansion="high" chart:style-name="ch3"/>
        <chart:plot-area chart:style-name="ch4" table:cell-range-address="'resultados - jboss'.N30:'resultados - jboss'.N35 'resultados - jboss'.P29:'resultados - jboss'.Q35" chart:data-source-has-labels="row" svg:x="1.648cm" svg:y="2.023cm" svg:width="20.64cm" svg:height="10.592cm">
          <chartooo:coordinate-region svg:x="3.407cm" svg:y="2.222cm" svg:width="18.509cm" svg:height="9.746cm"/>
          <chart:axis chart:dimension="x" chart:name="primary-x" chart:style-name="ch5">
            <chart:title svg:x="10.336cm" svg:y="12.892cm" chart:style-name="ch6">
              <text:p>Cantidad de Usuarios</text:p>
            </chart:title>
          </chart:axis>
          <chart:axis chart:dimension="y" chart:name="primary-y" chart:style-name="ch7">
            <chart:title svg:x="0.451cm" svg:y="9.308cm" chart:style-name="ch8">
              <text:p>Tiempos de respuesta [ms]</text:p>
            </chart:title>
            <chart:grid chart:style-name="ch9" chart:class="major"/>
          </chart:axis>
          <chart:series chart:style-name="ch10" chart:values-cell-range-address="'resultados - jboss'.P30:'resultados - jboss'.P35" chart:label-cell-address="'resultados - jboss'.P29:'resultados - jboss'.P29" chart:class="chart:scatter">
            <chart:domain table:cell-range-address="'resultados - jboss'.N30:'resultados - jboss'.N35"/>
            <chart:data-point chart:repeated="6"/>
          </chart:series>
          <chart:series chart:style-name="ch11" chart:values-cell-range-address="'resultados - jboss'.Q30:'resultados - jboss'.Q35" chart:label-cell-address="'resultados - jboss'.Q29:'resultados - jboss'.Q29" chart:class="chart:scatter">
            <chart:data-point chart:repeated="6"/>
          </chart:series>
          <chart:wall chart:style-name="ch12"/>
          <chart:floor chart:style-name="ch13"/>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Column N</text:p>
              </table:table-cell>
              <table:table-cell office:value-type="string">
                <text:p>Media total datos clusterizados</text:p>
                <draw:g>
                  <svg:desc>'resultados - jboss'.P29:'resultados - jboss'.P29</svg:desc>
                </draw:g>
              </table:table-cell>
              <table:table-cell office:value-type="string">
                <text:p>Desviación estándar total datos clusterizados</text:p>
                <draw:g>
                  <svg:desc>'resultados - jboss'.Q29:'resultados - jboss'.Q29</svg:desc>
                </draw:g>
              </table:table-cell>
            </table:table-row>
          </table:table-header-rows>
          <table:table-rows>
            <table:table-row>
              <table:table-cell office:value-type="string">
                <text:p>1</text:p>
              </table:table-cell>
              <table:table-cell office:value-type="float" office:value="1500">
                <text:p>1500</text:p>
                <draw:g>
                  <svg:desc>'resultados - jboss'.N30:'resultados - jboss'.N35</svg:desc>
                </draw:g>
              </table:table-cell>
              <table:table-cell office:value-type="float" office:value="235.666666666667">
                <text:p>235.666666666667</text:p>
                <draw:g>
                  <svg:desc>'resultados - jboss'.P30:'resultados - jboss'.P35</svg:desc>
                </draw:g>
              </table:table-cell>
              <table:table-cell office:value-type="float" office:value="276.261504724438">
                <text:p>276.261504724438</text:p>
                <draw:g>
                  <svg:desc>'resultados - jboss'.Q30:'resultados - jboss'.Q35</svg:desc>
                </draw:g>
              </table:table-cell>
            </table:table-row>
            <table:table-row>
              <table:table-cell office:value-type="string">
                <text:p>2</text:p>
              </table:table-cell>
              <table:table-cell office:value-type="float" office:value="1800">
                <text:p>1800</text:p>
              </table:table-cell>
              <table:table-cell office:value-type="float" office:value="273.666666666667">
                <text:p>273.666666666667</text:p>
              </table:table-cell>
              <table:table-cell office:value-type="float" office:value="688.571881202666">
                <text:p>688.571881202666</text:p>
              </table:table-cell>
            </table:table-row>
            <table:table-row>
              <table:table-cell office:value-type="string">
                <text:p>3</text:p>
              </table:table-cell>
              <table:table-cell office:value-type="float" office:value="2400">
                <text:p>2400</text:p>
              </table:table-cell>
              <table:table-cell office:value-type="float" office:value="4144.33333333333">
                <text:p>4144.33333333333</text:p>
              </table:table-cell>
              <table:table-cell office:value-type="float" office:value="2862.54881920954">
                <text:p>2862.54881920954</text:p>
              </table:table-cell>
            </table:table-row>
            <table:table-row>
              <table:table-cell office:value-type="string">
                <text:p>4</text:p>
              </table:table-cell>
              <table:table-cell office:value-type="float" office:value="3000">
                <text:p>3000</text:p>
              </table:table-cell>
              <table:table-cell office:value-type="float" office:value="6809.33333333333">
                <text:p>6809.33333333333</text:p>
              </table:table-cell>
              <table:table-cell office:value-type="float" office:value="4672.45479215574">
                <text:p>4672.45479215574</text:p>
              </table:table-cell>
            </table:table-row>
            <table:table-row>
              <table:table-cell office:value-type="string">
                <text:p>5</text:p>
              </table:table-cell>
              <table:table-cell office:value-type="float" office:value="3600">
                <text:p>3600</text:p>
              </table:table-cell>
              <table:table-cell office:value-type="float" office:value="9418.33333333334">
                <text:p>9418.33333333334</text:p>
              </table:table-cell>
              <table:table-cell office:value-type="float" office:value="6259.88560495397">
                <text:p>6259.88560495397</text:p>
              </table:table-cell>
            </table:table-row>
            <table:table-row>
              <table:table-cell office:value-type="string">
                <text:p>6</text:p>
              </table:table-cell>
              <table:table-cell office:value-type="float" office:value="4200">
                <text:p>4200</text:p>
              </table:table-cell>
              <table:table-cell office:value-type="float" office:value="12266">
                <text:p>12266</text:p>
              </table:table-cell>
              <table:table-cell office:value-type="float" office:value="8037.8729466863">
                <text:p>8037.8729466863</text:p>
              </table:table-cell>
            </table:table-row>
          </table:table-rows>
        </table:table>
      </chart:chart>
    </office:chart>
  </office:body>
</office:document-content>
</file>

<file path=Object 1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4$Unix LibreOffice_project/340m1$Build-402</meta:generator>
  </office:meta>
</office:document-meta>
</file>

<file path=Object 1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sort-by-x-values="true" chart:right-angled-axes="true" chart:data-label-number="value" chart:data-label-text="false" chart:data-label-symbol="fals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4">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8" style:family="chart">
      <style:graphic-properties svg:stroke-color="#b3b3b3"/>
    </style:style>
    <style:style style:name="ch9" style:family="chart" style:data-style-name="N4">
      <style:chart-properties chart:symbol-type="named-symbol" chart:symbol-name="square" chart:symbol-width="0.25cm" chart:symbol-height="0.25cm"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10" style:family="chart" style:data-style-name="N4">
      <style:chart-properties chart:symbol-type="named-symbol" chart:symbol-name="diamond" chart:symbol-width="0.25cm" chart:symbol-height="0.25cm"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1" style:family="chart" style:data-style-name="N4">
      <style:chart-properties chart:symbol-type="named-symbol" chart:symbol-name="arrow-down" chart:symbol-width="0.25cm" chart:symbol-height="0.25cm"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2" style:family="chart" style:data-style-name="N4">
      <style:chart-properties chart:symbol-type="named-symbol" chart:symbol-name="arrow-up" chart:symbol-width="0.25cm" chart:symbol-height="0.25cm" chart:data-label-number="value" chart:data-label-text="false" chart:data-label-symbol="false"/>
      <style:graphic-properties svg:stroke-width="0.08cm" svg:stroke-color="#579d1c" draw:fill-color="#579d1c"/>
      <style:text-properties fo:font-size="10pt" style:font-size-asian="10pt" style:font-size-complex="10pt"/>
    </style:style>
    <style:style style:name="ch13" style:family="chart" style:data-style-name="N4">
      <style:chart-properties chart:symbol-type="named-symbol" chart:symbol-name="arrow-right" chart:symbol-width="0.25cm" chart:symbol-height="0.25cm" chart:data-label-number="value" chart:data-label-text="false" chart:data-label-symbol="false"/>
      <style:graphic-properties svg:stroke-width="0.08cm" svg:stroke-color="#7e0021" draw:fill-color="#7e0021"/>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35.436cm" svg:height="13.046cm" xlink:href=".." xlink:type="simple" chart:class="chart:scatter" chart:style-name="ch1">
        <chart:title svg:x="15.399cm" svg:y="0.396cm" chart:style-name="ch2">
          <text:p>LT - JBoss - Individual</text:p>
        </chart:title>
        <chart:legend chart:legend-position="end" svg:x="27.001cm" svg:y="5.228cm" style:legend-expansion="high" chart:style-name="ch3"/>
        <chart:plot-area chart:style-name="ch4" table:cell-range-address="'resultados - jboss'.T18:'resultados - jboss'.Y24 'resultados - jboss'.U17:'resultados - jboss'.Y17" chart:data-source-has-labels="row" svg:x="1.158cm" svg:y="1.955cm" svg:width="24.427cm" svg:height="9.85cm">
          <chartooo:coordinate-region svg:x="2.441cm" svg:y="2.154cm" svg:width="22.772cm" svg:height="9.004cm"/>
          <chart:axis chart:dimension="x" chart:name="primary-x" chart:style-name="ch5">
            <chart:title svg:x="11.739cm" svg:y="12.065cm" chart:style-name="ch6">
              <text:p>Cantidad de Usuarios</text:p>
            </chart:title>
          </chart:axis>
          <chart:axis chart:dimension="y" chart:name="primary-y" chart:style-name="ch7">
            <chart:grid chart:style-name="ch8" chart:class="major"/>
          </chart:axis>
          <chart:series chart:style-name="ch9" chart:values-cell-range-address="'resultados - jboss'.U18:'resultados - jboss'.U24" chart:label-cell-address="'resultados - jboss'.U17:'resultados - jboss'.U17" chart:class="chart:scatter">
            <chart:domain table:cell-range-address="'resultados - jboss'.T18:'resultados - jboss'.T24"/>
            <chart:data-point chart:repeated="7"/>
          </chart:series>
          <chart:series chart:style-name="ch10" chart:values-cell-range-address="'resultados - jboss'.V18:'resultados - jboss'.V24" chart:label-cell-address="'resultados - jboss'.V17:'resultados - jboss'.V17" chart:class="chart:scatter">
            <chart:data-point chart:repeated="7"/>
          </chart:series>
          <chart:series chart:style-name="ch11" chart:values-cell-range-address="'resultados - jboss'.W18:'resultados - jboss'.W24" chart:label-cell-address="'resultados - jboss'.W17:'resultados - jboss'.W17" chart:class="chart:scatter">
            <chart:data-point chart:repeated="7"/>
          </chart:series>
          <chart:series chart:style-name="ch12" chart:values-cell-range-address="'resultados - jboss'.X18:'resultados - jboss'.X24" chart:label-cell-address="'resultados - jboss'.X17:'resultados - jboss'.X17" chart:class="chart:scatter">
            <chart:data-point chart:repeated="7"/>
          </chart:series>
          <chart:series chart:style-name="ch13" chart:values-cell-range-address="'resultados - jboss'.Y18:'resultados - jboss'.Y24" chart:label-cell-address="'resultados - jboss'.Y17:'resultados - jboss'.Y17" chart:class="chart:scatter">
            <chart:data-point chart:repeated="7"/>
          </chart:series>
          <chart:wall chart:style-name="ch14"/>
          <chart:floor chart:style-name="ch15"/>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Column T</text:p>
              </table:table-cell>
              <table:table-cell office:value-type="string">
                <text:p>Rendimiento total</text:p>
                <draw:g>
                  <svg:desc>'resultados - jboss'.U17:'resultados - jboss'.U17</svg:desc>
                </draw:g>
              </table:table-cell>
              <table:table-cell office:value-type="string">
                <text:p>Media total datos clusterizados</text:p>
                <draw:g>
                  <svg:desc>'resultados - jboss'.V17:'resultados - jboss'.V17</svg:desc>
                </draw:g>
              </table:table-cell>
              <table:table-cell office:value-type="string">
                <text:p>Media total datos sin clusterizar</text:p>
                <draw:g>
                  <svg:desc>'resultados - jboss'.W17:'resultados - jboss'.W17</svg:desc>
                </draw:g>
              </table:table-cell>
              <table:table-cell office:value-type="string">
                <text:p>Desviación estándar total datos clusterizados</text:p>
                <draw:g>
                  <svg:desc>'resultados - jboss'.X17:'resultados - jboss'.X17</svg:desc>
                </draw:g>
              </table:table-cell>
              <table:table-cell office:value-type="string">
                <text:p>Desviación estándar total datos sin clusterizar</text:p>
                <draw:g>
                  <svg:desc>'resultados - jboss'.Y17:'resultados - jboss'.Y17</svg:desc>
                </draw:g>
              </table:table-cell>
            </table:table-row>
          </table:table-header-rows>
          <table:table-rows>
            <table:table-row>
              <table:table-cell office:value-type="string">
                <text:p>1</text:p>
              </table:table-cell>
              <table:table-cell office:value-type="float" office:value="900">
                <text:p>900</text:p>
                <draw:g>
                  <svg:desc>'resultados - jboss'.T18:'resultados - jboss'.T24</svg:desc>
                </draw:g>
              </table:table-cell>
              <table:table-cell office:value-type="float" office:value="116.77407410835">
                <text:p>116.77407410835</text:p>
                <draw:g>
                  <svg:desc>'resultados - jboss'.U18:'resultados - jboss'.U24</svg:desc>
                </draw:g>
              </table:table-cell>
              <table:table-cell office:value-type="float" office:value="5.33333333333333">
                <text:p>5.33333333333333</text:p>
                <draw:g>
                  <svg:desc>'resultados - jboss'.V18:'resultados - jboss'.V24</svg:desc>
                </draw:g>
              </table:table-cell>
              <table:table-cell office:value-type="float" office:value="16.9166666666667">
                <text:p>16.9166666666667</text:p>
                <draw:g>
                  <svg:desc>'resultados - jboss'.W18:'resultados - jboss'.W24</svg:desc>
                </draw:g>
              </table:table-cell>
              <table:table-cell office:value-type="float" office:value="4.18896249159249">
                <text:p>4.18896249159249</text:p>
                <draw:g>
                  <svg:desc>'resultados - jboss'.X18:'resultados - jboss'.X24</svg:desc>
                </draw:g>
              </table:table-cell>
              <table:table-cell office:value-type="float" office:value="8.23865535130206">
                <text:p>8.23865535130206</text:p>
                <draw:g>
                  <svg:desc>'resultados - jboss'.Y18:'resultados - jboss'.Y24</svg:desc>
                </draw:g>
              </table:table-cell>
            </table:table-row>
            <table:table-row>
              <table:table-cell office:value-type="string">
                <text:p>2</text:p>
              </table:table-cell>
              <table:table-cell office:value-type="float" office:value="2000">
                <text:p>2000</text:p>
              </table:table-cell>
              <table:table-cell office:value-type="float" office:value="256.91709931572">
                <text:p>256.91709931572</text:p>
              </table:table-cell>
              <table:table-cell office:value-type="float" office:value="4.33333333333333">
                <text:p>4.33333333333333</text:p>
              </table:table-cell>
              <table:table-cell office:value-type="float" office:value="15.7916666666667">
                <text:p>15.7916666666667</text:p>
              </table:table-cell>
              <table:table-cell office:value-type="float" office:value="5.24122653069128">
                <text:p>5.24122653069128</text:p>
              </table:table-cell>
              <table:table-cell office:value-type="float" office:value="8.46894474225094">
                <text:p>8.46894474225094</text:p>
              </table:table-cell>
            </table:table-row>
            <table:table-row>
              <table:table-cell office:value-type="string">
                <text:p>3</text:p>
              </table:table-cell>
              <table:table-cell office:value-type="float" office:value="2600">
                <text:p>2600</text:p>
              </table:table-cell>
              <table:table-cell office:value-type="float" office:value="329.765651051675">
                <text:p>329.765651051675</text:p>
              </table:table-cell>
              <table:table-cell office:value-type="float" office:value="4.66666666666667">
                <text:p>4.66666666666667</text:p>
              </table:table-cell>
              <table:table-cell office:value-type="float" office:value="17.6666666666667">
                <text:p>17.6666666666667</text:p>
              </table:table-cell>
              <table:table-cell office:value-type="float" office:value="6.81302018397812">
                <text:p>6.81302018397812</text:p>
              </table:table-cell>
              <table:table-cell office:value-type="float" office:value="11.8762131800796">
                <text:p>11.8762131800796</text:p>
              </table:table-cell>
            </table:table-row>
            <table:table-row>
              <table:table-cell office:value-type="string">
                <text:p>4</text:p>
              </table:table-cell>
              <table:table-cell office:value-type="float" office:value="2900">
                <text:p>2900</text:p>
              </table:table-cell>
              <table:table-cell office:value-type="float" office:value="372.430631618651">
                <text:p>372.430631618651</text:p>
              </table:table-cell>
              <table:table-cell office:value-type="float" office:value="5">
                <text:p>5</text:p>
              </table:table-cell>
              <table:table-cell office:value-type="float" office:value="19.5833333333333">
                <text:p>19.5833333333333</text:p>
              </table:table-cell>
              <table:table-cell office:value-type="float" office:value="8.16624636295495">
                <text:p>8.16624636295495</text:p>
              </table:table-cell>
              <table:table-cell office:value-type="float" office:value="14.7185033601018">
                <text:p>14.7185033601018</text:p>
              </table:table-cell>
            </table:table-row>
            <table:table-row>
              <table:table-cell office:value-type="string">
                <text:p>5</text:p>
              </table:table-cell>
              <table:table-cell office:value-type="float" office:value="3000">
                <text:p>3000</text:p>
              </table:table-cell>
              <table:table-cell office:value-type="float" office:value="378.896833810442">
                <text:p>378.896833810442</text:p>
              </table:table-cell>
              <table:table-cell office:value-type="float" office:value="7">
                <text:p>7</text:p>
              </table:table-cell>
              <table:table-cell office:value-type="float" office:value="24.5">
                <text:p>24.5</text:p>
              </table:table-cell>
              <table:table-cell office:value-type="float" office:value="24.5699983090075">
                <text:p>24.5699983090075</text:p>
              </table:table-cell>
              <table:table-cell office:value-type="float" office:value="32.5750333770204">
                <text:p>32.5750333770204</text:p>
              </table:table-cell>
            </table:table-row>
            <table:table-row>
              <table:table-cell office:value-type="string">
                <text:p>6</text:p>
              </table:table-cell>
              <table:table-cell office:value-type="float" office:value="3600">
                <text:p>3600</text:p>
              </table:table-cell>
              <table:table-cell office:value-type="float" office:value="447.124973093298">
                <text:p>447.124973093298</text:p>
              </table:table-cell>
              <table:table-cell office:value-type="float" office:value="10">
                <text:p>10</text:p>
              </table:table-cell>
              <table:table-cell office:value-type="float" office:value="32.5">
                <text:p>32.5</text:p>
              </table:table-cell>
              <table:table-cell office:value-type="float" office:value="45.4235048990604">
                <text:p>45.4235048990604</text:p>
              </table:table-cell>
              <table:table-cell office:value-type="float" office:value="52.7799024107688">
                <text:p>52.7799024107688</text:p>
              </table:table-cell>
            </table:table-row>
            <table:table-row>
              <table:table-cell office:value-type="string">
                <text:p>7</text:p>
              </table:table-cell>
              <table:table-cell office:value-type="float" office:value="3800">
                <text:p>3800</text:p>
              </table:table-cell>
              <table:table-cell office:value-type="float" office:value="473.638249477814">
                <text:p>473.638249477814</text:p>
              </table:table-cell>
              <table:table-cell office:value-type="float" office:value="11.3333333333333">
                <text:p>11.3333333333333</text:p>
              </table:table-cell>
              <table:table-cell office:value-type="float" office:value="40.7083333333333">
                <text:p>40.7083333333333</text:p>
              </table:table-cell>
              <table:table-cell office:value-type="float" office:value="55.414092264997">
                <text:p>55.414092264997</text:p>
              </table:table-cell>
              <table:table-cell office:value-type="float" office:value="64.8323012552899">
                <text:p>64.8323012552899</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4$Unix LibreOffice_project/340m1$Build-40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2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chart:data-label-number="value" chart:data-label-text="false" chart:data-label-symbol="fals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4">
      <style:chart-properties chart:display-label="true" chart:logarithmic="false" chart:maximum="700" chart:reverse-direction="false" text:line-break="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4">
      <style:chart-properties chart:symbol-type="named-symbol" chart:symbol-name="diamond" chart:symbol-width="0.25cm" chart:symbol-height="0.25cm"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1" style:family="chart" style:data-style-name="N4">
      <style:chart-properties chart:symbol-type="named-symbol" chart:symbol-name="arrow-down" chart:symbol-width="0.25cm" chart:symbol-height="0.25cm"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31.985cm" svg:height="13.873cm" xlink:href=".." xlink:type="simple" chart:class="chart:scatter" chart:style-name="ch1">
        <chart:title svg:x="13.488cm" svg:y="0.413cm" chart:style-name="ch2">
          <text:p>NST - JBoss - Individual</text:p>
        </chart:title>
        <chart:legend chart:legend-position="end" svg:x="23.55cm" svg:y="6.388cm" style:legend-expansion="high" chart:style-name="ch3"/>
        <chart:plot-area chart:style-name="ch4" table:cell-range-address="'resultados - jboss'.N41:'resultados - jboss'.N42 'resultados - jboss'.P40:'resultados - jboss'.Q42" chart:data-source-has-labels="row" svg:x="1.65cm" svg:y="2.023cm" svg:width="20.622cm" svg:height="10.592cm">
          <chartooo:coordinate-region svg:x="2.933cm" svg:y="2.222cm" svg:width="18.967cm" svg:height="9.746cm"/>
          <chart:axis chart:dimension="x" chart:name="primary-x" chart:style-name="ch5">
            <chart:title svg:x="10.329cm" svg:y="12.892cm" chart:style-name="ch6">
              <text:p>Cantidad de Usuarios</text:p>
            </chart:title>
          </chart:axis>
          <chart:axis chart:dimension="y" chart:name="primary-y" chart:style-name="ch7">
            <chart:title svg:x="0.451cm" svg:y="9.308cm" chart:style-name="ch8">
              <text:p>Tiempos de respuesta [ms]</text:p>
            </chart:title>
            <chart:grid chart:style-name="ch9" chart:class="major"/>
          </chart:axis>
          <chart:series chart:style-name="ch10" chart:values-cell-range-address="'resultados - jboss'.P41:'resultados - jboss'.P42" chart:label-cell-address="'resultados - jboss'.P40:'resultados - jboss'.P40" chart:class="chart:scatter">
            <chart:domain table:cell-range-address="'resultados - jboss'.N41:'resultados - jboss'.N42"/>
            <chart:data-point chart:repeated="2"/>
          </chart:series>
          <chart:series chart:style-name="ch11" chart:values-cell-range-address="'resultados - jboss'.Q41:'resultados - jboss'.Q42" chart:label-cell-address="'resultados - jboss'.Q40:'resultados - jboss'.Q40" chart:class="chart:scatter">
            <chart:data-point chart:repeated="2"/>
          </chart:series>
          <chart:wall chart:style-name="ch12"/>
          <chart:floor chart:style-name="ch13"/>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Column N</text:p>
              </table:table-cell>
              <table:table-cell office:value-type="string">
                <text:p>Media total datos sin clusterizar</text:p>
                <draw:g>
                  <svg:desc>'resultados - jboss'.P40:'resultados - jboss'.P40</svg:desc>
                </draw:g>
              </table:table-cell>
              <table:table-cell office:value-type="string">
                <text:p>Desviación estándar total datos sin clusterizar</text:p>
                <draw:g>
                  <svg:desc>'resultados - jboss'.Q40:'resultados - jboss'.Q40</svg:desc>
                </draw:g>
              </table:table-cell>
            </table:table-row>
          </table:table-header-rows>
          <table:table-rows>
            <table:table-row>
              <table:table-cell office:value-type="string">
                <text:p>1</text:p>
              </table:table-cell>
              <table:table-cell office:value-type="float" office:value="900">
                <text:p>900</text:p>
                <draw:g>
                  <svg:desc>'resultados - jboss'.N41:'resultados - jboss'.N42</svg:desc>
                </draw:g>
              </table:table-cell>
              <table:table-cell office:value-type="float" office:value="12.3333333333333">
                <text:p>12.3333333333333</text:p>
                <draw:g>
                  <svg:desc>'resultados - jboss'.P41:'resultados - jboss'.P42</svg:desc>
                </draw:g>
              </table:table-cell>
              <table:table-cell office:value-type="float" office:value="17.1355207394869">
                <text:p>17.1355207394869</text:p>
                <draw:g>
                  <svg:desc>'resultados - jboss'.Q41:'resultados - jboss'.Q42</svg:desc>
                </draw:g>
              </table:table-cell>
            </table:table-row>
            <table:table-row>
              <table:table-cell office:value-type="string">
                <text:p>2</text:p>
              </table:table-cell>
              <table:table-cell office:value-type="float" office:value="2000">
                <text:p>2000</text:p>
              </table:table-cell>
              <table:table-cell office:value-type="float" office:value="85">
                <text:p>85</text:p>
              </table:table-cell>
              <table:table-cell office:value-type="float" office:value="503.739364040375">
                <text:p>503.739364040375</text:p>
              </table:table-cell>
            </table:table-row>
          </table:table-rows>
        </table:table>
      </chart:chart>
    </office:chart>
  </office:body>
</office:document-content>
</file>

<file path=Object 20/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4$Unix LibreOffice_project/340m1$Build-402</meta:generator>
  </office:meta>
</office:document-meta>
</file>

<file path=Object 2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2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sort-by-x-values="true" chart:right-angled-axes="true" chart:data-label-number="value" chart:data-label-text="false" chart:data-label-symbol="fals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4">
      <style:chart-properties chart:display-label="true" chart:logarithmic="false" chart:maximum="700" chart:reverse-direction="false" text:line-break="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4">
      <style:chart-properties chart:symbol-type="named-symbol" chart:symbol-name="square" chart:symbol-width="0.25cm" chart:symbol-height="0.25cm"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11" style:family="chart" style:data-style-name="N4">
      <style:chart-properties chart:symbol-type="named-symbol" chart:symbol-name="arrow-left" chart:symbol-width="0.25cm" chart:symbol-height="0.25cm" chart:data-label-number="value" chart:data-label-text="false" chart:data-label-symbol="false"/>
      <style:graphic-properties svg:stroke-width="0.08cm" svg:stroke-color="#83caff" draw:fill-color="#83caff"/>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30.573cm" svg:height="18.62cm" xlink:href=".." xlink:type="simple" chart:class="chart:scatter" chart:style-name="ch1">
        <chart:title svg:x="12.808cm" svg:y="0.508cm" chart:style-name="ch2">
          <text:p>STT - JBoss - Individual</text:p>
        </chart:title>
        <chart:legend chart:legend-position="end" svg:x="25.525cm" svg:y="8.762cm" style:legend-expansion="high" chart:style-name="ch3"/>
        <chart:plot-area chart:style-name="ch4" table:cell-range-address="'resultados - jboss'.T6:'resultados - jboss'.U13 'resultados - jboss'.U5:'resultados - jboss'.U5 'resultados - jboss'.Z5:'resultados - jboss'.Z13" chart:data-source-has-labels="row" svg:x="1.622cm" svg:y="2.403cm" svg:width="22.681cm" svg:height="14.864cm">
          <chartooo:coordinate-region svg:x="2.905cm" svg:y="2.603cm" svg:width="21.026cm" svg:height="14.017cm"/>
          <chart:axis chart:dimension="x" chart:name="primary-x" chart:style-name="ch5">
            <chart:title svg:x="11.33cm" svg:y="17.639cm" chart:style-name="ch6">
              <text:p>Cantidad de Usuarios</text:p>
            </chart:title>
          </chart:axis>
          <chart:axis chart:dimension="y" chart:name="primary-y" chart:style-name="ch7">
            <chart:title svg:x="0.451cm" svg:y="11.189cm" chart:style-name="ch8">
              <text:p>Pedidos/Segundo</text:p>
            </chart:title>
            <chart:grid chart:style-name="ch9" chart:class="major"/>
          </chart:axis>
          <chart:series chart:style-name="ch10" chart:values-cell-range-address="'resultados - jboss'.U6:'resultados - jboss'.U13" chart:label-cell-address="'resultados - jboss'.U5:'resultados - jboss'.U5" chart:class="chart:scatter">
            <chart:domain table:cell-range-address="'resultados - jboss'.T6:'resultados - jboss'.T13"/>
            <chart:data-point chart:repeated="8"/>
          </chart:series>
          <chart:series chart:style-name="ch11" chart:values-cell-range-address="'resultados - jboss'.Z6:'resultados - jboss'.Z13" chart:label-cell-address="'resultados - jboss'.Z5:'resultados - jboss'.Z5" chart:class="chart:scatter">
            <chart:data-point chart:repeated="8"/>
          </chart:series>
          <chart:wall chart:style-name="ch12"/>
          <chart:floor chart:style-name="ch13"/>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Column T</text:p>
              </table:table-cell>
              <table:table-cell office:value-type="string">
                <text:p>Rendimiento total</text:p>
                <draw:g>
                  <svg:desc>'resultados - jboss'.U5:'resultados - jboss'.U5</svg:desc>
                </draw:g>
              </table:table-cell>
              <table:table-cell office:value-type="string">
                <text:p>Rendimiento total cache</text:p>
                <draw:g>
                  <svg:desc>'resultados - jboss'.Z5:'resultados - jboss'.Z5</svg:desc>
                </draw:g>
              </table:table-cell>
            </table:table-row>
          </table:table-header-rows>
          <table:table-rows>
            <table:table-row>
              <table:table-cell office:value-type="string">
                <text:p>1</text:p>
              </table:table-cell>
              <table:table-cell office:value-type="float" office:value="300">
                <text:p>300</text:p>
                <draw:g>
                  <svg:desc>'resultados - jboss'.T6:'resultados - jboss'.T13</svg:desc>
                </draw:g>
              </table:table-cell>
              <table:table-cell office:value-type="float" office:value="41.0245234208987">
                <text:p>41.0245234208987</text:p>
                <draw:g>
                  <svg:desc>'resultados - jboss'.U6:'resultados - jboss'.U13</svg:desc>
                </draw:g>
              </table:table-cell>
              <table:table-cell office:value-type="float" office:value="40.8835318673255">
                <text:p>40.8835318673255</text:p>
                <draw:g>
                  <svg:desc>'resultados - jboss'.Z6:'resultados - jboss'.Z13</svg:desc>
                </draw:g>
              </table:table-cell>
            </table:table-row>
            <table:table-row>
              <table:table-cell office:value-type="string">
                <text:p>2</text:p>
              </table:table-cell>
              <table:table-cell office:value-type="float" office:value="600">
                <text:p>600</text:p>
              </table:table-cell>
              <table:table-cell office:value-type="float" office:value="78.5830351358787">
                <text:p>78.5830351358787</text:p>
              </table:table-cell>
              <table:table-cell office:value-type="float" office:value="81.7120810296338">
                <text:p>81.7120810296338</text:p>
              </table:table-cell>
            </table:table-row>
            <table:table-row>
              <table:table-cell office:value-type="string">
                <text:p>3</text:p>
              </table:table-cell>
              <table:table-cell office:value-type="float" office:value="900">
                <text:p>900</text:p>
              </table:table-cell>
              <table:table-cell office:value-type="float" office:value="120.325094063292">
                <text:p>120.325094063292</text:p>
              </table:table-cell>
              <table:table-cell office:value-type="float" office:value="118.817525421065">
                <text:p>118.817525421065</text:p>
              </table:table-cell>
            </table:table-row>
            <table:table-row>
              <table:table-cell office:value-type="string">
                <text:p>4</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5</text:p>
              </table:table-cell>
              <table:table-cell office:value-type="float" office:value="NaN">
                <text:p>NaN</text:p>
              </table:table-cell>
              <table:table-cell office:value-type="float" office:value="NaN">
                <text:p>NaN</text:p>
              </table:table-cell>
              <table:table-cell office:value-type="float" office:value="100">
                <text:p>100</text:p>
              </table:table-cell>
            </table:table-row>
            <table:table-row>
              <table:table-cell office:value-type="string">
                <text:p>6</text:p>
              </table:table-cell>
              <table:table-cell office:value-type="float" office:value="NaN">
                <text:p>NaN</text:p>
              </table:table-cell>
              <table:table-cell office:value-type="float" office:value="NaN">
                <text:p>NaN</text:p>
              </table:table-cell>
              <table:table-cell office:value-type="float" office:value="200">
                <text:p>200</text:p>
              </table:table-cell>
            </table:table-row>
            <table:table-row>
              <table:table-cell office:value-type="string">
                <text:p>7</text:p>
              </table:table-cell>
              <table:table-cell office:value-type="float" office:value="NaN">
                <text:p>NaN</text:p>
              </table:table-cell>
              <table:table-cell office:value-type="float" office:value="NaN">
                <text:p>NaN</text:p>
              </table:table-cell>
              <table:table-cell office:value-type="float" office:value="300">
                <text:p>300</text:p>
              </table:table-cell>
            </table:table-row>
            <table:table-row>
              <table:table-cell office:value-type="string">
                <text:p>8</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2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4$Unix LibreOffice_project/340m1$Build-402</meta:generator>
  </office:meta>
</office:document-meta>
</file>

<file path=Object 2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draw:gradient draw:name="Gradient_20_7" draw:display-name="Gradient 7" draw:style="linear" draw:start-color="#000000" draw:end-color="#ffffff" draw:start-intensity="100%" draw:end-intensity="100%" draw:angle="0" draw:border="0%"/>
    <draw:hatch draw:name="Hatching_20_1" draw:display-name="Hatching 1" draw:style="single" draw:color="#000000" draw:distance="0cm" draw:rotation="0"/>
    <draw:stroke-dash draw:name="Dash_20_2" draw:display-name="Dash 2" draw:style="rect" draw:dots1="1" draw:dots1-length="0.02cm" draw:dots2="1" draw:dots2-length="0.02cm" draw:distance="0.02cm"/>
  </office:styles>
</office:document-styles>
</file>

<file path=Object 2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sort-by-x-values="true" chart:right-angled-axes="true" chart:data-label-number="value" chart:data-label-text="false" chart:data-label-symbol="fals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4">
      <style:chart-properties chart:display-label="true" chart:logarithmic="false" chart:maximum="700" chart:reverse-direction="false" text:line-break="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4">
      <style:chart-properties chart:symbol-type="named-symbol" chart:symbol-name="square" chart:symbol-width="0.25cm" chart:symbol-height="0.25cm"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31.608cm" svg:height="13.046cm" xlink:href=".." xlink:type="simple" chart:class="chart:scatter" chart:style-name="ch1">
        <chart:title svg:x="13.485cm" svg:y="0.396cm" chart:style-name="ch2">
          <text:p>LT - JBoss - Individual</text:p>
        </chart:title>
        <chart:legend chart:legend-position="end" svg:x="27.592cm" svg:y="6.224cm" style:legend-expansion="high" chart:style-name="ch3"/>
        <chart:plot-area chart:style-name="ch4" table:cell-range-address="'resultados - jboss'.T18:'resultados - jboss'.U24 'resultados - jboss'.U17:'resultados - jboss'.U17" chart:data-source-has-labels="row" svg:x="1.643cm" svg:y="1.955cm" svg:width="24.685cm" svg:height="9.85cm">
          <chartooo:coordinate-region svg:x="2.926cm" svg:y="2.154cm" svg:width="23.03cm" svg:height="9.004cm"/>
          <chart:axis chart:dimension="x" chart:name="primary-x" chart:style-name="ch5">
            <chart:title svg:x="12.353cm" svg:y="12.065cm" chart:style-name="ch6">
              <text:p>Cantidad de Usuarios</text:p>
            </chart:title>
          </chart:axis>
          <chart:axis chart:dimension="y" chart:name="primary-y" chart:style-name="ch7">
            <chart:title svg:x="0.451cm" svg:y="8.234cm" chart:style-name="ch8">
              <text:p>Pedidos/Segundo</text:p>
            </chart:title>
            <chart:grid chart:style-name="ch9" chart:class="major"/>
          </chart:axis>
          <chart:series chart:style-name="ch10" chart:values-cell-range-address="'resultados - jboss'.U18:'resultados - jboss'.U24" chart:label-cell-address="'resultados - jboss'.U17:'resultados - jboss'.U17" chart:class="chart:scatter">
            <chart:domain table:cell-range-address="'resultados - jboss'.T18:'resultados - jboss'.T24"/>
            <chart:data-point chart:repeated="7"/>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T</text:p>
              </table:table-cell>
              <table:table-cell office:value-type="string">
                <text:p>Rendimiento total</text:p>
                <draw:g>
                  <svg:desc>'resultados - jboss'.U17:'resultados - jboss'.U17</svg:desc>
                </draw:g>
              </table:table-cell>
            </table:table-row>
          </table:table-header-rows>
          <table:table-rows>
            <table:table-row>
              <table:table-cell office:value-type="string">
                <text:p>1</text:p>
              </table:table-cell>
              <table:table-cell office:value-type="float" office:value="900">
                <text:p>900</text:p>
                <draw:g>
                  <svg:desc>'resultados - jboss'.T18:'resultados - jboss'.T24</svg:desc>
                </draw:g>
              </table:table-cell>
              <table:table-cell office:value-type="float" office:value="116.77407410835">
                <text:p>116.77407410835</text:p>
                <draw:g>
                  <svg:desc>'resultados - jboss'.U18:'resultados - jboss'.U24</svg:desc>
                </draw:g>
              </table:table-cell>
            </table:table-row>
            <table:table-row>
              <table:table-cell office:value-type="string">
                <text:p>2</text:p>
              </table:table-cell>
              <table:table-cell office:value-type="float" office:value="2000">
                <text:p>2000</text:p>
              </table:table-cell>
              <table:table-cell office:value-type="float" office:value="256.91709931572">
                <text:p>256.91709931572</text:p>
              </table:table-cell>
            </table:table-row>
            <table:table-row>
              <table:table-cell office:value-type="string">
                <text:p>3</text:p>
              </table:table-cell>
              <table:table-cell office:value-type="float" office:value="2600">
                <text:p>2600</text:p>
              </table:table-cell>
              <table:table-cell office:value-type="float" office:value="329.765651051675">
                <text:p>329.765651051675</text:p>
              </table:table-cell>
            </table:table-row>
            <table:table-row>
              <table:table-cell office:value-type="string">
                <text:p>4</text:p>
              </table:table-cell>
              <table:table-cell office:value-type="float" office:value="2900">
                <text:p>2900</text:p>
              </table:table-cell>
              <table:table-cell office:value-type="float" office:value="372.430631618651">
                <text:p>372.430631618651</text:p>
              </table:table-cell>
            </table:table-row>
            <table:table-row>
              <table:table-cell office:value-type="string">
                <text:p>5</text:p>
              </table:table-cell>
              <table:table-cell office:value-type="float" office:value="3000">
                <text:p>3000</text:p>
              </table:table-cell>
              <table:table-cell office:value-type="float" office:value="378.896833810442">
                <text:p>378.896833810442</text:p>
              </table:table-cell>
            </table:table-row>
            <table:table-row>
              <table:table-cell office:value-type="string">
                <text:p>6</text:p>
              </table:table-cell>
              <table:table-cell office:value-type="float" office:value="3600">
                <text:p>3600</text:p>
              </table:table-cell>
              <table:table-cell office:value-type="float" office:value="447.124973093298">
                <text:p>447.124973093298</text:p>
              </table:table-cell>
            </table:table-row>
            <table:table-row>
              <table:table-cell office:value-type="string">
                <text:p>7</text:p>
              </table:table-cell>
              <table:table-cell office:value-type="float" office:value="3800">
                <text:p>3800</text:p>
              </table:table-cell>
              <table:table-cell office:value-type="float" office:value="473.638249477814">
                <text:p>473.638249477814</text:p>
              </table:table-cell>
            </table:table-row>
          </table:table-rows>
        </table:table>
      </chart:chart>
    </office:chart>
  </office:body>
</office:document-content>
</file>

<file path=Object 2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4$Unix LibreOffice_project/340m1$Build-402</meta:generator>
  </office:meta>
</office:document-meta>
</file>

<file path=Object 2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2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chart:data-label-number="value" chart:data-label-text="false" chart:data-label-symbol="fals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4">
      <style:chart-properties chart:display-label="true" chart:logarithmic="false" chart:maximum="700" chart:reverse-direction="false" text:line-break="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4">
      <style:chart-properties chart:symbol-type="named-symbol" chart:symbol-name="square" chart:symbol-width="0.25cm" chart:symbol-height="0.25cm"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31.891cm" svg:height="13.873cm" xlink:href=".." xlink:type="simple" chart:class="chart:scatter" chart:style-name="ch1">
        <chart:title svg:x="13.6cm" svg:y="0.413cm" chart:style-name="ch2">
          <text:p>ST - JBoss - Individual</text:p>
        </chart:title>
        <chart:legend chart:legend-position="end" svg:x="27.875cm" svg:y="6.637cm" style:legend-expansion="high" chart:style-name="ch3"/>
        <chart:plot-area chart:style-name="ch4" table:cell-range-address="'resultados - jboss'.N30:'resultados - jboss'.O35 'resultados - jboss'.O29:'resultados - jboss'.O29" chart:data-source-has-labels="row" svg:x="1.648cm" svg:y="2.023cm" svg:width="24.953cm" svg:height="10.592cm">
          <chartooo:coordinate-region svg:x="2.932cm" svg:y="2.222cm" svg:width="23.297cm" svg:height="9.746cm"/>
          <chart:axis chart:dimension="x" chart:name="primary-x" chart:style-name="ch5">
            <chart:title svg:x="12.492cm" svg:y="12.892cm" chart:style-name="ch6">
              <text:p>Cantidad de Usuarios</text:p>
            </chart:title>
          </chart:axis>
          <chart:axis chart:dimension="y" chart:name="primary-y" chart:style-name="ch7">
            <chart:title svg:x="0.451cm" svg:y="8.673cm" chart:style-name="ch8">
              <text:p>Pedidos/Segundo</text:p>
            </chart:title>
            <chart:grid chart:style-name="ch9" chart:class="major"/>
          </chart:axis>
          <chart:series chart:style-name="ch10" chart:values-cell-range-address="'resultados - jboss'.O30:'resultados - jboss'.O35" chart:label-cell-address="'resultados - jboss'.O29:'resultados - jboss'.O29" chart:class="chart:scatter">
            <chart:domain table:cell-range-address="'resultados - jboss'.N30:'resultados - jboss'.N35"/>
            <chart:data-point chart:repeated="6"/>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N</text:p>
              </table:table-cell>
              <table:table-cell office:value-type="string">
                <text:p>Rendimiento total</text:p>
                <draw:g>
                  <svg:desc>'resultados - jboss'.O29:'resultados - jboss'.O29</svg:desc>
                </draw:g>
              </table:table-cell>
            </table:table-row>
          </table:table-header-rows>
          <table:table-rows>
            <table:table-row>
              <table:table-cell office:value-type="string">
                <text:p>1</text:p>
              </table:table-cell>
              <table:table-cell office:value-type="float" office:value="1500">
                <text:p>1500</text:p>
                <draw:g>
                  <svg:desc>'resultados - jboss'.N30:'resultados - jboss'.N35</svg:desc>
                </draw:g>
              </table:table-cell>
              <table:table-cell office:value-type="float" office:value="165.652806351668">
                <text:p>165.652806351668</text:p>
                <draw:g>
                  <svg:desc>'resultados - jboss'.O30:'resultados - jboss'.O35</svg:desc>
                </draw:g>
              </table:table-cell>
            </table:table-row>
            <table:table-row>
              <table:table-cell office:value-type="string">
                <text:p>2</text:p>
              </table:table-cell>
              <table:table-cell office:value-type="float" office:value="1800">
                <text:p>1800</text:p>
              </table:table-cell>
              <table:table-cell office:value-type="float" office:value="200.272453649451">
                <text:p>200.272453649451</text:p>
              </table:table-cell>
            </table:table-row>
            <table:table-row>
              <table:table-cell office:value-type="string">
                <text:p>3</text:p>
              </table:table-cell>
              <table:table-cell office:value-type="float" office:value="2400">
                <text:p>2400</text:p>
              </table:table-cell>
              <table:table-cell office:value-type="float" office:value="189.419456807608">
                <text:p>189.419456807608</text:p>
              </table:table-cell>
            </table:table-row>
            <table:table-row>
              <table:table-cell office:value-type="string">
                <text:p>4</text:p>
              </table:table-cell>
              <table:table-cell office:value-type="float" office:value="3000">
                <text:p>3000</text:p>
              </table:table-cell>
              <table:table-cell office:value-type="float" office:value="194.068721235158">
                <text:p>194.068721235158</text:p>
              </table:table-cell>
            </table:table-row>
            <table:table-row>
              <table:table-cell office:value-type="string">
                <text:p>5</text:p>
              </table:table-cell>
              <table:table-cell office:value-type="float" office:value="3600">
                <text:p>3600</text:p>
              </table:table-cell>
              <table:table-cell office:value-type="float" office:value="195.227444694279">
                <text:p>195.227444694279</text:p>
              </table:table-cell>
            </table:table-row>
            <table:table-row>
              <table:table-cell office:value-type="string">
                <text:p>6</text:p>
              </table:table-cell>
              <table:table-cell office:value-type="float" office:value="4200">
                <text:p>4200</text:p>
              </table:table-cell>
              <table:table-cell office:value-type="float" office:value="198.770198559363">
                <text:p>198.770198559363</text:p>
              </table:table-cell>
            </table:table-row>
          </table:table-rows>
        </table:table>
      </chart:chart>
    </office:chart>
  </office:body>
</office:document-content>
</file>

<file path=Object 2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4$Unix LibreOffice_project/340m1$Build-402</meta:generator>
  </office:meta>
</office:document-meta>
</file>

<file path=Object 2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2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chart:data-label-number="value" chart:data-label-text="false" chart:data-label-symbol="fals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4">
      <style:chart-properties chart:display-label="true" chart:logarithmic="false" chart:maximum="700" chart:reverse-direction="false" text:line-break="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4">
      <style:chart-properties chart:symbol-type="named-symbol" chart:symbol-name="square" chart:symbol-width="0.25cm" chart:symbol-height="0.25cm"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31.985cm" svg:height="13.873cm" xlink:href=".." xlink:type="simple" chart:class="chart:scatter" chart:style-name="ch1">
        <chart:title svg:x="13.488cm" svg:y="0.413cm" chart:style-name="ch2">
          <text:p>NST - JBoss - Individual</text:p>
        </chart:title>
        <chart:legend chart:legend-position="end" svg:x="27.969cm" svg:y="6.637cm" style:legend-expansion="high" chart:style-name="ch3"/>
        <chart:plot-area chart:style-name="ch4" table:cell-range-address="'resultados - jboss'.N41:'resultados - jboss'.O42 'resultados - jboss'.O40:'resultados - jboss'.O40" chart:data-source-has-labels="row" svg:x="1.65cm" svg:y="2.023cm" svg:width="25.041cm" svg:height="10.592cm">
          <chartooo:coordinate-region svg:x="2.934cm" svg:y="2.222cm" svg:width="23.385cm" svg:height="9.746cm"/>
          <chart:axis chart:dimension="x" chart:name="primary-x" chart:style-name="ch5">
            <chart:title svg:x="12.538cm" svg:y="12.892cm" chart:style-name="ch6">
              <text:p>Cantidad de Usuarios</text:p>
            </chart:title>
          </chart:axis>
          <chart:axis chart:dimension="y" chart:name="primary-y" chart:style-name="ch7">
            <chart:title svg:x="0.451cm" svg:y="8.673cm" chart:style-name="ch8">
              <text:p>Pedidos/Segundo</text:p>
            </chart:title>
            <chart:grid chart:style-name="ch9" chart:class="major"/>
          </chart:axis>
          <chart:series chart:style-name="ch10" chart:values-cell-range-address="'resultados - jboss'.O41:'resultados - jboss'.O42" chart:label-cell-address="'resultados - jboss'.O40:'resultados - jboss'.O40" chart:class="chart:scatter">
            <chart:domain table:cell-range-address="'resultados - jboss'.N41:'resultados - jboss'.N42"/>
            <chart:data-point chart:repeated="2"/>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N</text:p>
              </table:table-cell>
              <table:table-cell office:value-type="string">
                <text:p>Rendimiento total</text:p>
                <draw:g>
                  <svg:desc>'resultados - jboss'.O40:'resultados - jboss'.O40</svg:desc>
                </draw:g>
              </table:table-cell>
            </table:table-row>
          </table:table-header-rows>
          <table:table-rows>
            <table:table-row>
              <table:table-cell office:value-type="string">
                <text:p>1</text:p>
              </table:table-cell>
              <table:table-cell office:value-type="float" office:value="900">
                <text:p>900</text:p>
                <draw:g>
                  <svg:desc>'resultados - jboss'.N41:'resultados - jboss'.N42</svg:desc>
                </draw:g>
              </table:table-cell>
              <table:table-cell office:value-type="float" office:value="95.5758907346457">
                <text:p>95.5758907346457</text:p>
                <draw:g>
                  <svg:desc>'resultados - jboss'.O41:'resultados - jboss'.O42</svg:desc>
                </draw:g>
              </table:table-cell>
            </table:table-row>
            <table:table-row>
              <table:table-cell office:value-type="string">
                <text:p>2</text:p>
              </table:table-cell>
              <table:table-cell office:value-type="float" office:value="2000">
                <text:p>2000</text:p>
              </table:table-cell>
              <table:table-cell office:value-type="float" office:value="209.880844645347">
                <text:p>209.880844645347</text:p>
              </table:table-cell>
            </table:table-row>
          </table:table-rows>
        </table:table>
      </chart:chart>
    </office:chart>
  </office:body>
</office:document-content>
</file>

<file path=Object 2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4$Unix LibreOffice_project/340m1$Build-402</meta:generator>
  </office:meta>
</office:document-meta>
</file>

<file path=Object 2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2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chart:data-label-number="value" chart:data-label-text="false" chart:data-label-symbol="fals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4">
      <style:chart-properties chart:display-label="true" chart:logarithmic="false" chart:maximum="700" chart:reverse-direction="false" text:line-break="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4">
      <style:chart-properties chart:symbol-type="named-symbol" chart:symbol-name="diamond" chart:symbol-width="0.25cm" chart:symbol-height="0.25cm"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1" style:family="chart" style:data-style-name="N4">
      <style:chart-properties chart:symbol-type="named-symbol" chart:symbol-name="arrow-down" chart:symbol-width="0.25cm" chart:symbol-height="0.25cm"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2" style:family="chart" style:data-style-name="N4">
      <style:chart-properties chart:symbol-type="named-symbol" chart:symbol-name="arrow-up" chart:symbol-width="0.25cm" chart:symbol-height="0.25cm" chart:data-label-number="value" chart:data-label-text="false" chart:data-label-symbol="false"/>
      <style:graphic-properties svg:stroke-width="0.08cm" svg:stroke-color="#579d1c" draw:fill-color="#579d1c"/>
      <style:text-properties fo:font-size="10pt" style:font-size-asian="10pt" style:font-size-complex="10pt"/>
    </style:style>
    <style:style style:name="ch13" style:family="chart" style:data-style-name="N4">
      <style:chart-properties chart:symbol-type="named-symbol" chart:symbol-name="arrow-right" chart:symbol-width="0.25cm" chart:symbol-height="0.25cm" chart:data-label-number="value" chart:data-label-text="false" chart:data-label-symbol="false"/>
      <style:graphic-properties svg:stroke-width="0.08cm" svg:stroke-color="#7e0021" draw:fill-color="#7e0021"/>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30.06cm" svg:height="19.609cm" xlink:href=".." xlink:type="simple" chart:class="chart:scatter" chart:style-name="ch1">
        <chart:title svg:x="12.155cm" svg:y="0.528cm" chart:style-name="ch2">
          <text:p>STT - Terracotta - Individual</text:p>
        </chart:title>
        <chart:legend chart:legend-position="end" svg:x="21.625cm" svg:y="8.758cm" style:legend-expansion="high" chart:style-name="ch3"/>
        <chart:plot-area chart:style-name="ch4" table:cell-range-address="'resultados - terracotta'.T6:'resultados - terracotta'.T10 'resultados - terracotta'.V5:'resultados - terracotta'.Y10" chart:data-source-has-labels="row" svg:x="1.612cm" svg:y="2.483cm" svg:width="18.811cm" svg:height="15.753cm">
          <chartooo:coordinate-region svg:x="2.895cm" svg:y="2.683cm" svg:width="17.248cm" svg:height="14.906cm"/>
          <chart:axis chart:dimension="x" chart:name="primary-x" chart:style-name="ch5">
            <chart:title svg:x="9.385cm" svg:y="18.628cm" chart:style-name="ch6">
              <text:p>Cantidad de Usuarios</text:p>
            </chart:title>
          </chart:axis>
          <chart:axis chart:dimension="y" chart:name="primary-y" chart:style-name="ch7">
            <chart:title svg:x="0.451cm" svg:y="12.348cm" chart:style-name="ch8">
              <text:p>Tiempos de respuesta [ms]</text:p>
            </chart:title>
            <chart:grid chart:style-name="ch9" chart:class="major"/>
          </chart:axis>
          <chart:series chart:style-name="ch10" chart:values-cell-range-address="'resultados - terracotta'.V6:'resultados - terracotta'.V10" chart:label-cell-address="'resultados - terracotta'.V5:'resultados - terracotta'.V5" chart:class="chart:scatter">
            <chart:domain table:cell-range-address="'resultados - terracotta'.T6:'resultados - terracotta'.T10"/>
            <chart:data-point chart:repeated="5"/>
          </chart:series>
          <chart:series chart:style-name="ch11" chart:values-cell-range-address="'resultados - terracotta'.W6:'resultados - terracotta'.W10" chart:label-cell-address="'resultados - terracotta'.W5:'resultados - terracotta'.W5" chart:class="chart:scatter">
            <chart:data-point chart:repeated="5"/>
          </chart:series>
          <chart:series chart:style-name="ch12" chart:values-cell-range-address="'resultados - terracotta'.X6:'resultados - terracotta'.X10" chart:label-cell-address="'resultados - terracotta'.X5:'resultados - terracotta'.X5" chart:class="chart:scatter">
            <chart:data-point chart:repeated="5"/>
          </chart:series>
          <chart:series chart:style-name="ch13" chart:values-cell-range-address="'resultados - terracotta'.Y6:'resultados - terracotta'.Y10" chart:label-cell-address="'resultados - terracotta'.Y5:'resultados - terracotta'.Y5" chart:class="chart:scatter">
            <chart:data-point chart:repeated="5"/>
          </chart:series>
          <chart:wall chart:style-name="ch14"/>
          <chart:floor chart:style-name="ch15"/>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Column T</text:p>
              </table:table-cell>
              <table:table-cell office:value-type="string">
                <text:p>Media total datos clusterizados</text:p>
                <draw:g>
                  <svg:desc>'resultados - terracotta'.V5:'resultados - terracotta'.V5</svg:desc>
                </draw:g>
              </table:table-cell>
              <table:table-cell office:value-type="string">
                <text:p>Media total datos sin clusterizar</text:p>
                <draw:g>
                  <svg:desc>'resultados - terracotta'.W5:'resultados - terracotta'.W5</svg:desc>
                </draw:g>
              </table:table-cell>
              <table:table-cell office:value-type="string">
                <text:p>Desviación estándar total datos clusterizados</text:p>
                <draw:g>
                  <svg:desc>'resultados - terracotta'.X5:'resultados - terracotta'.X5</svg:desc>
                </draw:g>
              </table:table-cell>
              <table:table-cell office:value-type="string">
                <text:p>Desviación estándar total datos sin clusterizar</text:p>
                <draw:g>
                  <svg:desc>'resultados - terracotta'.Y5:'resultados - terracotta'.Y5</svg:desc>
                </draw:g>
              </table:table-cell>
            </table:table-row>
          </table:table-header-rows>
          <table:table-rows>
            <table:table-row>
              <table:table-cell office:value-type="string">
                <text:p>1</text:p>
              </table:table-cell>
              <table:table-cell office:value-type="float" office:value="300">
                <text:p>300</text:p>
                <draw:g>
                  <svg:desc>'resultados - terracotta'.T6:'resultados - terracotta'.T10</svg:desc>
                </draw:g>
              </table:table-cell>
              <table:table-cell office:value-type="float" office:value="3.33333333333333">
                <text:p>3.33333333333333</text:p>
                <draw:g>
                  <svg:desc>'resultados - terracotta'.V6:'resultados - terracotta'.V10</svg:desc>
                </draw:g>
              </table:table-cell>
              <table:table-cell office:value-type="float" office:value="15.625">
                <text:p>15.625</text:p>
                <draw:g>
                  <svg:desc>'resultados - terracotta'.W6:'resultados - terracotta'.W10</svg:desc>
                </draw:g>
              </table:table-cell>
              <table:table-cell office:value-type="float" office:value="2.79227044743883">
                <text:p>2.79227044743883</text:p>
                <draw:g>
                  <svg:desc>'resultados - terracotta'.X6:'resultados - terracotta'.X10</svg:desc>
                </draw:g>
              </table:table-cell>
              <table:table-cell office:value-type="float" office:value="7.59025722426358">
                <text:p>7.59025722426358</text:p>
                <draw:g>
                  <svg:desc>'resultados - terracotta'.Y6:'resultados - terracotta'.Y10</svg:desc>
                </draw:g>
              </table:table-cell>
            </table:table-row>
            <table:table-row>
              <table:table-cell office:value-type="string">
                <text:p>2</text:p>
              </table:table-cell>
              <table:table-cell office:value-type="float" office:value="600">
                <text:p>600</text:p>
              </table:table-cell>
              <table:table-cell office:value-type="float" office:value="3">
                <text:p>3</text:p>
              </table:table-cell>
              <table:table-cell office:value-type="float" office:value="17.7916666666667">
                <text:p>17.7916666666667</text:p>
              </table:table-cell>
              <table:table-cell office:value-type="float" office:value="3.22246330751382">
                <text:p>3.22246330751382</text:p>
              </table:table-cell>
              <table:table-cell office:value-type="float" office:value="11.0099044220852">
                <text:p>11.0099044220852</text:p>
              </table:table-cell>
            </table:table-row>
            <table:table-row>
              <table:table-cell office:value-type="string">
                <text:p>3</text:p>
              </table:table-cell>
              <table:table-cell office:value-type="float" office:value="750">
                <text:p>750</text:p>
              </table:table-cell>
              <table:table-cell office:value-type="float" office:value="4.33333333333333">
                <text:p>4.33333333333333</text:p>
              </table:table-cell>
              <table:table-cell office:value-type="float" office:value="25.7708333333333">
                <text:p>25.7708333333333</text:p>
              </table:table-cell>
              <table:table-cell office:value-type="float" office:value="13.4264284305153">
                <text:p>13.4264284305153</text:p>
              </table:table-cell>
              <table:table-cell office:value-type="float" office:value="26.1418103437123">
                <text:p>26.1418103437123</text:p>
              </table:table-cell>
            </table:table-row>
            <table:table-row>
              <table:table-cell office:value-type="string">
                <text:p>4</text:p>
              </table:table-cell>
              <table:table-cell office:value-type="float" office:value="795">
                <text:p>795</text:p>
              </table:table-cell>
              <table:table-cell office:value-type="float" office:value="3.66666666666667">
                <text:p>3.66666666666667</text:p>
              </table:table-cell>
              <table:table-cell office:value-type="float" office:value="25.5625">
                <text:p>25.5625</text:p>
              </table:table-cell>
              <table:table-cell office:value-type="float" office:value="10.0168868217026">
                <text:p>10.0168868217026</text:p>
              </table:table-cell>
              <table:table-cell office:value-type="float" office:value="22.2935346022571">
                <text:p>22.2935346022571</text:p>
              </table:table-cell>
            </table:table-row>
            <table:table-row>
              <table:table-cell office:value-type="string">
                <text:p>5</text:p>
              </table:table-cell>
              <table:table-cell office:value-type="float" office:value="855">
                <text:p>855</text:p>
              </table:table-cell>
              <table:table-cell office:value-type="float" office:value="13.6666666666667">
                <text:p>13.6666666666667</text:p>
              </table:table-cell>
              <table:table-cell office:value-type="float" office:value="49.0625">
                <text:p>49.0625</text:p>
              </table:table-cell>
              <table:table-cell office:value-type="float" office:value="261.655209020535">
                <text:p>261.655209020535</text:p>
              </table:table-cell>
              <table:table-cell office:value-type="float" office:value="184.114410432842">
                <text:p>184.114410432842</text:p>
              </table:table-cell>
            </table:table-row>
          </table:table-rows>
        </table:table>
      </chart:chart>
    </office:chart>
  </office:body>
</office:document-content>
</file>

<file path=Object 2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4$Unix LibreOffice_project/340m1$Build-402</meta:generator>
  </office:meta>
</office:document-meta>
</file>

<file path=Object 2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2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chart:data-label-number="value" chart:data-label-text="false" chart:data-label-symbol="fals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4">
      <style:chart-properties chart:display-label="true" chart:logarithmic="false" chart:maximum="700" chart:reverse-direction="false" text:line-break="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4">
      <style:chart-properties chart:symbol-type="named-symbol" chart:symbol-name="diamond" chart:symbol-width="0.25cm" chart:symbol-height="0.25cm"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1" style:family="chart" style:data-style-name="N4">
      <style:chart-properties chart:symbol-type="named-symbol" chart:symbol-name="arrow-down" chart:symbol-width="0.25cm" chart:symbol-height="0.25cm"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2" style:family="chart" style:data-style-name="N4">
      <style:chart-properties chart:symbol-type="named-symbol" chart:symbol-name="arrow-up" chart:symbol-width="0.25cm" chart:symbol-height="0.25cm" chart:data-label-number="value" chart:data-label-text="false" chart:data-label-symbol="false"/>
      <style:graphic-properties svg:stroke-width="0.08cm" svg:stroke-color="#579d1c" draw:fill-color="#579d1c"/>
      <style:text-properties fo:font-size="10pt" style:font-size-asian="10pt" style:font-size-complex="10pt"/>
    </style:style>
    <style:style style:name="ch13" style:family="chart" style:data-style-name="N4">
      <style:chart-properties chart:symbol-type="named-symbol" chart:symbol-name="arrow-right" chart:symbol-width="0.25cm" chart:symbol-height="0.25cm" chart:data-label-number="value" chart:data-label-text="false" chart:data-label-symbol="false"/>
      <style:graphic-properties svg:stroke-width="0.08cm" svg:stroke-color="#7e0021" draw:fill-color="#7e0021"/>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30.304cm" svg:height="20.383cm" xlink:href=".." xlink:type="simple" chart:class="chart:scatter" chart:style-name="ch1">
        <chart:title svg:x="12.436cm" svg:y="0.543cm" chart:style-name="ch2">
          <text:p>LT - Terracotta - Individual</text:p>
        </chart:title>
        <chart:legend chart:legend-position="end" svg:x="21.869cm" svg:y="9.145cm" style:legend-expansion="high" chart:style-name="ch3"/>
        <chart:plot-area chart:style-name="ch4" table:cell-range-address="'resultados - terracotta'.T16:'resultados - terracotta'.T21 'resultados - terracotta'.V15:'resultados - terracotta'.Y21" chart:data-source-has-labels="row" svg:x="1.617cm" svg:y="2.543cm" svg:width="19.04cm" svg:height="16.452cm">
          <chartooo:coordinate-region svg:x="2.9cm" svg:y="2.742cm" svg:width="17.385cm" svg:height="15.606cm"/>
          <chart:axis chart:dimension="x" chart:name="primary-x" chart:style-name="ch5">
            <chart:title svg:x="9.505cm" svg:y="19.402cm" chart:style-name="ch6">
              <text:p>Cantidad de Usuarios</text:p>
            </chart:title>
          </chart:axis>
          <chart:axis chart:dimension="y" chart:name="primary-y" chart:style-name="ch7">
            <chart:title svg:x="0.451cm" svg:y="12.758cm" chart:style-name="ch8">
              <text:p>Tiempos de respuesta [ms]</text:p>
            </chart:title>
            <chart:grid chart:style-name="ch9" chart:class="major"/>
          </chart:axis>
          <chart:series chart:style-name="ch10" chart:values-cell-range-address="'resultados - terracotta'.V16:'resultados - terracotta'.V21" chart:label-cell-address="'resultados - terracotta'.V15:'resultados - terracotta'.V15" chart:class="chart:scatter">
            <chart:domain table:cell-range-address="'resultados - terracotta'.T16:'resultados - terracotta'.T21"/>
            <chart:data-point chart:repeated="6"/>
          </chart:series>
          <chart:series chart:style-name="ch11" chart:values-cell-range-address="'resultados - terracotta'.W16:'resultados - terracotta'.W21" chart:label-cell-address="'resultados - terracotta'.W15:'resultados - terracotta'.W15" chart:class="chart:scatter">
            <chart:data-point chart:repeated="6"/>
          </chart:series>
          <chart:series chart:style-name="ch12" chart:values-cell-range-address="'resultados - terracotta'.X16:'resultados - terracotta'.X21" chart:label-cell-address="'resultados - terracotta'.X15:'resultados - terracotta'.X15" chart:class="chart:scatter">
            <chart:data-point chart:repeated="6"/>
          </chart:series>
          <chart:series chart:style-name="ch13" chart:values-cell-range-address="'resultados - terracotta'.Y16:'resultados - terracotta'.Y21" chart:label-cell-address="'resultados - terracotta'.Y15:'resultados - terracotta'.Y15" chart:class="chart:scatter">
            <chart:data-point chart:repeated="6"/>
          </chart:series>
          <chart:wall chart:style-name="ch14"/>
          <chart:floor chart:style-name="ch15"/>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Column T</text:p>
              </table:table-cell>
              <table:table-cell office:value-type="string">
                <text:p>Media total datos clusterizados</text:p>
                <draw:g>
                  <svg:desc>'resultados - terracotta'.V15:'resultados - terracotta'.V15</svg:desc>
                </draw:g>
              </table:table-cell>
              <table:table-cell office:value-type="string">
                <text:p>Media total datos sin clusterizar</text:p>
                <draw:g>
                  <svg:desc>'resultados - terracotta'.W15:'resultados - terracotta'.W15</svg:desc>
                </draw:g>
              </table:table-cell>
              <table:table-cell office:value-type="string">
                <text:p>Desviación estándar total datos clusterizados</text:p>
                <draw:g>
                  <svg:desc>'resultados - terracotta'.X15:'resultados - terracotta'.X15</svg:desc>
                </draw:g>
              </table:table-cell>
              <table:table-cell office:value-type="string">
                <text:p>Desviación estándar total datos sin clusterizar</text:p>
                <draw:g>
                  <svg:desc>'resultados - terracotta'.Y15:'resultados - terracotta'.Y15</svg:desc>
                </draw:g>
              </table:table-cell>
            </table:table-row>
          </table:table-header-rows>
          <table:table-rows>
            <table:table-row>
              <table:table-cell office:value-type="string">
                <text:p>1</text:p>
              </table:table-cell>
              <table:table-cell office:value-type="float" office:value="900">
                <text:p>900</text:p>
                <draw:g>
                  <svg:desc>'resultados - terracotta'.T16:'resultados - terracotta'.T21</svg:desc>
                </draw:g>
              </table:table-cell>
              <table:table-cell office:value-type="float" office:value="2.33333333333333">
                <text:p>2.33333333333333</text:p>
                <draw:g>
                  <svg:desc>'resultados - terracotta'.V16:'resultados - terracotta'.V21</svg:desc>
                </draw:g>
              </table:table-cell>
              <table:table-cell office:value-type="float" office:value="14.75">
                <text:p>14.75</text:p>
                <draw:g>
                  <svg:desc>'resultados - terracotta'.W16:'resultados - terracotta'.W21</svg:desc>
                </draw:g>
              </table:table-cell>
              <table:table-cell office:value-type="float" office:value="2.9187850270451">
                <text:p>2.9187850270451</text:p>
                <draw:g>
                  <svg:desc>'resultados - terracotta'.X16:'resultados - terracotta'.X21</svg:desc>
                </draw:g>
              </table:table-cell>
              <table:table-cell office:value-type="float" office:value="8.06249767360286">
                <text:p>8.06249767360286</text:p>
                <draw:g>
                  <svg:desc>'resultados - terracotta'.Y16:'resultados - terracotta'.Y21</svg:desc>
                </draw:g>
              </table:table-cell>
            </table:table-row>
            <table:table-row>
              <table:table-cell office:value-type="string">
                <text:p>2</text:p>
              </table:table-cell>
              <table:table-cell office:value-type="float" office:value="2000">
                <text:p>2000</text:p>
              </table:table-cell>
              <table:table-cell office:value-type="float" office:value="2.66666666666667">
                <text:p>2.66666666666667</text:p>
              </table:table-cell>
              <table:table-cell office:value-type="float" office:value="20">
                <text:p>20</text:p>
              </table:table-cell>
              <table:table-cell office:value-type="float" office:value="4.24305480339545">
                <text:p>4.24305480339545</text:p>
              </table:table-cell>
              <table:table-cell office:value-type="float" office:value="10.7000434648121">
                <text:p>10.7000434648121</text:p>
              </table:table-cell>
            </table:table-row>
            <table:table-row>
              <table:table-cell office:value-type="string">
                <text:p>3</text:p>
              </table:table-cell>
              <table:table-cell office:value-type="float" office:value="2600">
                <text:p>2600</text:p>
              </table:table-cell>
              <table:table-cell office:value-type="float" office:value="3.66666666666667">
                <text:p>3.66666666666667</text:p>
              </table:table-cell>
              <table:table-cell office:value-type="float" office:value="26.2916666666667">
                <text:p>26.2916666666667</text:p>
              </table:table-cell>
              <table:table-cell office:value-type="float" office:value="5.65797769059388">
                <text:p>5.65797769059388</text:p>
              </table:table-cell>
              <table:table-cell office:value-type="float" office:value="17.22571918437">
                <text:p>17.22571918437</text:p>
              </table:table-cell>
            </table:table-row>
            <table:table-row>
              <table:table-cell office:value-type="string">
                <text:p>4</text:p>
              </table:table-cell>
              <table:table-cell office:value-type="float" office:value="2900">
                <text:p>2900</text:p>
              </table:table-cell>
              <table:table-cell office:value-type="float" office:value="5.33333333333333">
                <text:p>5.33333333333333</text:p>
              </table:table-cell>
              <table:table-cell office:value-type="float" office:value="34.1666666666667">
                <text:p>34.1666666666667</text:p>
              </table:table-cell>
              <table:table-cell office:value-type="float" office:value="9.34049819265081">
                <text:p>9.34049819265081</text:p>
              </table:table-cell>
              <table:table-cell office:value-type="float" office:value="29.4426383374329">
                <text:p>29.4426383374329</text:p>
              </table:table-cell>
            </table:table-row>
            <table:table-row>
              <table:table-cell office:value-type="string">
                <text:p>5</text:p>
              </table:table-cell>
              <table:table-cell office:value-type="float" office:value="3000">
                <text:p>3000</text:p>
              </table:table-cell>
              <table:table-cell office:value-type="float" office:value="6">
                <text:p>6</text:p>
              </table:table-cell>
              <table:table-cell office:value-type="float" office:value="35.6666666666667">
                <text:p>35.6666666666667</text:p>
              </table:table-cell>
              <table:table-cell office:value-type="float" office:value="16.8096748609678">
                <text:p>16.8096748609678</text:p>
              </table:table-cell>
              <table:table-cell office:value-type="float" office:value="37.9587607909668">
                <text:p>37.9587607909668</text:p>
              </table:table-cell>
            </table:table-row>
            <table:table-row>
              <table:table-cell office:value-type="string">
                <text:p>6</text:p>
              </table:table-cell>
              <table:table-cell office:value-type="float" office:value="3600">
                <text:p>3600</text:p>
              </table:table-cell>
              <table:table-cell office:value-type="float" office:value="71">
                <text:p>71</text:p>
              </table:table-cell>
              <table:table-cell office:value-type="float" office:value="148.291666666667">
                <text:p>148.291666666667</text:p>
              </table:table-cell>
              <table:table-cell office:value-type="float" office:value="1264.6535950131">
                <text:p>1264.6535950131</text:p>
              </table:table-cell>
              <table:table-cell office:value-type="float" office:value="1298.18084090533">
                <text:p>1298.18084090533</text:p>
              </table:table-cell>
            </table:table-row>
          </table:table-rows>
        </table:table>
      </chart:chart>
    </office:chart>
  </office:body>
</office:document-content>
</file>

<file path=Object 2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4$Unix LibreOffice_project/340m1$Build-402</meta:generator>
  </office:meta>
</office:document-meta>
</file>

<file path=Object 2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2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chart:data-label-number="value" chart:data-label-text="false" chart:data-label-symbol="fals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4">
      <style:chart-properties chart:display-label="true" chart:logarithmic="false" chart:maximum="700" chart:reverse-direction="false" text:line-break="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4">
      <style:chart-properties chart:symbol-type="named-symbol" chart:symbol-name="diamond" chart:symbol-width="0.25cm" chart:symbol-height="0.25cm"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1" style:family="chart" style:data-style-name="N4">
      <style:chart-properties chart:symbol-type="named-symbol" chart:symbol-name="arrow-down" chart:symbol-width="0.25cm" chart:symbol-height="0.25cm"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30.621cm" svg:height="18.702cm" xlink:href=".." xlink:type="simple" chart:class="chart:scatter" chart:style-name="ch1">
        <chart:title svg:x="12.568cm" svg:y="0.51cm" chart:style-name="ch2">
          <text:p>ST - Terracotta - Individual</text:p>
        </chart:title>
        <chart:legend chart:legend-position="end" svg:x="22.292cm" svg:y="8.803cm" style:legend-expansion="high" chart:style-name="ch3"/>
        <chart:plot-area chart:style-name="ch4" table:cell-range-address="'resultados - terracotta'.N27:'resultados - terracotta'.N37 'resultados - terracotta'.P26:'resultados - terracotta'.Q37" chart:data-source-has-labels="row" svg:x="1.623cm" svg:y="2.411cm" svg:width="19.445cm" svg:height="14.936cm">
          <chartooo:coordinate-region svg:x="2.906cm" svg:y="2.61cm" svg:width="17.79cm" svg:height="14.09cm"/>
          <chart:axis chart:dimension="x" chart:name="primary-x" chart:style-name="ch5">
            <chart:title svg:x="9.713cm" svg:y="17.721cm" chart:style-name="ch6">
              <text:p>Cantidad de Usuarios</text:p>
            </chart:title>
          </chart:axis>
          <chart:axis chart:dimension="y" chart:name="primary-y" chart:style-name="ch7">
            <chart:title svg:x="0.451cm" svg:y="11.868cm" chart:style-name="ch8">
              <text:p>Tiempos de respuesta [ms]</text:p>
            </chart:title>
            <chart:grid chart:style-name="ch9" chart:class="major"/>
          </chart:axis>
          <chart:series chart:style-name="ch10" chart:values-cell-range-address="'resultados - terracotta'.P27:'resultados - terracotta'.P37" chart:label-cell-address="'resultados - terracotta'.P26:'resultados - terracotta'.P26" chart:class="chart:scatter">
            <chart:domain table:cell-range-address="'resultados - terracotta'.N27:'resultados - terracotta'.N37"/>
            <chart:data-point chart:repeated="11"/>
          </chart:series>
          <chart:series chart:style-name="ch11" chart:values-cell-range-address="'resultados - terracotta'.Q27:'resultados - terracotta'.Q37" chart:label-cell-address="'resultados - terracotta'.Q26:'resultados - terracotta'.Q26" chart:class="chart:scatter">
            <chart:data-point chart:repeated="11"/>
          </chart:series>
          <chart:wall chart:style-name="ch12"/>
          <chart:floor chart:style-name="ch13"/>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Column N</text:p>
              </table:table-cell>
              <table:table-cell office:value-type="string">
                <text:p>Media total datos clusterizados</text:p>
                <draw:g>
                  <svg:desc>'resultados - terracotta'.P26:'resultados - terracotta'.P26</svg:desc>
                </draw:g>
              </table:table-cell>
              <table:table-cell office:value-type="string">
                <text:p>Desviación estándar total datos clusterizados</text:p>
                <draw:g>
                  <svg:desc>'resultados - terracotta'.Q26:'resultados - terracotta'.Q26</svg:desc>
                </draw:g>
              </table:table-cell>
            </table:table-row>
          </table:table-header-rows>
          <table:table-rows>
            <table:table-row>
              <table:table-cell office:value-type="string">
                <text:p>1</text:p>
              </table:table-cell>
              <table:table-cell office:value-type="float" office:value="1500">
                <text:p>1500</text:p>
                <draw:g>
                  <svg:desc>'resultados - terracotta'.N27:'resultados - terracotta'.N37</svg:desc>
                </draw:g>
              </table:table-cell>
              <table:table-cell office:value-type="float" office:value="2.33333333333333">
                <text:p>2.33333333333333</text:p>
                <draw:g>
                  <svg:desc>'resultados - terracotta'.P27:'resultados - terracotta'.P37</svg:desc>
                </draw:g>
              </table:table-cell>
              <table:table-cell office:value-type="float" office:value="2.69649085695561">
                <text:p>2.69649085695561</text:p>
                <draw:g>
                  <svg:desc>'resultados - terracotta'.Q27:'resultados - terracotta'.Q37</svg:desc>
                </draw:g>
              </table:table-cell>
            </table:table-row>
            <table:table-row>
              <table:table-cell office:value-type="string">
                <text:p>2</text:p>
              </table:table-cell>
              <table:table-cell office:value-type="float" office:value="1800">
                <text:p>1800</text:p>
              </table:table-cell>
              <table:table-cell office:value-type="float" office:value="2.33333333333333">
                <text:p>2.33333333333333</text:p>
              </table:table-cell>
              <table:table-cell office:value-type="float" office:value="4.5442588128676">
                <text:p>4.5442588128676</text:p>
              </table:table-cell>
            </table:table-row>
            <table:table-row>
              <table:table-cell office:value-type="string">
                <text:p>3</text:p>
              </table:table-cell>
              <table:table-cell office:value-type="float" office:value="2400">
                <text:p>2400</text:p>
              </table:table-cell>
              <table:table-cell office:value-type="float" office:value="4.66666666666667">
                <text:p>4.66666666666667</text:p>
              </table:table-cell>
              <table:table-cell office:value-type="float" office:value="40.8272712320065">
                <text:p>40.8272712320065</text:p>
              </table:table-cell>
            </table:table-row>
            <table:table-row>
              <table:table-cell office:value-type="string">
                <text:p>4</text:p>
              </table:table-cell>
              <table:table-cell office:value-type="float" office:value="3000">
                <text:p>3000</text:p>
              </table:table-cell>
              <table:table-cell office:value-type="float" office:value="3.33333333333333">
                <text:p>3.33333333333333</text:p>
              </table:table-cell>
              <table:table-cell office:value-type="float" office:value="6.29691430565455">
                <text:p>6.29691430565455</text:p>
              </table:table-cell>
            </table:table-row>
            <table:table-row>
              <table:table-cell office:value-type="string">
                <text:p>5</text:p>
              </table:table-cell>
              <table:table-cell office:value-type="float" office:value="3600">
                <text:p>3600</text:p>
              </table:table-cell>
              <table:table-cell office:value-type="float" office:value="4">
                <text:p>4</text:p>
              </table:table-cell>
              <table:table-cell office:value-type="float" office:value="5.29318003655642">
                <text:p>5.29318003655642</text:p>
              </table:table-cell>
            </table:table-row>
            <table:table-row>
              <table:table-cell office:value-type="string">
                <text:p>6</text:p>
              </table:table-cell>
              <table:table-cell office:value-type="float" office:value="4200">
                <text:p>4200</text:p>
              </table:table-cell>
              <table:table-cell office:value-type="float" office:value="5.33333333333333">
                <text:p>5.33333333333333</text:p>
              </table:table-cell>
              <table:table-cell office:value-type="float" office:value="8.78118344837394">
                <text:p>8.78118344837394</text:p>
              </table:table-cell>
            </table:table-row>
            <table:table-row>
              <table:table-cell office:value-type="string">
                <text:p>7</text:p>
              </table:table-cell>
              <table:table-cell office:value-type="float" office:value="4800">
                <text:p>4800</text:p>
              </table:table-cell>
              <table:table-cell office:value-type="float" office:value="6.33333333333333">
                <text:p>6.33333333333333</text:p>
              </table:table-cell>
              <table:table-cell office:value-type="float" office:value="10.6900143224026">
                <text:p>10.6900143224026</text:p>
              </table:table-cell>
            </table:table-row>
            <table:table-row>
              <table:table-cell office:value-type="string">
                <text:p>8</text:p>
              </table:table-cell>
              <table:table-cell office:value-type="float" office:value="5400">
                <text:p>5400</text:p>
              </table:table-cell>
              <table:table-cell office:value-type="float" office:value="8.66666666666667">
                <text:p>8.66666666666667</text:p>
              </table:table-cell>
              <table:table-cell office:value-type="float" office:value="14.9218748349641">
                <text:p>14.9218748349641</text:p>
              </table:table-cell>
            </table:table-row>
            <table:table-row>
              <table:table-cell office:value-type="string">
                <text:p>9</text:p>
              </table:table-cell>
              <table:table-cell office:value-type="float" office:value="6000">
                <text:p>6000</text:p>
              </table:table-cell>
              <table:table-cell office:value-type="float" office:value="12">
                <text:p>12</text:p>
              </table:table-cell>
              <table:table-cell office:value-type="float" office:value="23.9062953677589">
                <text:p>23.9062953677589</text:p>
              </table:table-cell>
            </table:table-row>
            <table:table-row>
              <table:table-cell office:value-type="string">
                <text:p>10</text:p>
              </table:table-cell>
              <table:table-cell office:value-type="float" office:value="6600">
                <text:p>6600</text:p>
              </table:table-cell>
              <table:table-cell office:value-type="float" office:value="20.3333333333333">
                <text:p>20.3333333333333</text:p>
              </table:table-cell>
              <table:table-cell office:value-type="float" office:value="82.0189983679078">
                <text:p>82.0189983679078</text:p>
              </table:table-cell>
            </table:table-row>
            <table:table-row>
              <table:table-cell office:value-type="string">
                <text:p>11</text:p>
              </table:table-cell>
              <table:table-cell office:value-type="float" office:value="7350">
                <text:p>7350</text:p>
              </table:table-cell>
              <table:table-cell office:value-type="float" office:value="44.3333333333333">
                <text:p>44.3333333333333</text:p>
              </table:table-cell>
              <table:table-cell office:value-type="float" office:value="628.651473596436">
                <text:p>628.651473596436</text:p>
              </table:table-cell>
            </table:table-row>
          </table:table-rows>
        </table:table>
      </chart:chart>
    </office:chart>
  </office:body>
</office:document-content>
</file>

<file path=Object 2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4$Unix LibreOffice_project/340m1$Build-402</meta:generator>
  </office:meta>
</office:document-meta>
</file>

<file path=Object 2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2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chart:data-label-number="value" chart:data-label-text="false" chart:data-label-symbol="fals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4">
      <style:chart-properties chart:display-label="true" chart:logarithmic="false" chart:maximum="700" chart:reverse-direction="false" text:line-break="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4">
      <style:chart-properties chart:symbol-type="named-symbol" chart:symbol-name="diamond" chart:symbol-width="0.25cm" chart:symbol-height="0.25cm"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1" style:family="chart" style:data-style-name="N4">
      <style:chart-properties chart:symbol-type="named-symbol" chart:symbol-name="arrow-down" chart:symbol-width="0.25cm" chart:symbol-height="0.25cm"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30.479cm" svg:height="13.9cm" xlink:href=".." xlink:type="simple" chart:class="chart:scatter" chart:style-name="ch1">
        <chart:title svg:x="12.338cm" svg:y="0.414cm" chart:style-name="ch2">
          <text:p>NST - Terracotta - Individual</text:p>
        </chart:title>
        <chart:legend chart:legend-position="end" svg:x="22.044cm" svg:y="6.402cm" style:legend-expansion="high" chart:style-name="ch3"/>
        <chart:plot-area chart:style-name="ch4" table:cell-range-address="'resultados - terracotta'.N43:'resultados - terracotta'.N46 'resultados - terracotta'.P42:'resultados - terracotta'.Q46" chart:data-source-has-labels="row" svg:x="1.62cm" svg:y="2.027cm" svg:width="19.206cm" svg:height="10.614cm">
          <chartooo:coordinate-region svg:x="2.903cm" svg:y="2.227cm" svg:width="17.551cm" svg:height="9.767cm"/>
          <chart:axis chart:dimension="x" chart:name="primary-x" chart:style-name="ch5">
            <chart:title svg:x="9.591cm" svg:y="12.919cm" chart:style-name="ch6">
              <text:p>Cantidad de Usuarios</text:p>
            </chart:title>
          </chart:axis>
          <chart:axis chart:dimension="y" chart:name="primary-y" chart:style-name="ch7">
            <chart:title svg:x="0.451cm" svg:y="9.323cm" chart:style-name="ch8">
              <text:p>Tiempos de respuesta [ms]</text:p>
            </chart:title>
            <chart:grid chart:style-name="ch9" chart:class="major"/>
          </chart:axis>
          <chart:series chart:style-name="ch10" chart:values-cell-range-address="'resultados - terracotta'.P43:'resultados - terracotta'.P46" chart:label-cell-address="'resultados - terracotta'.P42:'resultados - terracotta'.P42" chart:class="chart:scatter">
            <chart:domain table:cell-range-address="'resultados - terracotta'.N43:'resultados - terracotta'.N46"/>
            <chart:data-point chart:repeated="4"/>
          </chart:series>
          <chart:series chart:style-name="ch11" chart:values-cell-range-address="'resultados - terracotta'.Q43:'resultados - terracotta'.Q46" chart:label-cell-address="'resultados - terracotta'.Q42:'resultados - terracotta'.Q42" chart:class="chart:scatter">
            <chart:data-point chart:repeated="4"/>
          </chart:series>
          <chart:wall chart:style-name="ch12"/>
          <chart:floor chart:style-name="ch13"/>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Column N</text:p>
              </table:table-cell>
              <table:table-cell office:value-type="string">
                <text:p>Media total datos sin clusterizar</text:p>
                <draw:g>
                  <svg:desc>'resultados - terracotta'.P42:'resultados - terracotta'.P42</svg:desc>
                </draw:g>
              </table:table-cell>
              <table:table-cell office:value-type="string">
                <text:p>Desviación estándar total datos sin clusterizar</text:p>
                <draw:g>
                  <svg:desc>'resultados - terracotta'.Q42:'resultados - terracotta'.Q42</svg:desc>
                </draw:g>
              </table:table-cell>
            </table:table-row>
          </table:table-header-rows>
          <table:table-rows>
            <table:table-row>
              <table:table-cell office:value-type="string">
                <text:p>1</text:p>
              </table:table-cell>
              <table:table-cell office:value-type="float" office:value="900">
                <text:p>900</text:p>
                <draw:g>
                  <svg:desc>'resultados - terracotta'.N43:'resultados - terracotta'.N46</svg:desc>
                </draw:g>
              </table:table-cell>
              <table:table-cell office:value-type="float" office:value="14.6666666666667">
                <text:p>14.6666666666667</text:p>
                <draw:g>
                  <svg:desc>'resultados - terracotta'.P43:'resultados - terracotta'.P46</svg:desc>
                </draw:g>
              </table:table-cell>
              <table:table-cell office:value-type="float" office:value="17.3492582394309">
                <text:p>17.3492582394309</text:p>
                <draw:g>
                  <svg:desc>'resultados - terracotta'.Q43:'resultados - terracotta'.Q46</svg:desc>
                </draw:g>
              </table:table-cell>
            </table:table-row>
            <table:table-row>
              <table:table-cell office:value-type="string">
                <text:p>2</text:p>
              </table:table-cell>
              <table:table-cell office:value-type="float" office:value="1300">
                <text:p>1300</text:p>
              </table:table-cell>
              <table:table-cell office:value-type="float" office:value="18">
                <text:p>18</text:p>
              </table:table-cell>
              <table:table-cell office:value-type="float" office:value="21.9196160973875">
                <text:p>21.9196160973875</text:p>
              </table:table-cell>
            </table:table-row>
            <table:table-row>
              <table:table-cell office:value-type="string">
                <text:p>3</text:p>
              </table:table-cell>
              <table:table-cell office:value-type="float" office:value="1700">
                <text:p>1700</text:p>
              </table:table-cell>
              <table:table-cell office:value-type="float" office:value="27">
                <text:p>27</text:p>
              </table:table-cell>
              <table:table-cell office:value-type="float" office:value="47.26891210548">
                <text:p>47.26891210548</text:p>
              </table:table-cell>
            </table:table-row>
            <table:table-row>
              <table:table-cell office:value-type="string">
                <text:p>4</text:p>
              </table:table-cell>
              <table:table-cell office:value-type="float" office:value="2000">
                <text:p>2000</text:p>
              </table:table-cell>
              <table:table-cell office:value-type="float" office:value="132">
                <text:p>132</text:p>
              </table:table-cell>
              <table:table-cell office:value-type="float" office:value="506.794307575591">
                <text:p>506.794307575591</text:p>
              </table:table-cell>
            </table:table-row>
          </table:table-rows>
        </table:table>
      </chart:chart>
    </office:chart>
  </office:body>
</office:document-content>
</file>

<file path=Object 2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4$Unix LibreOffice_project/340m1$Build-402</meta:generator>
  </office:meta>
</office:document-meta>
</file>

<file path=Object 2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2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chart:data-label-number="value" chart:data-label-text="false" chart:data-label-symbol="fals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4">
      <style:chart-properties chart:display-label="true" chart:logarithmic="false" chart:maximum="700" chart:reverse-direction="false" text:line-break="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4">
      <style:chart-properties chart:symbol-type="named-symbol" chart:symbol-name="square" chart:symbol-width="0.25cm" chart:symbol-height="0.25cm"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29.561cm" svg:height="18.411cm" xlink:href=".." xlink:type="simple" chart:class="chart:scatter" chart:style-name="ch1">
        <chart:title svg:x="11.905cm" svg:y="0.504cm" chart:style-name="ch2">
          <text:p>STT - Terracotta - Individual</text:p>
        </chart:title>
        <chart:legend chart:legend-position="end" svg:x="25.545cm" svg:y="8.906cm" style:legend-expansion="high" chart:style-name="ch3"/>
        <chart:plot-area chart:style-name="ch4" table:cell-range-address="'resultados - terracotta'.T6:'resultados - terracotta'.U10 'resultados - terracotta'.U5:'resultados - terracotta'.U5" chart:data-source-has-labels="row" svg:x="1.602cm" svg:y="2.387cm" svg:width="22.761cm" svg:height="14.675cm">
          <chartooo:coordinate-region svg:x="2.885cm" svg:y="2.586cm" svg:width="21.198cm" svg:height="13.829cm"/>
          <chart:axis chart:dimension="x" chart:name="primary-x" chart:style-name="ch5">
            <chart:title svg:x="11.35cm" svg:y="17.43cm" chart:style-name="ch6">
              <text:p>Cantidad de Usuarios</text:p>
            </chart:title>
          </chart:axis>
          <chart:axis chart:dimension="y" chart:name="primary-y" chart:style-name="ch7">
            <chart:title svg:x="0.451cm" svg:y="11.078cm" chart:style-name="ch8">
              <text:p>Pedidos/Segundo</text:p>
            </chart:title>
            <chart:grid chart:style-name="ch9" chart:class="major"/>
          </chart:axis>
          <chart:series chart:style-name="ch10" chart:values-cell-range-address="'resultados - terracotta'.U6:'resultados - terracotta'.U10" chart:label-cell-address="'resultados - terracotta'.U5:'resultados - terracotta'.U5" chart:class="chart:scatter">
            <chart:domain table:cell-range-address="'resultados - terracotta'.T6:'resultados - terracotta'.T10"/>
            <chart:data-point chart:repeated="5"/>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T</text:p>
              </table:table-cell>
              <table:table-cell office:value-type="string">
                <text:p>Rendimiento total</text:p>
                <draw:g>
                  <svg:desc>'resultados - terracotta'.U5:'resultados - terracotta'.U5</svg:desc>
                </draw:g>
              </table:table-cell>
            </table:table-row>
          </table:table-header-rows>
          <table:table-rows>
            <table:table-row>
              <table:table-cell office:value-type="string">
                <text:p>1</text:p>
              </table:table-cell>
              <table:table-cell office:value-type="float" office:value="300">
                <text:p>300</text:p>
                <draw:g>
                  <svg:desc>'resultados - terracotta'.T6:'resultados - terracotta'.T10</svg:desc>
                </draw:g>
              </table:table-cell>
              <table:table-cell office:value-type="float" office:value="40.2435609702881">
                <text:p>40.2435609702881</text:p>
                <draw:g>
                  <svg:desc>'resultados - terracotta'.U6:'resultados - terracotta'.U10</svg:desc>
                </draw:g>
              </table:table-cell>
            </table:table-row>
            <table:table-row>
              <table:table-cell office:value-type="string">
                <text:p>2</text:p>
              </table:table-cell>
              <table:table-cell office:value-type="float" office:value="600">
                <text:p>600</text:p>
              </table:table-cell>
              <table:table-cell office:value-type="float" office:value="79.2815774204152">
                <text:p>79.2815774204152</text:p>
              </table:table-cell>
            </table:table-row>
            <table:table-row>
              <table:table-cell office:value-type="string">
                <text:p>3</text:p>
              </table:table-cell>
              <table:table-cell office:value-type="float" office:value="750">
                <text:p>750</text:p>
              </table:table-cell>
              <table:table-cell office:value-type="float" office:value="100.866920011449">
                <text:p>100.866920011449</text:p>
              </table:table-cell>
            </table:table-row>
            <table:table-row>
              <table:table-cell office:value-type="string">
                <text:p>4</text:p>
              </table:table-cell>
              <table:table-cell office:value-type="float" office:value="795">
                <text:p>795</text:p>
              </table:table-cell>
              <table:table-cell office:value-type="float" office:value="107.912605299828">
                <text:p>107.912605299828</text:p>
              </table:table-cell>
            </table:table-row>
            <table:table-row>
              <table:table-cell office:value-type="string">
                <text:p>5</text:p>
              </table:table-cell>
              <table:table-cell office:value-type="float" office:value="855">
                <text:p>855</text:p>
              </table:table-cell>
              <table:table-cell office:value-type="float" office:value="110.935530910665">
                <text:p>110.935530910665</text:p>
              </table:table-cell>
            </table:table-row>
          </table:table-rows>
        </table:table>
      </chart:chart>
    </office:chart>
  </office:body>
</office:document-content>
</file>

<file path=Object 2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4$Unix LibreOffice_project/340m1$Build-402</meta:generator>
  </office:meta>
</office:document-meta>
</file>

<file path=Object 2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chart:data-label-number="value" chart:data-label-text="false" chart:data-label-symbol="fals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4">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8" style:family="chart">
      <style:graphic-properties svg:stroke-color="#b3b3b3"/>
    </style:style>
    <style:style style:name="ch9" style:family="chart" style:data-style-name="N4">
      <style:chart-properties chart:symbol-type="named-symbol" chart:symbol-name="square" chart:symbol-width="0.25cm" chart:symbol-height="0.25cm"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10" style:family="chart" style:data-style-name="N4">
      <style:chart-properties chart:symbol-type="named-symbol" chart:symbol-name="diamond" chart:symbol-width="0.25cm" chart:symbol-height="0.25cm"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1" style:family="chart" style:data-style-name="N4">
      <style:chart-properties chart:symbol-type="named-symbol" chart:symbol-name="arrow-down" chart:symbol-width="0.25cm" chart:symbol-height="0.25cm"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35.491cm" svg:height="13.873cm" xlink:href=".." xlink:type="simple" chart:class="chart:scatter" chart:style-name="ch1">
        <chart:title svg:x="15.241cm" svg:y="0.413cm" chart:style-name="ch2">
          <text:p>NST - JBoss - Individual</text:p>
        </chart:title>
        <chart:legend chart:legend-position="end" svg:x="27.056cm" svg:y="6.139cm" style:legend-expansion="high" chart:style-name="ch3"/>
        <chart:plot-area chart:style-name="ch4" table:cell-range-address="'resultados - jboss'.N41:'resultados - jboss'.Q42 'resultados - jboss'.O40:'resultados - jboss'.Q40" chart:data-source-has-labels="row" svg:x="1.159cm" svg:y="2.023cm" svg:width="24.479cm" svg:height="10.592cm">
          <chartooo:coordinate-region svg:x="2.443cm" svg:y="2.222cm" svg:width="22.824cm" svg:height="9.746cm"/>
          <chart:axis chart:dimension="x" chart:name="primary-x" chart:style-name="ch5">
            <chart:title svg:x="11.766cm" svg:y="12.892cm" chart:style-name="ch6">
              <text:p>Cantidad de Usuarios</text:p>
            </chart:title>
          </chart:axis>
          <chart:axis chart:dimension="y" chart:name="primary-y" chart:style-name="ch7">
            <chart:grid chart:style-name="ch8" chart:class="major"/>
          </chart:axis>
          <chart:series chart:style-name="ch9" chart:values-cell-range-address="'resultados - jboss'.O41:'resultados - jboss'.O42" chart:label-cell-address="'resultados - jboss'.O40:'resultados - jboss'.O40" chart:class="chart:scatter">
            <chart:domain table:cell-range-address="'resultados - jboss'.N41:'resultados - jboss'.N42"/>
            <chart:data-point chart:repeated="2"/>
          </chart:series>
          <chart:series chart:style-name="ch10" chart:values-cell-range-address="'resultados - jboss'.P41:'resultados - jboss'.P42" chart:label-cell-address="'resultados - jboss'.P40:'resultados - jboss'.P40" chart:class="chart:scatter">
            <chart:data-point chart:repeated="2"/>
          </chart:series>
          <chart:series chart:style-name="ch11" chart:values-cell-range-address="'resultados - jboss'.Q41:'resultados - jboss'.Q42" chart:label-cell-address="'resultados - jboss'.Q40:'resultados - jboss'.Q40" chart:class="chart:scatter">
            <chart:data-point chart:repeated="2"/>
          </chart:series>
          <chart:wall chart:style-name="ch12"/>
          <chart:floor chart:style-name="ch13"/>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Column N</text:p>
              </table:table-cell>
              <table:table-cell office:value-type="string">
                <text:p>Rendimiento total</text:p>
                <draw:g>
                  <svg:desc>'resultados - jboss'.O40:'resultados - jboss'.O40</svg:desc>
                </draw:g>
              </table:table-cell>
              <table:table-cell office:value-type="string">
                <text:p>Media total datos sin clusterizar</text:p>
                <draw:g>
                  <svg:desc>'resultados - jboss'.P40:'resultados - jboss'.P40</svg:desc>
                </draw:g>
              </table:table-cell>
              <table:table-cell office:value-type="string">
                <text:p>Desviación estándar total datos sin clusterizar</text:p>
                <draw:g>
                  <svg:desc>'resultados - jboss'.Q40:'resultados - jboss'.Q40</svg:desc>
                </draw:g>
              </table:table-cell>
            </table:table-row>
          </table:table-header-rows>
          <table:table-rows>
            <table:table-row>
              <table:table-cell office:value-type="string">
                <text:p>1</text:p>
              </table:table-cell>
              <table:table-cell office:value-type="float" office:value="900">
                <text:p>900</text:p>
                <draw:g>
                  <svg:desc>'resultados - jboss'.N41:'resultados - jboss'.N42</svg:desc>
                </draw:g>
              </table:table-cell>
              <table:table-cell office:value-type="float" office:value="95.5758907346457">
                <text:p>95.5758907346457</text:p>
                <draw:g>
                  <svg:desc>'resultados - jboss'.O41:'resultados - jboss'.O42</svg:desc>
                </draw:g>
              </table:table-cell>
              <table:table-cell office:value-type="float" office:value="12.3333333333333">
                <text:p>12.3333333333333</text:p>
                <draw:g>
                  <svg:desc>'resultados - jboss'.P41:'resultados - jboss'.P42</svg:desc>
                </draw:g>
              </table:table-cell>
              <table:table-cell office:value-type="float" office:value="17.1355207394869">
                <text:p>17.1355207394869</text:p>
                <draw:g>
                  <svg:desc>'resultados - jboss'.Q41:'resultados - jboss'.Q42</svg:desc>
                </draw:g>
              </table:table-cell>
            </table:table-row>
            <table:table-row>
              <table:table-cell office:value-type="string">
                <text:p>2</text:p>
              </table:table-cell>
              <table:table-cell office:value-type="float" office:value="2000">
                <text:p>2000</text:p>
              </table:table-cell>
              <table:table-cell office:value-type="float" office:value="209.880844645347">
                <text:p>209.880844645347</text:p>
              </table:table-cell>
              <table:table-cell office:value-type="float" office:value="85">
                <text:p>85</text:p>
              </table:table-cell>
              <table:table-cell office:value-type="float" office:value="503.739364040375">
                <text:p>503.739364040375</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4$Unix LibreOffice_project/340m1$Build-40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3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chart:data-label-number="value" chart:data-label-text="false" chart:data-label-symbol="fals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4">
      <style:chart-properties chart:display-label="true" chart:logarithmic="false" chart:maximum="700" chart:reverse-direction="false" text:line-break="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4">
      <style:chart-properties chart:symbol-type="named-symbol" chart:symbol-name="square" chart:symbol-width="0.25cm" chart:symbol-height="0.25cm"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30.412cm" svg:height="19.657cm" xlink:href=".." xlink:type="simple" chart:class="chart:scatter" chart:style-name="ch1">
        <chart:title svg:x="12.49cm" svg:y="0.529cm" chart:style-name="ch2">
          <text:p>LT - Terracotta - Individual</text:p>
        </chart:title>
        <chart:legend chart:legend-position="end" svg:x="26.396cm" svg:y="9.529cm" style:legend-expansion="high" chart:style-name="ch3"/>
        <chart:plot-area chart:style-name="ch4" table:cell-range-address="'resultados - terracotta'.T16:'resultados - terracotta'.U21 'resultados - terracotta'.U15:'resultados - terracotta'.U15" chart:data-source-has-labels="row" svg:x="1.619cm" svg:y="2.487cm" svg:width="23.561cm" svg:height="15.796cm">
          <chartooo:coordinate-region svg:x="2.902cm" svg:y="2.687cm" svg:width="21.906cm" svg:height="14.949cm"/>
          <chart:axis chart:dimension="x" chart:name="primary-x" chart:style-name="ch5">
            <chart:title svg:x="11.767cm" svg:y="18.676cm" chart:style-name="ch6">
              <text:p>Cantidad de Usuarios</text:p>
            </chart:title>
          </chart:axis>
          <chart:axis chart:dimension="y" chart:name="primary-y" chart:style-name="ch7">
            <chart:title svg:x="0.451cm" svg:y="11.739cm" chart:style-name="ch8">
              <text:p>Pedidos/Segundo</text:p>
            </chart:title>
            <chart:grid chart:style-name="ch9" chart:class="major"/>
          </chart:axis>
          <chart:series chart:style-name="ch10" chart:values-cell-range-address="'resultados - terracotta'.U16:'resultados - terracotta'.U21" chart:label-cell-address="'resultados - terracotta'.U15:'resultados - terracotta'.U15" chart:class="chart:scatter">
            <chart:domain table:cell-range-address="'resultados - terracotta'.T16:'resultados - terracotta'.T21"/>
            <chart:data-point chart:repeated="6"/>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T</text:p>
              </table:table-cell>
              <table:table-cell office:value-type="string">
                <text:p>Rendimiento total</text:p>
                <draw:g>
                  <svg:desc>'resultados - terracotta'.U15:'resultados - terracotta'.U15</svg:desc>
                </draw:g>
              </table:table-cell>
            </table:table-row>
          </table:table-header-rows>
          <table:table-rows>
            <table:table-row>
              <table:table-cell office:value-type="string">
                <text:p>1</text:p>
              </table:table-cell>
              <table:table-cell office:value-type="float" office:value="900">
                <text:p>900</text:p>
                <draw:g>
                  <svg:desc>'resultados - terracotta'.T16:'resultados - terracotta'.T21</svg:desc>
                </draw:g>
              </table:table-cell>
              <table:table-cell office:value-type="float" office:value="115.069592422733">
                <text:p>115.069592422733</text:p>
                <draw:g>
                  <svg:desc>'resultados - terracotta'.U16:'resultados - terracotta'.U21</svg:desc>
                </draw:g>
              </table:table-cell>
            </table:table-row>
            <table:table-row>
              <table:table-cell office:value-type="string">
                <text:p>2</text:p>
              </table:table-cell>
              <table:table-cell office:value-type="float" office:value="2000">
                <text:p>2000</text:p>
              </table:table-cell>
              <table:table-cell office:value-type="float" office:value="253.316259188653">
                <text:p>253.316259188653</text:p>
              </table:table-cell>
            </table:table-row>
            <table:table-row>
              <table:table-cell office:value-type="string">
                <text:p>3</text:p>
              </table:table-cell>
              <table:table-cell office:value-type="float" office:value="2600">
                <text:p>2600</text:p>
              </table:table-cell>
              <table:table-cell office:value-type="float" office:value="330.731329227601">
                <text:p>330.731329227601</text:p>
              </table:table-cell>
            </table:table-row>
            <table:table-row>
              <table:table-cell office:value-type="string">
                <text:p>4</text:p>
              </table:table-cell>
              <table:table-cell office:value-type="float" office:value="2900">
                <text:p>2900</text:p>
              </table:table-cell>
              <table:table-cell office:value-type="float" office:value="366.459802207674">
                <text:p>366.459802207674</text:p>
              </table:table-cell>
            </table:table-row>
            <table:table-row>
              <table:table-cell office:value-type="string">
                <text:p>5</text:p>
              </table:table-cell>
              <table:table-cell office:value-type="float" office:value="3000">
                <text:p>3000</text:p>
              </table:table-cell>
              <table:table-cell office:value-type="float" office:value="373.669459693372">
                <text:p>373.669459693372</text:p>
              </table:table-cell>
            </table:table-row>
            <table:table-row>
              <table:table-cell office:value-type="string">
                <text:p>6</text:p>
              </table:table-cell>
              <table:table-cell office:value-type="float" office:value="3600">
                <text:p>3600</text:p>
              </table:table-cell>
              <table:table-cell office:value-type="float" office:value="436.046155796846">
                <text:p>436.046155796846</text:p>
              </table:table-cell>
            </table:table-row>
          </table:table-rows>
        </table:table>
      </chart:chart>
    </office:chart>
  </office:body>
</office:document-content>
</file>

<file path=Object 30/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4$Unix LibreOffice_project/340m1$Build-402</meta:generator>
  </office:meta>
</office:document-meta>
</file>

<file path=Object 3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3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chart:data-label-number="value" chart:data-label-text="false" chart:data-label-symbol="fals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4">
      <style:chart-properties chart:display-label="true" chart:logarithmic="false" chart:maximum="800" chart:reverse-direction="false" text:line-break="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4">
      <style:chart-properties chart:symbol-type="named-symbol" chart:symbol-name="square" chart:symbol-width="0.25cm" chart:symbol-height="0.25cm"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30.621cm" svg:height="18.702cm" xlink:href=".." xlink:type="simple" chart:class="chart:scatter" chart:style-name="ch1">
        <chart:title svg:x="12.568cm" svg:y="0.51cm" chart:style-name="ch2">
          <text:p>ST - Terracotta - Individual</text:p>
        </chart:title>
        <chart:legend chart:legend-position="end" svg:x="26.605cm" svg:y="9.052cm" style:legend-expansion="high" chart:style-name="ch3"/>
        <chart:plot-area chart:style-name="ch4" table:cell-range-address="'resultados - terracotta'.N27:'resultados - terracotta'.O37 'resultados - terracotta'.O26:'resultados - terracotta'.O26" chart:data-source-has-labels="row" svg:x="1.623cm" svg:y="2.411cm" svg:width="23.758cm" svg:height="14.936cm">
          <chartooo:coordinate-region svg:x="2.906cm" svg:y="2.61cm" svg:width="22.103cm" svg:height="14.09cm"/>
          <chart:axis chart:dimension="x" chart:name="primary-x" chart:style-name="ch5">
            <chart:title svg:x="11.87cm" svg:y="17.721cm" chart:style-name="ch6">
              <text:p>Cantidad de Usuarios</text:p>
            </chart:title>
          </chart:axis>
          <chart:axis chart:dimension="y" chart:name="primary-y" chart:style-name="ch7">
            <chart:title svg:x="0.451cm" svg:y="11.233cm" chart:style-name="ch8">
              <text:p>Pedidos/Segundo</text:p>
            </chart:title>
            <chart:grid chart:style-name="ch9" chart:class="major"/>
          </chart:axis>
          <chart:series chart:style-name="ch10" chart:values-cell-range-address="'resultados - terracotta'.O27:'resultados - terracotta'.O37" chart:label-cell-address="'resultados - terracotta'.O26:'resultados - terracotta'.O26" chart:class="chart:scatter">
            <chart:domain table:cell-range-address="'resultados - terracotta'.N27:'resultados - terracotta'.N37"/>
            <chart:data-point chart:repeated="11"/>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N</text:p>
              </table:table-cell>
              <table:table-cell office:value-type="string">
                <text:p>Rendimiento total</text:p>
                <draw:g>
                  <svg:desc>'resultados - terracotta'.O26:'resultados - terracotta'.O26</svg:desc>
                </draw:g>
              </table:table-cell>
            </table:table-row>
          </table:table-header-rows>
          <table:table-rows>
            <table:table-row>
              <table:table-cell office:value-type="string">
                <text:p>1</text:p>
              </table:table-cell>
              <table:table-cell office:value-type="float" office:value="1500">
                <text:p>1500</text:p>
                <draw:g>
                  <svg:desc>'resultados - terracotta'.N27:'resultados - terracotta'.N37</svg:desc>
                </draw:g>
              </table:table-cell>
              <table:table-cell office:value-type="float" office:value="174.103759497396">
                <text:p>174.103759497396</text:p>
                <draw:g>
                  <svg:desc>'resultados - terracotta'.O27:'resultados - terracotta'.O37</svg:desc>
                </draw:g>
              </table:table-cell>
            </table:table-row>
            <table:table-row>
              <table:table-cell office:value-type="string">
                <text:p>2</text:p>
              </table:table-cell>
              <table:table-cell office:value-type="float" office:value="1800">
                <text:p>1800</text:p>
              </table:table-cell>
              <table:table-cell office:value-type="float" office:value="201.736655088246">
                <text:p>201.736655088246</text:p>
              </table:table-cell>
            </table:table-row>
            <table:table-row>
              <table:table-cell office:value-type="string">
                <text:p>3</text:p>
              </table:table-cell>
              <table:table-cell office:value-type="float" office:value="2400">
                <text:p>2400</text:p>
              </table:table-cell>
              <table:table-cell office:value-type="float" office:value="271.237228355022">
                <text:p>271.237228355022</text:p>
              </table:table-cell>
            </table:table-row>
            <table:table-row>
              <table:table-cell office:value-type="string">
                <text:p>4</text:p>
              </table:table-cell>
              <table:table-cell office:value-type="float" office:value="3000">
                <text:p>3000</text:p>
              </table:table-cell>
              <table:table-cell office:value-type="float" office:value="338.272591516559">
                <text:p>338.272591516559</text:p>
              </table:table-cell>
            </table:table-row>
            <table:table-row>
              <table:table-cell office:value-type="string">
                <text:p>5</text:p>
              </table:table-cell>
              <table:table-cell office:value-type="float" office:value="3600">
                <text:p>3600</text:p>
              </table:table-cell>
              <table:table-cell office:value-type="float" office:value="412.255341902247">
                <text:p>412.255341902247</text:p>
              </table:table-cell>
            </table:table-row>
            <table:table-row>
              <table:table-cell office:value-type="string">
                <text:p>6</text:p>
              </table:table-cell>
              <table:table-cell office:value-type="float" office:value="4200">
                <text:p>4200</text:p>
              </table:table-cell>
              <table:table-cell office:value-type="float" office:value="471.242037858522">
                <text:p>471.242037858522</text:p>
              </table:table-cell>
            </table:table-row>
            <table:table-row>
              <table:table-cell office:value-type="string">
                <text:p>7</text:p>
              </table:table-cell>
              <table:table-cell office:value-type="float" office:value="4800">
                <text:p>4800</text:p>
              </table:table-cell>
              <table:table-cell office:value-type="float" office:value="538.611067962723">
                <text:p>538.611067962723</text:p>
              </table:table-cell>
            </table:table-row>
            <table:table-row>
              <table:table-cell office:value-type="string">
                <text:p>8</text:p>
              </table:table-cell>
              <table:table-cell office:value-type="float" office:value="5400">
                <text:p>5400</text:p>
              </table:table-cell>
              <table:table-cell office:value-type="float" office:value="602.886919371426">
                <text:p>602.886919371426</text:p>
              </table:table-cell>
            </table:table-row>
            <table:table-row>
              <table:table-cell office:value-type="string">
                <text:p>9</text:p>
              </table:table-cell>
              <table:table-cell office:value-type="float" office:value="6000">
                <text:p>6000</text:p>
              </table:table-cell>
              <table:table-cell office:value-type="float" office:value="667.291887329688">
                <text:p>667.291887329688</text:p>
              </table:table-cell>
            </table:table-row>
            <table:table-row>
              <table:table-cell office:value-type="string">
                <text:p>10</text:p>
              </table:table-cell>
              <table:table-cell office:value-type="float" office:value="6600">
                <text:p>6600</text:p>
              </table:table-cell>
              <table:table-cell office:value-type="float" office:value="725.198258875502">
                <text:p>725.198258875502</text:p>
              </table:table-cell>
            </table:table-row>
            <table:table-row>
              <table:table-cell office:value-type="string">
                <text:p>11</text:p>
              </table:table-cell>
              <table:table-cell office:value-type="float" office:value="7350">
                <text:p>7350</text:p>
              </table:table-cell>
              <table:table-cell office:value-type="float" office:value="782.160495002985">
                <text:p>782.160495002985</text:p>
              </table:table-cell>
            </table:table-row>
          </table:table-rows>
        </table:table>
      </chart:chart>
    </office:chart>
  </office:body>
</office:document-content>
</file>

<file path=Object 3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4$Unix LibreOffice_project/340m1$Build-402</meta:generator>
  </office:meta>
</office:document-meta>
</file>

<file path=Object 3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3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chart:data-label-number="value" chart:data-label-text="false" chart:data-label-symbol="fals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4">
      <style:chart-properties chart:display-label="true" chart:logarithmic="false" chart:maximum="700" chart:reverse-direction="false" text:line-break="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4">
      <style:chart-properties chart:symbol-type="named-symbol" chart:symbol-name="square" chart:symbol-width="0.25cm" chart:symbol-height="0.25cm"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30.48cm" svg:height="13.947cm" xlink:href=".." xlink:type="simple" chart:class="chart:scatter" chart:style-name="ch1">
        <chart:title svg:x="12.339cm" svg:y="0.414cm" chart:style-name="ch2">
          <text:p>NST - Terracotta - Individual</text:p>
        </chart:title>
        <chart:legend chart:legend-position="end" svg:x="26.464cm" svg:y="6.674cm" style:legend-expansion="high" chart:style-name="ch3"/>
        <chart:plot-area chart:style-name="ch4" table:cell-range-address="'resultados - terracotta'.N43:'resultados - terracotta'.O46 'resultados - terracotta'.O42:'resultados - terracotta'.O42" chart:data-source-has-labels="row" svg:x="1.62cm" svg:y="2.027cm" svg:width="23.626cm" svg:height="10.661cm">
          <chartooo:coordinate-region svg:x="2.904cm" svg:y="2.226cm" svg:width="21.971cm" svg:height="9.815cm"/>
          <chart:axis chart:dimension="x" chart:name="primary-x" chart:style-name="ch5">
            <chart:title svg:x="11.801cm" svg:y="12.966cm" chart:style-name="ch6">
              <text:p>Cantidad de Usuarios</text:p>
            </chart:title>
          </chart:axis>
          <chart:axis chart:dimension="y" chart:name="primary-y" chart:style-name="ch7">
            <chart:title svg:x="0.451cm" svg:y="8.711cm" chart:style-name="ch8">
              <text:p>Pedidos/Segundo</text:p>
            </chart:title>
            <chart:grid chart:style-name="ch9" chart:class="major"/>
          </chart:axis>
          <chart:series chart:style-name="ch10" chart:values-cell-range-address="'resultados - terracotta'.O43:'resultados - terracotta'.O46" chart:label-cell-address="'resultados - terracotta'.O42:'resultados - terracotta'.O42" chart:class="chart:scatter">
            <chart:domain table:cell-range-address="'resultados - terracotta'.N43:'resultados - terracotta'.N46"/>
            <chart:data-point chart:repeated="4"/>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N</text:p>
              </table:table-cell>
              <table:table-cell office:value-type="string">
                <text:p>Rendimiento total</text:p>
                <draw:g>
                  <svg:desc>'resultados - terracotta'.O42:'resultados - terracotta'.O42</svg:desc>
                </draw:g>
              </table:table-cell>
            </table:table-row>
          </table:table-header-rows>
          <table:table-rows>
            <table:table-row>
              <table:table-cell office:value-type="string">
                <text:p>1</text:p>
              </table:table-cell>
              <table:table-cell office:value-type="float" office:value="900">
                <text:p>900</text:p>
                <draw:g>
                  <svg:desc>'resultados - terracotta'.N43:'resultados - terracotta'.N46</svg:desc>
                </draw:g>
              </table:table-cell>
              <table:table-cell office:value-type="float" office:value="99.2515905289095">
                <text:p>99.2515905289095</text:p>
                <draw:g>
                  <svg:desc>'resultados - terracotta'.O43:'resultados - terracotta'.O46</svg:desc>
                </draw:g>
              </table:table-cell>
            </table:table-row>
            <table:table-row>
              <table:table-cell office:value-type="string">
                <text:p>2</text:p>
              </table:table-cell>
              <table:table-cell office:value-type="float" office:value="1300">
                <text:p>1300</text:p>
              </table:table-cell>
              <table:table-cell office:value-type="float" office:value="134.05240230546">
                <text:p>134.05240230546</text:p>
              </table:table-cell>
            </table:table-row>
            <table:table-row>
              <table:table-cell office:value-type="string">
                <text:p>3</text:p>
              </table:table-cell>
              <table:table-cell office:value-type="float" office:value="1700">
                <text:p>1700</text:p>
              </table:table-cell>
              <table:table-cell office:value-type="float" office:value="180.146165550972">
                <text:p>180.146165550972</text:p>
              </table:table-cell>
            </table:table-row>
            <table:table-row>
              <table:table-cell office:value-type="string">
                <text:p>4</text:p>
              </table:table-cell>
              <table:table-cell office:value-type="float" office:value="2000">
                <text:p>2000</text:p>
              </table:table-cell>
              <table:table-cell office:value-type="float" office:value="213.343831888023">
                <text:p>213.343831888023</text:p>
              </table:table-cell>
            </table:table-row>
          </table:table-rows>
        </table:table>
      </chart:chart>
    </office:chart>
  </office:body>
</office:document-content>
</file>

<file path=Object 3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4$Unix LibreOffice_project/340m1$Build-402</meta:generator>
  </office:meta>
</office:document-meta>
</file>

<file path=Object 3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chart:data-label-number="value" chart:data-label-text="false" chart:data-label-symbol="fals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4">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8" style:family="chart">
      <style:graphic-properties svg:stroke-color="#b3b3b3"/>
    </style:style>
    <style:style style:name="ch9" style:family="chart" style:data-style-name="N4">
      <style:chart-properties chart:symbol-type="named-symbol" chart:symbol-name="square" chart:symbol-width="0.25cm" chart:symbol-height="0.25cm"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10" style:family="chart" style:data-style-name="N4">
      <style:chart-properties chart:symbol-type="named-symbol" chart:symbol-name="diamond" chart:symbol-width="0.25cm" chart:symbol-height="0.25cm"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1" style:family="chart" style:data-style-name="N4">
      <style:chart-properties chart:symbol-type="named-symbol" chart:symbol-name="arrow-down" chart:symbol-width="0.25cm" chart:symbol-height="0.25cm"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35.381cm" svg:height="13.873cm" xlink:href=".." xlink:type="simple" chart:class="chart:scatter" chart:style-name="ch1">
        <chart:title svg:x="15.345cm" svg:y="0.413cm" chart:style-name="ch2">
          <text:p>ST - JBoss - Individual</text:p>
        </chart:title>
        <chart:legend chart:legend-position="end" svg:x="27.052cm" svg:y="6.139cm" style:legend-expansion="high" chart:style-name="ch3"/>
        <chart:plot-area chart:style-name="ch4" table:cell-range-address="'resultados - jboss'.N30:'resultados - jboss'.Q35 'resultados - jboss'.O29:'resultados - jboss'.Q29" chart:data-source-has-labels="row" svg:x="1.157cm" svg:y="2.023cm" svg:width="24.481cm" svg:height="10.592cm">
          <chartooo:coordinate-region svg:x="2.917cm" svg:y="2.222cm" svg:width="22.35cm" svg:height="9.746cm"/>
          <chart:axis chart:dimension="x" chart:name="primary-x" chart:style-name="ch5">
            <chart:title svg:x="11.765cm" svg:y="12.892cm" chart:style-name="ch6">
              <text:p>Cantidad de Usuarios</text:p>
            </chart:title>
          </chart:axis>
          <chart:axis chart:dimension="y" chart:name="primary-y" chart:style-name="ch7">
            <chart:grid chart:style-name="ch8" chart:class="major"/>
          </chart:axis>
          <chart:series chart:style-name="ch9" chart:values-cell-range-address="'resultados - jboss'.O30:'resultados - jboss'.O35" chart:label-cell-address="'resultados - jboss'.O29:'resultados - jboss'.O29" chart:class="chart:scatter">
            <chart:domain table:cell-range-address="'resultados - jboss'.N30:'resultados - jboss'.N35"/>
            <chart:data-point chart:repeated="6"/>
          </chart:series>
          <chart:series chart:style-name="ch10" chart:values-cell-range-address="'resultados - jboss'.P30:'resultados - jboss'.P35" chart:label-cell-address="'resultados - jboss'.P29:'resultados - jboss'.P29" chart:class="chart:scatter">
            <chart:data-point chart:repeated="6"/>
          </chart:series>
          <chart:series chart:style-name="ch11" chart:values-cell-range-address="'resultados - jboss'.Q30:'resultados - jboss'.Q35" chart:label-cell-address="'resultados - jboss'.Q29:'resultados - jboss'.Q29" chart:class="chart:scatter">
            <chart:data-point chart:repeated="6"/>
          </chart:series>
          <chart:wall chart:style-name="ch12"/>
          <chart:floor chart:style-name="ch13"/>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Column N</text:p>
              </table:table-cell>
              <table:table-cell office:value-type="string">
                <text:p>Rendimiento total</text:p>
                <draw:g>
                  <svg:desc>'resultados - jboss'.O29:'resultados - jboss'.O29</svg:desc>
                </draw:g>
              </table:table-cell>
              <table:table-cell office:value-type="string">
                <text:p>Media total datos clusterizados</text:p>
                <draw:g>
                  <svg:desc>'resultados - jboss'.P29:'resultados - jboss'.P29</svg:desc>
                </draw:g>
              </table:table-cell>
              <table:table-cell office:value-type="string">
                <text:p>Desviación estándar total datos clusterizados</text:p>
                <draw:g>
                  <svg:desc>'resultados - jboss'.Q29:'resultados - jboss'.Q29</svg:desc>
                </draw:g>
              </table:table-cell>
            </table:table-row>
          </table:table-header-rows>
          <table:table-rows>
            <table:table-row>
              <table:table-cell office:value-type="string">
                <text:p>1</text:p>
              </table:table-cell>
              <table:table-cell office:value-type="float" office:value="1500">
                <text:p>1500</text:p>
                <draw:g>
                  <svg:desc>'resultados - jboss'.N30:'resultados - jboss'.N35</svg:desc>
                </draw:g>
              </table:table-cell>
              <table:table-cell office:value-type="float" office:value="165.652806351668">
                <text:p>165.652806351668</text:p>
                <draw:g>
                  <svg:desc>'resultados - jboss'.O30:'resultados - jboss'.O35</svg:desc>
                </draw:g>
              </table:table-cell>
              <table:table-cell office:value-type="float" office:value="235.666666666667">
                <text:p>235.666666666667</text:p>
                <draw:g>
                  <svg:desc>'resultados - jboss'.P30:'resultados - jboss'.P35</svg:desc>
                </draw:g>
              </table:table-cell>
              <table:table-cell office:value-type="float" office:value="276.261504724438">
                <text:p>276.261504724438</text:p>
                <draw:g>
                  <svg:desc>'resultados - jboss'.Q30:'resultados - jboss'.Q35</svg:desc>
                </draw:g>
              </table:table-cell>
            </table:table-row>
            <table:table-row>
              <table:table-cell office:value-type="string">
                <text:p>2</text:p>
              </table:table-cell>
              <table:table-cell office:value-type="float" office:value="1800">
                <text:p>1800</text:p>
              </table:table-cell>
              <table:table-cell office:value-type="float" office:value="200.272453649451">
                <text:p>200.272453649451</text:p>
              </table:table-cell>
              <table:table-cell office:value-type="float" office:value="273.666666666667">
                <text:p>273.666666666667</text:p>
              </table:table-cell>
              <table:table-cell office:value-type="float" office:value="688.571881202666">
                <text:p>688.571881202666</text:p>
              </table:table-cell>
            </table:table-row>
            <table:table-row>
              <table:table-cell office:value-type="string">
                <text:p>3</text:p>
              </table:table-cell>
              <table:table-cell office:value-type="float" office:value="2400">
                <text:p>2400</text:p>
              </table:table-cell>
              <table:table-cell office:value-type="float" office:value="189.419456807608">
                <text:p>189.419456807608</text:p>
              </table:table-cell>
              <table:table-cell office:value-type="float" office:value="4144.33333333333">
                <text:p>4144.33333333333</text:p>
              </table:table-cell>
              <table:table-cell office:value-type="float" office:value="2862.54881920954">
                <text:p>2862.54881920954</text:p>
              </table:table-cell>
            </table:table-row>
            <table:table-row>
              <table:table-cell office:value-type="string">
                <text:p>4</text:p>
              </table:table-cell>
              <table:table-cell office:value-type="float" office:value="3000">
                <text:p>3000</text:p>
              </table:table-cell>
              <table:table-cell office:value-type="float" office:value="194.068721235158">
                <text:p>194.068721235158</text:p>
              </table:table-cell>
              <table:table-cell office:value-type="float" office:value="6809.33333333333">
                <text:p>6809.33333333333</text:p>
              </table:table-cell>
              <table:table-cell office:value-type="float" office:value="4672.45479215574">
                <text:p>4672.45479215574</text:p>
              </table:table-cell>
            </table:table-row>
            <table:table-row>
              <table:table-cell office:value-type="string">
                <text:p>5</text:p>
              </table:table-cell>
              <table:table-cell office:value-type="float" office:value="3600">
                <text:p>3600</text:p>
              </table:table-cell>
              <table:table-cell office:value-type="float" office:value="195.227444694279">
                <text:p>195.227444694279</text:p>
              </table:table-cell>
              <table:table-cell office:value-type="float" office:value="9418.33333333334">
                <text:p>9418.33333333334</text:p>
              </table:table-cell>
              <table:table-cell office:value-type="float" office:value="6259.88560495397">
                <text:p>6259.88560495397</text:p>
              </table:table-cell>
            </table:table-row>
            <table:table-row>
              <table:table-cell office:value-type="string">
                <text:p>6</text:p>
              </table:table-cell>
              <table:table-cell office:value-type="float" office:value="4200">
                <text:p>4200</text:p>
              </table:table-cell>
              <table:table-cell office:value-type="float" office:value="198.770198559363">
                <text:p>198.770198559363</text:p>
              </table:table-cell>
              <table:table-cell office:value-type="float" office:value="12266">
                <text:p>12266</text:p>
              </table:table-cell>
              <table:table-cell office:value-type="float" office:value="8037.8729466863">
                <text:p>8037.8729466863</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4$Unix LibreOffice_project/340m1$Build-402</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chart:data-label-number="value" chart:data-label-text="false" chart:data-label-symbol="fals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4">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8" style:family="chart">
      <style:graphic-properties svg:stroke-color="#b3b3b3"/>
    </style:style>
    <style:style style:name="ch9" style:family="chart" style:data-style-name="N4">
      <style:chart-properties chart:symbol-type="named-symbol" chart:symbol-name="square" chart:symbol-width="0.25cm" chart:symbol-height="0.25cm"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10" style:family="chart" style:data-style-name="N4">
      <style:chart-properties chart:symbol-type="named-symbol" chart:symbol-name="diamond" chart:symbol-width="0.25cm" chart:symbol-height="0.25cm"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1" style:family="chart" style:data-style-name="N4">
      <style:chart-properties chart:symbol-type="named-symbol" chart:symbol-name="arrow-down" chart:symbol-width="0.25cm" chart:symbol-height="0.25cm"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2" style:family="chart" style:data-style-name="N4">
      <style:chart-properties chart:symbol-type="named-symbol" chart:symbol-name="arrow-up" chart:symbol-width="0.25cm" chart:symbol-height="0.25cm" chart:data-label-number="value" chart:data-label-text="false" chart:data-label-symbol="false"/>
      <style:graphic-properties svg:stroke-width="0.08cm" svg:stroke-color="#579d1c" draw:fill-color="#579d1c"/>
      <style:text-properties fo:font-size="10pt" style:font-size-asian="10pt" style:font-size-complex="10pt"/>
    </style:style>
    <style:style style:name="ch13" style:family="chart" style:data-style-name="N4">
      <style:chart-properties chart:symbol-type="named-symbol" chart:symbol-name="arrow-right" chart:symbol-width="0.25cm" chart:symbol-height="0.25cm" chart:data-label-number="value" chart:data-label-text="false" chart:data-label-symbol="false"/>
      <style:graphic-properties svg:stroke-width="0.08cm" svg:stroke-color="#7e0021" draw:fill-color="#7e0021"/>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30.304cm" svg:height="20.383cm" xlink:href=".." xlink:type="simple" chart:class="chart:scatter" chart:style-name="ch1">
        <chart:title svg:x="12.436cm" svg:y="0.543cm" chart:style-name="ch2">
          <text:p>LT - Terracotta - Individual</text:p>
        </chart:title>
        <chart:legend chart:legend-position="end" svg:x="21.869cm" svg:y="8.896cm" style:legend-expansion="high" chart:style-name="ch3"/>
        <chart:plot-area chart:style-name="ch4" table:cell-range-address="'resultados - terracotta'.T16:'resultados - terracotta'.Y21 'resultados - terracotta'.U15:'resultados - terracotta'.Y15" chart:data-source-has-labels="row" svg:x="1.056cm" svg:y="2.543cm" svg:width="19.601cm" svg:height="16.452cm">
          <chartooo:coordinate-region svg:x="2.63cm" svg:y="2.742cm" svg:width="17.655cm" svg:height="15.606cm"/>
          <chart:axis chart:dimension="x" chart:name="primary-x" chart:style-name="ch5">
            <chart:title svg:x="9.224cm" svg:y="19.402cm" chart:style-name="ch6">
              <text:p>Cantidad de Usuarios</text:p>
            </chart:title>
          </chart:axis>
          <chart:axis chart:dimension="y" chart:name="primary-y" chart:style-name="ch7">
            <chart:grid chart:style-name="ch8" chart:class="major"/>
          </chart:axis>
          <chart:series chart:style-name="ch9" chart:values-cell-range-address="'resultados - terracotta'.U16:'resultados - terracotta'.U21" chart:label-cell-address="'resultados - terracotta'.U15:'resultados - terracotta'.U15" chart:class="chart:scatter">
            <chart:domain table:cell-range-address="'resultados - terracotta'.T16:'resultados - terracotta'.T21"/>
            <chart:data-point chart:repeated="6"/>
          </chart:series>
          <chart:series chart:style-name="ch10" chart:values-cell-range-address="'resultados - terracotta'.V16:'resultados - terracotta'.V21" chart:label-cell-address="'resultados - terracotta'.V15:'resultados - terracotta'.V15" chart:class="chart:scatter">
            <chart:data-point chart:repeated="6"/>
          </chart:series>
          <chart:series chart:style-name="ch11" chart:values-cell-range-address="'resultados - terracotta'.W16:'resultados - terracotta'.W21" chart:label-cell-address="'resultados - terracotta'.W15:'resultados - terracotta'.W15" chart:class="chart:scatter">
            <chart:data-point chart:repeated="6"/>
          </chart:series>
          <chart:series chart:style-name="ch12" chart:values-cell-range-address="'resultados - terracotta'.X16:'resultados - terracotta'.X21" chart:label-cell-address="'resultados - terracotta'.X15:'resultados - terracotta'.X15" chart:class="chart:scatter">
            <chart:data-point chart:repeated="6"/>
          </chart:series>
          <chart:series chart:style-name="ch13" chart:values-cell-range-address="'resultados - terracotta'.Y16:'resultados - terracotta'.Y21" chart:label-cell-address="'resultados - terracotta'.Y15:'resultados - terracotta'.Y15" chart:class="chart:scatter">
            <chart:data-point chart:repeated="6"/>
          </chart:series>
          <chart:wall chart:style-name="ch14"/>
          <chart:floor chart:style-name="ch15"/>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Column T</text:p>
              </table:table-cell>
              <table:table-cell office:value-type="string">
                <text:p>Rendimiento total</text:p>
                <draw:g>
                  <svg:desc>'resultados - terracotta'.U15:'resultados - terracotta'.U15</svg:desc>
                </draw:g>
              </table:table-cell>
              <table:table-cell office:value-type="string">
                <text:p>Media total datos clusterizados</text:p>
                <draw:g>
                  <svg:desc>'resultados - terracotta'.V15:'resultados - terracotta'.V15</svg:desc>
                </draw:g>
              </table:table-cell>
              <table:table-cell office:value-type="string">
                <text:p>Media total datos sin clusterizar</text:p>
                <draw:g>
                  <svg:desc>'resultados - terracotta'.W15:'resultados - terracotta'.W15</svg:desc>
                </draw:g>
              </table:table-cell>
              <table:table-cell office:value-type="string">
                <text:p>Desviación estándar total datos clusterizados</text:p>
                <draw:g>
                  <svg:desc>'resultados - terracotta'.X15:'resultados - terracotta'.X15</svg:desc>
                </draw:g>
              </table:table-cell>
              <table:table-cell office:value-type="string">
                <text:p>Desviación estándar total datos sin clusterizar</text:p>
                <draw:g>
                  <svg:desc>'resultados - terracotta'.Y15:'resultados - terracotta'.Y15</svg:desc>
                </draw:g>
              </table:table-cell>
            </table:table-row>
          </table:table-header-rows>
          <table:table-rows>
            <table:table-row>
              <table:table-cell office:value-type="string">
                <text:p>1</text:p>
              </table:table-cell>
              <table:table-cell office:value-type="float" office:value="900">
                <text:p>900</text:p>
                <draw:g>
                  <svg:desc>'resultados - terracotta'.T16:'resultados - terracotta'.T21</svg:desc>
                </draw:g>
              </table:table-cell>
              <table:table-cell office:value-type="float" office:value="115.069592422733">
                <text:p>115.069592422733</text:p>
                <draw:g>
                  <svg:desc>'resultados - terracotta'.U16:'resultados - terracotta'.U21</svg:desc>
                </draw:g>
              </table:table-cell>
              <table:table-cell office:value-type="float" office:value="2.33333333333333">
                <text:p>2.33333333333333</text:p>
                <draw:g>
                  <svg:desc>'resultados - terracotta'.V16:'resultados - terracotta'.V21</svg:desc>
                </draw:g>
              </table:table-cell>
              <table:table-cell office:value-type="float" office:value="14.75">
                <text:p>14.75</text:p>
                <draw:g>
                  <svg:desc>'resultados - terracotta'.W16:'resultados - terracotta'.W21</svg:desc>
                </draw:g>
              </table:table-cell>
              <table:table-cell office:value-type="float" office:value="2.9187850270451">
                <text:p>2.9187850270451</text:p>
                <draw:g>
                  <svg:desc>'resultados - terracotta'.X16:'resultados - terracotta'.X21</svg:desc>
                </draw:g>
              </table:table-cell>
              <table:table-cell office:value-type="float" office:value="8.06249767360286">
                <text:p>8.06249767360286</text:p>
                <draw:g>
                  <svg:desc>'resultados - terracotta'.Y16:'resultados - terracotta'.Y21</svg:desc>
                </draw:g>
              </table:table-cell>
            </table:table-row>
            <table:table-row>
              <table:table-cell office:value-type="string">
                <text:p>2</text:p>
              </table:table-cell>
              <table:table-cell office:value-type="float" office:value="2000">
                <text:p>2000</text:p>
              </table:table-cell>
              <table:table-cell office:value-type="float" office:value="253.316259188653">
                <text:p>253.316259188653</text:p>
              </table:table-cell>
              <table:table-cell office:value-type="float" office:value="2.66666666666667">
                <text:p>2.66666666666667</text:p>
              </table:table-cell>
              <table:table-cell office:value-type="float" office:value="20">
                <text:p>20</text:p>
              </table:table-cell>
              <table:table-cell office:value-type="float" office:value="4.24305480339545">
                <text:p>4.24305480339545</text:p>
              </table:table-cell>
              <table:table-cell office:value-type="float" office:value="10.7000434648121">
                <text:p>10.7000434648121</text:p>
              </table:table-cell>
            </table:table-row>
            <table:table-row>
              <table:table-cell office:value-type="string">
                <text:p>3</text:p>
              </table:table-cell>
              <table:table-cell office:value-type="float" office:value="2600">
                <text:p>2600</text:p>
              </table:table-cell>
              <table:table-cell office:value-type="float" office:value="330.731329227601">
                <text:p>330.731329227601</text:p>
              </table:table-cell>
              <table:table-cell office:value-type="float" office:value="3.66666666666667">
                <text:p>3.66666666666667</text:p>
              </table:table-cell>
              <table:table-cell office:value-type="float" office:value="26.2916666666667">
                <text:p>26.2916666666667</text:p>
              </table:table-cell>
              <table:table-cell office:value-type="float" office:value="5.65797769059388">
                <text:p>5.65797769059388</text:p>
              </table:table-cell>
              <table:table-cell office:value-type="float" office:value="17.22571918437">
                <text:p>17.22571918437</text:p>
              </table:table-cell>
            </table:table-row>
            <table:table-row>
              <table:table-cell office:value-type="string">
                <text:p>4</text:p>
              </table:table-cell>
              <table:table-cell office:value-type="float" office:value="2900">
                <text:p>2900</text:p>
              </table:table-cell>
              <table:table-cell office:value-type="float" office:value="366.459802207674">
                <text:p>366.459802207674</text:p>
              </table:table-cell>
              <table:table-cell office:value-type="float" office:value="5.33333333333333">
                <text:p>5.33333333333333</text:p>
              </table:table-cell>
              <table:table-cell office:value-type="float" office:value="34.1666666666667">
                <text:p>34.1666666666667</text:p>
              </table:table-cell>
              <table:table-cell office:value-type="float" office:value="9.34049819265081">
                <text:p>9.34049819265081</text:p>
              </table:table-cell>
              <table:table-cell office:value-type="float" office:value="29.4426383374329">
                <text:p>29.4426383374329</text:p>
              </table:table-cell>
            </table:table-row>
            <table:table-row>
              <table:table-cell office:value-type="string">
                <text:p>5</text:p>
              </table:table-cell>
              <table:table-cell office:value-type="float" office:value="3000">
                <text:p>3000</text:p>
              </table:table-cell>
              <table:table-cell office:value-type="float" office:value="373.669459693372">
                <text:p>373.669459693372</text:p>
              </table:table-cell>
              <table:table-cell office:value-type="float" office:value="6">
                <text:p>6</text:p>
              </table:table-cell>
              <table:table-cell office:value-type="float" office:value="35.6666666666667">
                <text:p>35.6666666666667</text:p>
              </table:table-cell>
              <table:table-cell office:value-type="float" office:value="16.8096748609678">
                <text:p>16.8096748609678</text:p>
              </table:table-cell>
              <table:table-cell office:value-type="float" office:value="37.9587607909668">
                <text:p>37.9587607909668</text:p>
              </table:table-cell>
            </table:table-row>
            <table:table-row>
              <table:table-cell office:value-type="string">
                <text:p>6</text:p>
              </table:table-cell>
              <table:table-cell office:value-type="float" office:value="3600">
                <text:p>3600</text:p>
              </table:table-cell>
              <table:table-cell office:value-type="float" office:value="436.046155796846">
                <text:p>436.046155796846</text:p>
              </table:table-cell>
              <table:table-cell office:value-type="float" office:value="71">
                <text:p>71</text:p>
              </table:table-cell>
              <table:table-cell office:value-type="float" office:value="148.291666666667">
                <text:p>148.291666666667</text:p>
              </table:table-cell>
              <table:table-cell office:value-type="float" office:value="1264.6535950131">
                <text:p>1264.6535950131</text:p>
              </table:table-cell>
              <table:table-cell office:value-type="float" office:value="1298.18084090533">
                <text:p>1298.18084090533</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4$Unix LibreOffice_project/340m1$Build-402</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chart:data-label-number="value" chart:data-label-text="false" chart:data-label-symbol="fals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data-style-name="N4">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4">
      <style:chart-properties chart:symbol-type="named-symbol" chart:symbol-name="square" chart:symbol-width="0.25cm" chart:symbol-height="0.25cm"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9" style:family="chart" style:data-style-name="N4">
      <style:chart-properties chart:symbol-type="named-symbol" chart:symbol-name="diamond" chart:symbol-width="0.25cm" chart:symbol-height="0.25cm"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0" style:family="chart" style:data-style-name="N4">
      <style:chart-properties chart:symbol-type="named-symbol" chart:symbol-name="arrow-down" chart:symbol-width="0.25cm" chart:symbol-height="0.25cm"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1" style:family="chart" style:data-style-name="N4">
      <style:chart-properties chart:symbol-type="named-symbol" chart:symbol-name="arrow-up" chart:symbol-width="0.25cm" chart:symbol-height="0.25cm" chart:data-label-number="value" chart:data-label-text="false" chart:data-label-symbol="false"/>
      <style:graphic-properties svg:stroke-width="0.08cm" svg:stroke-color="#579d1c" draw:fill-color="#579d1c"/>
      <style:text-properties fo:font-size="10pt" style:font-size-asian="10pt" style:font-size-complex="10pt"/>
    </style:style>
    <style:style style:name="ch12" style:family="chart" style:data-style-name="N4">
      <style:chart-properties chart:symbol-type="named-symbol" chart:symbol-name="arrow-right" chart:symbol-width="0.25cm" chart:symbol-height="0.25cm" chart:data-label-number="value" chart:data-label-text="false" chart:data-label-symbol="false"/>
      <style:graphic-properties svg:stroke-width="0.08cm" svg:stroke-color="#7e0021" draw:fill-color="#7e0021"/>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22.579cm" svg:height="13.069cm" xlink:href=".." xlink:type="simple" chart:class="chart:scatter" chart:style-name="ch1">
        <chart:title svg:x="8.573cm" svg:y="0.397cm" chart:style-name="ch2">
          <text:p>LT - Terracotta - Individual</text:p>
        </chart:title>
        <chart:legend chart:legend-position="end" svg:x="15.837cm" svg:y="4.842cm" style:legend-expansion="high" chart:style-name="ch3"/>
        <chart:plot-area chart:style-name="ch4" table:cell-range-address="'resultados - terracotta'.T16:'resultados - terracotta'.Y21 'resultados - terracotta'.U15:'resultados - terracotta'.Y15" chart:data-source-has-labels="row" svg:x="0.901cm" svg:y="1.959cm" svg:width="14.034cm" svg:height="10.429cm">
          <chartooo:coordinate-region svg:x="2.475cm" svg:y="2.158cm" svg:width="12.088cm" svg:height="9.583cm"/>
          <chart:axis chart:dimension="x" chart:name="primary-x" chart:style-name="ch5"/>
          <chart:axis chart:dimension="y" chart:name="primary-y" chart:style-name="ch6">
            <chart:grid chart:style-name="ch7" chart:class="major"/>
          </chart:axis>
          <chart:series chart:style-name="ch8" chart:values-cell-range-address="'resultados - terracotta'.U16:'resultados - terracotta'.U21" chart:label-cell-address="'resultados - terracotta'.U15:'resultados - terracotta'.U15" chart:class="chart:scatter">
            <chart:domain table:cell-range-address="'resultados - terracotta'.T16:'resultados - terracotta'.T21"/>
            <chart:data-point chart:repeated="6"/>
          </chart:series>
          <chart:series chart:style-name="ch9" chart:values-cell-range-address="'resultados - terracotta'.V16:'resultados - terracotta'.V21" chart:label-cell-address="'resultados - terracotta'.V15:'resultados - terracotta'.V15" chart:class="chart:scatter">
            <chart:data-point chart:repeated="6"/>
          </chart:series>
          <chart:series chart:style-name="ch10" chart:values-cell-range-address="'resultados - terracotta'.W16:'resultados - terracotta'.W21" chart:label-cell-address="'resultados - terracotta'.W15:'resultados - terracotta'.W15" chart:class="chart:scatter">
            <chart:data-point chart:repeated="6"/>
          </chart:series>
          <chart:series chart:style-name="ch11" chart:values-cell-range-address="'resultados - terracotta'.X16:'resultados - terracotta'.X21" chart:label-cell-address="'resultados - terracotta'.X15:'resultados - terracotta'.X15" chart:class="chart:scatter">
            <chart:data-point chart:repeated="6"/>
          </chart:series>
          <chart:series chart:style-name="ch12" chart:values-cell-range-address="'resultados - terracotta'.Y16:'resultados - terracotta'.Y21" chart:label-cell-address="'resultados - terracotta'.Y15:'resultados - terracotta'.Y15" chart:class="chart:scatter">
            <chart:data-point chart:repeated="6"/>
          </chart:series>
          <chart:wall chart:style-name="ch13"/>
          <chart:floor chart:style-name="ch14"/>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Columna T</text:p>
              </table:table-cell>
              <table:table-cell office:value-type="string">
                <text:p>Rendimiento total</text:p>
                <draw:g>
                  <svg:desc>'resultados - terracotta'.U15:'resultados - terracotta'.U15</svg:desc>
                </draw:g>
              </table:table-cell>
              <table:table-cell office:value-type="string">
                <text:p>Media total datos clusterizados</text:p>
                <draw:g>
                  <svg:desc>'resultados - terracotta'.V15:'resultados - terracotta'.V15</svg:desc>
                </draw:g>
              </table:table-cell>
              <table:table-cell office:value-type="string">
                <text:p>Media total datos sin clusterizar</text:p>
                <draw:g>
                  <svg:desc>'resultados - terracotta'.W15:'resultados - terracotta'.W15</svg:desc>
                </draw:g>
              </table:table-cell>
              <table:table-cell office:value-type="string">
                <text:p>Desviación estándar total datos clusterizados</text:p>
                <draw:g>
                  <svg:desc>'resultados - terracotta'.X15:'resultados - terracotta'.X15</svg:desc>
                </draw:g>
              </table:table-cell>
              <table:table-cell office:value-type="string">
                <text:p>Desviación estándar total datos sin clusterizar</text:p>
                <draw:g>
                  <svg:desc>'resultados - terracotta'.Y15:'resultados - terracotta'.Y15</svg:desc>
                </draw:g>
              </table:table-cell>
            </table:table-row>
          </table:table-header-rows>
          <table:table-rows>
            <table:table-row>
              <table:table-cell office:value-type="string">
                <text:p>1</text:p>
              </table:table-cell>
              <table:table-cell office:value-type="float" office:value="900">
                <text:p>900</text:p>
                <draw:g>
                  <svg:desc>'resultados - terracotta'.T16:'resultados - terracotta'.T21</svg:desc>
                </draw:g>
              </table:table-cell>
              <table:table-cell office:value-type="float" office:value="115.069592422733">
                <text:p>115.069592422733</text:p>
                <draw:g>
                  <svg:desc>'resultados - terracotta'.U16:'resultados - terracotta'.U21</svg:desc>
                </draw:g>
              </table:table-cell>
              <table:table-cell office:value-type="float" office:value="2.33333333333333">
                <text:p>2.33333333333333</text:p>
                <draw:g>
                  <svg:desc>'resultados - terracotta'.V16:'resultados - terracotta'.V21</svg:desc>
                </draw:g>
              </table:table-cell>
              <table:table-cell office:value-type="float" office:value="14.75">
                <text:p>14.75</text:p>
                <draw:g>
                  <svg:desc>'resultados - terracotta'.W16:'resultados - terracotta'.W21</svg:desc>
                </draw:g>
              </table:table-cell>
              <table:table-cell office:value-type="float" office:value="2.9187850270451">
                <text:p>2.9187850270451</text:p>
                <draw:g>
                  <svg:desc>'resultados - terracotta'.X16:'resultados - terracotta'.X21</svg:desc>
                </draw:g>
              </table:table-cell>
              <table:table-cell office:value-type="float" office:value="8.06249767360286">
                <text:p>8.06249767360286</text:p>
                <draw:g>
                  <svg:desc>'resultados - terracotta'.Y16:'resultados - terracotta'.Y21</svg:desc>
                </draw:g>
              </table:table-cell>
            </table:table-row>
            <table:table-row>
              <table:table-cell office:value-type="string">
                <text:p>2</text:p>
              </table:table-cell>
              <table:table-cell office:value-type="float" office:value="2000">
                <text:p>2000</text:p>
              </table:table-cell>
              <table:table-cell office:value-type="float" office:value="253.316259188653">
                <text:p>253.316259188653</text:p>
              </table:table-cell>
              <table:table-cell office:value-type="float" office:value="2.66666666666667">
                <text:p>2.66666666666667</text:p>
              </table:table-cell>
              <table:table-cell office:value-type="float" office:value="20">
                <text:p>20</text:p>
              </table:table-cell>
              <table:table-cell office:value-type="float" office:value="4.24305480339545">
                <text:p>4.24305480339545</text:p>
              </table:table-cell>
              <table:table-cell office:value-type="float" office:value="10.7000434648121">
                <text:p>10.7000434648121</text:p>
              </table:table-cell>
            </table:table-row>
            <table:table-row>
              <table:table-cell office:value-type="string">
                <text:p>3</text:p>
              </table:table-cell>
              <table:table-cell office:value-type="float" office:value="2600">
                <text:p>2600</text:p>
              </table:table-cell>
              <table:table-cell office:value-type="float" office:value="330.731329227601">
                <text:p>330.731329227601</text:p>
              </table:table-cell>
              <table:table-cell office:value-type="float" office:value="3.66666666666667">
                <text:p>3.66666666666667</text:p>
              </table:table-cell>
              <table:table-cell office:value-type="float" office:value="26.2916666666667">
                <text:p>26.2916666666667</text:p>
              </table:table-cell>
              <table:table-cell office:value-type="float" office:value="5.65797769059388">
                <text:p>5.65797769059388</text:p>
              </table:table-cell>
              <table:table-cell office:value-type="float" office:value="17.22571918437">
                <text:p>17.22571918437</text:p>
              </table:table-cell>
            </table:table-row>
            <table:table-row>
              <table:table-cell office:value-type="string">
                <text:p>4</text:p>
              </table:table-cell>
              <table:table-cell office:value-type="float" office:value="2900">
                <text:p>2900</text:p>
              </table:table-cell>
              <table:table-cell office:value-type="float" office:value="366.459802207674">
                <text:p>366.459802207674</text:p>
              </table:table-cell>
              <table:table-cell office:value-type="float" office:value="5.33333333333333">
                <text:p>5.33333333333333</text:p>
              </table:table-cell>
              <table:table-cell office:value-type="float" office:value="34.1666666666667">
                <text:p>34.1666666666667</text:p>
              </table:table-cell>
              <table:table-cell office:value-type="float" office:value="9.34049819265081">
                <text:p>9.34049819265081</text:p>
              </table:table-cell>
              <table:table-cell office:value-type="float" office:value="29.4426383374329">
                <text:p>29.4426383374329</text:p>
              </table:table-cell>
            </table:table-row>
            <table:table-row>
              <table:table-cell office:value-type="string">
                <text:p>5</text:p>
              </table:table-cell>
              <table:table-cell office:value-type="float" office:value="3000">
                <text:p>3000</text:p>
              </table:table-cell>
              <table:table-cell office:value-type="float" office:value="373.669459693372">
                <text:p>373.669459693372</text:p>
              </table:table-cell>
              <table:table-cell office:value-type="float" office:value="6">
                <text:p>6</text:p>
              </table:table-cell>
              <table:table-cell office:value-type="float" office:value="35.6666666666667">
                <text:p>35.6666666666667</text:p>
              </table:table-cell>
              <table:table-cell office:value-type="float" office:value="16.8096748609678">
                <text:p>16.8096748609678</text:p>
              </table:table-cell>
              <table:table-cell office:value-type="float" office:value="37.9587607909668">
                <text:p>37.9587607909668</text:p>
              </table:table-cell>
            </table:table-row>
            <table:table-row>
              <table:table-cell office:value-type="string">
                <text:p>6</text:p>
              </table:table-cell>
              <table:table-cell office:value-type="float" office:value="3600">
                <text:p>3600</text:p>
              </table:table-cell>
              <table:table-cell office:value-type="float" office:value="436.046155796846">
                <text:p>436.046155796846</text:p>
              </table:table-cell>
              <table:table-cell office:value-type="float" office:value="71">
                <text:p>71</text:p>
              </table:table-cell>
              <table:table-cell office:value-type="float" office:value="148.291666666667">
                <text:p>148.291666666667</text:p>
              </table:table-cell>
              <table:table-cell office:value-type="float" office:value="1264.6535950131">
                <text:p>1264.6535950131</text:p>
              </table:table-cell>
              <table:table-cell office:value-type="float" office:value="1298.18084090533">
                <text:p>1298.18084090533</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sort-by-x-values="true" chart:right-angled-axes="true" chart:data-label-number="value" chart:data-label-text="false" chart:data-label-symbol="fals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data-style-name="N4">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4">
      <style:chart-properties chart:symbol-type="named-symbol" chart:symbol-name="square" chart:symbol-width="0.25cm" chart:symbol-height="0.25cm"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9" style:family="chart" style:data-style-name="N4">
      <style:chart-properties chart:symbol-type="named-symbol" chart:symbol-name="diamond" chart:symbol-width="0.25cm" chart:symbol-height="0.25cm"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0" style:family="chart" style:data-style-name="N4">
      <style:chart-properties chart:symbol-type="named-symbol" chart:symbol-name="arrow-down" chart:symbol-width="0.25cm" chart:symbol-height="0.25cm"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1" style:family="chart" style:data-style-name="N4">
      <style:chart-properties chart:symbol-type="named-symbol" chart:symbol-name="arrow-up" chart:symbol-width="0.25cm" chart:symbol-height="0.25cm" chart:data-label-number="value" chart:data-label-text="false" chart:data-label-symbol="false"/>
      <style:graphic-properties svg:stroke-width="0.08cm" svg:stroke-color="#579d1c" draw:fill-color="#579d1c"/>
      <style:text-properties fo:font-size="10pt" style:font-size-asian="10pt" style:font-size-complex="10pt"/>
    </style:style>
    <style:style style:name="ch12" style:family="chart" style:data-style-name="N4">
      <style:chart-properties chart:symbol-type="named-symbol" chart:symbol-name="arrow-right" chart:symbol-width="0.25cm" chart:symbol-height="0.25cm" chart:data-label-number="value" chart:data-label-text="false" chart:data-label-symbol="false"/>
      <style:graphic-properties svg:stroke-width="0.08cm" svg:stroke-color="#7e0021" draw:fill-color="#7e0021"/>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22.543cm" svg:height="13.046cm" xlink:href=".." xlink:type="simple" chart:class="chart:scatter" chart:style-name="ch1">
        <chart:title svg:x="8.952cm" svg:y="0.396cm" chart:style-name="ch2">
          <text:p>LT - JBoss - Individual</text:p>
        </chart:title>
        <chart:legend chart:legend-position="end" svg:x="15.801cm" svg:y="4.831cm" style:legend-expansion="high" chart:style-name="ch3"/>
        <chart:plot-area chart:style-name="ch4" table:cell-range-address="'resultados - jboss'.T18:'resultados - jboss'.Y24 'resultados - jboss'.U17:'resultados - jboss'.Y17" chart:data-source-has-labels="row" svg:x="0.9cm" svg:y="1.955cm" svg:width="14.001cm" svg:height="10.411cm">
          <chartooo:coordinate-region svg:x="2.183cm" svg:y="2.154cm" svg:width="12.346cm" svg:height="9.565cm"/>
          <chart:axis chart:dimension="x" chart:name="primary-x" chart:style-name="ch5"/>
          <chart:axis chart:dimension="y" chart:name="primary-y" chart:style-name="ch6">
            <chart:grid chart:style-name="ch7" chart:class="major"/>
          </chart:axis>
          <chart:series chart:style-name="ch8" chart:values-cell-range-address="'resultados - jboss'.U18:'resultados - jboss'.U24" chart:label-cell-address="'resultados - jboss'.U17:'resultados - jboss'.U17" chart:class="chart:scatter">
            <chart:domain table:cell-range-address="'resultados - jboss'.T18:'resultados - jboss'.T24"/>
            <chart:data-point chart:repeated="7"/>
          </chart:series>
          <chart:series chart:style-name="ch9" chart:values-cell-range-address="'resultados - jboss'.V18:'resultados - jboss'.V24" chart:label-cell-address="'resultados - jboss'.V17:'resultados - jboss'.V17" chart:class="chart:scatter">
            <chart:data-point chart:repeated="7"/>
          </chart:series>
          <chart:series chart:style-name="ch10" chart:values-cell-range-address="'resultados - jboss'.W18:'resultados - jboss'.W24" chart:label-cell-address="'resultados - jboss'.W17:'resultados - jboss'.W17" chart:class="chart:scatter">
            <chart:data-point chart:repeated="7"/>
          </chart:series>
          <chart:series chart:style-name="ch11" chart:values-cell-range-address="'resultados - jboss'.X18:'resultados - jboss'.X24" chart:label-cell-address="'resultados - jboss'.X17:'resultados - jboss'.X17" chart:class="chart:scatter">
            <chart:data-point chart:repeated="7"/>
          </chart:series>
          <chart:series chart:style-name="ch12" chart:values-cell-range-address="'resultados - jboss'.Y18:'resultados - jboss'.Y24" chart:label-cell-address="'resultados - jboss'.Y17:'resultados - jboss'.Y17" chart:class="chart:scatter">
            <chart:data-point chart:repeated="7"/>
          </chart:series>
          <chart:wall chart:style-name="ch13"/>
          <chart:floor chart:style-name="ch14"/>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Columna T</text:p>
              </table:table-cell>
              <table:table-cell office:value-type="string">
                <text:p>Rendimiento total</text:p>
                <draw:g>
                  <svg:desc>'resultados - jboss'.U17:'resultados - jboss'.U17</svg:desc>
                </draw:g>
              </table:table-cell>
              <table:table-cell office:value-type="string">
                <text:p>Media total datos clusterizados</text:p>
                <draw:g>
                  <svg:desc>'resultados - jboss'.V17:'resultados - jboss'.V17</svg:desc>
                </draw:g>
              </table:table-cell>
              <table:table-cell office:value-type="string">
                <text:p>Media total datos sin clusterizar</text:p>
                <draw:g>
                  <svg:desc>'resultados - jboss'.W17:'resultados - jboss'.W17</svg:desc>
                </draw:g>
              </table:table-cell>
              <table:table-cell office:value-type="string">
                <text:p>Desviación estándar total datos clusterizados</text:p>
                <draw:g>
                  <svg:desc>'resultados - jboss'.X17:'resultados - jboss'.X17</svg:desc>
                </draw:g>
              </table:table-cell>
              <table:table-cell office:value-type="string">
                <text:p>Desviación estándar total datos sin clusterizar</text:p>
                <draw:g>
                  <svg:desc>'resultados - jboss'.Y17:'resultados - jboss'.Y17</svg:desc>
                </draw:g>
              </table:table-cell>
            </table:table-row>
          </table:table-header-rows>
          <table:table-rows>
            <table:table-row>
              <table:table-cell office:value-type="string">
                <text:p>1</text:p>
              </table:table-cell>
              <table:table-cell office:value-type="float" office:value="900">
                <text:p>900</text:p>
                <draw:g>
                  <svg:desc>'resultados - jboss'.T18:'resultados - jboss'.T24</svg:desc>
                </draw:g>
              </table:table-cell>
              <table:table-cell office:value-type="float" office:value="116.77407410835">
                <text:p>116.77407410835</text:p>
                <draw:g>
                  <svg:desc>'resultados - jboss'.U18:'resultados - jboss'.U24</svg:desc>
                </draw:g>
              </table:table-cell>
              <table:table-cell office:value-type="float" office:value="5.33333333333333">
                <text:p>5.33333333333333</text:p>
                <draw:g>
                  <svg:desc>'resultados - jboss'.V18:'resultados - jboss'.V24</svg:desc>
                </draw:g>
              </table:table-cell>
              <table:table-cell office:value-type="float" office:value="16.9166666666667">
                <text:p>16.9166666666667</text:p>
                <draw:g>
                  <svg:desc>'resultados - jboss'.W18:'resultados - jboss'.W24</svg:desc>
                </draw:g>
              </table:table-cell>
              <table:table-cell office:value-type="float" office:value="4.18896249159249">
                <text:p>4.18896249159249</text:p>
                <draw:g>
                  <svg:desc>'resultados - jboss'.X18:'resultados - jboss'.X24</svg:desc>
                </draw:g>
              </table:table-cell>
              <table:table-cell office:value-type="float" office:value="8.23865535130206">
                <text:p>8.23865535130206</text:p>
                <draw:g>
                  <svg:desc>'resultados - jboss'.Y18:'resultados - jboss'.Y24</svg:desc>
                </draw:g>
              </table:table-cell>
            </table:table-row>
            <table:table-row>
              <table:table-cell office:value-type="string">
                <text:p>2</text:p>
              </table:table-cell>
              <table:table-cell office:value-type="float" office:value="2000">
                <text:p>2000</text:p>
              </table:table-cell>
              <table:table-cell office:value-type="float" office:value="256.91709931572">
                <text:p>256.91709931572</text:p>
              </table:table-cell>
              <table:table-cell office:value-type="float" office:value="4.33333333333333">
                <text:p>4.33333333333333</text:p>
              </table:table-cell>
              <table:table-cell office:value-type="float" office:value="15.7916666666667">
                <text:p>15.7916666666667</text:p>
              </table:table-cell>
              <table:table-cell office:value-type="float" office:value="5.24122653069128">
                <text:p>5.24122653069128</text:p>
              </table:table-cell>
              <table:table-cell office:value-type="float" office:value="8.46894474225094">
                <text:p>8.46894474225094</text:p>
              </table:table-cell>
            </table:table-row>
            <table:table-row>
              <table:table-cell office:value-type="string">
                <text:p>3</text:p>
              </table:table-cell>
              <table:table-cell office:value-type="float" office:value="2600">
                <text:p>2600</text:p>
              </table:table-cell>
              <table:table-cell office:value-type="float" office:value="329.765651051675">
                <text:p>329.765651051675</text:p>
              </table:table-cell>
              <table:table-cell office:value-type="float" office:value="4.66666666666667">
                <text:p>4.66666666666667</text:p>
              </table:table-cell>
              <table:table-cell office:value-type="float" office:value="17.6666666666667">
                <text:p>17.6666666666667</text:p>
              </table:table-cell>
              <table:table-cell office:value-type="float" office:value="6.81302018397812">
                <text:p>6.81302018397812</text:p>
              </table:table-cell>
              <table:table-cell office:value-type="float" office:value="11.8762131800796">
                <text:p>11.8762131800796</text:p>
              </table:table-cell>
            </table:table-row>
            <table:table-row>
              <table:table-cell office:value-type="string">
                <text:p>4</text:p>
              </table:table-cell>
              <table:table-cell office:value-type="float" office:value="2900">
                <text:p>2900</text:p>
              </table:table-cell>
              <table:table-cell office:value-type="float" office:value="372.430631618651">
                <text:p>372.430631618651</text:p>
              </table:table-cell>
              <table:table-cell office:value-type="float" office:value="5">
                <text:p>5</text:p>
              </table:table-cell>
              <table:table-cell office:value-type="float" office:value="19.5833333333333">
                <text:p>19.5833333333333</text:p>
              </table:table-cell>
              <table:table-cell office:value-type="float" office:value="8.16624636295495">
                <text:p>8.16624636295495</text:p>
              </table:table-cell>
              <table:table-cell office:value-type="float" office:value="14.7185033601018">
                <text:p>14.7185033601018</text:p>
              </table:table-cell>
            </table:table-row>
            <table:table-row>
              <table:table-cell office:value-type="string">
                <text:p>5</text:p>
              </table:table-cell>
              <table:table-cell office:value-type="float" office:value="3000">
                <text:p>3000</text:p>
              </table:table-cell>
              <table:table-cell office:value-type="float" office:value="378.896833810442">
                <text:p>378.896833810442</text:p>
              </table:table-cell>
              <table:table-cell office:value-type="float" office:value="7">
                <text:p>7</text:p>
              </table:table-cell>
              <table:table-cell office:value-type="float" office:value="24.5">
                <text:p>24.5</text:p>
              </table:table-cell>
              <table:table-cell office:value-type="float" office:value="24.5699983090075">
                <text:p>24.5699983090075</text:p>
              </table:table-cell>
              <table:table-cell office:value-type="float" office:value="32.5750333770204">
                <text:p>32.5750333770204</text:p>
              </table:table-cell>
            </table:table-row>
            <table:table-row>
              <table:table-cell office:value-type="string">
                <text:p>6</text:p>
              </table:table-cell>
              <table:table-cell office:value-type="float" office:value="3600">
                <text:p>3600</text:p>
              </table:table-cell>
              <table:table-cell office:value-type="float" office:value="447.124973093298">
                <text:p>447.124973093298</text:p>
              </table:table-cell>
              <table:table-cell office:value-type="float" office:value="10">
                <text:p>10</text:p>
              </table:table-cell>
              <table:table-cell office:value-type="float" office:value="32.5">
                <text:p>32.5</text:p>
              </table:table-cell>
              <table:table-cell office:value-type="float" office:value="45.4235048990604">
                <text:p>45.4235048990604</text:p>
              </table:table-cell>
              <table:table-cell office:value-type="float" office:value="52.7799024107688">
                <text:p>52.7799024107688</text:p>
              </table:table-cell>
            </table:table-row>
            <table:table-row>
              <table:table-cell office:value-type="string">
                <text:p>7</text:p>
              </table:table-cell>
              <table:table-cell office:value-type="float" office:value="3800">
                <text:p>3800</text:p>
              </table:table-cell>
              <table:table-cell office:value-type="float" office:value="473.638249477814">
                <text:p>473.638249477814</text:p>
              </table:table-cell>
              <table:table-cell office:value-type="float" office:value="11.3333333333333">
                <text:p>11.3333333333333</text:p>
              </table:table-cell>
              <table:table-cell office:value-type="float" office:value="40.7083333333333">
                <text:p>40.7083333333333</text:p>
              </table:table-cell>
              <table:table-cell office:value-type="float" office:value="55.414092264997">
                <text:p>55.414092264997</text:p>
              </table:table-cell>
              <table:table-cell office:value-type="float" office:value="64.8323012552899">
                <text:p>64.8323012552899</text:p>
              </table:table-cell>
            </table:table-row>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5">
      <number:number number:decimal-places="2"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sort-by-x-values="true" chart:right-angled-axes="true" chart:data-label-number="value" chart:data-label-text="false" chart:data-label-symbol="false"/>
    </style:style>
    <style:style style:name="ch5"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maximum="300" chart:reverse-direction="false" text:line-break="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5">
      <style:chart-properties chart:symbol-type="named-symbol" chart:symbol-name="square" chart:symbol-width="0.25cm" chart:symbol-height="0.25cm" chart:link-data-style-to-source="false"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9" style:family="chart" style:data-style-name="N5">
      <style:chart-properties chart:symbol-type="named-symbol" chart:symbol-name="diamond" chart:symbol-width="0.25cm" chart:symbol-height="0.25cm" chart:link-data-style-to-source="false"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0" style:family="chart" style:data-style-name="N5">
      <style:chart-properties chart:symbol-type="named-symbol" chart:symbol-name="arrow-down" chart:symbol-width="0.25cm" chart:symbol-height="0.25cm" chart:link-data-style-to-source="false"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1" style:family="chart" style:data-style-name="N5">
      <style:chart-properties chart:symbol-type="named-symbol" chart:symbol-name="arrow-up" chart:symbol-width="0.25cm" chart:symbol-height="0.25cm" chart:link-data-style-to-source="false" chart:data-label-number="value" chart:data-label-text="false" chart:data-label-symbol="false"/>
      <style:graphic-properties svg:stroke-width="0.08cm" svg:stroke-color="#579d1c" draw:fill-color="#579d1c"/>
      <style:text-properties fo:font-size="10pt" style:font-size-asian="10pt" style:font-size-complex="10pt"/>
    </style:style>
    <style:style style:name="ch12" style:family="chart" style:data-style-name="N5">
      <style:chart-properties chart:symbol-type="named-symbol" chart:symbol-name="arrow-right" chart:symbol-width="0.25cm" chart:symbol-height="0.25cm" chart:link-data-style-to-source="false" chart:data-label-number="value" chart:data-label-text="false" chart:data-label-symbol="false"/>
      <style:graphic-properties svg:stroke-width="0.08cm" svg:stroke-color="#7e0021" draw:fill-color="#7e0021"/>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22.495cm" svg:height="14.181cm" xlink:href=".." xlink:type="simple" chart:class="chart:scatter" chart:style-name="ch1">
        <chart:title svg:x="8.862cm" svg:y="0.419cm" chart:style-name="ch2">
          <text:p>STT - JBoss - Individual</text:p>
        </chart:title>
        <chart:legend chart:legend-position="end" svg:x="15.806cm" svg:y="5.307cm" style:legend-expansion="high" chart:style-name="ch3"/>
        <chart:plot-area chart:style-name="ch4" table:cell-range-address="'resultados - jboss'.T5:'resultados - jboss'.Y13" chart:data-source-has-labels="row" svg:x="0.899cm" svg:y="2.047cm" svg:width="14.009cm" svg:height="11.431cm">
          <chartooo:coordinate-region svg:x="1.707cm" svg:y="2.259cm" svg:width="12.83cm" svg:height="10.546cm"/>
          <chart:axis chart:dimension="x" chart:name="primary-x" chart:style-name="ch5"/>
          <chart:axis chart:dimension="y" chart:name="primary-y" chart:style-name="ch6">
            <chart:grid chart:style-name="ch7" chart:class="major"/>
          </chart:axis>
          <chart:series chart:style-name="ch8" chart:values-cell-range-address="'resultados - jboss'.U6:'resultados - jboss'.U13" chart:label-cell-address="'resultados - jboss'.U5:'resultados - jboss'.U5" chart:class="chart:scatter">
            <chart:domain table:cell-range-address="'resultados - jboss'.T6:'resultados - jboss'.T13"/>
            <chart:data-point chart:repeated="8"/>
          </chart:series>
          <chart:series chart:style-name="ch9" chart:values-cell-range-address="'resultados - jboss'.V6:'resultados - jboss'.V13" chart:label-cell-address="'resultados - jboss'.V5:'resultados - jboss'.V5" chart:class="chart:scatter">
            <chart:data-point chart:repeated="8"/>
          </chart:series>
          <chart:series chart:style-name="ch10" chart:values-cell-range-address="'resultados - jboss'.W6:'resultados - jboss'.W13" chart:label-cell-address="'resultados - jboss'.W5:'resultados - jboss'.W5" chart:class="chart:scatter">
            <chart:data-point chart:repeated="8"/>
          </chart:series>
          <chart:series chart:style-name="ch11" chart:values-cell-range-address="'resultados - jboss'.X6:'resultados - jboss'.X13" chart:label-cell-address="'resultados - jboss'.X5:'resultados - jboss'.X5" chart:class="chart:scatter">
            <chart:data-point chart:repeated="8"/>
          </chart:series>
          <chart:series chart:style-name="ch12" chart:values-cell-range-address="'resultados - jboss'.Y6:'resultados - jboss'.Y13" chart:label-cell-address="'resultados - jboss'.Y5:'resultados - jboss'.Y5" chart:class="chart:scatter">
            <chart:data-point chart:repeated="8"/>
          </chart:series>
          <chart:wall chart:style-name="ch13"/>
          <chart:floor chart:style-name="ch14"/>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Columna T</text:p>
              </table:table-cell>
              <table:table-cell office:value-type="string">
                <text:p>Rendimiento total</text:p>
                <draw:g>
                  <svg:desc>'resultados - jboss'.U5:'resultados - jboss'.U5</svg:desc>
                </draw:g>
              </table:table-cell>
              <table:table-cell office:value-type="string">
                <text:p>Media total datos clusterizados</text:p>
                <draw:g>
                  <svg:desc>'resultados - jboss'.V5:'resultados - jboss'.V5</svg:desc>
                </draw:g>
              </table:table-cell>
              <table:table-cell office:value-type="string">
                <text:p>Media total datos sin clusterizar</text:p>
                <draw:g>
                  <svg:desc>'resultados - jboss'.W5:'resultados - jboss'.W5</svg:desc>
                </draw:g>
              </table:table-cell>
              <table:table-cell office:value-type="string">
                <text:p>Desviación estándar total datos clusterizados</text:p>
                <draw:g>
                  <svg:desc>'resultados - jboss'.X5:'resultados - jboss'.X5</svg:desc>
                </draw:g>
              </table:table-cell>
              <table:table-cell office:value-type="string">
                <text:p>Desviación estándar total datos sin clusterizar</text:p>
                <draw:g>
                  <svg:desc>'resultados - jboss'.Y5:'resultados - jboss'.Y5</svg:desc>
                </draw:g>
              </table:table-cell>
            </table:table-row>
          </table:table-header-rows>
          <table:table-rows>
            <table:table-row>
              <table:table-cell office:value-type="string">
                <text:p>1</text:p>
              </table:table-cell>
              <table:table-cell office:value-type="float" office:value="300">
                <text:p>300</text:p>
                <draw:g>
                  <svg:desc>'resultados - jboss'.T6:'resultados - jboss'.T13</svg:desc>
                </draw:g>
              </table:table-cell>
              <table:table-cell office:value-type="float" office:value="41.0245234208987">
                <text:p>41.0245234208987</text:p>
                <draw:g>
                  <svg:desc>'resultados - jboss'.U6:'resultados - jboss'.U13</svg:desc>
                </draw:g>
              </table:table-cell>
              <table:table-cell office:value-type="float" office:value="5.33333333333333">
                <text:p>5.33333333333333</text:p>
                <draw:g>
                  <svg:desc>'resultados - jboss'.V6:'resultados - jboss'.V13</svg:desc>
                </draw:g>
              </table:table-cell>
              <table:table-cell office:value-type="float" office:value="14.0416666666667">
                <text:p>14.0416666666667</text:p>
                <draw:g>
                  <svg:desc>'resultados - jboss'.W6:'resultados - jboss'.W13</svg:desc>
                </draw:g>
              </table:table-cell>
              <table:table-cell office:value-type="float" office:value="3.99156361382129">
                <text:p>3.99156361382129</text:p>
                <draw:g>
                  <svg:desc>'resultados - jboss'.X6:'resultados - jboss'.X13</svg:desc>
                </draw:g>
              </table:table-cell>
              <table:table-cell office:value-type="float" office:value="8.772808607714">
                <text:p>8.772808607714</text:p>
                <draw:g>
                  <svg:desc>'resultados - jboss'.Y6:'resultados - jboss'.Y13</svg:desc>
                </draw:g>
              </table:table-cell>
            </table:table-row>
            <table:table-row>
              <table:table-cell office:value-type="string">
                <text:p>2</text:p>
              </table:table-cell>
              <table:table-cell office:value-type="float" office:value="600">
                <text:p>600</text:p>
              </table:table-cell>
              <table:table-cell office:value-type="float" office:value="78.5830351358787">
                <text:p>78.5830351358787</text:p>
              </table:table-cell>
              <table:table-cell office:value-type="float" office:value="4.33333333333333">
                <text:p>4.33333333333333</text:p>
              </table:table-cell>
              <table:table-cell office:value-type="float" office:value="14.2708333333333">
                <text:p>14.2708333333333</text:p>
              </table:table-cell>
              <table:table-cell office:value-type="float" office:value="4.32494245499421">
                <text:p>4.32494245499421</text:p>
              </table:table-cell>
              <table:table-cell office:value-type="float" office:value="8.3773017981663">
                <text:p>8.3773017981663</text:p>
              </table:table-cell>
            </table:table-row>
            <table:table-row>
              <table:table-cell office:value-type="string">
                <text:p>3</text:p>
              </table:table-cell>
              <table:table-cell office:value-type="float" office:value="900">
                <text:p>900</text:p>
              </table:table-cell>
              <table:table-cell office:value-type="float" office:value="120.325094063292">
                <text:p>120.325094063292</text:p>
              </table:table-cell>
              <table:table-cell office:value-type="float" office:value="5.33333333333333">
                <text:p>5.33333333333333</text:p>
              </table:table-cell>
              <table:table-cell office:value-type="float" office:value="19.4791666666667">
                <text:p>19.4791666666667</text:p>
              </table:table-cell>
              <table:table-cell office:value-type="float" office:value="9.21720828491973">
                <text:p>9.21720828491973</text:p>
              </table:table-cell>
              <table:table-cell office:value-type="float" office:value="19.4645768618874">
                <text:p>19.4645768618874</text:p>
              </table:table-cell>
            </table:table-row>
            <table:table-row>
              <table:table-cell office:value-type="string">
                <text:p>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Windows_x86 LibreOffice_project/7e68ba2-a744ebf-1f241b7-c506db1-7d53735</meta:generator>
  </office:meta>
</office:document-meta>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chart:data-label-number="value" chart:data-label-text="false" chart:data-label-symbol="fals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data-style-name="N4">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4">
      <style:chart-properties chart:symbol-type="named-symbol" chart:symbol-name="square" chart:symbol-width="0.25cm" chart:symbol-height="0.25cm"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9" style:family="chart" style:data-style-name="N4">
      <style:chart-properties chart:symbol-type="named-symbol" chart:symbol-name="diamond" chart:symbol-width="0.25cm" chart:symbol-height="0.25cm"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0" style:family="chart" style:data-style-name="N4">
      <style:chart-properties chart:symbol-type="named-symbol" chart:symbol-name="arrow-down" chart:symbol-width="0.25cm" chart:symbol-height="0.25cm"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22.543cm" svg:height="13.021cm" xlink:href=".." xlink:type="simple" chart:class="chart:scatter" chart:style-name="ch1">
        <chart:title svg:x="8.767cm" svg:y="0.396cm" chart:style-name="ch2">
          <text:p>NST - JBoss - Individual</text:p>
        </chart:title>
        <chart:legend chart:legend-position="end" svg:x="15.801cm" svg:y="5.514cm" style:legend-expansion="high" chart:style-name="ch3"/>
        <chart:plot-area chart:style-name="ch4" table:cell-range-address="'resultados - jboss'.N41:'resultados - jboss'.Q42 'resultados - jboss'.O40:'resultados - jboss'.Q40" chart:data-source-has-labels="row" svg:x="0.9cm" svg:y="1.955cm" svg:width="14.001cm" svg:height="10.386cm">
          <chartooo:coordinate-region svg:x="2.184cm" svg:y="2.154cm" svg:width="12.345cm" svg:height="9.54cm"/>
          <chart:axis chart:dimension="x" chart:name="primary-x" chart:style-name="ch5"/>
          <chart:axis chart:dimension="y" chart:name="primary-y" chart:style-name="ch6">
            <chart:grid chart:style-name="ch7" chart:class="major"/>
          </chart:axis>
          <chart:series chart:style-name="ch8" chart:values-cell-range-address="'resultados - jboss'.O41:'resultados - jboss'.O42" chart:label-cell-address="'resultados - jboss'.O40:'resultados - jboss'.O40" chart:class="chart:scatter">
            <chart:domain table:cell-range-address="'resultados - jboss'.N41:'resultados - jboss'.N42"/>
            <chart:data-point chart:repeated="2"/>
          </chart:series>
          <chart:series chart:style-name="ch9" chart:values-cell-range-address="'resultados - jboss'.P41:'resultados - jboss'.P42" chart:label-cell-address="'resultados - jboss'.P40:'resultados - jboss'.P40" chart:class="chart:scatter">
            <chart:data-point chart:repeated="2"/>
          </chart:series>
          <chart:series chart:style-name="ch10" chart:values-cell-range-address="'resultados - jboss'.Q41:'resultados - jboss'.Q42" chart:label-cell-address="'resultados - jboss'.Q40:'resultados - jboss'.Q40" chart:class="chart:scatter">
            <chart:data-point chart:repeated="2"/>
          </chart:series>
          <chart:wall chart:style-name="ch11"/>
          <chart:floor chart:style-name="ch12"/>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Columna N</text:p>
              </table:table-cell>
              <table:table-cell office:value-type="string">
                <text:p>Rendimiento total</text:p>
                <draw:g>
                  <svg:desc>'resultados - jboss'.O40:'resultados - jboss'.O40</svg:desc>
                </draw:g>
              </table:table-cell>
              <table:table-cell office:value-type="string">
                <text:p>Media total datos sin clusterizar</text:p>
                <draw:g>
                  <svg:desc>'resultados - jboss'.P40:'resultados - jboss'.P40</svg:desc>
                </draw:g>
              </table:table-cell>
              <table:table-cell office:value-type="string">
                <text:p>Desviación estándar total datos sin clusterizar</text:p>
                <draw:g>
                  <svg:desc>'resultados - jboss'.Q40:'resultados - jboss'.Q40</svg:desc>
                </draw:g>
              </table:table-cell>
            </table:table-row>
          </table:table-header-rows>
          <table:table-rows>
            <table:table-row>
              <table:table-cell office:value-type="string">
                <text:p>1</text:p>
              </table:table-cell>
              <table:table-cell office:value-type="float" office:value="900">
                <text:p>900</text:p>
                <draw:g>
                  <svg:desc>'resultados - jboss'.N41:'resultados - jboss'.N42</svg:desc>
                </draw:g>
              </table:table-cell>
              <table:table-cell office:value-type="float" office:value="95.5758907346457">
                <text:p>95.5758907346457</text:p>
                <draw:g>
                  <svg:desc>'resultados - jboss'.O41:'resultados - jboss'.O42</svg:desc>
                </draw:g>
              </table:table-cell>
              <table:table-cell office:value-type="float" office:value="12.3333333333333">
                <text:p>12.3333333333333</text:p>
                <draw:g>
                  <svg:desc>'resultados - jboss'.P41:'resultados - jboss'.P42</svg:desc>
                </draw:g>
              </table:table-cell>
              <table:table-cell office:value-type="float" office:value="17.1355207394869">
                <text:p>17.1355207394869</text:p>
                <draw:g>
                  <svg:desc>'resultados - jboss'.Q41:'resultados - jboss'.Q42</svg:desc>
                </draw:g>
              </table:table-cell>
            </table:table-row>
            <table:table-row>
              <table:table-cell office:value-type="string">
                <text:p>2</text:p>
              </table:table-cell>
              <table:table-cell office:value-type="float" office:value="2000">
                <text:p>2000</text:p>
              </table:table-cell>
              <table:table-cell office:value-type="float" office:value="209.880844645347">
                <text:p>209.880844645347</text:p>
              </table:table-cell>
              <table:table-cell office:value-type="float" office:value="85">
                <text:p>85</text:p>
              </table:table-cell>
              <table:table-cell office:value-type="float" office:value="503.739364040375">
                <text:p>503.739364040375</text:p>
              </table:table-cell>
            </table:table-row>
          </table:table-rows>
        </table:table>
      </chart:chart>
    </office:chart>
  </office:body>
</office:document-content>
</file>

<file path=Object 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